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805" calcext:value-type="float">
            <text:p>5805</text:p>
          </table:table-cell>
          <table:table-cell/>
        </table:table-row>
        <table:table-row table:style-name="ro1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2:.G2])&gt;0;[.B2];0)" office:value-type="float" office:value="69351" calcext:value-type="float">
            <text:p>69351</text:p>
          </table:table-cell>
          <table:table-cell table:style-name="ce3" table:formula="of:=[.C2]/[.C$410]" office:value-type="float" office:value="2.62696547145944" calcext:value-type="float">
            <text:p>2.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5.5587259626436" calcext:value-type="float">
            <text:p>35.56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107.402247401986" calcext:value-type="float">
            <text:p>107.40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2]+[.N2]" office:value-type="float" office:value="43" calcext:value-type="float">
            <text:p>43</text:p>
          </table:table-cell>
          <table:table-cell table:style-name="ce3" table:formula="of:=[.O2]/[.O$410]" office:value-type="float" office:value="0.0581382701894973" calcext:value-type="float">
            <text:p>0.06</text:p>
          </table:table-cell>
          <table:table-cell table:formula="of:=[.D2]+[.H2]+[.L2]+[.P2]" office:value-type="float" office:value="145.646077106278" calcext:value-type="float">
            <text:p>145.65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3:.G3])&gt;0;[.B3];0)" office:value-type="float" office:value="69351" calcext:value-type="float">
            <text:p>69351</text:p>
          </table:table-cell>
          <table:table-cell table:style-name="ce3" table:formula="of:=[.C3]/[.C$410]" office:value-type="float" office:value="2.62696547145944" calcext:value-type="float">
            <text:p>2.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5.5587259626436" calcext:value-type="float">
            <text:p>35.56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107.402247401986" calcext:value-type="float">
            <text:p>107.40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3]+[.N3]" office:value-type="float" office:value="40" calcext:value-type="float">
            <text:p>40</text:p>
          </table:table-cell>
          <table:table-cell table:style-name="ce3" table:formula="of:=[.O3]/[.O$410]" office:value-type="float" office:value="0.0540821118041835" calcext:value-type="float">
            <text:p>0.05</text:p>
          </table:table-cell>
          <table:table-cell table:formula="of:=[.D3]+[.H3]+[.L3]+[.P3]" office:value-type="float" office:value="145.642020947893" calcext:value-type="float">
            <text:p>145.64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4:.G4])&gt;0;[.B4];0)" office:value-type="float" office:value="69524" calcext:value-type="float">
            <text:p>69524</text:p>
          </table:table-cell>
          <table:table-cell table:style-name="ce3" table:formula="of:=[.C4]/[.C$410]" office:value-type="float" office:value="2.63351858571248" calcext:value-type="float">
            <text:p>2.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5.5587259626436" calcext:value-type="float">
            <text:p>35.56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107.402247401986" calcext:value-type="float">
            <text:p>107.40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4]+[.N4]" office:value-type="float" office:value="31" calcext:value-type="float">
            <text:p>31</text:p>
          </table:table-cell>
          <table:table-cell table:style-name="ce3" table:formula="of:=[.O4]/[.O$410]" office:value-type="float" office:value="0.0419136366482422" calcext:value-type="float">
            <text:p>0.04</text:p>
          </table:table-cell>
          <table:table-cell table:formula="of:=[.D4]+[.H4]+[.L4]+[.P4]" office:value-type="float" office:value="145.63640558699" calcext:value-type="float">
            <text:p>145.64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5:.G5])&gt;0;[.B5];0)" office:value-type="float" office:value="58249" calcext:value-type="float">
            <text:p>58249</text:p>
          </table:table-cell>
          <table:table-cell table:style-name="ce3" table:formula="of:=[.C5]/[.C$410]" office:value-type="float" office:value="2.2064297810708" calcext:value-type="float">
            <text:p>2.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5.5587259626436" calcext:value-type="float">
            <text:p>35.56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107.402247401986" calcext:value-type="float">
            <text:p>107.40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5]+[.N5]" office:value-type="float" office:value="183" calcext:value-type="float">
            <text:p>183</text:p>
          </table:table-cell>
          <table:table-cell table:style-name="ce3" table:formula="of:=[.O5]/[.O$410]" office:value-type="float" office:value="0.24742566150414" calcext:value-type="float">
            <text:p>0.25</text:p>
          </table:table-cell>
          <table:table-cell table:formula="of:=[.D5]+[.H5]+[.L5]+[.P5]" office:value-type="float" office:value="145.414828807204" calcext:value-type="float">
            <text:p>145.41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6:.G6])&gt;0;[.B6];0)" office:value-type="float" office:value="43872" calcext:value-type="float">
            <text:p>43872</text:p>
          </table:table-cell>
          <table:table-cell table:style-name="ce3" table:formula="of:=[.C6]/[.C$410]" office:value-type="float" office:value="1.66183947115209" calcext:value-type="float">
            <text:p>1.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5.5587259626436" calcext:value-type="float">
            <text:p>35.56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107.402247401986" calcext:value-type="float">
            <text:p>107.40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6]+[.N6]" office:value-type="float" office:value="383" calcext:value-type="float">
            <text:p>383</text:p>
          </table:table-cell>
          <table:table-cell table:style-name="ce3" table:formula="of:=[.O6]/[.O$410]" office:value-type="float" office:value="0.517836220525057" calcext:value-type="float">
            <text:p>0.52</text:p>
          </table:table-cell>
          <table:table-cell table:formula="of:=[.D6]+[.H6]+[.L6]+[.P6]" office:value-type="float" office:value="145.140649056307" calcext:value-type="float">
            <text:p>145.14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7:.G7])&gt;0;[.B7];0)" office:value-type="float" office:value="50260" calcext:value-type="float">
            <text:p>50260</text:p>
          </table:table-cell>
          <table:table-cell table:style-name="ce3" table:formula="of:=[.C7]/[.C$410]" office:value-type="float" office:value="1.90381226796371" calcext:value-type="float">
            <text:p>1.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5.5587259626436" calcext:value-type="float">
            <text:p>35.56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107.402247401986" calcext:value-type="float">
            <text:p>107.40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7]+[.N7]" office:value-type="float" office:value="63" calcext:value-type="float">
            <text:p>63</text:p>
          </table:table-cell>
          <table:table-cell table:style-name="ce3" table:formula="of:=[.O7]/[.O$410]" office:value-type="float" office:value="0.0851793260915891" calcext:value-type="float">
            <text:p>0.09</text:p>
          </table:table-cell>
          <table:table-cell table:formula="of:=[.D7]+[.H7]+[.L7]+[.P7]" office:value-type="float" office:value="144.949964958685" calcext:value-type="float">
            <text:p>144.95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8:.G8])&gt;0;[.B8];0)" office:value-type="float" office:value="37763" calcext:value-type="float">
            <text:p>37763</text:p>
          </table:table-cell>
          <table:table-cell table:style-name="ce3" table:formula="of:=[.C8]/[.C$410]" office:value-type="float" office:value="1.43043499154623" calcext:value-type="float">
            <text:p>1.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5.5587259626436" calcext:value-type="float">
            <text:p>35.56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107.402247401986" calcext:value-type="float">
            <text:p>107.40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8]+[.N8]" office:value-type="float" office:value="15" calcext:value-type="float">
            <text:p>15</text:p>
          </table:table-cell>
          <table:table-cell table:style-name="ce3" table:formula="of:=[.O8]/[.O$410]" office:value-type="float" office:value="0.0202807919265688" calcext:value-type="float">
            <text:p>0.02</text:p>
          </table:table-cell>
          <table:table-cell table:formula="of:=[.D8]+[.H8]+[.L8]+[.P8]" office:value-type="float" office:value="144.411689148102" calcext:value-type="float">
            <text:p>144.41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9:.G9])&gt;0;[.B9];0)" office:value-type="float" office:value="18071" calcext:value-type="float">
            <text:p>18071</text:p>
          </table:table-cell>
          <table:table-cell table:style-name="ce3" table:formula="of:=[.C9]/[.C$410]" office:value-type="float" office:value="0.684516344893996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5.5587259626436" calcext:value-type="float">
            <text:p>35.56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107.402247401986" calcext:value-type="float">
            <text:p>107.40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9]+[.N9]" office:value-type="float" office:value="20" calcext:value-type="float">
            <text:p>20</text:p>
          </table:table-cell>
          <table:table-cell table:style-name="ce3" table:formula="of:=[.O9]/[.O$410]" office:value-type="float" office:value="0.0270410559020918" calcext:value-type="float">
            <text:p>0.03</text:p>
          </table:table-cell>
          <table:table-cell table:formula="of:=[.D9]+[.H9]+[.L9]+[.P9]" office:value-type="float" office:value="143.672530765426" calcext:value-type="float">
            <text:p>143.67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0:.G10])&gt;0;[.B10];0)" office:value-type="float" office:value="16956" calcext:value-type="float">
            <text:p>16956</text:p>
          </table:table-cell>
          <table:table-cell table:style-name="ce3" table:formula="of:=[.C10]/[.C$410]" office:value-type="float" office:value="0.642280955344065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5.5587259626436" calcext:value-type="float">
            <text:p>35.56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107.402247401986" calcext:value-type="float">
            <text:p>107.40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0]+[.N10]" office:value-type="float" office:value="12" calcext:value-type="float">
            <text:p>12</text:p>
          </table:table-cell>
          <table:table-cell table:style-name="ce3" table:formula="of:=[.O10]/[.O$410]" office:value-type="float" office:value="0.0162246335412551" calcext:value-type="float">
            <text:p>0.02</text:p>
          </table:table-cell>
          <table:table-cell table:formula="of:=[.D10]+[.H10]+[.L10]+[.P10]" office:value-type="float" office:value="143.619478953515" calcext:value-type="float">
            <text:p>143.62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1:.G11])&gt;0;[.B11];0)" office:value-type="float" office:value="728732" calcext:value-type="float">
            <text:p>728732</text:p>
          </table:table-cell>
          <table:table-cell table:style-name="ce3" table:formula="of:=[.C11]/[.C$410]" office:value-type="float" office:value="27.6038384730945" calcext:value-type="float">
            <text:p>27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]*[.S$15]+[.F11]*[.S$19]+[.G11]*[.S$21]" office:value-type="float" office:value="1.77036472057628" calcext:value-type="float">
            <text:p>1.77</text:p>
          </table:table-cell>
          <table:table-cell table:style-name="ce1" table:formula="of:=IF([.E11]&gt;0;1;0)" office:value-type="float" office:value="0" calcext:value-type="float">
            <text:p>0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1" calcext:value-type="float">
            <text:p>1</text:p>
          </table:table-cell>
          <table:table-cell table:style-name="ce3" table:formula="of:=[.I11]*[.I$411]+[.J11]*[.J$411]+[.K11]*[.K$411]" office:value-type="float" office:value="0.187257538164919" calcext:value-type="float">
            <text:p>0.19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1]+[.N11]" office:value-type="float" office:value="82" calcext:value-type="float">
            <text:p>82</text:p>
          </table:table-cell>
          <table:table-cell table:style-name="ce3" table:formula="of:=[.O11]/[.O$410]" office:value-type="float" office:value="0.110868329198576" calcext:value-type="float">
            <text:p>0.11</text:p>
          </table:table-cell>
          <table:table-cell table:formula="of:=[.D11]+[.H11]+[.L11]+[.P11]" office:value-type="float" office:value="29.6723290610343" calcext:value-type="float">
            <text:p>29.67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2:.G12])&gt;0;[.B12];0)" office:value-type="float" office:value="77977" calcext:value-type="float">
            <text:p>77977</text:p>
          </table:table-cell>
          <table:table-cell table:style-name="ce3" table:formula="of:=[.C12]/[.C$410]" office:value-type="float" office:value="2.95371208155604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]*[.S$15]+[.F12]*[.S$19]+[.G12]*[.S$21]" office:value-type="float" office:value="1.77036472057628" calcext:value-type="float">
            <text:p>1.77</text:p>
          </table:table-cell>
          <table:table-cell table:style-name="ce1" table:formula="of:=IF([.E12]&gt;0;1;0)" office:value-type="float" office:value="0" calcext:value-type="float">
            <text:p>0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1" calcext:value-type="float">
            <text:p>1</text:p>
          </table:table-cell>
          <table:table-cell table:style-name="ce3" table:formula="of:=[.I12]*[.I$411]+[.J12]*[.J$411]+[.K12]*[.K$411]" office:value-type="float" office:value="0.187257538164919" calcext:value-type="float">
            <text:p>0.19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610" calcext:value-type="float">
            <text:p>11610</text:p>
          </table:table-cell>
          <table:table-cell table:formula="of:=[.M12]+[.N12]" office:value-type="float" office:value="15612" calcext:value-type="float">
            <text:p>15612</text:p>
          </table:table-cell>
          <table:table-cell table:style-name="ce3" table:formula="of:=[.O12]/[.O$410]" office:value-type="float" office:value="21.1082482371728" calcext:value-type="float">
            <text:p>21.11</text:p>
          </table:table-cell>
          <table:table-cell table:formula="of:=[.D12]+[.H12]+[.L12]+[.P12]" office:value-type="float" office:value="26.0195825774701" calcext:value-type="float">
            <text:p>26.02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3:.G13])&gt;0;[.B13];0)" office:value-type="float" office:value="135224" calcext:value-type="float">
            <text:p>135224</text:p>
          </table:table-cell>
          <table:table-cell table:style-name="ce3" table:formula="of:=[.C13]/[.C$410]" office:value-type="float" office:value="5.1221868309416" calcext:value-type="float">
            <text:p>5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]*[.S$15]+[.F13]*[.S$19]+[.G13]*[.S$21]" office:value-type="float" office:value="1.77036472057628" calcext:value-type="float">
            <text:p>1.77</text:p>
          </table:table-cell>
          <table:table-cell table:style-name="ce1" table:formula="of:=IF([.E13]&gt;0;1;0)" office:value-type="float" office:value="0" calcext:value-type="float">
            <text:p>0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1" calcext:value-type="float">
            <text:p>1</text:p>
          </table:table-cell>
          <table:table-cell table:style-name="ce3" table:formula="of:=[.I13]*[.I$411]+[.J13]*[.J$411]+[.K13]*[.K$411]" office:value-type="float" office:value="0.187257538164919" calcext:value-type="float">
            <text:p>0.19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3]+[.N13]" office:value-type="float" office:value="12616" calcext:value-type="float">
            <text:p>12616</text:p>
          </table:table-cell>
          <table:table-cell table:style-name="ce3" table:formula="of:=[.O13]/[.O$410]" office:value-type="float" office:value="17.0574980630395" calcext:value-type="float">
            <text:p>17.06</text:p>
          </table:table-cell>
          <table:table-cell table:formula="of:=[.D13]+[.H13]+[.L13]+[.P13]" office:value-type="float" office:value="24.1373071527223" calcext:value-type="float">
            <text:p>24.14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14:.G14])&gt;0;[.B14];0)" office:value-type="float" office:value="136802" calcext:value-type="float">
            <text:p>136802</text:p>
          </table:table-cell>
          <table:table-cell table:style-name="ce3" table:formula="of:=[.C14]/[.C$410]" office:value-type="float" office:value="5.18196032395487" calcext:value-type="float">
            <text:p>5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]*[.S$15]+[.F14]*[.S$19]+[.G14]*[.S$21]" office:value-type="float" office:value="1.77036472057628" calcext:value-type="float">
            <text:p>1.77</text:p>
          </table:table-cell>
          <table:table-cell table:style-name="ce1" table:formula="of:=IF([.E14]&gt;0;1;0)" office:value-type="float" office:value="0" calcext:value-type="float">
            <text:p>0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1" calcext:value-type="float">
            <text:p>1</text:p>
          </table:table-cell>
          <table:table-cell table:style-name="ce3" table:formula="of:=[.I14]*[.I$411]+[.J14]*[.J$411]+[.K14]*[.K$411]" office:value-type="float" office:value="0.187257538164919" calcext:value-type="float">
            <text:p>0.19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610" calcext:value-type="float">
            <text:p>11610</text:p>
          </table:table-cell>
          <table:table-cell table:formula="of:=[.M14]+[.N14]" office:value-type="float" office:value="11812" calcext:value-type="float">
            <text:p>11812</text:p>
          </table:table-cell>
          <table:table-cell table:style-name="ce3" table:formula="of:=[.O14]/[.O$410]" office:value-type="float" office:value="15.9704476157754" calcext:value-type="float">
            <text:p>15.97</text:p>
          </table:table-cell>
          <table:table-cell table:formula="of:=[.D14]+[.H14]+[.L14]+[.P14]" office:value-type="float" office:value="23.1100301984715" calcext:value-type="float">
            <text:p>23.11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5:.G15])&gt;0;[.B15];0)" office:value-type="float" office:value="533385" calcext:value-type="float">
            <text:p>533385</text:p>
          </table:table-cell>
          <table:table-cell table:style-name="ce3" table:formula="of:=[.C15]/[.C$410]" office:value-type="float" office:value="20.2042361032197" calcext:value-type="float">
            <text:p>20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77036472057628" calcext:value-type="float">
            <text:p>1.77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187257538164919" calcext:value-type="float">
            <text:p>0.19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5]+[.N15]" office:value-type="float" office:value="651" calcext:value-type="float">
            <text:p>651</text:p>
          </table:table-cell>
          <table:table-cell table:style-name="ce3" table:formula="of:=[.O15]/[.O$410]" office:value-type="float" office:value="0.880186369613087" calcext:value-type="float">
            <text:p>0.88</text:p>
          </table:table-cell>
          <table:table-cell table:formula="of:=[.D15]+[.H15]+[.L15]+[.P15]" office:value-type="float" office:value="23.042044731574" calcext:value-type="float">
            <text:p>23.04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5.5587259626436" calcext:value-type="float">
            <text:p>35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16:.G16])&gt;0;[.B16];0)" office:value-type="float" office:value="318957" calcext:value-type="float">
            <text:p>318957</text:p>
          </table:table-cell>
          <table:table-cell table:style-name="ce3" table:formula="of:=[.C16]/[.C$410]" office:value-type="float" office:value="12.0818593225806" calcext:value-type="float">
            <text:p>12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6.58271497026374" calcext:value-type="float">
            <text:p>6.58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1" calcext:value-type="float">
            <text:p>1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1.8861902933801" calcext:value-type="float">
            <text:p>1.89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16]+[.N16]" office:value-type="float" office:value="797" calcext:value-type="float">
            <text:p>797</text:p>
          </table:table-cell>
          <table:table-cell table:style-name="ce3" table:formula="of:=[.O16]/[.O$410]" office:value-type="float" office:value="1.07758607769836" calcext:value-type="float">
            <text:p>1.08</text:p>
          </table:table-cell>
          <table:table-cell table:formula="of:=[.D16]+[.H16]+[.L16]+[.P16]" office:value-type="float" office:value="21.6283506639228" calcext:value-type="float">
            <text:p>21.63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17:.G17])&gt;0;[.B17];0)" office:value-type="float" office:value="80292" calcext:value-type="float">
            <text:p>80292</text:p>
          </table:table-cell>
          <table:table-cell table:style-name="ce3" table:formula="of:=[.C17]/[.C$410]" office:value-type="float" office:value="3.04140259887271" calcext:value-type="float">
            <text:p>3.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7]*[.S$15]+[.F17]*[.S$19]+[.G17]*[.S$21]" office:value-type="float" office:value="6.58271497026374" calcext:value-type="float">
            <text:p>6.58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1" calcext:value-type="float">
            <text:p>1</text:p>
          </table:table-cell>
          <table:table-cell table:style-name="ce1" table:formula="of:=IF([.G17]&gt;0;1;0)" office:value-type="float" office:value="1" calcext:value-type="float">
            <text:p>1</text:p>
          </table:table-cell>
          <table:table-cell table:style-name="ce3" table:formula="of:=[.I17]*[.I$411]+[.J17]*[.J$411]+[.K17]*[.K$411]" office:value-type="float" office:value="1.8861902933801" calcext:value-type="float">
            <text:p>1.89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17]+[.N17]" office:value-type="float" office:value="6787" calcext:value-type="float">
            <text:p>6787</text:p>
          </table:table-cell>
          <table:table-cell table:style-name="ce3" table:formula="of:=[.O17]/[.O$410]" office:value-type="float" office:value="9.17638232037484" calcext:value-type="float">
            <text:p>9.18</text:p>
          </table:table-cell>
          <table:table-cell table:formula="of:=[.D17]+[.H17]+[.L17]+[.P17]" office:value-type="float" office:value="20.6866901828914" calcext:value-type="float">
            <text:p>20.69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18:.G18])&gt;0;[.B18];0)" office:value-type="float" office:value="78849" calcext:value-type="float">
            <text:p>78849</text:p>
          </table:table-cell>
          <table:table-cell table:style-name="ce3" table:formula="of:=[.C18]/[.C$410]" office:value-type="float" office:value="2.9867428077332" calcext:value-type="float">
            <text:p>2.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8]*[.S$15]+[.F18]*[.S$19]+[.G18]*[.S$21]" office:value-type="float" office:value="6.58271497026374" calcext:value-type="float">
            <text:p>6.58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1" calcext:value-type="float">
            <text:p>1</text:p>
          </table:table-cell>
          <table:table-cell table:style-name="ce1" table:formula="of:=IF([.G18]&gt;0;1;0)" office:value-type="float" office:value="1" calcext:value-type="float">
            <text:p>1</text:p>
          </table:table-cell>
          <table:table-cell table:style-name="ce3" table:formula="of:=[.I18]*[.I$411]+[.J18]*[.J$411]+[.K18]*[.K$411]" office:value-type="float" office:value="1.8861902933801" calcext:value-type="float">
            <text:p>1.89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8]+[.N18]" office:value-type="float" office:value="5948" calcext:value-type="float">
            <text:p>5948</text:p>
          </table:table-cell>
          <table:table-cell table:style-name="ce3" table:formula="of:=[.O18]/[.O$410]" office:value-type="float" office:value="8.04201002528209" calcext:value-type="float">
            <text:p>8.04</text:p>
          </table:table-cell>
          <table:table-cell table:formula="of:=[.D18]+[.H18]+[.L18]+[.P18]" office:value-type="float" office:value="19.4976580966591" calcext:value-type="float">
            <text:p>19.50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19:.G19])&gt;0;[.B19];0)" office:value-type="float" office:value="66128" calcext:value-type="float">
            <text:p>66128</text:p>
          </table:table-cell>
          <table:table-cell table:style-name="ce3" table:formula="of:=[.C19]/[.C$410]" office:value-type="float" office:value="2.5048805741326" calcext:value-type="float">
            <text:p>2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]*[.S$15]+[.F19]*[.S$19]+[.G19]*[.S$21]" office:value-type="float" office:value="1.77036472057628" calcext:value-type="float">
            <text:p>1.77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0" calcext:value-type="float">
            <text:p>0</text:p>
          </table:table-cell>
          <table:table-cell table:style-name="ce1" table:formula="of:=IF([.G19]&gt;0;1;0)" office:value-type="float" office:value="1" calcext:value-type="float">
            <text:p>1</text:p>
          </table:table-cell>
          <table:table-cell table:style-name="ce3" table:formula="of:=[.I19]*[.I$411]+[.J19]*[.J$411]+[.K19]*[.K$411]" office:value-type="float" office:value="0.187257538164919" calcext:value-type="float">
            <text:p>0.19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9]+[.N19]" office:value-type="float" office:value="10547" calcext:value-type="float">
            <text:p>10547</text:p>
          </table:table-cell>
          <table:table-cell table:style-name="ce3" table:formula="of:=[.O19]/[.O$410]" office:value-type="float" office:value="14.2601008299681" calcext:value-type="float">
            <text:p>14.26</text:p>
          </table:table-cell>
          <table:table-cell table:formula="of:=[.D19]+[.H19]+[.L19]+[.P19]" office:value-type="float" office:value="18.7226036628419" calcext:value-type="float">
            <text:p>18.72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81235024968747" calcext:value-type="float">
            <text:p>4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20:.G20])&gt;0;[.B20];0)" office:value-type="float" office:value="29347" calcext:value-type="float">
            <text:p>29347</text:p>
          </table:table-cell>
          <table:table-cell table:style-name="ce3" table:formula="of:=[.C20]/[.C$410]" office:value-type="float" office:value="1.11164302880882" calcext:value-type="float">
            <text:p>1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]*[.S$15]+[.F20]*[.S$19]+[.G20]*[.S$21]" office:value-type="float" office:value="1.77036472057628" calcext:value-type="float">
            <text:p>1.77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0" calcext:value-type="float">
            <text:p>0</text:p>
          </table:table-cell>
          <table:table-cell table:style-name="ce1" table:formula="of:=IF([.G20]&gt;0;1;0)" office:value-type="float" office:value="1" calcext:value-type="float">
            <text:p>1</text:p>
          </table:table-cell>
          <table:table-cell table:style-name="ce3" table:formula="of:=[.I20]*[.I$411]+[.J20]*[.J$411]+[.K20]*[.K$411]" office:value-type="float" office:value="0.187257538164919" calcext:value-type="float">
            <text:p>0.19</text:p>
          </table:table-cell>
          <table:table-cell table:style-name="ce7" office:value-type="float" office:value="5517" calcext:value-type="float">
            <text:p>5517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20]+[.N20]" office:value-type="float" office:value="11322" calcext:value-type="float">
            <text:p>11322</text:p>
          </table:table-cell>
          <table:table-cell table:style-name="ce3" table:formula="of:=[.O20]/[.O$410]" office:value-type="float" office:value="15.3079417461741" calcext:value-type="float">
            <text:p>15.31</text:p>
          </table:table-cell>
          <table:table-cell table:formula="of:=[.D20]+[.H20]+[.L20]+[.P20]" office:value-type="float" office:value="18.3772070337242" calcext:value-type="float">
            <text:p>18.38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1:.G21])&gt;0;[.B21];0)" office:value-type="float" office:value="392741" calcext:value-type="float">
            <text:p>392741</text:p>
          </table:table-cell>
          <table:table-cell table:style-name="ce3" table:formula="of:=[.C21]/[.C$410]" office:value-type="float" office:value="14.876743611865" calcext:value-type="float">
            <text:p>14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1.77036472057628" calcext:value-type="float">
            <text:p>1.77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0" calcext:value-type="float">
            <text:p>0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0.187257538164919" calcext:value-type="float">
            <text:p>0.19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1]+[.N21]" office:value-type="float" office:value="1059" calcext:value-type="float">
            <text:p>1059</text:p>
          </table:table-cell>
          <table:table-cell table:style-name="ce3" table:formula="of:=[.O21]/[.O$410]" office:value-type="float" office:value="1.43182391001576" calcext:value-type="float">
            <text:p>1.43</text:p>
          </table:table-cell>
          <table:table-cell table:formula="of:=[.D21]+[.H21]+[.L21]+[.P21]" office:value-type="float" office:value="18.266189780622" calcext:value-type="float">
            <text:p>18.27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77036472057628" calcext:value-type="float">
            <text:p>1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2:.G22])&gt;0;[.B22];0)" office:value-type="float" office:value="112999" calcext:value-type="float">
            <text:p>112999</text:p>
          </table:table-cell>
          <table:table-cell table:style-name="ce3" table:formula="of:=[.C22]/[.C$410]" office:value-type="float" office:value="4.2803199854284" calcext:value-type="float">
            <text:p>4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1.77036472057628" calcext:value-type="float">
            <text:p>1.77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0" calcext:value-type="float">
            <text:p>0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0.187257538164919" calcext:value-type="float">
            <text:p>0.19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2]+[.N22]" office:value-type="float" office:value="8799" calcext:value-type="float">
            <text:p>8799</text:p>
          </table:table-cell>
          <table:table-cell table:style-name="ce3" table:formula="of:=[.O22]/[.O$410]" office:value-type="float" office:value="11.8967125441253" calcext:value-type="float">
            <text:p>11.90</text:p>
          </table:table-cell>
          <table:table-cell table:formula="of:=[.D22]+[.H22]+[.L22]+[.P22]" office:value-type="float" office:value="18.1346547882949" calcext:value-type="float">
            <text:p>18.13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3:.G23])&gt;0;[.B23];0)" office:value-type="float" office:value="223065" calcext:value-type="float">
            <text:p>223065</text:p>
          </table:table-cell>
          <table:table-cell table:style-name="ce3" table:formula="of:=[.C23]/[.C$410]" office:value-type="float" office:value="8.44954006274026" calcext:value-type="float">
            <text:p>8.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6.58271497026374" calcext:value-type="float">
            <text:p>6.58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1" calcext:value-type="float">
            <text:p>1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1.8861902933801" calcext:value-type="float">
            <text:p>1.89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3]+[.N23]" office:value-type="float" office:value="811" calcext:value-type="float">
            <text:p>811</text:p>
          </table:table-cell>
          <table:table-cell table:style-name="ce3" table:formula="of:=[.O23]/[.O$410]" office:value-type="float" office:value="1.09651481682982" calcext:value-type="float">
            <text:p>1.10</text:p>
          </table:table-cell>
          <table:table-cell table:formula="of:=[.D23]+[.H23]+[.L23]+[.P23]" office:value-type="float" office:value="18.0149601432139" calcext:value-type="float">
            <text:p>18.01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4:.G24])&gt;0;[.B24];0)" office:value-type="float" office:value="368265" calcext:value-type="float">
            <text:p>368265</text:p>
          </table:table-cell>
          <table:table-cell table:style-name="ce3" table:formula="of:=[.C24]/[.C$410]" office:value-type="float" office:value="13.949610522516" calcext:value-type="float">
            <text:p>13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1.77036472057628" calcext:value-type="float">
            <text:p>1.77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0" calcext:value-type="float">
            <text:p>0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0.187257538164919" calcext:value-type="float">
            <text:p>0.19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4]+[.N24]" office:value-type="float" office:value="1356" calcext:value-type="float">
            <text:p>1356</text:p>
          </table:table-cell>
          <table:table-cell table:style-name="ce3" table:formula="of:=[.O24]/[.O$410]" office:value-type="float" office:value="1.83338359016182" calcext:value-type="float">
            <text:p>1.83</text:p>
          </table:table-cell>
          <table:table-cell table:formula="of:=[.D24]+[.H24]+[.L24]+[.P24]" office:value-type="float" office:value="17.7406163714191" calcext:value-type="float">
            <text:p>17.74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25:.G25])&gt;0;[.B25];0)" office:value-type="float" office:value="174301" calcext:value-type="float">
            <text:p>174301</text:p>
          </table:table-cell>
          <table:table-cell table:style-name="ce3" table:formula="of:=[.C25]/[.C$410]" office:value-type="float" office:value="6.60239518739242" calcext:value-type="float">
            <text:p>6.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6.58271497026374" calcext:value-type="float">
            <text:p>6.58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1" calcext:value-type="float">
            <text:p>1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1.8861902933801" calcext:value-type="float">
            <text:p>1.89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25]+[.N25]" office:value-type="float" office:value="1355" calcext:value-type="float">
            <text:p>1355</text:p>
          </table:table-cell>
          <table:table-cell table:style-name="ce3" table:formula="of:=[.O25]/[.O$410]" office:value-type="float" office:value="1.83203153736672" calcext:value-type="float">
            <text:p>1.83</text:p>
          </table:table-cell>
          <table:table-cell table:formula="of:=[.D25]+[.H25]+[.L25]+[.P25]" office:value-type="float" office:value="16.903331988403" calcext:value-type="float">
            <text:p>16.90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2.1414409329074" calcext:value-type="float">
            <text:p>42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26:.G26])&gt;0;[.B26];0)" office:value-type="float" office:value="178637" calcext:value-type="float">
            <text:p>178637</text:p>
          </table:table-cell>
          <table:table-cell table:style-name="ce3" table:formula="of:=[.C26]/[.C$410]" office:value-type="float" office:value="6.76663971572291" calcext:value-type="float">
            <text:p>6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1.77036472057628" calcext:value-type="float">
            <text:p>1.77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0" calcext:value-type="float">
            <text:p>0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0.187257538164919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26]+[.N26]" office:value-type="float" office:value="5855" calcext:value-type="float">
            <text:p>5855</text:p>
          </table:table-cell>
          <table:table-cell table:style-name="ce3" table:formula="of:=[.O26]/[.O$410]" office:value-type="float" office:value="7.91626911533736" calcext:value-type="float">
            <text:p>7.92</text:p>
          </table:table-cell>
          <table:table-cell table:formula="of:=[.D26]+[.H26]+[.L26]+[.P26]" office:value-type="float" office:value="16.6405310898015" calcext:value-type="float">
            <text:p>16.64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27:.G27])&gt;0;[.B27];0)" office:value-type="float" office:value="333475" calcext:value-type="float">
            <text:p>333475</text:p>
          </table:table-cell>
          <table:table-cell table:style-name="ce3" table:formula="of:=[.C27]/[.C$410]" office:value-type="float" office:value="12.6317906100119" calcext:value-type="float">
            <text:p>12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1.77036472057628" calcext:value-type="float">
            <text:p>1.77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0" calcext:value-type="float">
            <text:p>0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0.187257538164919" calcext:value-type="float">
            <text:p>0.19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27]+[.N27]" office:value-type="float" office:value="1415" calcext:value-type="float">
            <text:p>1415</text:p>
          </table:table-cell>
          <table:table-cell table:style-name="ce3" table:formula="of:=[.O27]/[.O$410]" office:value-type="float" office:value="1.91315470507299" calcext:value-type="float">
            <text:p>1.91</text:p>
          </table:table-cell>
          <table:table-cell table:formula="of:=[.D27]+[.H27]+[.L27]+[.P27]" office:value-type="float" office:value="16.5025675738261" calcext:value-type="float">
            <text:p>16.50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28:.G28])&gt;0;[.B28];0)" office:value-type="float" office:value="135888" calcext:value-type="float">
            <text:p>135888</text:p>
          </table:table-cell>
          <table:table-cell table:style-name="ce3" table:formula="of:=[.C28]/[.C$410]" office:value-type="float" office:value="5.14733866830587" calcext:value-type="float">
            <text:p>5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1.77036472057628" calcext:value-type="float">
            <text:p>1.77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0" calcext:value-type="float">
            <text:p>0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0.187257538164919" calcext:value-type="float">
            <text:p>0.19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28]+[.N28]" office:value-type="float" office:value="6919" calcext:value-type="float">
            <text:p>6919</text:p>
          </table:table-cell>
          <table:table-cell table:style-name="ce3" table:formula="of:=[.O28]/[.O$410]" office:value-type="float" office:value="9.35485328932865" calcext:value-type="float">
            <text:p>9.35</text:p>
          </table:table-cell>
          <table:table-cell table:formula="of:=[.D28]+[.H28]+[.L28]+[.P28]" office:value-type="float" office:value="16.4598142163757" calcext:value-type="float">
            <text:p>16.46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29:.G29])&gt;0;[.B29];0)" office:value-type="float" office:value="180740" calcext:value-type="float">
            <text:p>180740</text:p>
          </table:table-cell>
          <table:table-cell table:style-name="ce3" table:formula="of:=[.C29]/[.C$410]" office:value-type="float" office:value="6.84629982713413" calcext:value-type="float">
            <text:p>6.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6.58271497026374" calcext:value-type="float">
            <text:p>6.58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1" calcext:value-type="float">
            <text:p>1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1.8861902933801" calcext:value-type="float">
            <text:p>1.89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29]+[.N29]" office:value-type="float" office:value="832" calcext:value-type="float">
            <text:p>832</text:p>
          </table:table-cell>
          <table:table-cell table:style-name="ce3" table:formula="of:=[.O29]/[.O$410]" office:value-type="float" office:value="1.12490792552702" calcext:value-type="float">
            <text:p>1.12</text:p>
          </table:table-cell>
          <table:table-cell table:formula="of:=[.D29]+[.H29]+[.L29]+[.P29]" office:value-type="float" office:value="16.440113016305" calcext:value-type="float">
            <text:p>16.44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0:.G30])&gt;0;[.B30];0)" office:value-type="float" office:value="173518" calcext:value-type="float">
            <text:p>173518</text:p>
          </table:table-cell>
          <table:table-cell table:style-name="ce3" table:formula="of:=[.C30]/[.C$410]" office:value-type="float" office:value="6.57273571652462" calcext:value-type="float">
            <text:p>6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6.58271497026374" calcext:value-type="float">
            <text:p>6.58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1" calcext:value-type="float">
            <text:p>1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1.8861902933801" calcext:value-type="float">
            <text:p>1.89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0]+[.N30]" office:value-type="float" office:value="846" calcext:value-type="float">
            <text:p>846</text:p>
          </table:table-cell>
          <table:table-cell table:style-name="ce3" table:formula="of:=[.O30]/[.O$410]" office:value-type="float" office:value="1.14383666465848" calcext:value-type="float">
            <text:p>1.14</text:p>
          </table:table-cell>
          <table:table-cell table:formula="of:=[.D30]+[.H30]+[.L30]+[.P30]" office:value-type="float" office:value="16.1854776448269" calcext:value-type="float">
            <text:p>16.19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31:.G31])&gt;0;[.B31];0)" office:value-type="float" office:value="135307" calcext:value-type="float">
            <text:p>135307</text:p>
          </table:table-cell>
          <table:table-cell table:style-name="ce3" table:formula="of:=[.C31]/[.C$410]" office:value-type="float" office:value="5.12533081061214" calcext:value-type="float">
            <text:p>5.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6.58271497026374" calcext:value-type="float">
            <text:p>6.58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1" calcext:value-type="float">
            <text:p>1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1.8861902933801" calcext:value-type="float">
            <text:p>1.89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31]+[.N31]" office:value-type="float" office:value="1734" calcext:value-type="float">
            <text:p>1734</text:p>
          </table:table-cell>
          <table:table-cell table:style-name="ce3" table:formula="of:=[.O31]/[.O$410]" office:value-type="float" office:value="2.34445954671136" calcext:value-type="float">
            <text:p>2.34</text:p>
          </table:table-cell>
          <table:table-cell table:formula="of:=[.D31]+[.H31]+[.L31]+[.P31]" office:value-type="float" office:value="15.9386956209673" calcext:value-type="float">
            <text:p>15.94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32:.G32])&gt;0;[.B32];0)" office:value-type="float" office:value="164907" calcext:value-type="float">
            <text:p>164907</text:p>
          </table:table-cell>
          <table:table-cell table:style-name="ce3" table:formula="of:=[.C32]/[.C$410]" office:value-type="float" office:value="6.24655729552511" calcext:value-type="float">
            <text:p>6.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6.58271497026374" calcext:value-type="float">
            <text:p>6.58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1" calcext:value-type="float">
            <text:p>1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1.8861902933801" calcext:value-type="float">
            <text:p>1.89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32]+[.N32]" office:value-type="float" office:value="861" calcext:value-type="float">
            <text:p>861</text:p>
          </table:table-cell>
          <table:table-cell table:style-name="ce3" table:formula="of:=[.O32]/[.O$410]" office:value-type="float" office:value="1.16411745658505" calcext:value-type="float">
            <text:p>1.16</text:p>
          </table:table-cell>
          <table:table-cell table:formula="of:=[.D32]+[.H32]+[.L32]+[.P32]" office:value-type="float" office:value="15.879580015754" calcext:value-type="float">
            <text:p>15.88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33:.G33])&gt;0;[.B33];0)" office:value-type="float" office:value="160978" calcext:value-type="float">
            <text:p>160978</text:p>
          </table:table-cell>
          <table:table-cell table:style-name="ce3" table:formula="of:=[.C33]/[.C$410]" office:value-type="float" office:value="6.09772963136217" calcext:value-type="float">
            <text:p>6.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3]*[.S$15]+[.F33]*[.S$19]+[.G33]*[.S$21]" office:value-type="float" office:value="6.58271497026374" calcext:value-type="float">
            <text:p>6.58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1" calcext:value-type="float">
            <text:p>1</text:p>
          </table:table-cell>
          <table:table-cell table:style-name="ce1" table:formula="of:=IF([.G33]&gt;0;1;0)" office:value-type="float" office:value="1" calcext:value-type="float">
            <text:p>1</text:p>
          </table:table-cell>
          <table:table-cell table:style-name="ce3" table:formula="of:=[.I33]*[.I$411]+[.J33]*[.J$411]+[.K33]*[.K$411]" office:value-type="float" office:value="1.8861902933801" calcext:value-type="float">
            <text:p>1.89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33]+[.N33]" office:value-type="float" office:value="876" calcext:value-type="float">
            <text:p>876</text:p>
          </table:table-cell>
          <table:table-cell table:style-name="ce3" table:formula="of:=[.O33]/[.O$410]" office:value-type="float" office:value="1.18439824851162" calcext:value-type="float">
            <text:p>1.18</text:p>
          </table:table-cell>
          <table:table-cell table:formula="of:=[.D33]+[.H33]+[.L33]+[.P33]" office:value-type="float" office:value="15.7510331435176" calcext:value-type="float">
            <text:p>15.75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4:.G34])&gt;0;[.B34];0)" office:value-type="float" office:value="237662" calcext:value-type="float">
            <text:p>237662</text:p>
          </table:table-cell>
          <table:table-cell table:style-name="ce3" table:formula="of:=[.C34]/[.C$410]" office:value-type="float" office:value="9.00246381274954" calcext:value-type="float">
            <text:p>9.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4]*[.S$15]+[.F34]*[.S$19]+[.G34]*[.S$21]" office:value-type="float" office:value="4.81235024968747" calcext:value-type="float">
            <text:p>4.81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1" calcext:value-type="float">
            <text:p>1</text:p>
          </table:table-cell>
          <table:table-cell table:style-name="ce1" table:formula="of:=IF([.G34]&gt;0;1;0)" office:value-type="float" office:value="0" calcext:value-type="float">
            <text:p>0</text:p>
          </table:table-cell>
          <table:table-cell table:style-name="ce3" table:formula="of:=[.I34]*[.I$411]+[.J34]*[.J$411]+[.K34]*[.K$411]" office:value-type="float" office:value="1.69893275521518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4]+[.N34]" office:value-type="float" office:value="174" calcext:value-type="float">
            <text:p>174</text:p>
          </table:table-cell>
          <table:table-cell table:style-name="ce3" table:formula="of:=[.O34]/[.O$410]" office:value-type="float" office:value="0.235257186348198" calcext:value-type="float">
            <text:p>0.24</text:p>
          </table:table-cell>
          <table:table-cell table:formula="of:=[.D34]+[.H34]+[.L34]+[.P34]" office:value-type="float" office:value="15.7490040040004" calcext:value-type="float">
            <text:p>15.75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35:.G35])&gt;0;[.B35];0)" office:value-type="float" office:value="0" calcext:value-type="float">
            <text:p>0</text:p>
          </table:table-cell>
          <table:table-cell table:style-name="ce3" table:formula="of:=[.C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]*[.S$15]+[.F35]*[.S$19]+[.G35]*[.S$21]" office:value-type="float" office:value="0" calcext:value-type="float">
            <text:p>0.00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0" calcext:value-type="float">
            <text:p>0</text:p>
          </table:table-cell>
          <table:table-cell table:style-name="ce1" table:formula="of:=IF([.G35]&gt;0;1;0)" office:value-type="float" office:value="0" calcext:value-type="float">
            <text:p>0</text:p>
          </table:table-cell>
          <table:table-cell table:style-name="ce3" table:formula="of:=[.I35]*[.I$411]+[.J35]*[.J$411]+[.K35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10" calcext:value-type="float">
            <text:p>11610</text:p>
          </table:table-cell>
          <table:table-cell table:formula="of:=[.M35]+[.N35]" office:value-type="float" office:value="11610" calcext:value-type="float">
            <text:p>11610</text:p>
          </table:table-cell>
          <table:table-cell table:style-name="ce3" table:formula="of:=[.O35]/[.O$410]" office:value-type="float" office:value="15.6973329511643" calcext:value-type="float">
            <text:p>15.70</text:p>
          </table:table-cell>
          <table:table-cell table:formula="of:=[.D35]+[.H35]+[.L35]+[.P35]" office:value-type="float" office:value="15.6973329511643" calcext:value-type="float">
            <text:p>15.70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36:.G36])&gt;0;[.B36];0)" office:value-type="float" office:value="0" calcext:value-type="float">
            <text:p>0</text:p>
          </table:table-cell>
          <table:table-cell table:style-name="ce3" table:formula="of:=[.C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]*[.S$15]+[.F36]*[.S$19]+[.G36]*[.S$21]" office:value-type="float" office:value="0" calcext:value-type="float">
            <text:p>0.00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0" calcext:value-type="float">
            <text:p>0</text:p>
          </table:table-cell>
          <table:table-cell table:style-name="ce1" table:formula="of:=IF([.G36]&gt;0;1;0)" office:value-type="float" office:value="0" calcext:value-type="float">
            <text:p>0</text:p>
          </table:table-cell>
          <table:table-cell table:style-name="ce3" table:formula="of:=[.I36]*[.I$411]+[.J36]*[.J$411]+[.K36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10" calcext:value-type="float">
            <text:p>11610</text:p>
          </table:table-cell>
          <table:table-cell table:formula="of:=[.M36]+[.N36]" office:value-type="float" office:value="11610" calcext:value-type="float">
            <text:p>11610</text:p>
          </table:table-cell>
          <table:table-cell table:style-name="ce3" table:formula="of:=[.O36]/[.O$410]" office:value-type="float" office:value="15.6973329511643" calcext:value-type="float">
            <text:p>15.70</text:p>
          </table:table-cell>
          <table:table-cell table:formula="of:=[.D36]+[.H36]+[.L36]+[.P36]" office:value-type="float" office:value="15.6973329511643" calcext:value-type="float">
            <text:p>15.70</text:p>
          </table:table-cell>
          <table:table-cell table:formula="of:=RANK([.Q36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37:.G37])&gt;0;[.B37];0)" office:value-type="float" office:value="305705" calcext:value-type="float">
            <text:p>305705</text:p>
          </table:table-cell>
          <table:table-cell table:style-name="ce3" table:formula="of:=[.C37]/[.C$410]" office:value-type="float" office:value="11.5798831949432" calcext:value-type="float">
            <text:p>11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7]*[.S$15]+[.F37]*[.S$19]+[.G37]*[.S$21]" office:value-type="float" office:value="1.77036472057628" calcext:value-type="float">
            <text:p>1.77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0" calcext:value-type="float">
            <text:p>0</text:p>
          </table:table-cell>
          <table:table-cell table:style-name="ce1" table:formula="of:=IF([.G37]&gt;0;1;0)" office:value-type="float" office:value="1" calcext:value-type="float">
            <text:p>1</text:p>
          </table:table-cell>
          <table:table-cell table:style-name="ce3" table:formula="of:=[.I37]*[.I$411]+[.J37]*[.J$411]+[.K37]*[.K$411]" office:value-type="float" office:value="0.187257538164919" calcext:value-type="float">
            <text:p>0.19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37]+[.N37]" office:value-type="float" office:value="1451" calcext:value-type="float">
            <text:p>1451</text:p>
          </table:table-cell>
          <table:table-cell table:style-name="ce3" table:formula="of:=[.O37]/[.O$410]" office:value-type="float" office:value="1.96182860569676" calcext:value-type="float">
            <text:p>1.96</text:p>
          </table:table-cell>
          <table:table-cell table:formula="of:=[.D37]+[.H37]+[.L37]+[.P37]" office:value-type="float" office:value="15.4993340593812" calcext:value-type="float">
            <text:p>15.50</text:p>
          </table:table-cell>
          <table:table-cell table:formula="of:=RANK([.Q37];[.Q$2:.Q$408];0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38:.G38])&gt;0;[.B38];0)" office:value-type="float" office:value="127297" calcext:value-type="float">
            <text:p>127297</text:p>
          </table:table-cell>
          <table:table-cell table:style-name="ce3" table:formula="of:=[.C38]/[.C$410]" office:value-type="float" office:value="4.82191783276913" calcext:value-type="float">
            <text:p>4.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8]*[.S$15]+[.F38]*[.S$19]+[.G38]*[.S$21]" office:value-type="float" office:value="6.58271497026374" calcext:value-type="float">
            <text:p>6.58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1" calcext:value-type="float">
            <text:p>1</text:p>
          </table:table-cell>
          <table:table-cell table:style-name="ce1" table:formula="of:=IF([.G38]&gt;0;1;0)" office:value-type="float" office:value="1" calcext:value-type="float">
            <text:p>1</text:p>
          </table:table-cell>
          <table:table-cell table:style-name="ce3" table:formula="of:=[.I38]*[.I$411]+[.J38]*[.J$411]+[.K38]*[.K$411]" office:value-type="float" office:value="1.8861902933801" calcext:value-type="float">
            <text:p>1.89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38]+[.N38]" office:value-type="float" office:value="1597" calcext:value-type="float">
            <text:p>1597</text:p>
          </table:table-cell>
          <table:table-cell table:style-name="ce3" table:formula="of:=[.O38]/[.O$410]" office:value-type="float" office:value="2.15922831378203" calcext:value-type="float">
            <text:p>2.16</text:p>
          </table:table-cell>
          <table:table-cell table:formula="of:=[.D38]+[.H38]+[.L38]+[.P38]" office:value-type="float" office:value="15.450051410195" calcext:value-type="float">
            <text:p>15.45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39:.G39])&gt;0;[.B39];0)" office:value-type="float" office:value="223228" calcext:value-type="float">
            <text:p>223228</text:p>
          </table:table-cell>
          <table:table-cell table:style-name="ce3" table:formula="of:=[.C39]/[.C$410]" office:value-type="float" office:value="8.45571438426191" calcext:value-type="float">
            <text:p>8.4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9]*[.S$15]+[.F39]*[.S$19]+[.G39]*[.S$21]" office:value-type="float" office:value="4.81235024968747" calcext:value-type="float">
            <text:p>4.81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1" calcext:value-type="float">
            <text:p>1</text:p>
          </table:table-cell>
          <table:table-cell table:style-name="ce1" table:formula="of:=IF([.G39]&gt;0;1;0)" office:value-type="float" office:value="0" calcext:value-type="float">
            <text:p>0</text:p>
          </table:table-cell>
          <table:table-cell table:style-name="ce3" table:formula="of:=[.I39]*[.I$411]+[.J39]*[.J$411]+[.K39]*[.K$411]" office:value-type="float" office:value="1.69893275521518" calcext:value-type="float">
            <text:p>1.70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39]+[.N39]" office:value-type="float" office:value="210" calcext:value-type="float">
            <text:p>210</text:p>
          </table:table-cell>
          <table:table-cell table:style-name="ce3" table:formula="of:=[.O39]/[.O$410]" office:value-type="float" office:value="0.283931086971964" calcext:value-type="float">
            <text:p>0.28</text:p>
          </table:table-cell>
          <table:table-cell table:formula="of:=[.D39]+[.H39]+[.L39]+[.P39]" office:value-type="float" office:value="15.2509284761365" calcext:value-type="float">
            <text:p>15.25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0:.G40])&gt;0;[.B40];0)" office:value-type="float" office:value="147085" calcext:value-type="float">
            <text:p>147085</text:p>
          </table:table-cell>
          <table:table-cell table:style-name="ce3" table:formula="of:=[.C40]/[.C$410]" office:value-type="float" office:value="5.57147288964271" calcext:value-type="float">
            <text:p>5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0]*[.S$15]+[.F40]*[.S$19]+[.G40]*[.S$21]" office:value-type="float" office:value="6.58271497026374" calcext:value-type="float">
            <text:p>6.58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1" calcext:value-type="float">
            <text:p>1</text:p>
          </table:table-cell>
          <table:table-cell table:style-name="ce1" table:formula="of:=IF([.G40]&gt;0;1;0)" office:value-type="float" office:value="1" calcext:value-type="float">
            <text:p>1</text:p>
          </table:table-cell>
          <table:table-cell table:style-name="ce3" table:formula="of:=[.I40]*[.I$411]+[.J40]*[.J$411]+[.K40]*[.K$411]" office:value-type="float" office:value="1.8861902933801" calcext:value-type="float">
            <text:p>1.89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0]+[.N40]" office:value-type="float" office:value="890" calcext:value-type="float">
            <text:p>890</text:p>
          </table:table-cell>
          <table:table-cell table:style-name="ce3" table:formula="of:=[.O40]/[.O$410]" office:value-type="float" office:value="1.20332698764308" calcext:value-type="float">
            <text:p>1.20</text:p>
          </table:table-cell>
          <table:table-cell table:formula="of:=[.D40]+[.H40]+[.L40]+[.P40]" office:value-type="float" office:value="15.2437051409296" calcext:value-type="float">
            <text:p>15.24</text:p>
          </table:table-cell>
          <table:table-cell table:formula="of:=RANK([.Q40];[.Q$2:.Q$408];0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41:.G41])&gt;0;[.B41];0)" office:value-type="float" office:value="144776" calcext:value-type="float">
            <text:p>144776</text:p>
          </table:table-cell>
          <table:table-cell table:style-name="ce3" table:formula="of:=[.C41]/[.C$410]" office:value-type="float" office:value="5.48400964796487" calcext:value-type="float">
            <text:p>5.4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1]*[.S$15]+[.F41]*[.S$19]+[.G41]*[.S$21]" office:value-type="float" office:value="6.58271497026374" calcext:value-type="float">
            <text:p>6.58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table:formula="of:=IF([.G41]&gt;0;1;0)" office:value-type="float" office:value="1" calcext:value-type="float">
            <text:p>1</text:p>
          </table:table-cell>
          <table:table-cell table:style-name="ce3" table:formula="of:=[.I41]*[.I$411]+[.J41]*[.J$411]+[.K41]*[.K$411]" office:value-type="float" office:value="1.8861902933801" calcext:value-type="float">
            <text:p>1.89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41]+[.N41]" office:value-type="float" office:value="906" calcext:value-type="float">
            <text:p>906</text:p>
          </table:table-cell>
          <table:table-cell table:style-name="ce3" table:formula="of:=[.O41]/[.O$410]" office:value-type="float" office:value="1.22495983236476" calcext:value-type="float">
            <text:p>1.22</text:p>
          </table:table-cell>
          <table:table-cell table:formula="of:=[.D41]+[.H41]+[.L41]+[.P41]" office:value-type="float" office:value="15.1778747439735" calcext:value-type="float">
            <text:p>15.18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42:.G42])&gt;0;[.B42];0)" office:value-type="float" office:value="128358" calcext:value-type="float">
            <text:p>128358</text:p>
          </table:table-cell>
          <table:table-cell table:style-name="ce3" table:formula="of:=[.C42]/[.C$410]" office:value-type="float" office:value="4.86210774156956" calcext:value-type="float">
            <text:p>4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2]*[.S$15]+[.F42]*[.S$19]+[.G42]*[.S$21]" office:value-type="float" office:value="1.77036472057628" calcext:value-type="float">
            <text:p>1.77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0" calcext:value-type="float">
            <text:p>0</text:p>
          </table:table-cell>
          <table:table-cell table:style-name="ce1" table:formula="of:=IF([.G42]&gt;0;1;0)" office:value-type="float" office:value="1" calcext:value-type="float">
            <text:p>1</text:p>
          </table:table-cell>
          <table:table-cell table:style-name="ce3" table:formula="of:=[.I42]*[.I$411]+[.J42]*[.J$411]+[.K42]*[.K$411]" office:value-type="float" office:value="0.187257538164919" calcext:value-type="float">
            <text:p>0.19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42]+[.N42]" office:value-type="float" office:value="5948" calcext:value-type="float">
            <text:p>5948</text:p>
          </table:table-cell>
          <table:table-cell table:style-name="ce3" table:formula="of:=[.O42]/[.O$410]" office:value-type="float" office:value="8.04201002528209" calcext:value-type="float">
            <text:p>8.04</text:p>
          </table:table-cell>
          <table:table-cell table:formula="of:=[.D42]+[.H42]+[.L42]+[.P42]" office:value-type="float" office:value="14.8617400255928" calcext:value-type="float">
            <text:p>14.86</text:p>
          </table:table-cell>
          <table:table-cell table:formula="of:=RANK([.Q42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43:.G43])&gt;0;[.B43];0)" office:value-type="float" office:value="134101" calcext:value-type="float">
            <text:p>134101</text:p>
          </table:table-cell>
          <table:table-cell table:style-name="ce3" table:formula="of:=[.C43]/[.C$410]" office:value-type="float" office:value="5.07964840720656" calcext:value-type="float">
            <text:p>5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3]*[.S$15]+[.F43]*[.S$19]+[.G43]*[.S$21]" office:value-type="float" office:value="6.58271497026374" calcext:value-type="float">
            <text:p>6.58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1" calcext:value-type="float">
            <text:p>1</text:p>
          </table:table-cell>
          <table:table-cell table:style-name="ce1" table:formula="of:=IF([.G43]&gt;0;1;0)" office:value-type="float" office:value="1" calcext:value-type="float">
            <text:p>1</text:p>
          </table:table-cell>
          <table:table-cell table:style-name="ce3" table:formula="of:=[.I43]*[.I$411]+[.J43]*[.J$411]+[.K43]*[.K$411]" office:value-type="float" office:value="1.8861902933801" calcext:value-type="float">
            <text:p>1.89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43]+[.N43]" office:value-type="float" office:value="936" calcext:value-type="float">
            <text:p>936</text:p>
          </table:table-cell>
          <table:table-cell table:style-name="ce3" table:formula="of:=[.O43]/[.O$410]" office:value-type="float" office:value="1.26552141621789" calcext:value-type="float">
            <text:p>1.27</text:p>
          </table:table-cell>
          <table:table-cell table:formula="of:=[.D43]+[.H43]+[.L43]+[.P43]" office:value-type="float" office:value="14.8140750870683" calcext:value-type="float">
            <text:p>14.81</text:p>
          </table:table-cell>
          <table:table-cell table:formula="of:=RANK([.Q43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44:.G44])&gt;0;[.B44];0)" office:value-type="float" office:value="53932" calcext:value-type="float">
            <text:p>53932</text:p>
          </table:table-cell>
          <table:table-cell table:style-name="ce3" table:formula="of:=[.C44]/[.C$410]" office:value-type="float" office:value="2.04290495892994" calcext:value-type="float">
            <text:p>2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4]*[.S$15]+[.F44]*[.S$19]+[.G44]*[.S$21]" office:value-type="float" office:value="1.77036472057628" calcext:value-type="float">
            <text:p>1.77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0" calcext:value-type="float">
            <text:p>0</text:p>
          </table:table-cell>
          <table:table-cell table:style-name="ce1" table:formula="of:=IF([.G44]&gt;0;1;0)" office:value-type="float" office:value="1" calcext:value-type="float">
            <text:p>1</text:p>
          </table:table-cell>
          <table:table-cell table:style-name="ce3" table:formula="of:=[.I44]*[.I$411]+[.J44]*[.J$411]+[.K44]*[.K$411]" office:value-type="float" office:value="0.187257538164919" calcext:value-type="float">
            <text:p>0.19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44]+[.N44]" office:value-type="float" office:value="7992" calcext:value-type="float">
            <text:p>7992</text:p>
          </table:table-cell>
          <table:table-cell table:style-name="ce3" table:formula="of:=[.O44]/[.O$410]" office:value-type="float" office:value="10.8056059384759" calcext:value-type="float">
            <text:p>10.81</text:p>
          </table:table-cell>
          <table:table-cell table:formula="of:=[.D44]+[.H44]+[.L44]+[.P44]" office:value-type="float" office:value="14.806133156147" calcext:value-type="float">
            <text:p>14.81</text:p>
          </table:table-cell>
          <table:table-cell table:formula="of:=RANK([.Q44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45:.G45])&gt;0;[.B45];0)" office:value-type="float" office:value="106710" calcext:value-type="float">
            <text:p>106710</text:p>
          </table:table-cell>
          <table:table-cell table:style-name="ce3" table:formula="of:=[.C45]/[.C$410]" office:value-type="float" office:value="4.04209723665754" calcext:value-type="float">
            <text:p>4.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5]*[.S$15]+[.F45]*[.S$19]+[.G45]*[.S$21]" office:value-type="float" office:value="6.58271497026374" calcext:value-type="float">
            <text:p>6.58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1" calcext:value-type="float">
            <text:p>1</text:p>
          </table:table-cell>
          <table:table-cell table:style-name="ce1" table:formula="of:=IF([.G45]&gt;0;1;0)" office:value-type="float" office:value="1" calcext:value-type="float">
            <text:p>1</text:p>
          </table:table-cell>
          <table:table-cell table:style-name="ce3" table:formula="of:=[.I45]*[.I$411]+[.J45]*[.J$411]+[.K45]*[.K$411]" office:value-type="float" office:value="1.8861902933801" calcext:value-type="float">
            <text:p>1.89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45]+[.N45]" office:value-type="float" office:value="1668" calcext:value-type="float">
            <text:p>1668</text:p>
          </table:table-cell>
          <table:table-cell table:style-name="ce3" table:formula="of:=[.O45]/[.O$410]" office:value-type="float" office:value="2.25522406223445" calcext:value-type="float">
            <text:p>2.26</text:p>
          </table:table-cell>
          <table:table-cell table:formula="of:=[.D45]+[.H45]+[.L45]+[.P45]" office:value-type="float" office:value="14.7662265625358" calcext:value-type="float">
            <text:p>14.77</text:p>
          </table:table-cell>
          <table:table-cell table:formula="of:=RANK([.Q45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46:.G46])&gt;0;[.B46];0)" office:value-type="float" office:value="97321" calcext:value-type="float">
            <text:p>97321</text:p>
          </table:table-cell>
          <table:table-cell table:style-name="ce3" table:formula="of:=[.C46]/[.C$410]" office:value-type="float" office:value="3.68644874115592" calcext:value-type="float">
            <text:p>3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6]*[.S$15]+[.F46]*[.S$19]+[.G46]*[.S$21]" office:value-type="float" office:value="1.77036472057628" calcext:value-type="float">
            <text:p>1.77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0" calcext:value-type="float">
            <text:p>0</text:p>
          </table:table-cell>
          <table:table-cell table:style-name="ce1" table:formula="of:=IF([.G46]&gt;0;1;0)" office:value-type="float" office:value="1" calcext:value-type="float">
            <text:p>1</text:p>
          </table:table-cell>
          <table:table-cell table:style-name="ce3" table:formula="of:=[.I46]*[.I$411]+[.J46]*[.J$411]+[.K46]*[.K$411]" office:value-type="float" office:value="0.187257538164919" calcext:value-type="float">
            <text:p>0.19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46]+[.N46]" office:value-type="float" office:value="6728" calcext:value-type="float">
            <text:p>6728</text:p>
          </table:table-cell>
          <table:table-cell table:style-name="ce3" table:formula="of:=[.O46]/[.O$410]" office:value-type="float" office:value="9.09661120546367" calcext:value-type="float">
            <text:p>9.10</text:p>
          </table:table-cell>
          <table:table-cell table:formula="of:=[.D46]+[.H46]+[.L46]+[.P46]" office:value-type="float" office:value="14.7406822053608" calcext:value-type="float">
            <text:p>14.74</text:p>
          </table:table-cell>
          <table:table-cell table:formula="of:=RANK([.Q46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47:.G47])&gt;0;[.B47];0)" office:value-type="float" office:value="131143" calcext:value-type="float">
            <text:p>131143</text:p>
          </table:table-cell>
          <table:table-cell table:style-name="ce3" table:formula="of:=[.C47]/[.C$410]" office:value-type="float" office:value="4.96760151726154" calcext:value-type="float">
            <text:p>4.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7]*[.S$15]+[.F47]*[.S$19]+[.G47]*[.S$21]" office:value-type="float" office:value="6.58271497026374" calcext:value-type="float">
            <text:p>6.58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1" calcext:value-type="float">
            <text:p>1</text:p>
          </table:table-cell>
          <table:table-cell table:style-name="ce1" table:formula="of:=IF([.G47]&gt;0;1;0)" office:value-type="float" office:value="1" calcext:value-type="float">
            <text:p>1</text:p>
          </table:table-cell>
          <table:table-cell table:style-name="ce3" table:formula="of:=[.I47]*[.I$411]+[.J47]*[.J$411]+[.K47]*[.K$411]" office:value-type="float" office:value="1.8861902933801" calcext:value-type="float">
            <text:p>1.89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47]+[.N47]" office:value-type="float" office:value="952" calcext:value-type="float">
            <text:p>952</text:p>
          </table:table-cell>
          <table:table-cell table:style-name="ce3" table:formula="of:=[.O47]/[.O$410]" office:value-type="float" office:value="1.28715426093957" calcext:value-type="float">
            <text:p>1.29</text:p>
          </table:table-cell>
          <table:table-cell table:formula="of:=[.D47]+[.H47]+[.L47]+[.P47]" office:value-type="float" office:value="14.7236610418449" calcext:value-type="float">
            <text:p>14.72</text:p>
          </table:table-cell>
          <table:table-cell table:formula="of:=RANK([.Q47];[.Q$2:.Q$408];0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48:.G48])&gt;0;[.B48];0)" office:value-type="float" office:value="100408" calcext:value-type="float">
            <text:p>100408</text:p>
          </table:table-cell>
          <table:table-cell table:style-name="ce3" table:formula="of:=[.C48]/[.C$410]" office:value-type="float" office:value="3.80338205733586" calcext:value-type="float">
            <text:p>3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8]*[.S$15]+[.F48]*[.S$19]+[.G48]*[.S$21]" office:value-type="float" office:value="1.77036472057628" calcext:value-type="float">
            <text:p>1.77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0" calcext:value-type="float">
            <text:p>0</text:p>
          </table:table-cell>
          <table:table-cell table:style-name="ce1" table:formula="of:=IF([.G48]&gt;0;1;0)" office:value-type="float" office:value="1" calcext:value-type="float">
            <text:p>1</text:p>
          </table:table-cell>
          <table:table-cell table:style-name="ce3" table:formula="of:=[.I48]*[.I$411]+[.J48]*[.J$411]+[.K48]*[.K$411]" office:value-type="float" office:value="0.187257538164919" calcext:value-type="float">
            <text:p>0.19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48]+[.N48]" office:value-type="float" office:value="6620" calcext:value-type="float">
            <text:p>6620</text:p>
          </table:table-cell>
          <table:table-cell table:style-name="ce3" table:formula="of:=[.O48]/[.O$410]" office:value-type="float" office:value="8.95058950359237" calcext:value-type="float">
            <text:p>8.95</text:p>
          </table:table-cell>
          <table:table-cell table:formula="of:=[.D48]+[.H48]+[.L48]+[.P48]" office:value-type="float" office:value="14.7115938196694" calcext:value-type="float">
            <text:p>14.71</text:p>
          </table:table-cell>
          <table:table-cell table:formula="of:=RANK([.Q48];[.Q$2:.Q$408];0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49:.G49])&gt;0;[.B49];0)" office:value-type="float" office:value="272909" calcext:value-type="float">
            <text:p>272909</text:p>
          </table:table-cell>
          <table:table-cell table:style-name="ce3" table:formula="of:=[.C49]/[.C$410]" office:value-type="float" office:value="10.3375945530782" calcext:value-type="float">
            <text:p>10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9]*[.S$15]+[.F49]*[.S$19]+[.G49]*[.S$21]" office:value-type="float" office:value="1.77036472057628" calcext:value-type="float">
            <text:p>1.77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0" calcext:value-type="float">
            <text:p>0</text:p>
          </table:table-cell>
          <table:table-cell table:style-name="ce1" table:formula="of:=IF([.G49]&gt;0;1;0)" office:value-type="float" office:value="1" calcext:value-type="float">
            <text:p>1</text:p>
          </table:table-cell>
          <table:table-cell table:style-name="ce3" table:formula="of:=[.I49]*[.I$411]+[.J49]*[.J$411]+[.K49]*[.K$411]" office:value-type="float" office:value="0.187257538164919" calcext:value-type="float">
            <text:p>0.19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49]+[.N49]" office:value-type="float" office:value="1710" calcext:value-type="float">
            <text:p>1710</text:p>
          </table:table-cell>
          <table:table-cell table:style-name="ce3" table:formula="of:=[.O49]/[.O$410]" office:value-type="float" office:value="2.31201027962885" calcext:value-type="float">
            <text:p>2.31</text:p>
          </table:table-cell>
          <table:table-cell table:formula="of:=[.D49]+[.H49]+[.L49]+[.P49]" office:value-type="float" office:value="14.6072270914482" calcext:value-type="float">
            <text:p>14.61</text:p>
          </table:table-cell>
          <table:table-cell table:formula="of:=RANK([.Q49];[.Q$2:.Q$408];0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50:.G50])&gt;0;[.B50];0)" office:value-type="float" office:value="98767" calcext:value-type="float">
            <text:p>98767</text:p>
          </table:table-cell>
          <table:table-cell table:style-name="ce3" table:formula="of:=[.C50]/[.C$410]" office:value-type="float" office:value="3.74122217011484" calcext:value-type="float">
            <text:p>3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0]*[.S$15]+[.F50]*[.S$19]+[.G50]*[.S$21]" office:value-type="float" office:value="6.58271497026374" calcext:value-type="float">
            <text:p>6.58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1" calcext:value-type="float">
            <text:p>1</text:p>
          </table:table-cell>
          <table:table-cell table:style-name="ce1" table:formula="of:=IF([.G50]&gt;0;1;0)" office:value-type="float" office:value="1" calcext:value-type="float">
            <text:p>1</text:p>
          </table:table-cell>
          <table:table-cell table:style-name="ce3" table:formula="of:=[.I50]*[.I$411]+[.J50]*[.J$411]+[.K50]*[.K$411]" office:value-type="float" office:value="1.8861902933801" calcext:value-type="float">
            <text:p>1.89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50]+[.N50]" office:value-type="float" office:value="1634" calcext:value-type="float">
            <text:p>1634</text:p>
          </table:table-cell>
          <table:table-cell table:style-name="ce3" table:formula="of:=[.O50]/[.O$410]" office:value-type="float" office:value="2.2092542672009" calcext:value-type="float">
            <text:p>2.21</text:p>
          </table:table-cell>
          <table:table-cell table:formula="of:=[.D50]+[.H50]+[.L50]+[.P50]" office:value-type="float" office:value="14.4193817009596" calcext:value-type="float">
            <text:p>14.42</text:p>
          </table:table-cell>
          <table:table-cell table:formula="of:=RANK([.Q50];[.Q$2:.Q$408];0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1:.G51])&gt;0;[.B51];0)" office:value-type="float" office:value="201324" calcext:value-type="float">
            <text:p>201324</text:p>
          </table:table-cell>
          <table:table-cell table:style-name="ce3" table:formula="of:=[.C51]/[.C$410]" office:value-type="float" office:value="7.62600678542631" calcext:value-type="float">
            <text:p>7.6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1]*[.S$15]+[.F51]*[.S$19]+[.G51]*[.S$21]" office:value-type="float" office:value="4.81235024968747" calcext:value-type="float">
            <text:p>4.81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1" calcext:value-type="float">
            <text:p>1</text:p>
          </table:table-cell>
          <table:table-cell table:style-name="ce1" table:formula="of:=IF([.G51]&gt;0;1;0)" office:value-type="float" office:value="0" calcext:value-type="float">
            <text:p>0</text:p>
          </table:table-cell>
          <table:table-cell table:style-name="ce3" table:formula="of:=[.I51]*[.I$411]+[.J51]*[.J$411]+[.K51]*[.K$411]" office:value-type="float" office:value="1.69893275521518" calcext:value-type="float">
            <text:p>1.70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1]+[.N51]" office:value-type="float" office:value="208" calcext:value-type="float">
            <text:p>208</text:p>
          </table:table-cell>
          <table:table-cell table:style-name="ce3" table:formula="of:=[.O51]/[.O$410]" office:value-type="float" office:value="0.281226981381754" calcext:value-type="float">
            <text:p>0.28</text:p>
          </table:table-cell>
          <table:table-cell table:formula="of:=[.D51]+[.H51]+[.L51]+[.P51]" office:value-type="float" office:value="14.4185167717107" calcext:value-type="float">
            <text:p>14.42</text:p>
          </table:table-cell>
          <table:table-cell table:formula="of:=RANK([.Q51];[.Q$2:.Q$408];0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52:.G52])&gt;0;[.B52];0)" office:value-type="float" office:value="94457" calcext:value-type="float">
            <text:p>94457</text:p>
          </table:table-cell>
          <table:table-cell table:style-name="ce3" table:formula="of:=[.C52]/[.C$410]" office:value-type="float" office:value="3.57796250288596" calcext:value-type="float">
            <text:p>3.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2]*[.S$15]+[.F52]*[.S$19]+[.G52]*[.S$21]" office:value-type="float" office:value="6.58271497026374" calcext:value-type="float">
            <text:p>6.58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1" calcext:value-type="float">
            <text:p>1</text:p>
          </table:table-cell>
          <table:table-cell table:style-name="ce1" table:formula="of:=IF([.G52]&gt;0;1;0)" office:value-type="float" office:value="1" calcext:value-type="float">
            <text:p>1</text:p>
          </table:table-cell>
          <table:table-cell table:style-name="ce3" table:formula="of:=[.I52]*[.I$411]+[.J52]*[.J$411]+[.K52]*[.K$411]" office:value-type="float" office:value="1.8861902933801" calcext:value-type="float">
            <text:p>1.89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52]+[.N52]" office:value-type="float" office:value="1714" calcext:value-type="float">
            <text:p>1714</text:p>
          </table:table-cell>
          <table:table-cell table:style-name="ce3" table:formula="of:=[.O52]/[.O$410]" office:value-type="float" office:value="2.31741849080926" calcext:value-type="float">
            <text:p>2.32</text:p>
          </table:table-cell>
          <table:table-cell table:formula="of:=[.D52]+[.H52]+[.L52]+[.P52]" office:value-type="float" office:value="14.3642862573391" calcext:value-type="float">
            <text:p>14.36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53:.G53])&gt;0;[.B53];0)" office:value-type="float" office:value="119809" calcext:value-type="float">
            <text:p>119809</text:p>
          </table:table-cell>
          <table:table-cell table:style-name="ce3" table:formula="of:=[.C53]/[.C$410]" office:value-type="float" office:value="4.53827783550466" calcext:value-type="float">
            <text:p>4.5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3]*[.S$15]+[.F53]*[.S$19]+[.G53]*[.S$21]" office:value-type="float" office:value="6.58271497026374" calcext:value-type="float">
            <text:p>6.58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1" calcext:value-type="float">
            <text:p>1</text:p>
          </table:table-cell>
          <table:table-cell table:style-name="ce1" table:formula="of:=IF([.G53]&gt;0;1;0)" office:value-type="float" office:value="1" calcext:value-type="float">
            <text:p>1</text:p>
          </table:table-cell>
          <table:table-cell table:style-name="ce3" table:formula="of:=[.I53]*[.I$411]+[.J53]*[.J$411]+[.K53]*[.K$411]" office:value-type="float" office:value="1.8861902933801" calcext:value-type="float">
            <text:p>1.89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53]+[.N53]" office:value-type="float" office:value="985" calcext:value-type="float">
            <text:p>985</text:p>
          </table:table-cell>
          <table:table-cell table:style-name="ce3" table:formula="of:=[.O53]/[.O$410]" office:value-type="float" office:value="1.33177200317802" calcext:value-type="float">
            <text:p>1.33</text:p>
          </table:table-cell>
          <table:table-cell table:formula="of:=[.D53]+[.H53]+[.L53]+[.P53]" office:value-type="float" office:value="14.3389551023265" calcext:value-type="float">
            <text:p>14.34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54:.G54])&gt;0;[.B54];0)" office:value-type="float" office:value="264183" calcext:value-type="float">
            <text:p>264183</text:p>
          </table:table-cell>
          <table:table-cell table:style-name="ce3" table:formula="of:=[.C54]/[.C$410]" office:value-type="float" office:value="10.0070600156677" calcext:value-type="float">
            <text:p>1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1.77036472057628" calcext:value-type="float">
            <text:p>1.77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0" calcext:value-type="float">
            <text:p>0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0.187257538164919" calcext:value-type="float">
            <text:p>0.19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54]+[.N54]" office:value-type="float" office:value="1604" calcext:value-type="float">
            <text:p>1604</text:p>
          </table:table-cell>
          <table:table-cell table:style-name="ce3" table:formula="of:=[.O54]/[.O$410]" office:value-type="float" office:value="2.16869268334776" calcext:value-type="float">
            <text:p>2.17</text:p>
          </table:table-cell>
          <table:table-cell table:formula="of:=[.D54]+[.H54]+[.L54]+[.P54]" office:value-type="float" office:value="14.1333749577566" calcext:value-type="float">
            <text:p>14.13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55:.G55])&gt;0;[.B55];0)" office:value-type="float" office:value="260668" calcext:value-type="float">
            <text:p>260668</text:p>
          </table:table-cell>
          <table:table-cell table:style-name="ce3" table:formula="of:=[.C55]/[.C$410]" office:value-type="float" office:value="9.87391437058426" calcext:value-type="float">
            <text:p>9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5]*[.S$15]+[.F55]*[.S$19]+[.G55]*[.S$21]" office:value-type="float" office:value="1.77036472057628" calcext:value-type="float">
            <text:p>1.77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0" calcext:value-type="float">
            <text:p>0</text:p>
          </table:table-cell>
          <table:table-cell table:style-name="ce1" table:formula="of:=IF([.G55]&gt;0;1;0)" office:value-type="float" office:value="1" calcext:value-type="float">
            <text:p>1</text:p>
          </table:table-cell>
          <table:table-cell table:style-name="ce3" table:formula="of:=[.I55]*[.I$411]+[.J55]*[.J$411]+[.K55]*[.K$411]" office:value-type="float" office:value="0.187257538164919" calcext:value-type="float">
            <text:p>0.19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55]+[.N55]" office:value-type="float" office:value="1619" calcext:value-type="float">
            <text:p>1619</text:p>
          </table:table-cell>
          <table:table-cell table:style-name="ce3" table:formula="of:=[.O55]/[.O$410]" office:value-type="float" office:value="2.18897347527433" calcext:value-type="float">
            <text:p>2.19</text:p>
          </table:table-cell>
          <table:table-cell table:formula="of:=[.D55]+[.H55]+[.L55]+[.P55]" office:value-type="float" office:value="14.0205101045998" calcext:value-type="float">
            <text:p>14.02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56:.G56])&gt;0;[.B56];0)" office:value-type="float" office:value="105504" calcext:value-type="float">
            <text:p>105504</text:p>
          </table:table-cell>
          <table:table-cell table:style-name="ce3" table:formula="of:=[.C56]/[.C$410]" office:value-type="float" office:value="3.99641483325196" calcext:value-type="float">
            <text:p>4.00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56]*[.S$15]+[.F56]*[.S$19]+[.G56]*[.S$21]" office:value-type="float" office:value="1.77036472057628" calcext:value-type="float">
            <text:p>1.77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0" calcext:value-type="float">
            <text:p>0</text:p>
          </table:table-cell>
          <table:table-cell table:style-name="ce1" table:formula="of:=IF([.G56]&gt;0;1;0)" office:value-type="float" office:value="1" calcext:value-type="float">
            <text:p>1</text:p>
          </table:table-cell>
          <table:table-cell table:style-name="ce3" table:formula="of:=[.I56]*[.I$411]+[.J56]*[.J$411]+[.K56]*[.K$411]" office:value-type="float" office:value="0.187257538164919" calcext:value-type="float">
            <text:p>0.19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56]+[.N56]" office:value-type="float" office:value="5966" calcext:value-type="float">
            <text:p>5966</text:p>
          </table:table-cell>
          <table:table-cell table:style-name="ce3" table:formula="of:=[.O56]/[.O$410]" office:value-type="float" office:value="8.06634697559397" calcext:value-type="float">
            <text:p>8.07</text:p>
          </table:table-cell>
          <table:table-cell table:formula="of:=[.D56]+[.H56]+[.L56]+[.P56]" office:value-type="float" office:value="14.0203840675871" calcext:value-type="float">
            <text:p>14.02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57:.G57])&gt;0;[.B57];0)" office:value-type="float" office:value="189978" calcext:value-type="float">
            <text:p>189978</text:p>
          </table:table-cell>
          <table:table-cell table:style-name="ce3" table:formula="of:=[.C57]/[.C$410]" office:value-type="float" office:value="7.19622855239177" calcext:value-type="float">
            <text:p>7.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7]*[.S$15]+[.F57]*[.S$19]+[.G57]*[.S$21]" office:value-type="float" office:value="4.81235024968747" calcext:value-type="float">
            <text:p>4.81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1" calcext:value-type="float">
            <text:p>1</text:p>
          </table:table-cell>
          <table:table-cell table:style-name="ce1" table:formula="of:=IF([.G57]&gt;0;1;0)" office:value-type="float" office:value="0" calcext:value-type="float">
            <text:p>0</text:p>
          </table:table-cell>
          <table:table-cell table:style-name="ce3" table:formula="of:=[.I57]*[.I$411]+[.J57]*[.J$411]+[.K57]*[.K$411]" office:value-type="float" office:value="1.69893275521518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57]+[.N57]" office:value-type="float" office:value="174" calcext:value-type="float">
            <text:p>174</text:p>
          </table:table-cell>
          <table:table-cell table:style-name="ce3" table:formula="of:=[.O57]/[.O$410]" office:value-type="float" office:value="0.235257186348198" calcext:value-type="float">
            <text:p>0.24</text:p>
          </table:table-cell>
          <table:table-cell table:formula="of:=[.D57]+[.H57]+[.L57]+[.P57]" office:value-type="float" office:value="13.9427687436426" calcext:value-type="float">
            <text:p>13.94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58:.G58])&gt;0;[.B58];0)" office:value-type="float" office:value="92669" calcext:value-type="float">
            <text:p>92669</text:p>
          </table:table-cell>
          <table:table-cell table:style-name="ce3" table:formula="of:=[.C58]/[.C$410]" office:value-type="float" office:value="3.51023436251351" calcext:value-type="float">
            <text:p>3.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8]*[.S$15]+[.F58]*[.S$19]+[.G58]*[.S$21]" office:value-type="float" office:value="6.58271497026374" calcext:value-type="float">
            <text:p>6.58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1" calcext:value-type="float">
            <text:p>1</text:p>
          </table:table-cell>
          <table:table-cell table:style-name="ce1" table:formula="of:=IF([.G58]&gt;0;1;0)" office:value-type="float" office:value="1" calcext:value-type="float">
            <text:p>1</text:p>
          </table:table-cell>
          <table:table-cell table:style-name="ce3" table:formula="of:=[.I58]*[.I$411]+[.J58]*[.J$411]+[.K58]*[.K$411]" office:value-type="float" office:value="1.8861902933801" calcext:value-type="float">
            <text:p>1.89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58]+[.N58]" office:value-type="float" office:value="1440" calcext:value-type="float">
            <text:p>1440</text:p>
          </table:table-cell>
          <table:table-cell table:style-name="ce3" table:formula="of:=[.O58]/[.O$410]" office:value-type="float" office:value="1.94695602495061" calcext:value-type="float">
            <text:p>1.95</text:p>
          </table:table-cell>
          <table:table-cell table:formula="of:=[.D58]+[.H58]+[.L58]+[.P58]" office:value-type="float" office:value="13.926095651108" calcext:value-type="float">
            <text:p>13.93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59:.G59])&gt;0;[.B59];0)" office:value-type="float" office:value="106777" calcext:value-type="float">
            <text:p>106777</text:p>
          </table:table-cell>
          <table:table-cell table:style-name="ce3" table:formula="of:=[.C59]/[.C$410]" office:value-type="float" office:value="4.04463514795785" calcext:value-type="float">
            <text:p>4.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9]*[.S$15]+[.F59]*[.S$19]+[.G59]*[.S$21]" office:value-type="float" office:value="6.58271497026374" calcext:value-type="float">
            <text:p>6.58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1" calcext:value-type="float">
            <text:p>1</text:p>
          </table:table-cell>
          <table:table-cell table:style-name="ce1" table:formula="of:=IF([.G59]&gt;0;1;0)" office:value-type="float" office:value="1" calcext:value-type="float">
            <text:p>1</text:p>
          </table:table-cell>
          <table:table-cell table:style-name="ce3" table:formula="of:=[.I59]*[.I$411]+[.J59]*[.J$411]+[.K59]*[.K$411]" office:value-type="float" office:value="1.8861902933801" calcext:value-type="float">
            <text:p>1.89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59]+[.N59]" office:value-type="float" office:value="1001" calcext:value-type="float">
            <text:p>1001</text:p>
          </table:table-cell>
          <table:table-cell table:style-name="ce3" table:formula="of:=[.O59]/[.O$410]" office:value-type="float" office:value="1.35340484789969" calcext:value-type="float">
            <text:p>1.35</text:p>
          </table:table-cell>
          <table:table-cell table:formula="of:=[.D59]+[.H59]+[.L59]+[.P59]" office:value-type="float" office:value="13.8669452595014" calcext:value-type="float">
            <text:p>13.87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60:.G60])&gt;0;[.B60];0)" office:value-type="float" office:value="102947" calcext:value-type="float">
            <text:p>102947</text:p>
          </table:table-cell>
          <table:table-cell table:style-name="ce3" table:formula="of:=[.C60]/[.C$410]" office:value-type="float" office:value="3.89955753183566" calcext:value-type="float">
            <text:p>3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0]*[.S$15]+[.F60]*[.S$19]+[.G60]*[.S$21]" office:value-type="float" office:value="1.77036472057628" calcext:value-type="float">
            <text:p>1.77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0" calcext:value-type="float">
            <text:p>0</text:p>
          </table:table-cell>
          <table:table-cell table:style-name="ce1" table:formula="of:=IF([.G60]&gt;0;1;0)" office:value-type="float" office:value="1" calcext:value-type="float">
            <text:p>1</text:p>
          </table:table-cell>
          <table:table-cell table:style-name="ce3" table:formula="of:=[.I60]*[.I$411]+[.J60]*[.J$411]+[.K60]*[.K$411]" office:value-type="float" office:value="0.187257538164919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60]+[.N60]" office:value-type="float" office:value="5895" calcext:value-type="float">
            <text:p>5895</text:p>
          </table:table-cell>
          <table:table-cell table:style-name="ce3" table:formula="of:=[.O60]/[.O$410]" office:value-type="float" office:value="7.97035122714155" calcext:value-type="float">
            <text:p>7.97</text:p>
          </table:table-cell>
          <table:table-cell table:formula="of:=[.D60]+[.H60]+[.L60]+[.P60]" office:value-type="float" office:value="13.8275310177184" calcext:value-type="float">
            <text:p>13.83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61:.G61])&gt;0;[.B61];0)" office:value-type="float" office:value="104182" calcext:value-type="float">
            <text:p>104182</text:p>
          </table:table-cell>
          <table:table-cell table:style-name="ce3" table:formula="of:=[.C61]/[.C$410]" office:value-type="float" office:value="3.94633843416227" calcext:value-type="float">
            <text:p>3.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1]*[.S$15]+[.F61]*[.S$19]+[.G61]*[.S$21]" office:value-type="float" office:value="6.58271497026374" calcext:value-type="float">
            <text:p>6.58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1" calcext:value-type="float">
            <text:p>1</text:p>
          </table:table-cell>
          <table:table-cell table:style-name="ce1" table:formula="of:=IF([.G61]&gt;0;1;0)" office:value-type="float" office:value="1" calcext:value-type="float">
            <text:p>1</text:p>
          </table:table-cell>
          <table:table-cell table:style-name="ce3" table:formula="of:=[.I61]*[.I$411]+[.J61]*[.J$411]+[.K61]*[.K$411]" office:value-type="float" office:value="1.8861902933801" calcext:value-type="float">
            <text:p>1.89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61]+[.N61]" office:value-type="float" office:value="1017" calcext:value-type="float">
            <text:p>1017</text:p>
          </table:table-cell>
          <table:table-cell table:style-name="ce3" table:formula="of:=[.O61]/[.O$410]" office:value-type="float" office:value="1.37503769262137" calcext:value-type="float">
            <text:p>1.38</text:p>
          </table:table-cell>
          <table:table-cell table:formula="of:=[.D61]+[.H61]+[.L61]+[.P61]" office:value-type="float" office:value="13.7902813904275" calcext:value-type="float">
            <text:p>13.79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62:.G62])&gt;0;[.B62];0)" office:value-type="float" office:value="98586" calcext:value-type="float">
            <text:p>98586</text:p>
          </table:table-cell>
          <table:table-cell table:style-name="ce3" table:formula="of:=[.C62]/[.C$410]" office:value-type="float" office:value="3.73436602167669" calcext:value-type="float">
            <text:p>3.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6.58271497026374" calcext:value-type="float">
            <text:p>6.58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1" calcext:value-type="float">
            <text:p>1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1.8861902933801" calcext:value-type="float">
            <text:p>1.89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62]+[.N62]" office:value-type="float" office:value="1068" calcext:value-type="float">
            <text:p>1068</text:p>
          </table:table-cell>
          <table:table-cell table:style-name="ce3" table:formula="of:=[.O62]/[.O$410]" office:value-type="float" office:value="1.4439923851717" calcext:value-type="float">
            <text:p>1.44</text:p>
          </table:table-cell>
          <table:table-cell table:formula="of:=[.D62]+[.H62]+[.L62]+[.P62]" office:value-type="float" office:value="13.6472636704922" calcext:value-type="float">
            <text:p>13.65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63:.G63])&gt;0;[.B63];0)" office:value-type="float" office:value="99540" calcext:value-type="float">
            <text:p>99540</text:p>
          </table:table-cell>
          <table:table-cell table:style-name="ce3" table:formula="of:=[.C63]/[.C$410]" office:value-type="float" office:value="3.77050284825125" calcext:value-type="float">
            <text:p>3.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6.58271497026374" calcext:value-type="float">
            <text:p>6.58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1" calcext:value-type="float">
            <text:p>1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1.8861902933801" calcext:value-type="float">
            <text:p>1.89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63]+[.N63]" office:value-type="float" office:value="1038" calcext:value-type="float">
            <text:p>1038</text:p>
          </table:table-cell>
          <table:table-cell table:style-name="ce3" table:formula="of:=[.O63]/[.O$410]" office:value-type="float" office:value="1.40343080131856" calcext:value-type="float">
            <text:p>1.40</text:p>
          </table:table-cell>
          <table:table-cell table:formula="of:=[.D63]+[.H63]+[.L63]+[.P63]" office:value-type="float" office:value="13.6428389132137" calcext:value-type="float">
            <text:p>13.64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64:.G64])&gt;0;[.B64];0)" office:value-type="float" office:value="95703" calcext:value-type="float">
            <text:p>95703</text:p>
          </table:table-cell>
          <table:table-cell table:style-name="ce3" table:formula="of:=[.C64]/[.C$410]" office:value-type="float" office:value="3.62516007721709" calcext:value-type="float">
            <text:p>3.6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6.58271497026374" calcext:value-type="float">
            <text:p>6.58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1" calcext:value-type="float">
            <text:p>1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1.8861902933801" calcext:value-type="float">
            <text:p>1.89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64]+[.N64]" office:value-type="float" office:value="1121" calcext:value-type="float">
            <text:p>1121</text:p>
          </table:table-cell>
          <table:table-cell table:style-name="ce3" table:formula="of:=[.O64]/[.O$410]" office:value-type="float" office:value="1.51565118331224" calcext:value-type="float">
            <text:p>1.52</text:p>
          </table:table-cell>
          <table:table-cell table:formula="of:=[.D64]+[.H64]+[.L64]+[.P64]" office:value-type="float" office:value="13.6097165241732" calcext:value-type="float">
            <text:p>13.61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65:.G65])&gt;0;[.B65];0)" office:value-type="float" office:value="97285" calcext:value-type="float">
            <text:p>97285</text:p>
          </table:table-cell>
          <table:table-cell table:style-name="ce3" table:formula="of:=[.C65]/[.C$410]" office:value-type="float" office:value="3.68508508732292" calcext:value-type="float">
            <text:p>3.6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5]*[.S$15]+[.F65]*[.S$19]+[.G65]*[.S$21]" office:value-type="float" office:value="6.58271497026374" calcext:value-type="float">
            <text:p>6.58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1" calcext:value-type="float">
            <text:p>1</text:p>
          </table:table-cell>
          <table:table-cell table:style-name="ce1" table:formula="of:=IF([.G65]&gt;0;1;0)" office:value-type="float" office:value="1" calcext:value-type="float">
            <text:p>1</text:p>
          </table:table-cell>
          <table:table-cell table:style-name="ce3" table:formula="of:=[.I65]*[.I$411]+[.J65]*[.J$411]+[.K65]*[.K$411]" office:value-type="float" office:value="1.8861902933801" calcext:value-type="float">
            <text:p>1.89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65]+[.N65]" office:value-type="float" office:value="1058" calcext:value-type="float">
            <text:p>1058</text:p>
          </table:table-cell>
          <table:table-cell table:style-name="ce3" table:formula="of:=[.O65]/[.O$410]" office:value-type="float" office:value="1.43047185722065" calcext:value-type="float">
            <text:p>1.43</text:p>
          </table:table-cell>
          <table:table-cell table:formula="of:=[.D65]+[.H65]+[.L65]+[.P65]" office:value-type="float" office:value="13.5844622081874" calcext:value-type="float">
            <text:p>13.58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66:.G66])&gt;0;[.B66];0)" office:value-type="float" office:value="62836" calcext:value-type="float">
            <text:p>62836</text:p>
          </table:table-cell>
          <table:table-cell table:style-name="ce3" table:formula="of:=[.C66]/[.C$410]" office:value-type="float" office:value="2.38018200695917" calcext:value-type="float">
            <text:p>2.3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6]*[.S$15]+[.F66]*[.S$19]+[.G66]*[.S$21]" office:value-type="float" office:value="6.58271497026374" calcext:value-type="float">
            <text:p>6.58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1" calcext:value-type="float">
            <text:p>1</text:p>
          </table:table-cell>
          <table:table-cell table:style-name="ce1" table:formula="of:=IF([.G66]&gt;0;1;0)" office:value-type="float" office:value="1" calcext:value-type="float">
            <text:p>1</text:p>
          </table:table-cell>
          <table:table-cell table:style-name="ce3" table:formula="of:=[.I66]*[.I$411]+[.J66]*[.J$411]+[.K66]*[.K$411]" office:value-type="float" office:value="1.8861902933801" calcext:value-type="float">
            <text:p>1.89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66]+[.N66]" office:value-type="float" office:value="2019" calcext:value-type="float">
            <text:p>2019</text:p>
          </table:table-cell>
          <table:table-cell table:style-name="ce3" table:formula="of:=[.O66]/[.O$410]" office:value-type="float" office:value="2.72979459331616" calcext:value-type="float">
            <text:p>2.73</text:p>
          </table:table-cell>
          <table:table-cell table:formula="of:=[.D66]+[.H66]+[.L66]+[.P66]" office:value-type="float" office:value="13.5788818639192" calcext:value-type="float">
            <text:p>13.58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67:.G67])&gt;0;[.B67];0)" office:value-type="float" office:value="93927" calcext:value-type="float">
            <text:p>93927</text:p>
          </table:table-cell>
          <table:table-cell table:style-name="ce3" table:formula="of:=[.C67]/[.C$410]" office:value-type="float" office:value="3.55788648812232" calcext:value-type="float">
            <text:p>3.5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6.58271497026374" calcext:value-type="float">
            <text:p>6.58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1" calcext:value-type="float">
            <text:p>1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1.8861902933801" calcext:value-type="float">
            <text:p>1.89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67]+[.N67]" office:value-type="float" office:value="1139" calcext:value-type="float">
            <text:p>1139</text:p>
          </table:table-cell>
          <table:table-cell table:style-name="ce3" table:formula="of:=[.O67]/[.O$410]" office:value-type="float" office:value="1.53998813362413" calcext:value-type="float">
            <text:p>1.54</text:p>
          </table:table-cell>
          <table:table-cell table:formula="of:=[.D67]+[.H67]+[.L67]+[.P67]" office:value-type="float" office:value="13.5667798853903" calcext:value-type="float">
            <text:p>13.57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68:.G68])&gt;0;[.B68];0)" office:value-type="float" office:value="59928" calcext:value-type="float">
            <text:p>59928</text:p>
          </table:table-cell>
          <table:table-cell table:style-name="ce3" table:formula="of:=[.C68]/[.C$410]" office:value-type="float" office:value="2.2700290806711" calcext:value-type="float">
            <text:p>2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1.77036472057628" calcext:value-type="float">
            <text:p>1.77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0" calcext:value-type="float">
            <text:p>0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0.187257538164919" calcext:value-type="float">
            <text:p>0.19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68]+[.N68]" office:value-type="float" office:value="6881" calcext:value-type="float">
            <text:p>6881</text:p>
          </table:table-cell>
          <table:table-cell table:style-name="ce3" table:formula="of:=[.O68]/[.O$410]" office:value-type="float" office:value="9.30347528311467" calcext:value-type="float">
            <text:p>9.30</text:p>
          </table:table-cell>
          <table:table-cell table:formula="of:=[.D68]+[.H68]+[.L68]+[.P68]" office:value-type="float" office:value="13.531126622527" calcext:value-type="float">
            <text:p>13.53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69:.G69])&gt;0;[.B69];0)" office:value-type="float" office:value="91031" calcext:value-type="float">
            <text:p>91031</text:p>
          </table:table-cell>
          <table:table-cell table:style-name="ce3" table:formula="of:=[.C69]/[.C$410]" office:value-type="float" office:value="3.44818811311191" calcext:value-type="float">
            <text:p>3.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6.58271497026374" calcext:value-type="float">
            <text:p>6.58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1" calcext:value-type="float">
            <text:p>1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1.8861902933801" calcext:value-type="float">
            <text:p>1.89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69]+[.N69]" office:value-type="float" office:value="1157" calcext:value-type="float">
            <text:p>1157</text:p>
          </table:table-cell>
          <table:table-cell table:style-name="ce3" table:formula="of:=[.O69]/[.O$410]" office:value-type="float" office:value="1.56432508393601" calcext:value-type="float">
            <text:p>1.56</text:p>
          </table:table-cell>
          <table:table-cell table:formula="of:=[.D69]+[.H69]+[.L69]+[.P69]" office:value-type="float" office:value="13.4814184606918" calcext:value-type="float">
            <text:p>13.48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70:.G70])&gt;0;[.B70];0)" office:value-type="float" office:value="61742" calcext:value-type="float">
            <text:p>61742</text:p>
          </table:table-cell>
          <table:table-cell table:style-name="ce3" table:formula="of:=[.C70]/[.C$410]" office:value-type="float" office:value="2.33874208214516" calcext:value-type="float">
            <text:p>2.3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0]*[.S$15]+[.F70]*[.S$19]+[.G70]*[.S$21]" office:value-type="float" office:value="6.58271497026374" calcext:value-type="float">
            <text:p>6.58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1" calcext:value-type="float">
            <text:p>1</text:p>
          </table:table-cell>
          <table:table-cell table:style-name="ce1" table:formula="of:=IF([.G70]&gt;0;1;0)" office:value-type="float" office:value="1" calcext:value-type="float">
            <text:p>1</text:p>
          </table:table-cell>
          <table:table-cell table:style-name="ce3" table:formula="of:=[.I70]*[.I$411]+[.J70]*[.J$411]+[.K70]*[.K$411]" office:value-type="float" office:value="1.8861902933801" calcext:value-type="float">
            <text:p>1.89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70]+[.N70]" office:value-type="float" office:value="1932" calcext:value-type="float">
            <text:p>1932</text:p>
          </table:table-cell>
          <table:table-cell table:style-name="ce3" table:formula="of:=[.O70]/[.O$410]" office:value-type="float" office:value="2.61216600014206" calcext:value-type="float">
            <text:p>2.61</text:p>
          </table:table-cell>
          <table:table-cell table:formula="of:=[.D70]+[.H70]+[.L70]+[.P70]" office:value-type="float" office:value="13.4198133459311" calcext:value-type="float">
            <text:p>13.42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1:.G71])&gt;0;[.B71];0)" office:value-type="float" office:value="176168" calcext:value-type="float">
            <text:p>176168</text:p>
          </table:table-cell>
          <table:table-cell table:style-name="ce3" table:formula="of:=[.C71]/[.C$410]" office:value-type="float" office:value="6.67311579034284" calcext:value-type="float">
            <text:p>6.6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1]*[.S$15]+[.F71]*[.S$19]+[.G71]*[.S$21]" office:value-type="float" office:value="4.81235024968747" calcext:value-type="float">
            <text:p>4.81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1" calcext:value-type="float">
            <text:p>1</text:p>
          </table:table-cell>
          <table:table-cell table:style-name="ce1" table:formula="of:=IF([.G71]&gt;0;1;0)" office:value-type="float" office:value="0" calcext:value-type="float">
            <text:p>0</text:p>
          </table:table-cell>
          <table:table-cell table:style-name="ce3" table:formula="of:=[.I71]*[.I$411]+[.J71]*[.J$411]+[.K71]*[.K$411]" office:value-type="float" office:value="1.69893275521518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1]+[.N71]" office:value-type="float" office:value="174" calcext:value-type="float">
            <text:p>174</text:p>
          </table:table-cell>
          <table:table-cell table:style-name="ce3" table:formula="of:=[.O71]/[.O$410]" office:value-type="float" office:value="0.235257186348198" calcext:value-type="float">
            <text:p>0.24</text:p>
          </table:table-cell>
          <table:table-cell table:formula="of:=[.D71]+[.H71]+[.L71]+[.P71]" office:value-type="float" office:value="13.4196559815937" calcext:value-type="float">
            <text:p>13.42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2:.G72])&gt;0;[.B72];0)" office:value-type="float" office:value="176301" calcext:value-type="float">
            <text:p>176301</text:p>
          </table:table-cell>
          <table:table-cell table:style-name="ce3" table:formula="of:=[.C72]/[.C$410]" office:value-type="float" office:value="6.67815373367032" calcext:value-type="float">
            <text:p>6.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2]*[.S$15]+[.F72]*[.S$19]+[.G72]*[.S$21]" office:value-type="float" office:value="4.81235024968747" calcext:value-type="float">
            <text:p>4.81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1" calcext:value-type="float">
            <text:p>1</text:p>
          </table:table-cell>
          <table:table-cell table:style-name="ce1" table:formula="of:=IF([.G72]&gt;0;1;0)" office:value-type="float" office:value="0" calcext:value-type="float">
            <text:p>0</text:p>
          </table:table-cell>
          <table:table-cell table:style-name="ce3" table:formula="of:=[.I72]*[.I$411]+[.J72]*[.J$411]+[.K72]*[.K$411]" office:value-type="float" office:value="1.69893275521518" calcext:value-type="float">
            <text:p>1.70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2]+[.N72]" office:value-type="float" office:value="106" calcext:value-type="float">
            <text:p>106</text:p>
          </table:table-cell>
          <table:table-cell table:style-name="ce3" table:formula="of:=[.O72]/[.O$410]" office:value-type="float" office:value="0.143317596281086" calcext:value-type="float">
            <text:p>0.14</text:p>
          </table:table-cell>
          <table:table-cell table:formula="of:=[.D72]+[.H72]+[.L72]+[.P72]" office:value-type="float" office:value="13.3327543348541" calcext:value-type="float">
            <text:p>13.33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73:.G73])&gt;0;[.B73];0)" office:value-type="float" office:value="65356" calcext:value-type="float">
            <text:p>65356</text:p>
          </table:table-cell>
          <table:table-cell table:style-name="ce3" table:formula="of:=[.C73]/[.C$410]" office:value-type="float" office:value="2.47563777526933" calcext:value-type="float">
            <text:p>2.4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3]*[.S$15]+[.F73]*[.S$19]+[.G73]*[.S$21]" office:value-type="float" office:value="6.58271497026374" calcext:value-type="float">
            <text:p>6.58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1" calcext:value-type="float">
            <text:p>1</text:p>
          </table:table-cell>
          <table:table-cell table:style-name="ce1" table:formula="of:=IF([.G73]&gt;0;1;0)" office:value-type="float" office:value="1" calcext:value-type="float">
            <text:p>1</text:p>
          </table:table-cell>
          <table:table-cell table:style-name="ce3" table:formula="of:=[.I73]*[.I$411]+[.J73]*[.J$411]+[.K73]*[.K$411]" office:value-type="float" office:value="1.8861902933801" calcext:value-type="float">
            <text:p>1.89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73]+[.N73]" office:value-type="float" office:value="1717" calcext:value-type="float">
            <text:p>1717</text:p>
          </table:table-cell>
          <table:table-cell table:style-name="ce3" table:formula="of:=[.O73]/[.O$410]" office:value-type="float" office:value="2.32147464919458" calcext:value-type="float">
            <text:p>2.32</text:p>
          </table:table-cell>
          <table:table-cell table:formula="of:=[.D73]+[.H73]+[.L73]+[.P73]" office:value-type="float" office:value="13.2660176881077" calcext:value-type="float">
            <text:p>13.27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74:.G74])&gt;0;[.B74];0)" office:value-type="float" office:value="69216" calcext:value-type="float">
            <text:p>69216</text:p>
          </table:table-cell>
          <table:table-cell table:style-name="ce3" table:formula="of:=[.C74]/[.C$410]" office:value-type="float" office:value="2.62185176958568" calcext:value-type="float">
            <text:p>2.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4]*[.S$15]+[.F74]*[.S$19]+[.G74]*[.S$21]" office:value-type="float" office:value="6.58271497026374" calcext:value-type="float">
            <text:p>6.58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1" calcext:value-type="float">
            <text:p>1</text:p>
          </table:table-cell>
          <table:table-cell table:style-name="ce1" table:formula="of:=IF([.G74]&gt;0;1;0)" office:value-type="float" office:value="1" calcext:value-type="float">
            <text:p>1</text:p>
          </table:table-cell>
          <table:table-cell table:style-name="ce3" table:formula="of:=[.I74]*[.I$411]+[.J74]*[.J$411]+[.K74]*[.K$411]" office:value-type="float" office:value="1.8861902933801" calcext:value-type="float">
            <text:p>1.89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74]+[.N74]" office:value-type="float" office:value="1572" calcext:value-type="float">
            <text:p>1572</text:p>
          </table:table-cell>
          <table:table-cell table:style-name="ce3" table:formula="of:=[.O74]/[.O$410]" office:value-type="float" office:value="2.12542699390441" calcext:value-type="float">
            <text:p>2.13</text:p>
          </table:table-cell>
          <table:table-cell table:formula="of:=[.D74]+[.H74]+[.L74]+[.P74]" office:value-type="float" office:value="13.2161840271339" calcext:value-type="float">
            <text:p>13.22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75:.G75])&gt;0;[.B75];0)" office:value-type="float" office:value="83072" calcext:value-type="float">
            <text:p>83072</text:p>
          </table:table-cell>
          <table:table-cell table:style-name="ce3" table:formula="of:=[.C75]/[.C$410]" office:value-type="float" office:value="3.146706978199" calcext:value-type="float">
            <text:p>3.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5]*[.S$15]+[.F75]*[.S$19]+[.G75]*[.S$21]" office:value-type="float" office:value="6.58271497026374" calcext:value-type="float">
            <text:p>6.58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1" calcext:value-type="float">
            <text:p>1</text:p>
          </table:table-cell>
          <table:table-cell table:style-name="ce1" table:formula="of:=IF([.G75]&gt;0;1;0)" office:value-type="float" office:value="1" calcext:value-type="float">
            <text:p>1</text:p>
          </table:table-cell>
          <table:table-cell table:style-name="ce3" table:formula="of:=[.I75]*[.I$411]+[.J75]*[.J$411]+[.K75]*[.K$411]" office:value-type="float" office:value="1.8861902933801" calcext:value-type="float">
            <text:p>1.89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75]+[.N75]" office:value-type="float" office:value="1176" calcext:value-type="float">
            <text:p>1176</text:p>
          </table:table-cell>
          <table:table-cell table:style-name="ce3" table:formula="of:=[.O75]/[.O$410]" office:value-type="float" office:value="1.590014087043" calcext:value-type="float">
            <text:p>1.59</text:p>
          </table:table-cell>
          <table:table-cell table:formula="of:=[.D75]+[.H75]+[.L75]+[.P75]" office:value-type="float" office:value="13.2056263288858" calcext:value-type="float">
            <text:p>13.21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76:.G76])&gt;0;[.B76];0)" office:value-type="float" office:value="67725" calcext:value-type="float">
            <text:p>67725</text:p>
          </table:table-cell>
          <table:table-cell table:style-name="ce3" table:formula="of:=[.C76]/[.C$410]" office:value-type="float" office:value="2.5653737733355" calcext:value-type="float">
            <text:p>2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6]*[.S$15]+[.F76]*[.S$19]+[.G76]*[.S$21]" office:value-type="float" office:value="6.58271497026374" calcext:value-type="float">
            <text:p>6.58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1" calcext:value-type="float">
            <text:p>1</text:p>
          </table:table-cell>
          <table:table-cell table:style-name="ce1" table:formula="of:=IF([.G76]&gt;0;1;0)" office:value-type="float" office:value="1" calcext:value-type="float">
            <text:p>1</text:p>
          </table:table-cell>
          <table:table-cell table:style-name="ce3" table:formula="of:=[.I76]*[.I$411]+[.J76]*[.J$411]+[.K76]*[.K$411]" office:value-type="float" office:value="1.8861902933801" calcext:value-type="float">
            <text:p>1.89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76]+[.N76]" office:value-type="float" office:value="1591" calcext:value-type="float">
            <text:p>1591</text:p>
          </table:table-cell>
          <table:table-cell table:style-name="ce3" table:formula="of:=[.O76]/[.O$410]" office:value-type="float" office:value="2.1511159970114" calcext:value-type="float">
            <text:p>2.15</text:p>
          </table:table-cell>
          <table:table-cell table:formula="of:=[.D76]+[.H76]+[.L76]+[.P76]" office:value-type="float" office:value="13.1853950339907" calcext:value-type="float">
            <text:p>13.19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77:.G77])&gt;0;[.B77];0)" office:value-type="float" office:value="119851" calcext:value-type="float">
            <text:p>119851</text:p>
          </table:table-cell>
          <table:table-cell table:style-name="ce3" table:formula="of:=[.C77]/[.C$410]" office:value-type="float" office:value="4.5398687649765" calcext:value-type="float">
            <text:p>4.5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7]*[.S$15]+[.F77]*[.S$19]+[.G77]*[.S$21]" office:value-type="float" office:value="6.58271497026374" calcext:value-type="float">
            <text:p>6.58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1" calcext:value-type="float">
            <text:p>1</text:p>
          </table:table-cell>
          <table:table-cell table:style-name="ce1" table:formula="of:=IF([.G77]&gt;0;1;0)" office:value-type="float" office:value="1" calcext:value-type="float">
            <text:p>1</text:p>
          </table:table-cell>
          <table:table-cell table:style-name="ce3" table:formula="of:=[.I77]*[.I$411]+[.J77]*[.J$411]+[.K77]*[.K$411]" office:value-type="float" office:value="1.8861902933801" calcext:value-type="float">
            <text:p>1.89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77]+[.N77]" office:value-type="float" office:value="103" calcext:value-type="float">
            <text:p>103</text:p>
          </table:table-cell>
          <table:table-cell table:style-name="ce3" table:formula="of:=[.O77]/[.O$410]" office:value-type="float" office:value="0.139261437895773" calcext:value-type="float">
            <text:p>0.14</text:p>
          </table:table-cell>
          <table:table-cell table:formula="of:=[.D77]+[.H77]+[.L77]+[.P77]" office:value-type="float" office:value="13.1480354665161" calcext:value-type="float">
            <text:p>13.15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78:.G78])&gt;0;[.B78];0)" office:value-type="float" office:value="65829" calcext:value-type="float">
            <text:p>65829</text:p>
          </table:table-cell>
          <table:table-cell table:style-name="ce3" table:formula="of:=[.C78]/[.C$410]" office:value-type="float" office:value="2.49355467146405" calcext:value-type="float">
            <text:p>2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58271497026374" calcext:value-type="float">
            <text:p>6.58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1.8861902933801" calcext:value-type="float">
            <text:p>1.89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78]+[.N78]" office:value-type="float" office:value="1613" calcext:value-type="float">
            <text:p>1613</text:p>
          </table:table-cell>
          <table:table-cell table:style-name="ce3" table:formula="of:=[.O78]/[.O$410]" office:value-type="float" office:value="2.1808611585037" calcext:value-type="float">
            <text:p>2.18</text:p>
          </table:table-cell>
          <table:table-cell table:formula="of:=[.D78]+[.H78]+[.L78]+[.P78]" office:value-type="float" office:value="13.1433210936116" calcext:value-type="float">
            <text:p>13.14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79:.G79])&gt;0;[.B79];0)" office:value-type="float" office:value="60480" calcext:value-type="float">
            <text:p>60480</text:p>
          </table:table-cell>
          <table:table-cell table:style-name="ce3" table:formula="of:=[.C79]/[.C$410]" office:value-type="float" office:value="2.2909384394438" calcext:value-type="float">
            <text:p>2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6.58271497026374" calcext:value-type="float">
            <text:p>6.58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1" calcext:value-type="float">
            <text:p>1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1.8861902933801" calcext:value-type="float">
            <text:p>1.89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79]+[.N79]" office:value-type="float" office:value="1759" calcext:value-type="float">
            <text:p>1759</text:p>
          </table:table-cell>
          <table:table-cell table:style-name="ce3" table:formula="of:=[.O79]/[.O$410]" office:value-type="float" office:value="2.37826086658897" calcext:value-type="float">
            <text:p>2.38</text:p>
          </table:table-cell>
          <table:table-cell table:formula="of:=[.D79]+[.H79]+[.L79]+[.P79]" office:value-type="float" office:value="13.1381045696766" calcext:value-type="float">
            <text:p>13.14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80:.G80])&gt;0;[.B80];0)" office:value-type="float" office:value="73977" calcext:value-type="float">
            <text:p>73977</text:p>
          </table:table-cell>
          <table:table-cell table:style-name="ce3" table:formula="of:=[.C80]/[.C$410]" office:value-type="float" office:value="2.80219498900023" calcext:value-type="float">
            <text:p>2.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58271497026374" calcext:value-type="float">
            <text:p>6.58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1.8861902933801" calcext:value-type="float">
            <text:p>1.89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80]+[.N80]" office:value-type="float" office:value="1282" calcext:value-type="float">
            <text:p>1282</text:p>
          </table:table-cell>
          <table:table-cell table:style-name="ce3" table:formula="of:=[.O80]/[.O$410]" office:value-type="float" office:value="1.73333168332408" calcext:value-type="float">
            <text:p>1.73</text:p>
          </table:table-cell>
          <table:table-cell table:formula="of:=[.D80]+[.H80]+[.L80]+[.P80]" office:value-type="float" office:value="13.0044319359682" calcext:value-type="float">
            <text:p>13.00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81:.G81])&gt;0;[.B81];0)" office:value-type="float" office:value="71227" calcext:value-type="float">
            <text:p>71227</text:p>
          </table:table-cell>
          <table:table-cell table:style-name="ce3" table:formula="of:=[.C81]/[.C$410]" office:value-type="float" office:value="2.69802698786811" calcext:value-type="float">
            <text:p>2.7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6.58271497026374" calcext:value-type="float">
            <text:p>6.58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1" calcext:value-type="float">
            <text:p>1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1.8861902933801" calcext:value-type="float">
            <text:p>1.89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81]+[.N81]" office:value-type="float" office:value="1302" calcext:value-type="float">
            <text:p>1302</text:p>
          </table:table-cell>
          <table:table-cell table:style-name="ce3" table:formula="of:=[.O81]/[.O$410]" office:value-type="float" office:value="1.76037273922617" calcext:value-type="float">
            <text:p>1.76</text:p>
          </table:table-cell>
          <table:table-cell table:formula="of:=[.D81]+[.H81]+[.L81]+[.P81]" office:value-type="float" office:value="12.9273049907381" calcext:value-type="float">
            <text:p>12.93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82:.G82])&gt;0;[.B82];0)" office:value-type="float" office:value="70440" calcext:value-type="float">
            <text:p>70440</text:p>
          </table:table-cell>
          <table:table-cell table:style-name="ce3" table:formula="of:=[.C82]/[.C$410]" office:value-type="float" office:value="2.66821599990776" calcext:value-type="float">
            <text:p>2.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6.58271497026374" calcext:value-type="float">
            <text:p>6.58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1" calcext:value-type="float">
            <text:p>1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1.8861902933801" calcext:value-type="float">
            <text:p>1.89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82]+[.N82]" office:value-type="float" office:value="1322" calcext:value-type="float">
            <text:p>1322</text:p>
          </table:table-cell>
          <table:table-cell table:style-name="ce3" table:formula="of:=[.O82]/[.O$410]" office:value-type="float" office:value="1.78741379512827" calcext:value-type="float">
            <text:p>1.79</text:p>
          </table:table-cell>
          <table:table-cell table:formula="of:=[.D82]+[.H82]+[.L82]+[.P82]" office:value-type="float" office:value="12.9245350586799" calcext:value-type="float">
            <text:p>12.92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83:.G83])&gt;0;[.B83];0)" office:value-type="float" office:value="69225" calcext:value-type="float">
            <text:p>69225</text:p>
          </table:table-cell>
          <table:table-cell table:style-name="ce3" table:formula="of:=[.C83]/[.C$410]" office:value-type="float" office:value="2.62219268304393" calcext:value-type="float">
            <text:p>2.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6.58271497026374" calcext:value-type="float">
            <text:p>6.58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1" calcext:value-type="float">
            <text:p>1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1.8861902933801" calcext:value-type="float">
            <text:p>1.89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83]+[.N83]" office:value-type="float" office:value="1342" calcext:value-type="float">
            <text:p>1342</text:p>
          </table:table-cell>
          <table:table-cell table:style-name="ce3" table:formula="of:=[.O83]/[.O$410]" office:value-type="float" office:value="1.81445485103036" calcext:value-type="float">
            <text:p>1.81</text:p>
          </table:table-cell>
          <table:table-cell table:formula="of:=[.D83]+[.H83]+[.L83]+[.P83]" office:value-type="float" office:value="12.9055527977181" calcext:value-type="float">
            <text:p>12.91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84:.G84])&gt;0;[.B84];0)" office:value-type="float" office:value="112238" calcext:value-type="float">
            <text:p>112238</text:p>
          </table:table-cell>
          <table:table-cell table:style-name="ce3" table:formula="of:=[.C84]/[.C$410]" office:value-type="float" office:value="4.25149385856966" calcext:value-type="float">
            <text:p>4.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6.58271497026374" calcext:value-type="float">
            <text:p>6.58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1" calcext:value-type="float">
            <text:p>1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1.8861902933801" calcext:value-type="float">
            <text:p>1.89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84]+[.N84]" office:value-type="float" office:value="128" calcext:value-type="float">
            <text:p>128</text:p>
          </table:table-cell>
          <table:table-cell table:style-name="ce3" table:formula="of:=[.O84]/[.O$410]" office:value-type="float" office:value="0.173062757773387" calcext:value-type="float">
            <text:p>0.17</text:p>
          </table:table-cell>
          <table:table-cell table:formula="of:=[.D84]+[.H84]+[.L84]+[.P84]" office:value-type="float" office:value="12.8934618799869" calcext:value-type="float">
            <text:p>12.89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85:.G85])&gt;0;[.B85];0)" office:value-type="float" office:value="52551" calcext:value-type="float">
            <text:p>52551</text:p>
          </table:table-cell>
          <table:table-cell table:style-name="ce3" table:formula="of:=[.C85]/[.C$410]" office:value-type="float" office:value="1.99059368272505" calcext:value-type="float">
            <text:p>1.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6.58271497026374" calcext:value-type="float">
            <text:p>6.58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1" calcext:value-type="float">
            <text:p>1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1.8861902933801" calcext:value-type="float">
            <text:p>1.89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85]+[.N85]" office:value-type="float" office:value="1792" calcext:value-type="float">
            <text:p>1792</text:p>
          </table:table-cell>
          <table:table-cell table:style-name="ce3" table:formula="of:=[.O85]/[.O$410]" office:value-type="float" office:value="2.42287860882742" calcext:value-type="float">
            <text:p>2.42</text:p>
          </table:table-cell>
          <table:table-cell table:formula="of:=[.D85]+[.H85]+[.L85]+[.P85]" office:value-type="float" office:value="12.8823775551963" calcext:value-type="float">
            <text:p>12.88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86:.G86])&gt;0;[.B86];0)" office:value-type="float" office:value="67346" calcext:value-type="float">
            <text:p>67346</text:p>
          </table:table-cell>
          <table:table-cell table:style-name="ce3" table:formula="of:=[.C86]/[.C$410]" office:value-type="float" office:value="2.55101752881584" calcext:value-type="float">
            <text:p>2.5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58271497026374" calcext:value-type="float">
            <text:p>6.58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1.8861902933801" calcext:value-type="float">
            <text:p>1.89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86]+[.N86]" office:value-type="float" office:value="1363" calcext:value-type="float">
            <text:p>1363</text:p>
          </table:table-cell>
          <table:table-cell table:style-name="ce3" table:formula="of:=[.O86]/[.O$410]" office:value-type="float" office:value="1.84284795972755" calcext:value-type="float">
            <text:p>1.84</text:p>
          </table:table-cell>
          <table:table-cell table:formula="of:=[.D86]+[.H86]+[.L86]+[.P86]" office:value-type="float" office:value="12.8627707521872" calcext:value-type="float">
            <text:p>12.86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87:.G87])&gt;0;[.B87];0)" office:value-type="float" office:value="58937" calcext:value-type="float">
            <text:p>58937</text:p>
          </table:table-cell>
          <table:table-cell table:style-name="ce3" table:formula="of:=[.C87]/[.C$410]" office:value-type="float" office:value="2.2324907209904" calcext:value-type="float">
            <text:p>2.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6.58271497026374" calcext:value-type="float">
            <text:p>6.58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1" calcext:value-type="float">
            <text:p>1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1.8861902933801" calcext:value-type="float">
            <text:p>1.89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87]+[.N87]" office:value-type="float" office:value="1573" calcext:value-type="float">
            <text:p>1573</text:p>
          </table:table-cell>
          <table:table-cell table:style-name="ce3" table:formula="of:=[.O87]/[.O$410]" office:value-type="float" office:value="2.12677904669952" calcext:value-type="float">
            <text:p>2.13</text:p>
          </table:table-cell>
          <table:table-cell table:formula="of:=[.D87]+[.H87]+[.L87]+[.P87]" office:value-type="float" office:value="12.8281750313338" calcext:value-type="float">
            <text:p>12.83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88:.G88])&gt;0;[.B88];0)" office:value-type="float" office:value="64566" calcext:value-type="float">
            <text:p>64566</text:p>
          </table:table-cell>
          <table:table-cell table:style-name="ce3" table:formula="of:=[.C88]/[.C$410]" office:value-type="float" office:value="2.44571314948955" calcext:value-type="float">
            <text:p>2.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6.58271497026374" calcext:value-type="float">
            <text:p>6.58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1" calcext:value-type="float">
            <text:p>1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1.8861902933801" calcext:value-type="float">
            <text:p>1.89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88]+[.N88]" office:value-type="float" office:value="1384" calcext:value-type="float">
            <text:p>1384</text:p>
          </table:table-cell>
          <table:table-cell table:style-name="ce3" table:formula="of:=[.O88]/[.O$410]" office:value-type="float" office:value="1.87124106842475" calcext:value-type="float">
            <text:p>1.87</text:p>
          </table:table-cell>
          <table:table-cell table:formula="of:=[.D88]+[.H88]+[.L88]+[.P88]" office:value-type="float" office:value="12.7858594815581" calcext:value-type="float">
            <text:p>12.79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89:.G89])&gt;0;[.B89];0)" office:value-type="float" office:value="223534" calcext:value-type="float">
            <text:p>223534</text:p>
          </table:table-cell>
          <table:table-cell table:style-name="ce3" table:formula="of:=[.C89]/[.C$410]" office:value-type="float" office:value="8.46730544184243" calcext:value-type="float">
            <text:p>8.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1.77036472057628" calcext:value-type="float">
            <text:p>1.77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0" calcext:value-type="float">
            <text:p>0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0.187257538164919" calcext:value-type="float">
            <text:p>0.19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89]+[.N89]" office:value-type="float" office:value="1736" calcext:value-type="float">
            <text:p>1736</text:p>
          </table:table-cell>
          <table:table-cell table:style-name="ce3" table:formula="of:=[.O89]/[.O$410]" office:value-type="float" office:value="2.34716365230157" calcext:value-type="float">
            <text:p>2.35</text:p>
          </table:table-cell>
          <table:table-cell table:formula="of:=[.D89]+[.H89]+[.L89]+[.P89]" office:value-type="float" office:value="12.7720913528852" calcext:value-type="float">
            <text:p>12.77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90:.G90])&gt;0;[.B90];0)" office:value-type="float" office:value="63415" calcext:value-type="float">
            <text:p>63415</text:p>
          </table:table-cell>
          <table:table-cell table:style-name="ce3" table:formula="of:=[.C90]/[.C$410]" office:value-type="float" office:value="2.40211410610662" calcext:value-type="float">
            <text:p>2.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6.58271497026374" calcext:value-type="float">
            <text:p>6.58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1" calcext:value-type="float">
            <text:p>1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1.8861902933801" calcext:value-type="float">
            <text:p>1.89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90]+[.N90]" office:value-type="float" office:value="1405" calcext:value-type="float">
            <text:p>1405</text:p>
          </table:table-cell>
          <table:table-cell table:style-name="ce3" table:formula="of:=[.O90]/[.O$410]" office:value-type="float" office:value="1.89963417712195" calcext:value-type="float">
            <text:p>1.90</text:p>
          </table:table-cell>
          <table:table-cell table:formula="of:=[.D90]+[.H90]+[.L90]+[.P90]" office:value-type="float" office:value="12.7706535468724" calcext:value-type="float">
            <text:p>12.77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91:.G91])&gt;0;[.B91];0)" office:value-type="float" office:value="73893" calcext:value-type="float">
            <text:p>73893</text:p>
          </table:table-cell>
          <table:table-cell table:style-name="ce3" table:formula="of:=[.C91]/[.C$410]" office:value-type="float" office:value="2.79901313005656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1]*[.S$15]+[.F91]*[.S$19]+[.G91]*[.S$21]" office:value-type="float" office:value="1.77036472057628" calcext:value-type="float">
            <text:p>1.77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0" calcext:value-type="float">
            <text:p>0</text:p>
          </table:table-cell>
          <table:table-cell table:style-name="ce1" table:formula="of:=IF([.G91]&gt;0;1;0)" office:value-type="float" office:value="1" calcext:value-type="float">
            <text:p>1</text:p>
          </table:table-cell>
          <table:table-cell table:style-name="ce3" table:formula="of:=[.I91]*[.I$411]+[.J91]*[.J$411]+[.K91]*[.K$411]" office:value-type="float" office:value="0.187257538164919" calcext:value-type="float">
            <text:p>0.19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91]+[.N91]" office:value-type="float" office:value="5903" calcext:value-type="float">
            <text:p>5903</text:p>
          </table:table-cell>
          <table:table-cell table:style-name="ce3" table:formula="of:=[.O91]/[.O$410]" office:value-type="float" office:value="7.98116764950238" calcext:value-type="float">
            <text:p>7.98</text:p>
          </table:table-cell>
          <table:table-cell table:formula="of:=[.D91]+[.H91]+[.L91]+[.P91]" office:value-type="float" office:value="12.7378030383001" calcext:value-type="float">
            <text:p>12.74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92:.G92])&gt;0;[.B92];0)" office:value-type="float" office:value="110958" calcext:value-type="float">
            <text:p>110958</text:p>
          </table:table-cell>
          <table:table-cell table:style-name="ce3" table:formula="of:=[.C92]/[.C$410]" office:value-type="float" office:value="4.2030083889518" calcext:value-type="float">
            <text:p>4.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2]*[.S$15]+[.F92]*[.S$19]+[.G92]*[.S$21]" office:value-type="float" office:value="6.58271497026374" calcext:value-type="float">
            <text:p>6.58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1" calcext:value-type="float">
            <text:p>1</text:p>
          </table:table-cell>
          <table:table-cell table:style-name="ce1" table:formula="of:=IF([.G92]&gt;0;1;0)" office:value-type="float" office:value="1" calcext:value-type="float">
            <text:p>1</text:p>
          </table:table-cell>
          <table:table-cell table:style-name="ce3" table:formula="of:=[.I92]*[.I$411]+[.J92]*[.J$411]+[.K92]*[.K$411]" office:value-type="float" office:value="1.8861902933801" calcext:value-type="float">
            <text:p>1.89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92]+[.N92]" office:value-type="float" office:value="38" calcext:value-type="float">
            <text:p>38</text:p>
          </table:table-cell>
          <table:table-cell table:style-name="ce3" table:formula="of:=[.O92]/[.O$410]" office:value-type="float" office:value="0.0513780062139744" calcext:value-type="float">
            <text:p>0.05</text:p>
          </table:table-cell>
          <table:table-cell table:formula="of:=[.D92]+[.H92]+[.L92]+[.P92]" office:value-type="float" office:value="12.7232916588096" calcext:value-type="float">
            <text:p>12.72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3:.G93])&gt;0;[.B93];0)" office:value-type="float" office:value="159360" calcext:value-type="float">
            <text:p>159360</text:p>
          </table:table-cell>
          <table:table-cell table:style-name="ce3" table:formula="of:=[.C93]/[.C$410]" office:value-type="float" office:value="6.03644096742334" calcext:value-type="float">
            <text:p>6.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3]*[.S$15]+[.F93]*[.S$19]+[.G93]*[.S$21]" office:value-type="float" office:value="4.81235024968747" calcext:value-type="float">
            <text:p>4.81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1" calcext:value-type="float">
            <text:p>1</text:p>
          </table:table-cell>
          <table:table-cell table:style-name="ce1" table:formula="of:=IF([.G93]&gt;0;1;0)" office:value-type="float" office:value="0" calcext:value-type="float">
            <text:p>0</text:p>
          </table:table-cell>
          <table:table-cell table:style-name="ce3" table:formula="of:=[.I93]*[.I$411]+[.J93]*[.J$411]+[.K93]*[.K$411]" office:value-type="float" office:value="1.69893275521518" calcext:value-type="float">
            <text:p>1.70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3]+[.N93]" office:value-type="float" office:value="118" calcext:value-type="float">
            <text:p>118</text:p>
          </table:table-cell>
          <table:table-cell table:style-name="ce3" table:formula="of:=[.O93]/[.O$410]" office:value-type="float" office:value="0.159542229822341" calcext:value-type="float">
            <text:p>0.16</text:p>
          </table:table-cell>
          <table:table-cell table:formula="of:=[.D93]+[.H93]+[.L93]+[.P93]" office:value-type="float" office:value="12.7072662021483" calcext:value-type="float">
            <text:p>12.71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94:.G94])&gt;0;[.B94];0)" office:value-type="float" office:value="73420" calcext:value-type="float">
            <text:p>73420</text:p>
          </table:table-cell>
          <table:table-cell table:style-name="ce3" table:formula="of:=[.C94]/[.C$410]" office:value-type="float" office:value="2.78109623386183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4]*[.S$15]+[.F94]*[.S$19]+[.G94]*[.S$21]" office:value-type="float" office:value="1.77036472057628" calcext:value-type="float">
            <text:p>1.77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0" calcext:value-type="float">
            <text:p>0</text:p>
          </table:table-cell>
          <table:table-cell table:style-name="ce1" table:formula="of:=IF([.G94]&gt;0;1;0)" office:value-type="float" office:value="1" calcext:value-type="float">
            <text:p>1</text:p>
          </table:table-cell>
          <table:table-cell table:style-name="ce3" table:formula="of:=[.I94]*[.I$411]+[.J94]*[.J$411]+[.K94]*[.K$411]" office:value-type="float" office:value="0.187257538164919" calcext:value-type="float">
            <text:p>0.19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94]+[.N94]" office:value-type="float" office:value="5842" calcext:value-type="float">
            <text:p>5842</text:p>
          </table:table-cell>
          <table:table-cell table:style-name="ce3" table:formula="of:=[.O94]/[.O$410]" office:value-type="float" office:value="7.89869242900101" calcext:value-type="float">
            <text:p>7.90</text:p>
          </table:table-cell>
          <table:table-cell table:formula="of:=[.D94]+[.H94]+[.L94]+[.P94]" office:value-type="float" office:value="12.637410921604" calcext:value-type="float">
            <text:p>12.64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95:.G95])&gt;0;[.B95];0)" office:value-type="float" office:value="97987" calcext:value-type="float">
            <text:p>97987</text:p>
          </table:table-cell>
          <table:table-cell table:style-name="ce3" table:formula="of:=[.C95]/[.C$410]" office:value-type="float" office:value="3.71167633706646" calcext:value-type="float">
            <text:p>3.7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5]*[.S$15]+[.F95]*[.S$19]+[.G95]*[.S$21]" office:value-type="float" office:value="6.58271497026374" calcext:value-type="float">
            <text:p>6.58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1" calcext:value-type="float">
            <text:p>1</text:p>
          </table:table-cell>
          <table:table-cell table:style-name="ce1" table:formula="of:=IF([.G95]&gt;0;1;0)" office:value-type="float" office:value="1" calcext:value-type="float">
            <text:p>1</text:p>
          </table:table-cell>
          <table:table-cell table:style-name="ce3" table:formula="of:=[.I95]*[.I$411]+[.J95]*[.J$411]+[.K95]*[.K$411]" office:value-type="float" office:value="1.8861902933801" calcext:value-type="float">
            <text:p>1.89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95]+[.N95]" office:value-type="float" office:value="308" calcext:value-type="float">
            <text:p>308</text:p>
          </table:table-cell>
          <table:table-cell table:style-name="ce3" table:formula="of:=[.O95]/[.O$410]" office:value-type="float" office:value="0.416432260892213" calcext:value-type="float">
            <text:p>0.42</text:p>
          </table:table-cell>
          <table:table-cell table:formula="of:=[.D95]+[.H95]+[.L95]+[.P95]" office:value-type="float" office:value="12.5970138616025" calcext:value-type="float">
            <text:p>12.60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96:.G96])&gt;0;[.B96];0)" office:value-type="float" office:value="134686" calcext:value-type="float">
            <text:p>134686</text:p>
          </table:table-cell>
          <table:table-cell table:style-name="ce3" table:formula="of:=[.C96]/[.C$410]" office:value-type="float" office:value="5.10180778199285" calcext:value-type="float">
            <text:p>5.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6]*[.S$15]+[.F96]*[.S$19]+[.G96]*[.S$21]" office:value-type="float" office:value="4.81235024968747" calcext:value-type="float">
            <text:p>4.81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1" calcext:value-type="float">
            <text:p>1</text:p>
          </table:table-cell>
          <table:table-cell table:style-name="ce1" table:formula="of:=IF([.G96]&gt;0;1;0)" office:value-type="float" office:value="0" calcext:value-type="float">
            <text:p>0</text:p>
          </table:table-cell>
          <table:table-cell table:style-name="ce3" table:formula="of:=[.I96]*[.I$411]+[.J96]*[.J$411]+[.K96]*[.K$411]" office:value-type="float" office:value="1.69893275521518" calcext:value-type="float">
            <text:p>1.70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96]+[.N96]" office:value-type="float" office:value="660" calcext:value-type="float">
            <text:p>660</text:p>
          </table:table-cell>
          <table:table-cell table:style-name="ce3" table:formula="of:=[.O96]/[.O$410]" office:value-type="float" office:value="0.892354844769028" calcext:value-type="float">
            <text:p>0.89</text:p>
          </table:table-cell>
          <table:table-cell table:formula="of:=[.D96]+[.H96]+[.L96]+[.P96]" office:value-type="float" office:value="12.5054456316645" calcext:value-type="float">
            <text:p>12.51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97:.G97])&gt;0;[.B97];0)" office:value-type="float" office:value="150114" calcext:value-type="float">
            <text:p>150114</text:p>
          </table:table-cell>
          <table:table-cell table:style-name="ce3" table:formula="of:=[.C97]/[.C$410]" office:value-type="float" office:value="5.6862092079806" calcext:value-type="float">
            <text:p>5.6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7]*[.S$15]+[.F97]*[.S$19]+[.G97]*[.S$21]" office:value-type="float" office:value="4.81235024968747" calcext:value-type="float">
            <text:p>4.81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0" calcext:value-type="float">
            <text:p>0</text:p>
          </table:table-cell>
          <table:table-cell table:style-name="ce3" table:formula="of:=[.I97]*[.I$411]+[.J97]*[.J$411]+[.K97]*[.K$411]" office:value-type="float" office:value="1.69893275521518" calcext:value-type="float">
            <text:p>1.70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97]+[.N97]" office:value-type="float" office:value="174" calcext:value-type="float">
            <text:p>174</text:p>
          </table:table-cell>
          <table:table-cell table:style-name="ce3" table:formula="of:=[.O97]/[.O$410]" office:value-type="float" office:value="0.235257186348198" calcext:value-type="float">
            <text:p>0.24</text:p>
          </table:table-cell>
          <table:table-cell table:formula="of:=[.D97]+[.H97]+[.L97]+[.P97]" office:value-type="float" office:value="12.4327493992314" calcext:value-type="float">
            <text:p>12.43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98:.G98])&gt;0;[.B98];0)" office:value-type="float" office:value="104166" calcext:value-type="float">
            <text:p>104166</text:p>
          </table:table-cell>
          <table:table-cell table:style-name="ce3" table:formula="of:=[.C98]/[.C$410]" office:value-type="float" office:value="3.94573236579204" calcext:value-type="float">
            <text:p>3.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8]*[.S$15]+[.F98]*[.S$19]+[.G98]*[.S$21]" office:value-type="float" office:value="6.58271497026374" calcext:value-type="float">
            <text:p>6.58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1" calcext:value-type="float">
            <text:p>1</text:p>
          </table:table-cell>
          <table:table-cell table:style-name="ce1" table:formula="of:=IF([.G98]&gt;0;1;0)" office:value-type="float" office:value="1" calcext:value-type="float">
            <text:p>1</text:p>
          </table:table-cell>
          <table:table-cell table:style-name="ce3" table:formula="of:=[.I98]*[.I$411]+[.J98]*[.J$411]+[.K98]*[.K$411]" office:value-type="float" office:value="1.8861902933801" calcext:value-type="float">
            <text:p>1.89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98]+[.N98]" office:value-type="float" office:value="10" calcext:value-type="float">
            <text:p>10</text:p>
          </table:table-cell>
          <table:table-cell table:style-name="ce3" table:formula="of:=[.O98]/[.O$410]" office:value-type="float" office:value="0.0135205279510459" calcext:value-type="float">
            <text:p>0.01</text:p>
          </table:table-cell>
          <table:table-cell table:formula="of:=[.D98]+[.H98]+[.L98]+[.P98]" office:value-type="float" office:value="12.4281581573869" calcext:value-type="float">
            <text:p>12.43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99:.G99])&gt;0;[.B99];0)" office:value-type="float" office:value="146420" calcext:value-type="float">
            <text:p>146420</text:p>
          </table:table-cell>
          <table:table-cell table:style-name="ce3" table:formula="of:=[.C99]/[.C$410]" office:value-type="float" office:value="5.54628317300531" calcext:value-type="float">
            <text:p>5.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9]*[.S$15]+[.F99]*[.S$19]+[.G99]*[.S$21]" office:value-type="float" office:value="4.81235024968747" calcext:value-type="float">
            <text:p>4.81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1" calcext:value-type="float">
            <text:p>1</text:p>
          </table:table-cell>
          <table:table-cell table:style-name="ce1" table:formula="of:=IF([.G99]&gt;0;1;0)" office:value-type="float" office:value="0" calcext:value-type="float">
            <text:p>0</text:p>
          </table:table-cell>
          <table:table-cell table:style-name="ce3" table:formula="of:=[.I99]*[.I$411]+[.J99]*[.J$411]+[.K99]*[.K$411]" office:value-type="float" office:value="1.69893275521518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99]+[.N99]" office:value-type="float" office:value="174" calcext:value-type="float">
            <text:p>174</text:p>
          </table:table-cell>
          <table:table-cell table:style-name="ce3" table:formula="of:=[.O99]/[.O$410]" office:value-type="float" office:value="0.235257186348198" calcext:value-type="float">
            <text:p>0.24</text:p>
          </table:table-cell>
          <table:table-cell table:formula="of:=[.D99]+[.H99]+[.L99]+[.P99]" office:value-type="float" office:value="12.2928233642561" calcext:value-type="float">
            <text:p>12.29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100:.G100])&gt;0;[.B100];0)" office:value-type="float" office:value="76073" calcext:value-type="float">
            <text:p>76073</text:p>
          </table:table-cell>
          <table:table-cell table:style-name="ce3" table:formula="of:=[.C100]/[.C$410]" office:value-type="float" office:value="2.88158994549947" calcext:value-type="float">
            <text:p>2.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0]*[.S$15]+[.F100]*[.S$19]+[.G100]*[.S$21]" office:value-type="float" office:value="6.58271497026374" calcext:value-type="float">
            <text:p>6.58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1" calcext:value-type="float">
            <text:p>1</text:p>
          </table:table-cell>
          <table:table-cell table:style-name="ce1" table:formula="of:=IF([.G100]&gt;0;1;0)" office:value-type="float" office:value="1" calcext:value-type="float">
            <text:p>1</text:p>
          </table:table-cell>
          <table:table-cell table:style-name="ce3" table:formula="of:=[.I100]*[.I$411]+[.J100]*[.J$411]+[.K100]*[.K$411]" office:value-type="float" office:value="1.8861902933801" calcext:value-type="float">
            <text:p>1.89</text:p>
          </table:table-cell>
          <table:table-cell table:style-name="ce6" table:formula="of:=545+102" office:value-type="float" office:value="647" calcext:value-type="float">
            <text:p>647</text:p>
          </table:table-cell>
          <table:table-cell/>
          <table:table-cell table:formula="of:=[.M100]+[.N100]" office:value-type="float" office:value="647" calcext:value-type="float">
            <text:p>647</text:p>
          </table:table-cell>
          <table:table-cell table:style-name="ce3" table:formula="of:=[.O100]/[.O$410]" office:value-type="float" office:value="0.874778158432668" calcext:value-type="float">
            <text:p>0.87</text:p>
          </table:table-cell>
          <table:table-cell table:formula="of:=[.D100]+[.H100]+[.L100]+[.P100]" office:value-type="float" office:value="12.225273367576" calcext:value-type="float">
            <text:p>12.23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01:.G101])&gt;0;[.B101];0)" office:value-type="float" office:value="146830" calcext:value-type="float">
            <text:p>146830</text:p>
          </table:table-cell>
          <table:table-cell table:style-name="ce3" table:formula="of:=[.C101]/[.C$410]" office:value-type="float" office:value="5.56181367499228" calcext:value-type="float">
            <text:p>5.5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1]*[.S$15]+[.F101]*[.S$19]+[.G101]*[.S$21]" office:value-type="float" office:value="4.81235024968747" calcext:value-type="float">
            <text:p>4.81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1" calcext:value-type="float">
            <text:p>1</text:p>
          </table:table-cell>
          <table:table-cell table:style-name="ce1" table:formula="of:=IF([.G101]&gt;0;1;0)" office:value-type="float" office:value="0" calcext:value-type="float">
            <text:p>0</text:p>
          </table:table-cell>
          <table:table-cell table:style-name="ce3" table:formula="of:=[.I101]*[.I$411]+[.J101]*[.J$411]+[.K101]*[.K$411]" office:value-type="float" office:value="1.69893275521518" calcext:value-type="float">
            <text:p>1.70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01]+[.N101]" office:value-type="float" office:value="110" calcext:value-type="float">
            <text:p>110</text:p>
          </table:table-cell>
          <table:table-cell table:style-name="ce3" table:formula="of:=[.O101]/[.O$410]" office:value-type="float" office:value="0.148725807461505" calcext:value-type="float">
            <text:p>0.15</text:p>
          </table:table-cell>
          <table:table-cell table:formula="of:=[.D101]+[.H101]+[.L101]+[.P101]" office:value-type="float" office:value="12.2218224873564" calcext:value-type="float">
            <text:p>12.22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02:.G102])&gt;0;[.B102];0)" office:value-type="float" office:value="206256" calcext:value-type="float">
            <text:p>206256</text:p>
          </table:table-cell>
          <table:table-cell table:style-name="ce3" table:formula="of:=[.C102]/[.C$410]" office:value-type="float" office:value="7.81282736054762" calcext:value-type="float">
            <text:p>7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2]*[.S$15]+[.F102]*[.S$19]+[.G102]*[.S$21]" office:value-type="float" office:value="1.77036472057628" calcext:value-type="float">
            <text:p>1.77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0" calcext:value-type="float">
            <text:p>0</text:p>
          </table:table-cell>
          <table:table-cell table:style-name="ce1" table:formula="of:=IF([.G102]&gt;0;1;0)" office:value-type="float" office:value="1" calcext:value-type="float">
            <text:p>1</text:p>
          </table:table-cell>
          <table:table-cell table:style-name="ce3" table:formula="of:=[.I102]*[.I$411]+[.J102]*[.J$411]+[.K102]*[.K$411]" office:value-type="float" office:value="0.187257538164919" calcext:value-type="float">
            <text:p>0.19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02]+[.N102]" office:value-type="float" office:value="1793" calcext:value-type="float">
            <text:p>1793</text:p>
          </table:table-cell>
          <table:table-cell table:style-name="ce3" table:formula="of:=[.O102]/[.O$410]" office:value-type="float" office:value="2.42423066162253" calcext:value-type="float">
            <text:p>2.42</text:p>
          </table:table-cell>
          <table:table-cell table:formula="of:=[.D102]+[.H102]+[.L102]+[.P102]" office:value-type="float" office:value="12.1946802809113" calcext:value-type="float">
            <text:p>12.19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03:.G103])&gt;0;[.B103];0)" office:value-type="float" office:value="97027" calcext:value-type="float">
            <text:p>97027</text:p>
          </table:table-cell>
          <table:table-cell table:style-name="ce3" table:formula="of:=[.C103]/[.C$410]" office:value-type="float" office:value="3.67531223485307" calcext:value-type="float">
            <text:p>3.6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3]*[.S$15]+[.F103]*[.S$19]+[.G103]*[.S$21]" office:value-type="float" office:value="6.58271497026374" calcext:value-type="float">
            <text:p>6.58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1" calcext:value-type="float">
            <text:p>1</text:p>
          </table:table-cell>
          <table:table-cell table:style-name="ce1" table:formula="of:=IF([.G103]&gt;0;1;0)" office:value-type="float" office:value="1" calcext:value-type="float">
            <text:p>1</text:p>
          </table:table-cell>
          <table:table-cell table:style-name="ce3" table:formula="of:=[.I103]*[.I$411]+[.J103]*[.J$411]+[.K103]*[.K$411]" office:value-type="float" office:value="1.8861902933801" calcext:value-type="float">
            <text:p>1.89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03]+[.N103]" office:value-type="float" office:value="11" calcext:value-type="float">
            <text:p>11</text:p>
          </table:table-cell>
          <table:table-cell table:style-name="ce3" table:formula="of:=[.O103]/[.O$410]" office:value-type="float" office:value="0.0148725807461505" calcext:value-type="float">
            <text:p>0.01</text:p>
          </table:table-cell>
          <table:table-cell table:formula="of:=[.D103]+[.H103]+[.L103]+[.P103]" office:value-type="float" office:value="12.1590900792431" calcext:value-type="float">
            <text:p>12.16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04:.G104])&gt;0;[.B104];0)" office:value-type="float" office:value="204085" calcext:value-type="float">
            <text:p>204085</text:p>
          </table:table-cell>
          <table:table-cell table:style-name="ce3" table:formula="of:=[.C104]/[.C$410]" office:value-type="float" office:value="7.73059145856296" calcext:value-type="float">
            <text:p>7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4]*[.S$15]+[.F104]*[.S$19]+[.G104]*[.S$21]" office:value-type="float" office:value="1.77036472057628" calcext:value-type="float">
            <text:p>1.77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0" calcext:value-type="float">
            <text:p>0</text:p>
          </table:table-cell>
          <table:table-cell table:style-name="ce1" table:formula="of:=IF([.G104]&gt;0;1;0)" office:value-type="float" office:value="1" calcext:value-type="float">
            <text:p>1</text:p>
          </table:table-cell>
          <table:table-cell table:style-name="ce3" table:formula="of:=[.I104]*[.I$411]+[.J104]*[.J$411]+[.K104]*[.K$411]" office:value-type="float" office:value="0.187257538164919" calcext:value-type="float">
            <text:p>0.19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04]+[.N104]" office:value-type="float" office:value="1809" calcext:value-type="float">
            <text:p>1809</text:p>
          </table:table-cell>
          <table:table-cell table:style-name="ce3" table:formula="of:=[.O104]/[.O$410]" office:value-type="float" office:value="2.4458635063442" calcext:value-type="float">
            <text:p>2.45</text:p>
          </table:table-cell>
          <table:table-cell table:formula="of:=[.D104]+[.H104]+[.L104]+[.P104]" office:value-type="float" office:value="12.1340772236484" calcext:value-type="float">
            <text:p>12.13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05:.G105])&gt;0;[.B105];0)" office:value-type="float" office:value="145884" calcext:value-type="float">
            <text:p>145884</text:p>
          </table:table-cell>
          <table:table-cell table:style-name="ce3" table:formula="of:=[.C105]/[.C$410]" office:value-type="float" office:value="5.52597988260283" calcext:value-type="float">
            <text:p>5.5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5]*[.S$15]+[.F105]*[.S$19]+[.G105]*[.S$21]" office:value-type="float" office:value="4.81235024968747" calcext:value-type="float">
            <text:p>4.81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1" calcext:value-type="float">
            <text:p>1</text:p>
          </table:table-cell>
          <table:table-cell table:style-name="ce1" table:formula="of:=IF([.G105]&gt;0;1;0)" office:value-type="float" office:value="0" calcext:value-type="float">
            <text:p>0</text:p>
          </table:table-cell>
          <table:table-cell table:style-name="ce3" table:formula="of:=[.I105]*[.I$411]+[.J105]*[.J$411]+[.K105]*[.K$411]" office:value-type="float" office:value="1.69893275521518" calcext:value-type="float">
            <text:p>1.70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05]+[.N105]" office:value-type="float" office:value="66" calcext:value-type="float">
            <text:p>66</text:p>
          </table:table-cell>
          <table:table-cell table:style-name="ce3" table:formula="of:=[.O105]/[.O$410]" office:value-type="float" office:value="0.0892354844769028" calcext:value-type="float">
            <text:p>0.09</text:p>
          </table:table-cell>
          <table:table-cell table:formula="of:=[.D105]+[.H105]+[.L105]+[.P105]" office:value-type="float" office:value="12.1264983719824" calcext:value-type="float">
            <text:p>12.13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06:.G106])&gt;0;[.B106];0)" office:value-type="float" office:value="59215" calcext:value-type="float">
            <text:p>59215</text:p>
          </table:table-cell>
          <table:table-cell table:style-name="ce3" table:formula="of:=[.C106]/[.C$410]" office:value-type="float" office:value="2.24302115892302" calcext:value-type="float">
            <text:p>2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6]*[.S$15]+[.F106]*[.S$19]+[.G106]*[.S$21]" office:value-type="float" office:value="1.77036472057628" calcext:value-type="float">
            <text:p>1.77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0" calcext:value-type="float">
            <text:p>0</text:p>
          </table:table-cell>
          <table:table-cell table:style-name="ce1" table:formula="of:=IF([.G106]&gt;0;1;0)" office:value-type="float" office:value="1" calcext:value-type="float">
            <text:p>1</text:p>
          </table:table-cell>
          <table:table-cell table:style-name="ce3" table:formula="of:=[.I106]*[.I$411]+[.J106]*[.J$411]+[.K106]*[.K$411]" office:value-type="float" office:value="0.187257538164919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06]+[.N106]" office:value-type="float" office:value="5855" calcext:value-type="float">
            <text:p>5855</text:p>
          </table:table-cell>
          <table:table-cell table:style-name="ce3" table:formula="of:=[.O106]/[.O$410]" office:value-type="float" office:value="7.91626911533736" calcext:value-type="float">
            <text:p>7.92</text:p>
          </table:table-cell>
          <table:table-cell table:formula="of:=[.D106]+[.H106]+[.L106]+[.P106]" office:value-type="float" office:value="12.1169125330016" calcext:value-type="float">
            <text:p>12.12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07:.G107])&gt;0;[.B107];0)" office:value-type="float" office:value="201960" calcext:value-type="float">
            <text:p>201960</text:p>
          </table:table-cell>
          <table:table-cell table:style-name="ce3" table:formula="of:=[.C107]/[.C$410]" office:value-type="float" office:value="7.65009800314268" calcext:value-type="float">
            <text:p>7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7]*[.S$15]+[.F107]*[.S$19]+[.G107]*[.S$21]" office:value-type="float" office:value="1.77036472057628" calcext:value-type="float">
            <text:p>1.77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0" calcext:value-type="float">
            <text:p>0</text:p>
          </table:table-cell>
          <table:table-cell table:style-name="ce1" table:formula="of:=IF([.G107]&gt;0;1;0)" office:value-type="float" office:value="1" calcext:value-type="float">
            <text:p>1</text:p>
          </table:table-cell>
          <table:table-cell table:style-name="ce3" table:formula="of:=[.I107]*[.I$411]+[.J107]*[.J$411]+[.K107]*[.K$411]" office:value-type="float" office:value="0.187257538164919" calcext:value-type="float">
            <text:p>0.19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07]+[.N107]" office:value-type="float" office:value="1826" calcext:value-type="float">
            <text:p>1826</text:p>
          </table:table-cell>
          <table:table-cell table:style-name="ce3" table:formula="of:=[.O107]/[.O$410]" office:value-type="float" office:value="2.46884840386098" calcext:value-type="float">
            <text:p>2.47</text:p>
          </table:table-cell>
          <table:table-cell table:formula="of:=[.D107]+[.H107]+[.L107]+[.P107]" office:value-type="float" office:value="12.0765686657449" calcext:value-type="float">
            <text:p>12.08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08:.G108])&gt;0;[.B108];0)" office:value-type="float" office:value="197888" calcext:value-type="float">
            <text:p>197888</text:p>
          </table:table-cell>
          <table:table-cell table:style-name="ce3" table:formula="of:=[.C108]/[.C$410]" office:value-type="float" office:value="7.49585360292087" calcext:value-type="float">
            <text:p>7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8]*[.S$15]+[.F108]*[.S$19]+[.G108]*[.S$21]" office:value-type="float" office:value="1.77036472057628" calcext:value-type="float">
            <text:p>1.77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0" calcext:value-type="float">
            <text:p>0</text:p>
          </table:table-cell>
          <table:table-cell table:style-name="ce1" table:formula="of:=IF([.G108]&gt;0;1;0)" office:value-type="float" office:value="1" calcext:value-type="float">
            <text:p>1</text:p>
          </table:table-cell>
          <table:table-cell table:style-name="ce3" table:formula="of:=[.I108]*[.I$411]+[.J108]*[.J$411]+[.K108]*[.K$411]" office:value-type="float" office:value="0.187257538164919" calcext:value-type="float">
            <text:p>0.19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08]+[.N108]" office:value-type="float" office:value="1842" calcext:value-type="float">
            <text:p>1842</text:p>
          </table:table-cell>
          <table:table-cell table:style-name="ce3" table:formula="of:=[.O108]/[.O$410]" office:value-type="float" office:value="2.49048124858265" calcext:value-type="float">
            <text:p>2.49</text:p>
          </table:table-cell>
          <table:table-cell table:formula="of:=[.D108]+[.H108]+[.L108]+[.P108]" office:value-type="float" office:value="11.9439571102447" calcext:value-type="float">
            <text:p>11.94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09:.G109])&gt;0;[.B109];0)" office:value-type="float" office:value="35665" calcext:value-type="float">
            <text:p>35665</text:p>
          </table:table-cell>
          <table:table-cell table:style-name="ce3" table:formula="of:=[.C109]/[.C$410]" office:value-type="float" office:value="1.35096427650071" calcext:value-type="float">
            <text:p>1.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9]*[.S$15]+[.F109]*[.S$19]+[.G109]*[.S$21]" office:value-type="float" office:value="6.58271497026374" calcext:value-type="float">
            <text:p>6.58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1" calcext:value-type="float">
            <text:p>1</text:p>
          </table:table-cell>
          <table:table-cell table:style-name="ce1" table:formula="of:=IF([.G109]&gt;0;1;0)" office:value-type="float" office:value="1" calcext:value-type="float">
            <text:p>1</text:p>
          </table:table-cell>
          <table:table-cell table:style-name="ce3" table:formula="of:=[.I109]*[.I$411]+[.J109]*[.J$411]+[.K109]*[.K$411]" office:value-type="float" office:value="1.8861902933801" calcext:value-type="float">
            <text:p>1.89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09]+[.N109]" office:value-type="float" office:value="1566" calcext:value-type="float">
            <text:p>1566</text:p>
          </table:table-cell>
          <table:table-cell table:style-name="ce3" table:formula="of:=[.O109]/[.O$410]" office:value-type="float" office:value="2.11731467713379" calcext:value-type="float">
            <text:p>2.12</text:p>
          </table:table-cell>
          <table:table-cell table:formula="of:=[.D109]+[.H109]+[.L109]+[.P109]" office:value-type="float" office:value="11.9371842172783" calcext:value-type="float">
            <text:p>11.94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10:.G110])&gt;0;[.B110];0)" office:value-type="float" office:value="86673" calcext:value-type="float">
            <text:p>86673</text:p>
          </table:table-cell>
          <table:table-cell table:style-name="ce3" table:formula="of:=[.C110]/[.C$410]" office:value-type="float" office:value="3.28311024077236" calcext:value-type="float">
            <text:p>3.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0]*[.S$15]+[.F110]*[.S$19]+[.G110]*[.S$21]" office:value-type="float" office:value="6.58271497026374" calcext:value-type="float">
            <text:p>6.58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1" calcext:value-type="float">
            <text:p>1</text:p>
          </table:table-cell>
          <table:table-cell table:style-name="ce1" table:formula="of:=IF([.G110]&gt;0;1;0)" office:value-type="float" office:value="1" calcext:value-type="float">
            <text:p>1</text:p>
          </table:table-cell>
          <table:table-cell table:style-name="ce3" table:formula="of:=[.I110]*[.I$411]+[.J110]*[.J$411]+[.K110]*[.K$411]" office:value-type="float" office:value="1.8861902933801" calcext:value-type="float">
            <text:p>1.89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10]+[.N110]" office:value-type="float" office:value="65" calcext:value-type="float">
            <text:p>65</text:p>
          </table:table-cell>
          <table:table-cell table:style-name="ce3" table:formula="of:=[.O110]/[.O$410]" office:value-type="float" office:value="0.0878834316817982" calcext:value-type="float">
            <text:p>0.09</text:p>
          </table:table-cell>
          <table:table-cell table:formula="of:=[.D110]+[.H110]+[.L110]+[.P110]" office:value-type="float" office:value="11.839898936098" calcext:value-type="float">
            <text:p>11.84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11:.G111])&gt;0;[.B111];0)" office:value-type="float" office:value="59690" calcext:value-type="float">
            <text:p>59690</text:p>
          </table:table-cell>
          <table:table-cell table:style-name="ce3" table:formula="of:=[.C111]/[.C$410]" office:value-type="float" office:value="2.26101381366403" calcext:value-type="float">
            <text:p>2.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1]*[.S$15]+[.F111]*[.S$19]+[.G111]*[.S$21]" office:value-type="float" office:value="6.58271497026374" calcext:value-type="float">
            <text:p>6.58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1" calcext:value-type="float">
            <text:p>1</text:p>
          </table:table-cell>
          <table:table-cell table:style-name="ce1" table:formula="of:=IF([.G111]&gt;0;1;0)" office:value-type="float" office:value="1" calcext:value-type="float">
            <text:p>1</text:p>
          </table:table-cell>
          <table:table-cell table:style-name="ce3" table:formula="of:=[.I111]*[.I$411]+[.J111]*[.J$411]+[.K111]*[.K$411]" office:value-type="float" office:value="1.8861902933801" calcext:value-type="float">
            <text:p>1.89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11]+[.N111]" office:value-type="float" office:value="809" calcext:value-type="float">
            <text:p>809</text:p>
          </table:table-cell>
          <table:table-cell table:style-name="ce3" table:formula="of:=[.O111]/[.O$410]" office:value-type="float" office:value="1.09381071123961" calcext:value-type="float">
            <text:p>1.09</text:p>
          </table:table-cell>
          <table:table-cell table:formula="of:=[.D111]+[.H111]+[.L111]+[.P111]" office:value-type="float" office:value="11.8237297885475" calcext:value-type="float">
            <text:p>11.82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12:.G112])&gt;0;[.B112];0)" office:value-type="float" office:value="78159" calcext:value-type="float">
            <text:p>78159</text:p>
          </table:table-cell>
          <table:table-cell table:style-name="ce3" table:formula="of:=[.C112]/[.C$410]" office:value-type="float" office:value="2.96060610926733" calcext:value-type="float">
            <text:p>2.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12]*[.S$15]+[.F112]*[.S$19]+[.G112]*[.S$21]" office:value-type="float" office:value="6.58271497026374" calcext:value-type="float">
            <text:p>6.58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1" calcext:value-type="float">
            <text:p>1</text:p>
          </table:table-cell>
          <table:table-cell table:style-name="ce1" table:formula="of:=IF([.G112]&gt;0;1;0)" office:value-type="float" office:value="1" calcext:value-type="float">
            <text:p>1</text:p>
          </table:table-cell>
          <table:table-cell table:style-name="ce3" table:formula="of:=[.I112]*[.I$411]+[.J112]*[.J$411]+[.K112]*[.K$411]" office:value-type="float" office:value="1.8861902933801" calcext:value-type="float">
            <text:p>1.89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12]+[.N112]" office:value-type="float" office:value="270" calcext:value-type="float">
            <text:p>270</text:p>
          </table:table-cell>
          <table:table-cell table:style-name="ce3" table:formula="of:=[.O112]/[.O$410]" office:value-type="float" office:value="0.365054254678239" calcext:value-type="float">
            <text:p>0.37</text:p>
          </table:table-cell>
          <table:table-cell table:formula="of:=[.D112]+[.H112]+[.L112]+[.P112]" office:value-type="float" office:value="11.7945656275894" calcext:value-type="float">
            <text:p>11.79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13:.G113])&gt;0;[.B113];0)" office:value-type="float" office:value="192060" calcext:value-type="float">
            <text:p>192060</text:p>
          </table:table-cell>
          <table:table-cell table:style-name="ce3" table:formula="of:=[.C113]/[.C$410]" office:value-type="float" office:value="7.27509319906706" calcext:value-type="float">
            <text:p>7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3]*[.S$15]+[.F113]*[.S$19]+[.G113]*[.S$21]" office:value-type="float" office:value="1.77036472057628" calcext:value-type="float">
            <text:p>1.77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0" calcext:value-type="float">
            <text:p>0</text:p>
          </table:table-cell>
          <table:table-cell table:style-name="ce1" table:formula="of:=IF([.G113]&gt;0;1;0)" office:value-type="float" office:value="1" calcext:value-type="float">
            <text:p>1</text:p>
          </table:table-cell>
          <table:table-cell table:style-name="ce3" table:formula="of:=[.I113]*[.I$411]+[.J113]*[.J$411]+[.K113]*[.K$411]" office:value-type="float" office:value="0.187257538164919" calcext:value-type="float">
            <text:p>0.19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13]+[.N113]" office:value-type="float" office:value="1859" calcext:value-type="float">
            <text:p>1859</text:p>
          </table:table-cell>
          <table:table-cell table:style-name="ce3" table:formula="of:=[.O113]/[.O$410]" office:value-type="float" office:value="2.51346614609943" calcext:value-type="float">
            <text:p>2.51</text:p>
          </table:table-cell>
          <table:table-cell table:formula="of:=[.D113]+[.H113]+[.L113]+[.P113]" office:value-type="float" office:value="11.7461816039077" calcext:value-type="float">
            <text:p>11.75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14:.G114])&gt;0;[.B114];0)" office:value-type="float" office:value="190852" calcext:value-type="float">
            <text:p>190852</text:p>
          </table:table-cell>
          <table:table-cell table:style-name="ce3" table:formula="of:=[.C114]/[.C$410]" office:value-type="float" office:value="7.22933503711521" calcext:value-type="float">
            <text:p>7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4]*[.S$15]+[.F114]*[.S$19]+[.G114]*[.S$21]" office:value-type="float" office:value="1.77036472057628" calcext:value-type="float">
            <text:p>1.77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0" calcext:value-type="float">
            <text:p>0</text:p>
          </table:table-cell>
          <table:table-cell table:style-name="ce1" table:formula="of:=IF([.G114]&gt;0;1;0)" office:value-type="float" office:value="1" calcext:value-type="float">
            <text:p>1</text:p>
          </table:table-cell>
          <table:table-cell table:style-name="ce3" table:formula="of:=[.I114]*[.I$411]+[.J114]*[.J$411]+[.K114]*[.K$411]" office:value-type="float" office:value="0.187257538164919" calcext:value-type="float">
            <text:p>0.19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14]+[.N114]" office:value-type="float" office:value="1892" calcext:value-type="float">
            <text:p>1892</text:p>
          </table:table-cell>
          <table:table-cell table:style-name="ce3" table:formula="of:=[.O114]/[.O$410]" office:value-type="float" office:value="2.55808388833788" calcext:value-type="float">
            <text:p>2.56</text:p>
          </table:table-cell>
          <table:table-cell table:formula="of:=[.D114]+[.H114]+[.L114]+[.P114]" office:value-type="float" office:value="11.7450411841943" calcext:value-type="float">
            <text:p>11.75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15:.G115])&gt;0;[.B115];0)" office:value-type="float" office:value="191455" calcext:value-type="float">
            <text:p>191455</text:p>
          </table:table-cell>
          <table:table-cell table:style-name="ce3" table:formula="of:=[.C115]/[.C$410]" office:value-type="float" office:value="7.252176238818" calcext:value-type="float">
            <text:p>7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5]*[.S$15]+[.F115]*[.S$19]+[.G115]*[.S$21]" office:value-type="float" office:value="1.77036472057628" calcext:value-type="float">
            <text:p>1.77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0" calcext:value-type="float">
            <text:p>0</text:p>
          </table:table-cell>
          <table:table-cell table:style-name="ce1" table:formula="of:=IF([.G115]&gt;0;1;0)" office:value-type="float" office:value="1" calcext:value-type="float">
            <text:p>1</text:p>
          </table:table-cell>
          <table:table-cell table:style-name="ce3" table:formula="of:=[.I115]*[.I$411]+[.J115]*[.J$411]+[.K115]*[.K$411]" office:value-type="float" office:value="0.187257538164919" calcext:value-type="float">
            <text:p>0.19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15]+[.N115]" office:value-type="float" office:value="1875" calcext:value-type="float">
            <text:p>1875</text:p>
          </table:table-cell>
          <table:table-cell table:style-name="ce3" table:formula="of:=[.O115]/[.O$410]" office:value-type="float" office:value="2.5350989908211" calcext:value-type="float">
            <text:p>2.54</text:p>
          </table:table-cell>
          <table:table-cell table:formula="of:=[.D115]+[.H115]+[.L115]+[.P115]" office:value-type="float" office:value="11.7448974883803" calcext:value-type="float">
            <text:p>11.74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16:.G116])&gt;0;[.B116];0)" office:value-type="float" office:value="185994" calcext:value-type="float">
            <text:p>185994</text:p>
          </table:table-cell>
          <table:table-cell table:style-name="ce3" table:formula="of:=[.C116]/[.C$410]" office:value-type="float" office:value="7.04531752820618" calcext:value-type="float">
            <text:p>7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6]*[.S$15]+[.F116]*[.S$19]+[.G116]*[.S$21]" office:value-type="float" office:value="1.77036472057628" calcext:value-type="float">
            <text:p>1.77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0" calcext:value-type="float">
            <text:p>0</text:p>
          </table:table-cell>
          <table:table-cell table:style-name="ce1" table:formula="of:=IF([.G116]&gt;0;1;0)" office:value-type="float" office:value="1" calcext:value-type="float">
            <text:p>1</text:p>
          </table:table-cell>
          <table:table-cell table:style-name="ce3" table:formula="of:=[.I116]*[.I$411]+[.J116]*[.J$411]+[.K116]*[.K$411]" office:value-type="float" office:value="0.187257538164919" calcext:value-type="float">
            <text:p>0.19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16]+[.N116]" office:value-type="float" office:value="1929" calcext:value-type="float">
            <text:p>1929</text:p>
          </table:table-cell>
          <table:table-cell table:style-name="ce3" table:formula="of:=[.O116]/[.O$410]" office:value-type="float" office:value="2.60810984175675" calcext:value-type="float">
            <text:p>2.61</text:p>
          </table:table-cell>
          <table:table-cell table:formula="of:=[.D116]+[.H116]+[.L116]+[.P116]" office:value-type="float" office:value="11.6110496287041" calcext:value-type="float">
            <text:p>11.61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17:.G117])&gt;0;[.B117];0)" office:value-type="float" office:value="184401" calcext:value-type="float">
            <text:p>184401</text:p>
          </table:table-cell>
          <table:table-cell table:style-name="ce3" table:formula="of:=[.C117]/[.C$410]" office:value-type="float" office:value="6.98497584609583" calcext:value-type="float">
            <text:p>6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1.77036472057628" calcext:value-type="float">
            <text:p>1.77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0" calcext:value-type="float">
            <text:p>0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0.187257538164919" calcext:value-type="float">
            <text:p>0.19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17]+[.N117]" office:value-type="float" office:value="1946" calcext:value-type="float">
            <text:p>1946</text:p>
          </table:table-cell>
          <table:table-cell table:style-name="ce3" table:formula="of:=[.O117]/[.O$410]" office:value-type="float" office:value="2.63109473927353" calcext:value-type="float">
            <text:p>2.63</text:p>
          </table:table-cell>
          <table:table-cell table:formula="of:=[.D117]+[.H117]+[.L117]+[.P117]" office:value-type="float" office:value="11.5736928441106" calcext:value-type="float">
            <text:p>11.57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18:.G118])&gt;0;[.B118];0)" office:value-type="float" office:value="81418" calcext:value-type="float">
            <text:p>81418</text:p>
          </table:table-cell>
          <table:table-cell table:style-name="ce3" table:formula="of:=[.C118]/[.C$410]" office:value-type="float" office:value="3.08405466042717" calcext:value-type="float">
            <text:p>3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6.58271497026374" calcext:value-type="float">
            <text:p>6.58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1" calcext:value-type="float">
            <text:p>1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1.8861902933801" calcext:value-type="float">
            <text:p>1.89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18]+[.N118]" office:value-type="float" office:value="7" calcext:value-type="float">
            <text:p>7</text:p>
          </table:table-cell>
          <table:table-cell table:style-name="ce3" table:formula="of:=[.O118]/[.O$410]" office:value-type="float" office:value="0.00946436956573212" calcext:value-type="float">
            <text:p>0.01</text:p>
          </table:table-cell>
          <table:table-cell table:formula="of:=[.D118]+[.H118]+[.L118]+[.P118]" office:value-type="float" office:value="11.5624242936367" calcext:value-type="float">
            <text:p>11.56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19:.G119])&gt;0;[.B119];0)" office:value-type="float" office:value="126962" calcext:value-type="float">
            <text:p>126962</text:p>
          </table:table-cell>
          <table:table-cell table:style-name="ce3" table:formula="of:=[.C119]/[.C$410]" office:value-type="float" office:value="4.80922827626759" calcext:value-type="float">
            <text:p>4.8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9]*[.S$15]+[.F119]*[.S$19]+[.G119]*[.S$21]" office:value-type="float" office:value="4.81235024968747" calcext:value-type="float">
            <text:p>4.81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1" calcext:value-type="float">
            <text:p>1</text:p>
          </table:table-cell>
          <table:table-cell table:style-name="ce1" table:formula="of:=IF([.G119]&gt;0;1;0)" office:value-type="float" office:value="0" calcext:value-type="float">
            <text:p>0</text:p>
          </table:table-cell>
          <table:table-cell table:style-name="ce3" table:formula="of:=[.I119]*[.I$411]+[.J119]*[.J$411]+[.K119]*[.K$411]" office:value-type="float" office:value="1.69893275521518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19]+[.N119]" office:value-type="float" office:value="174" calcext:value-type="float">
            <text:p>174</text:p>
          </table:table-cell>
          <table:table-cell table:style-name="ce3" table:formula="of:=[.O119]/[.O$410]" office:value-type="float" office:value="0.235257186348198" calcext:value-type="float">
            <text:p>0.24</text:p>
          </table:table-cell>
          <table:table-cell table:formula="of:=[.D119]+[.H119]+[.L119]+[.P119]" office:value-type="float" office:value="11.5557684675184" calcext:value-type="float">
            <text:p>11.56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20:.G120])&gt;0;[.B120];0)" office:value-type="float" office:value="181934" calcext:value-type="float">
            <text:p>181934</text:p>
          </table:table-cell>
          <table:table-cell table:style-name="ce3" table:formula="of:=[.C120]/[.C$410]" office:value-type="float" office:value="6.89152767926204" calcext:value-type="float">
            <text:p>6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0]*[.S$15]+[.F120]*[.S$19]+[.G120]*[.S$21]" office:value-type="float" office:value="1.77036472057628" calcext:value-type="float">
            <text:p>1.77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0" calcext:value-type="float">
            <text:p>0</text:p>
          </table:table-cell>
          <table:table-cell table:style-name="ce1" table:formula="of:=IF([.G120]&gt;0;1;0)" office:value-type="float" office:value="1" calcext:value-type="float">
            <text:p>1</text:p>
          </table:table-cell>
          <table:table-cell table:style-name="ce3" table:formula="of:=[.I120]*[.I$411]+[.J120]*[.J$411]+[.K120]*[.K$411]" office:value-type="float" office:value="0.187257538164919" calcext:value-type="float">
            <text:p>0.19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20]+[.N120]" office:value-type="float" office:value="1963" calcext:value-type="float">
            <text:p>1963</text:p>
          </table:table-cell>
          <table:table-cell table:style-name="ce3" table:formula="of:=[.O120]/[.O$410]" office:value-type="float" office:value="2.65407963679031" calcext:value-type="float">
            <text:p>2.65</text:p>
          </table:table-cell>
          <table:table-cell table:formula="of:=[.D120]+[.H120]+[.L120]+[.P120]" office:value-type="float" office:value="11.5032295747935" calcext:value-type="float">
            <text:p>11.50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21:.G121])&gt;0;[.B121];0)" office:value-type="float" office:value="41044" calcext:value-type="float">
            <text:p>41044</text:p>
          </table:table-cell>
          <table:table-cell table:style-name="ce3" table:formula="of:=[.C121]/[.C$410]" office:value-type="float" office:value="1.55471688671513" calcext:value-type="float">
            <text:p>1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1]*[.S$15]+[.F121]*[.S$19]+[.G121]*[.S$21]" office:value-type="float" office:value="1.77036472057628" calcext:value-type="float">
            <text:p>1.77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0" calcext:value-type="float">
            <text:p>0</text:p>
          </table:table-cell>
          <table:table-cell table:style-name="ce1" table:formula="of:=IF([.G121]&gt;0;1;0)" office:value-type="float" office:value="1" calcext:value-type="float">
            <text:p>1</text:p>
          </table:table-cell>
          <table:table-cell table:style-name="ce3" table:formula="of:=[.I121]*[.I$411]+[.J121]*[.J$411]+[.K121]*[.K$411]" office:value-type="float" office:value="0.187257538164919" calcext:value-type="float">
            <text:p>0.19</text:p>
          </table:table-cell>
          <table:table-cell table:style-name="ce6" office:value-type="float" office:value="99" calcext:value-type="float">
            <text:p>99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21]+[.N121]" office:value-type="float" office:value="5904" calcext:value-type="float">
            <text:p>5904</text:p>
          </table:table-cell>
          <table:table-cell table:style-name="ce3" table:formula="of:=[.O121]/[.O$410]" office:value-type="float" office:value="7.98251970229749" calcext:value-type="float">
            <text:p>7.98</text:p>
          </table:table-cell>
          <table:table-cell table:formula="of:=[.D121]+[.H121]+[.L121]+[.P121]" office:value-type="float" office:value="11.4948588477538" calcext:value-type="float">
            <text:p>11.49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22:.G122])&gt;0;[.B122];0)" office:value-type="float" office:value="127407" calcext:value-type="float">
            <text:p>127407</text:p>
          </table:table-cell>
          <table:table-cell table:style-name="ce3" table:formula="of:=[.C122]/[.C$410]" office:value-type="float" office:value="4.82608455281442" calcext:value-type="float">
            <text:p>4.8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2]*[.S$15]+[.F122]*[.S$19]+[.G122]*[.S$21]" office:value-type="float" office:value="4.81235024968747" calcext:value-type="float">
            <text:p>4.81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1" calcext:value-type="float">
            <text:p>1</text:p>
          </table:table-cell>
          <table:table-cell table:style-name="ce1" table:formula="of:=IF([.G122]&gt;0;1;0)" office:value-type="float" office:value="0" calcext:value-type="float">
            <text:p>0</text:p>
          </table:table-cell>
          <table:table-cell table:style-name="ce3" table:formula="of:=[.I122]*[.I$411]+[.J122]*[.J$411]+[.K122]*[.K$411]" office:value-type="float" office:value="1.69893275521518" calcext:value-type="float">
            <text:p>1.70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22]+[.N122]" office:value-type="float" office:value="75" calcext:value-type="float">
            <text:p>75</text:p>
          </table:table-cell>
          <table:table-cell table:style-name="ce3" table:formula="of:=[.O122]/[.O$410]" office:value-type="float" office:value="0.101403959632844" calcext:value-type="float">
            <text:p>0.10</text:p>
          </table:table-cell>
          <table:table-cell table:formula="of:=[.D122]+[.H122]+[.L122]+[.P122]" office:value-type="float" office:value="11.4387715173499" calcext:value-type="float">
            <text:p>11.44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123:.G123])&gt;0;[.B123];0)" office:value-type="float" office:value="65864" calcext:value-type="float">
            <text:p>65864</text:p>
          </table:table-cell>
          <table:table-cell table:style-name="ce3" table:formula="of:=[.C123]/[.C$410]" office:value-type="float" office:value="2.49488044602391" calcext:value-type="float">
            <text:p>2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3]*[.S$15]+[.F123]*[.S$19]+[.G123]*[.S$21]" office:value-type="float" office:value="6.58271497026374" calcext:value-type="float">
            <text:p>6.58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1" calcext:value-type="float">
            <text:p>1</text:p>
          </table:table-cell>
          <table:table-cell table:style-name="ce1" table:formula="of:=IF([.G123]&gt;0;1;0)" office:value-type="float" office:value="1" calcext:value-type="float">
            <text:p>1</text:p>
          </table:table-cell>
          <table:table-cell table:style-name="ce3" table:formula="of:=[.I123]*[.I$411]+[.J123]*[.J$411]+[.K123]*[.K$411]" office:value-type="float" office:value="1.8861902933801" calcext:value-type="float">
            <text:p>1.89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/>
          <table:table-cell table:formula="of:=[.M123]+[.N123]" office:value-type="float" office:value="334" calcext:value-type="float">
            <text:p>334</text:p>
          </table:table-cell>
          <table:table-cell table:style-name="ce3" table:formula="of:=[.O123]/[.O$410]" office:value-type="float" office:value="0.451585633564932" calcext:value-type="float">
            <text:p>0.45</text:p>
          </table:table-cell>
          <table:table-cell table:formula="of:=[.D123]+[.H123]+[.L123]+[.P123]" office:value-type="float" office:value="11.4153713432327" calcext:value-type="float">
            <text:p>11.42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24:.G124])&gt;0;[.B124];0)" office:value-type="float" office:value="122889" calcext:value-type="float">
            <text:p>122889</text:p>
          </table:table-cell>
          <table:table-cell table:style-name="ce3" table:formula="of:=[.C124]/[.C$410]" office:value-type="float" office:value="4.65494599677264" calcext:value-type="float">
            <text:p>4.6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4]*[.S$15]+[.F124]*[.S$19]+[.G124]*[.S$21]" office:value-type="float" office:value="4.81235024968747" calcext:value-type="float">
            <text:p>4.81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1" calcext:value-type="float">
            <text:p>1</text:p>
          </table:table-cell>
          <table:table-cell table:style-name="ce1" table:formula="of:=IF([.G124]&gt;0;1;0)" office:value-type="float" office:value="0" calcext:value-type="float">
            <text:p>0</text:p>
          </table:table-cell>
          <table:table-cell table:style-name="ce3" table:formula="of:=[.I124]*[.I$411]+[.J124]*[.J$411]+[.K124]*[.K$411]" office:value-type="float" office:value="1.69893275521518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4]+[.N124]" office:value-type="float" office:value="174" calcext:value-type="float">
            <text:p>174</text:p>
          </table:table-cell>
          <table:table-cell table:style-name="ce3" table:formula="of:=[.O124]/[.O$410]" office:value-type="float" office:value="0.235257186348198" calcext:value-type="float">
            <text:p>0.24</text:p>
          </table:table-cell>
          <table:table-cell table:formula="of:=[.D124]+[.H124]+[.L124]+[.P124]" office:value-type="float" office:value="11.4014861880235" calcext:value-type="float">
            <text:p>11.40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25:.G125])&gt;0;[.B125];0)" office:value-type="float" office:value="62864" calcext:value-type="float">
            <text:p>62864</text:p>
          </table:table-cell>
          <table:table-cell table:style-name="ce3" table:formula="of:=[.C125]/[.C$410]" office:value-type="float" office:value="2.38124262660706" calcext:value-type="float">
            <text:p>2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5]*[.S$15]+[.F125]*[.S$19]+[.G125]*[.S$21]" office:value-type="float" office:value="1.77036472057628" calcext:value-type="float">
            <text:p>1.77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0" calcext:value-type="float">
            <text:p>0</text:p>
          </table:table-cell>
          <table:table-cell table:style-name="ce1" table:formula="of:=IF([.G125]&gt;0;1;0)" office:value-type="float" office:value="1" calcext:value-type="float">
            <text:p>1</text:p>
          </table:table-cell>
          <table:table-cell table:style-name="ce3" table:formula="of:=[.I125]*[.I$411]+[.J125]*[.J$411]+[.K125]*[.K$411]" office:value-type="float" office:value="0.187257538164919" calcext:value-type="float">
            <text:p>0.19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25]+[.N125]" office:value-type="float" office:value="4851" calcext:value-type="float">
            <text:p>4851</text:p>
          </table:table-cell>
          <table:table-cell table:style-name="ce3" table:formula="of:=[.O125]/[.O$410]" office:value-type="float" office:value="6.55880810905236" calcext:value-type="float">
            <text:p>6.56</text:p>
          </table:table-cell>
          <table:table-cell table:formula="of:=[.D125]+[.H125]+[.L125]+[.P125]" office:value-type="float" office:value="10.8976729944006" calcext:value-type="float">
            <text:p>10.90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26:.G126])&gt;0;[.B126];0)" office:value-type="float" office:value="65930" calcext:value-type="float">
            <text:p>65930</text:p>
          </table:table-cell>
          <table:table-cell table:style-name="ce3" table:formula="of:=[.C126]/[.C$410]" office:value-type="float" office:value="2.49738047805108" calcext:value-type="float">
            <text:p>2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6]*[.S$15]+[.F126]*[.S$19]+[.G126]*[.S$21]" office:value-type="float" office:value="1.77036472057628" calcext:value-type="float">
            <text:p>1.77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0" calcext:value-type="float">
            <text:p>0</text:p>
          </table:table-cell>
          <table:table-cell table:style-name="ce1" table:formula="of:=IF([.G126]&gt;0;1;0)" office:value-type="float" office:value="1" calcext:value-type="float">
            <text:p>1</text:p>
          </table:table-cell>
          <table:table-cell table:style-name="ce3" table:formula="of:=[.I126]*[.I$411]+[.J126]*[.J$411]+[.K126]*[.K$411]" office:value-type="float" office:value="0.187257538164919" calcext:value-type="float">
            <text:p>0.19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26]+[.N126]" office:value-type="float" office:value="4764" calcext:value-type="float">
            <text:p>4764</text:p>
          </table:table-cell>
          <table:table-cell table:style-name="ce3" table:formula="of:=[.O126]/[.O$410]" office:value-type="float" office:value="6.44117951587826" calcext:value-type="float">
            <text:p>6.44</text:p>
          </table:table-cell>
          <table:table-cell table:formula="of:=[.D126]+[.H126]+[.L126]+[.P126]" office:value-type="float" office:value="10.8961822526705" calcext:value-type="float">
            <text:p>10.90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27:.G127])&gt;0;[.B127];0)" office:value-type="float" office:value="55638" calcext:value-type="float">
            <text:p>55638</text:p>
          </table:table-cell>
          <table:table-cell table:style-name="ce3" table:formula="of:=[.C127]/[.C$410]" office:value-type="float" office:value="2.10752699890499" calcext:value-type="float">
            <text:p>2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7]*[.S$15]+[.F127]*[.S$19]+[.G127]*[.S$21]" office:value-type="float" office:value="1.77036472057628" calcext:value-type="float">
            <text:p>1.77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0" calcext:value-type="float">
            <text:p>0</text:p>
          </table:table-cell>
          <table:table-cell table:style-name="ce1" table:formula="of:=IF([.G127]&gt;0;1;0)" office:value-type="float" office:value="1" calcext:value-type="float">
            <text:p>1</text:p>
          </table:table-cell>
          <table:table-cell table:style-name="ce3" table:formula="of:=[.I127]*[.I$411]+[.J127]*[.J$411]+[.K127]*[.K$411]" office:value-type="float" office:value="0.187257538164919" calcext:value-type="float">
            <text:p>0.19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27]+[.N127]" office:value-type="float" office:value="5048" calcext:value-type="float">
            <text:p>5048</text:p>
          </table:table-cell>
          <table:table-cell table:style-name="ce3" table:formula="of:=[.O127]/[.O$410]" office:value-type="float" office:value="6.82516250968796" calcext:value-type="float">
            <text:p>6.83</text:p>
          </table:table-cell>
          <table:table-cell table:formula="of:=[.D127]+[.H127]+[.L127]+[.P127]" office:value-type="float" office:value="10.8903117673342" calcext:value-type="float">
            <text:p>10.89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28:.G128])&gt;0;[.B128];0)" office:value-type="float" office:value="59164" calcext:value-type="float">
            <text:p>59164</text:p>
          </table:table-cell>
          <table:table-cell table:style-name="ce3" table:formula="of:=[.C128]/[.C$410]" office:value-type="float" office:value="2.24108931599294" calcext:value-type="float">
            <text:p>2.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8]*[.S$15]+[.F128]*[.S$19]+[.G128]*[.S$21]" office:value-type="float" office:value="6.58271497026374" calcext:value-type="float">
            <text:p>6.58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1" calcext:value-type="float">
            <text:p>1</text:p>
          </table:table-cell>
          <table:table-cell table:style-name="ce1" table:formula="of:=IF([.G128]&gt;0;1;0)" office:value-type="float" office:value="1" calcext:value-type="float">
            <text:p>1</text:p>
          </table:table-cell>
          <table:table-cell table:style-name="ce3" table:formula="of:=[.I128]*[.I$411]+[.J128]*[.J$411]+[.K128]*[.K$411]" office:value-type="float" office:value="1.8861902933801" calcext:value-type="float">
            <text:p>1.89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28]+[.N128]" office:value-type="float" office:value="129" calcext:value-type="float">
            <text:p>129</text:p>
          </table:table-cell>
          <table:table-cell table:style-name="ce3" table:formula="of:=[.O128]/[.O$410]" office:value-type="float" office:value="0.174414810568492" calcext:value-type="float">
            <text:p>0.17</text:p>
          </table:table-cell>
          <table:table-cell table:formula="of:=[.D128]+[.H128]+[.L128]+[.P128]" office:value-type="float" office:value="10.8844093902053" calcext:value-type="float">
            <text:p>10.88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29:.G129])&gt;0;[.B129];0)" office:value-type="float" office:value="51444" calcext:value-type="float">
            <text:p>51444</text:p>
          </table:table-cell>
          <table:table-cell table:style-name="ce3" table:formula="of:=[.C129]/[.C$410]" office:value-type="float" office:value="1.94866132736023" calcext:value-type="float">
            <text:p>1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9]*[.S$15]+[.F129]*[.S$19]+[.G129]*[.S$21]" office:value-type="float" office:value="1.77036472057628" calcext:value-type="float">
            <text:p>1.77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0" calcext:value-type="float">
            <text:p>0</text:p>
          </table:table-cell>
          <table:table-cell table:style-name="ce1" table:formula="of:=IF([.G129]&gt;0;1;0)" office:value-type="float" office:value="1" calcext:value-type="float">
            <text:p>1</text:p>
          </table:table-cell>
          <table:table-cell table:style-name="ce3" table:formula="of:=[.I129]*[.I$411]+[.J129]*[.J$411]+[.K129]*[.K$411]" office:value-type="float" office:value="0.187257538164919" calcext:value-type="float">
            <text:p>0.19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29]+[.N129]" office:value-type="float" office:value="5159" calcext:value-type="float">
            <text:p>5159</text:p>
          </table:table-cell>
          <table:table-cell table:style-name="ce3" table:formula="of:=[.O129]/[.O$410]" office:value-type="float" office:value="6.97524036994457" calcext:value-type="float">
            <text:p>6.98</text:p>
          </table:table-cell>
          <table:table-cell table:formula="of:=[.D129]+[.H129]+[.L129]+[.P129]" office:value-type="float" office:value="10.881523956046" calcext:value-type="float">
            <text:p>10.88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30:.G130])&gt;0;[.B130];0)" office:value-type="float" office:value="52121" calcext:value-type="float">
            <text:p>52121</text:p>
          </table:table-cell>
          <table:table-cell table:style-name="ce3" table:formula="of:=[.C130]/[.C$410]" office:value-type="float" office:value="1.9743055952753" calcext:value-type="float">
            <text:p>1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0]*[.S$15]+[.F130]*[.S$19]+[.G130]*[.S$21]" office:value-type="float" office:value="1.77036472057628" calcext:value-type="float">
            <text:p>1.77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0" calcext:value-type="float">
            <text:p>0</text:p>
          </table:table-cell>
          <table:table-cell table:style-name="ce1" table:formula="of:=IF([.G130]&gt;0;1;0)" office:value-type="float" office:value="1" calcext:value-type="float">
            <text:p>1</text:p>
          </table:table-cell>
          <table:table-cell table:style-name="ce3" table:formula="of:=[.I130]*[.I$411]+[.J130]*[.J$411]+[.K130]*[.K$411]" office:value-type="float" office:value="0.187257538164919" calcext:value-type="float">
            <text:p>0.19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30]+[.N130]" office:value-type="float" office:value="5137" calcext:value-type="float">
            <text:p>5137</text:p>
          </table:table-cell>
          <table:table-cell table:style-name="ce3" table:formula="of:=[.O130]/[.O$410]" office:value-type="float" office:value="6.94549520845227" calcext:value-type="float">
            <text:p>6.95</text:p>
          </table:table-cell>
          <table:table-cell table:formula="of:=[.D130]+[.H130]+[.L130]+[.P130]" office:value-type="float" office:value="10.8774230624688" calcext:value-type="float">
            <text:p>10.88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31:.G131])&gt;0;[.B131];0)" office:value-type="float" office:value="63016" calcext:value-type="float">
            <text:p>63016</text:p>
          </table:table-cell>
          <table:table-cell table:style-name="ce3" table:formula="of:=[.C131]/[.C$410]" office:value-type="float" office:value="2.38700027612418" calcext:value-type="float">
            <text:p>2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1]*[.S$15]+[.F131]*[.S$19]+[.G131]*[.S$21]" office:value-type="float" office:value="1.77036472057628" calcext:value-type="float">
            <text:p>1.77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0" calcext:value-type="float">
            <text:p>0</text:p>
          </table:table-cell>
          <table:table-cell table:style-name="ce1" table:formula="of:=IF([.G131]&gt;0;1;0)" office:value-type="float" office:value="1" calcext:value-type="float">
            <text:p>1</text:p>
          </table:table-cell>
          <table:table-cell table:style-name="ce3" table:formula="of:=[.I131]*[.I$411]+[.J131]*[.J$411]+[.K131]*[.K$411]" office:value-type="float" office:value="0.187257538164919" calcext:value-type="float">
            <text:p>0.19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31]+[.N131]" office:value-type="float" office:value="4829" calcext:value-type="float">
            <text:p>4829</text:p>
          </table:table-cell>
          <table:table-cell table:style-name="ce3" table:formula="of:=[.O131]/[.O$410]" office:value-type="float" office:value="6.52906294756006" calcext:value-type="float">
            <text:p>6.53</text:p>
          </table:table-cell>
          <table:table-cell table:formula="of:=[.D131]+[.H131]+[.L131]+[.P131]" office:value-type="float" office:value="10.8736854824254" calcext:value-type="float">
            <text:p>10.87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32:.G132])&gt;0;[.B132];0)" office:value-type="float" office:value="56710" calcext:value-type="float">
            <text:p>56710</text:p>
          </table:table-cell>
          <table:table-cell table:style-name="ce3" table:formula="of:=[.C132]/[.C$410]" office:value-type="float" office:value="2.14813357970995" calcext:value-type="float">
            <text:p>2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2]*[.S$15]+[.F132]*[.S$19]+[.G132]*[.S$21]" office:value-type="float" office:value="1.77036472057628" calcext:value-type="float">
            <text:p>1.77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0" calcext:value-type="float">
            <text:p>0</text:p>
          </table:table-cell>
          <table:table-cell table:style-name="ce1" table:formula="of:=IF([.G132]&gt;0;1;0)" office:value-type="float" office:value="1" calcext:value-type="float">
            <text:p>1</text:p>
          </table:table-cell>
          <table:table-cell table:style-name="ce3" table:formula="of:=[.I132]*[.I$411]+[.J132]*[.J$411]+[.K132]*[.K$411]" office:value-type="float" office:value="0.187257538164919" calcext:value-type="float">
            <text:p>0.19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32]+[.N132]" office:value-type="float" office:value="5004" calcext:value-type="float">
            <text:p>5004</text:p>
          </table:table-cell>
          <table:table-cell table:style-name="ce3" table:formula="of:=[.O132]/[.O$410]" office:value-type="float" office:value="6.76567218670336" calcext:value-type="float">
            <text:p>6.77</text:p>
          </table:table-cell>
          <table:table-cell table:formula="of:=[.D132]+[.H132]+[.L132]+[.P132]" office:value-type="float" office:value="10.8714280251545" calcext:value-type="float">
            <text:p>10.87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33:.G133])&gt;0;[.B133];0)" office:value-type="float" office:value="64416" calcext:value-type="float">
            <text:p>64416</text:p>
          </table:table-cell>
          <table:table-cell table:style-name="ce3" table:formula="of:=[.C133]/[.C$410]" office:value-type="float" office:value="2.44003125851871" calcext:value-type="float">
            <text:p>2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3]*[.S$15]+[.F133]*[.S$19]+[.G133]*[.S$21]" office:value-type="float" office:value="1.77036472057628" calcext:value-type="float">
            <text:p>1.77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0" calcext:value-type="float">
            <text:p>0</text:p>
          </table:table-cell>
          <table:table-cell table:style-name="ce1" table:formula="of:=IF([.G133]&gt;0;1;0)" office:value-type="float" office:value="1" calcext:value-type="float">
            <text:p>1</text:p>
          </table:table-cell>
          <table:table-cell table:style-name="ce3" table:formula="of:=[.I133]*[.I$411]+[.J133]*[.J$411]+[.K133]*[.K$411]" office:value-type="float" office:value="0.187257538164919" calcext:value-type="float">
            <text:p>0.19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33]+[.N133]" office:value-type="float" office:value="4786" calcext:value-type="float">
            <text:p>4786</text:p>
          </table:table-cell>
          <table:table-cell table:style-name="ce3" table:formula="of:=[.O133]/[.O$410]" office:value-type="float" office:value="6.47092467737056" calcext:value-type="float">
            <text:p>6.47</text:p>
          </table:table-cell>
          <table:table-cell table:formula="of:=[.D133]+[.H133]+[.L133]+[.P133]" office:value-type="float" office:value="10.8685781946305" calcext:value-type="float">
            <text:p>10.87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34:.G134])&gt;0;[.B134];0)" office:value-type="float" office:value="59746" calcext:value-type="float">
            <text:p>59746</text:p>
          </table:table-cell>
          <table:table-cell table:style-name="ce3" table:formula="of:=[.C134]/[.C$410]" office:value-type="float" office:value="2.26313505295981" calcext:value-type="float">
            <text:p>2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4]*[.S$15]+[.F134]*[.S$19]+[.G134]*[.S$21]" office:value-type="float" office:value="1.77036472057628" calcext:value-type="float">
            <text:p>1.77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0" calcext:value-type="float">
            <text:p>0</text:p>
          </table:table-cell>
          <table:table-cell table:style-name="ce1" table:formula="of:=IF([.G134]&gt;0;1;0)" office:value-type="float" office:value="1" calcext:value-type="float">
            <text:p>1</text:p>
          </table:table-cell>
          <table:table-cell table:style-name="ce3" table:formula="of:=[.I134]*[.I$411]+[.J134]*[.J$411]+[.K134]*[.K$411]" office:value-type="float" office:value="0.187257538164919" calcext:value-type="float">
            <text:p>0.19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34]+[.N134]" office:value-type="float" office:value="4916" calcext:value-type="float">
            <text:p>4916</text:p>
          </table:table-cell>
          <table:table-cell table:style-name="ce3" table:formula="of:=[.O134]/[.O$410]" office:value-type="float" office:value="6.64669154073416" calcext:value-type="float">
            <text:p>6.65</text:p>
          </table:table-cell>
          <table:table-cell table:formula="of:=[.D134]+[.H134]+[.L134]+[.P134]" office:value-type="float" office:value="10.8674488524352" calcext:value-type="float">
            <text:p>10.87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35:.G135])&gt;0;[.B135];0)" office:value-type="float" office:value="61210" calcext:value-type="float">
            <text:p>61210</text:p>
          </table:table-cell>
          <table:table-cell table:style-name="ce3" table:formula="of:=[.C135]/[.C$410]" office:value-type="float" office:value="2.31859030883523" calcext:value-type="float">
            <text:p>2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77036472057628" calcext:value-type="float">
            <text:p>1.77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187257538164919" calcext:value-type="float">
            <text:p>0.19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35]+[.N135]" office:value-type="float" office:value="4873" calcext:value-type="float">
            <text:p>4873</text:p>
          </table:table-cell>
          <table:table-cell table:style-name="ce3" table:formula="of:=[.O135]/[.O$410]" office:value-type="float" office:value="6.58855327054466" calcext:value-type="float">
            <text:p>6.59</text:p>
          </table:table-cell>
          <table:table-cell table:formula="of:=[.D135]+[.H135]+[.L135]+[.P135]" office:value-type="float" office:value="10.8647658381211" calcext:value-type="float">
            <text:p>10.86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36:.G136])&gt;0;[.B136];0)" office:value-type="float" office:value="63471" calcext:value-type="float">
            <text:p>63471</text:p>
          </table:table-cell>
          <table:table-cell table:style-name="ce3" table:formula="of:=[.C136]/[.C$410]" office:value-type="float" office:value="2.4042353454024" calcext:value-type="float">
            <text:p>2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1.77036472057628" calcext:value-type="float">
            <text:p>1.77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0" calcext:value-type="float">
            <text:p>0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0.187257538164919" calcext:value-type="float">
            <text:p>0.19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36]+[.N136]" office:value-type="float" office:value="4807" calcext:value-type="float">
            <text:p>4807</text:p>
          </table:table-cell>
          <table:table-cell table:style-name="ce3" table:formula="of:=[.O136]/[.O$410]" office:value-type="float" office:value="6.49931778606776" calcext:value-type="float">
            <text:p>6.50</text:p>
          </table:table-cell>
          <table:table-cell table:formula="of:=[.D136]+[.H136]+[.L136]+[.P136]" office:value-type="float" office:value="10.8611753902114" calcext:value-type="float">
            <text:p>10.86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37:.G137])&gt;0;[.B137];0)" office:value-type="float" office:value="57187" calcext:value-type="float">
            <text:p>57187</text:p>
          </table:table-cell>
          <table:table-cell table:style-name="ce3" table:formula="of:=[.C137]/[.C$410]" office:value-type="float" office:value="2.16620199299723" calcext:value-type="float">
            <text:p>2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1.77036472057628" calcext:value-type="float">
            <text:p>1.77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0" calcext:value-type="float">
            <text:p>0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0.187257538164919" calcext:value-type="float">
            <text:p>0.19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37]+[.N137]" office:value-type="float" office:value="4982" calcext:value-type="float">
            <text:p>4982</text:p>
          </table:table-cell>
          <table:table-cell table:style-name="ce3" table:formula="of:=[.O137]/[.O$410]" office:value-type="float" office:value="6.73592702521106" calcext:value-type="float">
            <text:p>6.74</text:p>
          </table:table-cell>
          <table:table-cell table:formula="of:=[.D137]+[.H137]+[.L137]+[.P137]" office:value-type="float" office:value="10.8597512769495" calcext:value-type="float">
            <text:p>10.86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38:.G138])&gt;0;[.B138];0)" office:value-type="float" office:value="45972" calcext:value-type="float">
            <text:p>45972</text:p>
          </table:table-cell>
          <table:table-cell table:style-name="ce3" table:formula="of:=[.C138]/[.C$410]" office:value-type="float" office:value="1.74138594474389" calcext:value-type="float">
            <text:p>1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1.77036472057628" calcext:value-type="float">
            <text:p>1.77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0" calcext:value-type="float">
            <text:p>0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0.187257538164919" calcext:value-type="float">
            <text:p>0.19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38]+[.N138]" office:value-type="float" office:value="5292" calcext:value-type="float">
            <text:p>5292</text:p>
          </table:table-cell>
          <table:table-cell table:style-name="ce3" table:formula="of:=[.O138]/[.O$410]" office:value-type="float" office:value="7.15506339169348" calcext:value-type="float">
            <text:p>7.16</text:p>
          </table:table-cell>
          <table:table-cell table:formula="of:=[.D138]+[.H138]+[.L138]+[.P138]" office:value-type="float" office:value="10.8540715951786" calcext:value-type="float">
            <text:p>10.85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39:.G139])&gt;0;[.B139];0)" office:value-type="float" office:value="53089" calcext:value-type="float">
            <text:p>53089</text:p>
          </table:table-cell>
          <table:table-cell table:style-name="ce3" table:formula="of:=[.C139]/[.C$410]" office:value-type="float" office:value="2.01097273167381" calcext:value-type="float">
            <text:p>2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1.77036472057628" calcext:value-type="float">
            <text:p>1.77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0" calcext:value-type="float">
            <text:p>0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0.187257538164919" calcext:value-type="float">
            <text:p>0.19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39]+[.N139]" office:value-type="float" office:value="5092" calcext:value-type="float">
            <text:p>5092</text:p>
          </table:table-cell>
          <table:table-cell table:style-name="ce3" table:formula="of:=[.O139]/[.O$410]" office:value-type="float" office:value="6.88465283267256" calcext:value-type="float">
            <text:p>6.88</text:p>
          </table:table-cell>
          <table:table-cell table:formula="of:=[.D139]+[.H139]+[.L139]+[.P139]" office:value-type="float" office:value="10.8532478230876" calcext:value-type="float">
            <text:p>10.85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40:.G140])&gt;0;[.B140];0)" office:value-type="float" office:value="57725" calcext:value-type="float">
            <text:p>57725</text:p>
          </table:table-cell>
          <table:table-cell table:style-name="ce3" table:formula="of:=[.C140]/[.C$410]" office:value-type="float" office:value="2.18658104194599" calcext:value-type="float">
            <text:p>2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1.77036472057628" calcext:value-type="float">
            <text:p>1.77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0" calcext:value-type="float">
            <text:p>0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0.187257538164919" calcext:value-type="float">
            <text:p>0.19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40]+[.N140]" office:value-type="float" office:value="4960" calcext:value-type="float">
            <text:p>4960</text:p>
          </table:table-cell>
          <table:table-cell table:style-name="ce3" table:formula="of:=[.O140]/[.O$410]" office:value-type="float" office:value="6.70618186371876" calcext:value-type="float">
            <text:p>6.71</text:p>
          </table:table-cell>
          <table:table-cell table:formula="of:=[.D140]+[.H140]+[.L140]+[.P140]" office:value-type="float" office:value="10.8503851644059" calcext:value-type="float">
            <text:p>10.85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1:.G141])&gt;0;[.B141];0)" office:value-type="float" office:value="66170" calcext:value-type="float">
            <text:p>66170</text:p>
          </table:table-cell>
          <table:table-cell table:style-name="ce3" table:formula="of:=[.C141]/[.C$410]" office:value-type="float" office:value="2.50647150360443" calcext:value-type="float">
            <text:p>2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77036472057628" calcext:value-type="float">
            <text:p>1.77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187257538164919" calcext:value-type="float">
            <text:p>0.19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1]+[.N141]" office:value-type="float" office:value="4721" calcext:value-type="float">
            <text:p>4721</text:p>
          </table:table-cell>
          <table:table-cell table:style-name="ce3" table:formula="of:=[.O141]/[.O$410]" office:value-type="float" office:value="6.38304124568876" calcext:value-type="float">
            <text:p>6.38</text:p>
          </table:table-cell>
          <table:table-cell table:formula="of:=[.D141]+[.H141]+[.L141]+[.P141]" office:value-type="float" office:value="10.8471350080344" calcext:value-type="float">
            <text:p>10.85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42:.G142])&gt;0;[.B142];0)" office:value-type="float" office:value="48842" calcext:value-type="float">
            <text:p>48842</text:p>
          </table:table-cell>
          <table:table-cell table:style-name="ce3" table:formula="of:=[.C142]/[.C$410]" office:value-type="float" office:value="1.85009945865268" calcext:value-type="float">
            <text:p>1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77036472057628" calcext:value-type="float">
            <text:p>1.77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187257538164919" calcext:value-type="float">
            <text:p>0.19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42]+[.N142]" office:value-type="float" office:value="5203" calcext:value-type="float">
            <text:p>5203</text:p>
          </table:table-cell>
          <table:table-cell table:style-name="ce3" table:formula="of:=[.O142]/[.O$410]" office:value-type="float" office:value="7.03473069292917" calcext:value-type="float">
            <text:p>7.03</text:p>
          </table:table-cell>
          <table:table-cell table:formula="of:=[.D142]+[.H142]+[.L142]+[.P142]" office:value-type="float" office:value="10.842452410323" calcext:value-type="float">
            <text:p>10.84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43:.G143])&gt;0;[.B143];0)" office:value-type="float" office:value="46358" calcext:value-type="float">
            <text:p>46358</text:p>
          </table:table-cell>
          <table:table-cell table:style-name="ce3" table:formula="of:=[.C143]/[.C$410]" office:value-type="float" office:value="1.75600734417552" calcext:value-type="float">
            <text:p>1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77036472057628" calcext:value-type="float">
            <text:p>1.77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187257538164919" calcext:value-type="float">
            <text:p>0.19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43]+[.N143]" office:value-type="float" office:value="5270" calcext:value-type="float">
            <text:p>5270</text:p>
          </table:table-cell>
          <table:table-cell table:style-name="ce3" table:formula="of:=[.O143]/[.O$410]" office:value-type="float" office:value="7.12531823020118" calcext:value-type="float">
            <text:p>7.13</text:p>
          </table:table-cell>
          <table:table-cell table:formula="of:=[.D143]+[.H143]+[.L143]+[.P143]" office:value-type="float" office:value="10.8389478331179" calcext:value-type="float">
            <text:p>10.84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44:.G144])&gt;0;[.B144];0)" office:value-type="float" office:value="66495" calcext:value-type="float">
            <text:p>66495</text:p>
          </table:table-cell>
          <table:table-cell table:style-name="ce3" table:formula="of:=[.C144]/[.C$410]" office:value-type="float" office:value="2.51878226737459" calcext:value-type="float">
            <text:p>2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77036472057628" calcext:value-type="float">
            <text:p>1.77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187257538164919" calcext:value-type="float">
            <text:p>0.19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44]+[.N144]" office:value-type="float" office:value="4699" calcext:value-type="float">
            <text:p>4699</text:p>
          </table:table-cell>
          <table:table-cell table:style-name="ce3" table:formula="of:=[.O144]/[.O$410]" office:value-type="float" office:value="6.35329608419646" calcext:value-type="float">
            <text:p>6.35</text:p>
          </table:table-cell>
          <table:table-cell table:formula="of:=[.D144]+[.H144]+[.L144]+[.P144]" office:value-type="float" office:value="10.8297006103122" calcext:value-type="float">
            <text:p>10.83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45:.G145])&gt;0;[.B145];0)" office:value-type="float" office:value="42822" calcext:value-type="float">
            <text:p>42822</text:p>
          </table:table-cell>
          <table:table-cell table:style-name="ce3" table:formula="of:=[.C145]/[.C$410]" office:value-type="float" office:value="1.62206623435619" calcext:value-type="float">
            <text:p>1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77036472057628" calcext:value-type="float">
            <text:p>1.77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187257538164919" calcext:value-type="float">
            <text:p>0.19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45]+[.N145]" office:value-type="float" office:value="5359" calcext:value-type="float">
            <text:p>5359</text:p>
          </table:table-cell>
          <table:table-cell table:style-name="ce3" table:formula="of:=[.O145]/[.O$410]" office:value-type="float" office:value="7.24565092896549" calcext:value-type="float">
            <text:p>7.25</text:p>
          </table:table-cell>
          <table:table-cell table:formula="of:=[.D145]+[.H145]+[.L145]+[.P145]" office:value-type="float" office:value="10.8253394220629" calcext:value-type="float">
            <text:p>10.83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46:.G146])&gt;0;[.B146];0)" office:value-type="float" office:value="46714" calcext:value-type="float">
            <text:p>46714</text:p>
          </table:table-cell>
          <table:table-cell table:style-name="ce3" table:formula="of:=[.C146]/[.C$410]" office:value-type="float" office:value="1.76949236541299" calcext:value-type="float">
            <text:p>1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77036472057628" calcext:value-type="float">
            <text:p>1.77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187257538164919" calcext:value-type="float">
            <text:p>0.19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46]+[.N146]" office:value-type="float" office:value="5248" calcext:value-type="float">
            <text:p>5248</text:p>
          </table:table-cell>
          <table:table-cell table:style-name="ce3" table:formula="of:=[.O146]/[.O$410]" office:value-type="float" office:value="7.09557306870888" calcext:value-type="float">
            <text:p>7.10</text:p>
          </table:table-cell>
          <table:table-cell table:formula="of:=[.D146]+[.H146]+[.L146]+[.P146]" office:value-type="float" office:value="10.8226876928631" calcext:value-type="float">
            <text:p>10.82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47:.G147])&gt;0;[.B147];0)" office:value-type="float" office:value="66934" calcext:value-type="float">
            <text:p>66934</text:p>
          </table:table-cell>
          <table:table-cell table:style-name="ce3" table:formula="of:=[.C147]/[.C$410]" office:value-type="float" office:value="2.53541126828259" calcext:value-type="float">
            <text:p>2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77036472057628" calcext:value-type="float">
            <text:p>1.77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187257538164919" calcext:value-type="float">
            <text:p>0.19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47]+[.N147]" office:value-type="float" office:value="4677" calcext:value-type="float">
            <text:p>4677</text:p>
          </table:table-cell>
          <table:table-cell table:style-name="ce3" table:formula="of:=[.O147]/[.O$410]" office:value-type="float" office:value="6.32355092270416" calcext:value-type="float">
            <text:p>6.32</text:p>
          </table:table-cell>
          <table:table-cell table:formula="of:=[.D147]+[.H147]+[.L147]+[.P147]" office:value-type="float" office:value="10.8165844497279" calcext:value-type="float">
            <text:p>10.82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48:.G148])&gt;0;[.B148];0)" office:value-type="float" office:value="47268" calcext:value-type="float">
            <text:p>47268</text:p>
          </table:table-cell>
          <table:table-cell table:style-name="ce3" table:formula="of:=[.C148]/[.C$410]" office:value-type="float" office:value="1.79047748273197" calcext:value-type="float">
            <text:p>1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77036472057628" calcext:value-type="float">
            <text:p>1.77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187257538164919" calcext:value-type="float">
            <text:p>0.19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48]+[.N148]" office:value-type="float" office:value="5225" calcext:value-type="float">
            <text:p>5225</text:p>
          </table:table-cell>
          <table:table-cell table:style-name="ce3" table:formula="of:=[.O148]/[.O$410]" office:value-type="float" office:value="7.06447585442147" calcext:value-type="float">
            <text:p>7.06</text:p>
          </table:table-cell>
          <table:table-cell table:formula="of:=[.D148]+[.H148]+[.L148]+[.P148]" office:value-type="float" office:value="10.8125755958946" calcext:value-type="float">
            <text:p>10.81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49:.G149])&gt;0;[.B149];0)" office:value-type="float" office:value="38206" calcext:value-type="float">
            <text:p>38206</text:p>
          </table:table-cell>
          <table:table-cell table:style-name="ce3" table:formula="of:=[.C149]/[.C$410]" office:value-type="float" office:value="1.44721550954679" calcext:value-type="float">
            <text:p>1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77036472057628" calcext:value-type="float">
            <text:p>1.77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187257538164919" calcext:value-type="float">
            <text:p>0.19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49]+[.N149]" office:value-type="float" office:value="5472" calcext:value-type="float">
            <text:p>5472</text:p>
          </table:table-cell>
          <table:table-cell table:style-name="ce3" table:formula="of:=[.O149]/[.O$410]" office:value-type="float" office:value="7.39843289481231" calcext:value-type="float">
            <text:p>7.40</text:p>
          </table:table-cell>
          <table:table-cell table:formula="of:=[.D149]+[.H149]+[.L149]+[.P149]" office:value-type="float" office:value="10.8032706631003" calcext:value-type="float">
            <text:p>10.80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50:.G150])&gt;0;[.B150];0)" office:value-type="float" office:value="43682" calcext:value-type="float">
            <text:p>43682</text:p>
          </table:table-cell>
          <table:table-cell table:style-name="ce3" table:formula="of:=[.C150]/[.C$410]" office:value-type="float" office:value="1.65464240925569" calcext:value-type="float">
            <text:p>1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77036472057628" calcext:value-type="float">
            <text:p>1.77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187257538164919" calcext:value-type="float">
            <text:p>0.19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50]+[.N150]" office:value-type="float" office:value="5315" calcext:value-type="float">
            <text:p>5315</text:p>
          </table:table-cell>
          <table:table-cell table:style-name="ce3" table:formula="of:=[.O150]/[.O$410]" office:value-type="float" office:value="7.18616060598089" calcext:value-type="float">
            <text:p>7.19</text:p>
          </table:table-cell>
          <table:table-cell table:formula="of:=[.D150]+[.H150]+[.L150]+[.P150]" office:value-type="float" office:value="10.7984252739778" calcext:value-type="float">
            <text:p>10.80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51:.G151])&gt;0;[.B151];0)" office:value-type="float" office:value="42862" calcext:value-type="float">
            <text:p>42862</text:p>
          </table:table-cell>
          <table:table-cell table:style-name="ce3" table:formula="of:=[.C151]/[.C$410]" office:value-type="float" office:value="1.62358140528175" calcext:value-type="float">
            <text:p>1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77036472057628" calcext:value-type="float">
            <text:p>1.77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187257538164919" calcext:value-type="float">
            <text:p>0.19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51]+[.N151]" office:value-type="float" office:value="5337" calcext:value-type="float">
            <text:p>5337</text:p>
          </table:table-cell>
          <table:table-cell table:style-name="ce3" table:formula="of:=[.O151]/[.O$410]" office:value-type="float" office:value="7.21590576747319" calcext:value-type="float">
            <text:p>7.22</text:p>
          </table:table-cell>
          <table:table-cell table:formula="of:=[.D151]+[.H151]+[.L151]+[.P151]" office:value-type="float" office:value="10.7971094314961" calcext:value-type="float">
            <text:p>10.80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2:.G152])&gt;0;[.B152];0)" office:value-type="float" office:value="67075" calcext:value-type="float">
            <text:p>67075</text:p>
          </table:table-cell>
          <table:table-cell table:style-name="ce3" table:formula="of:=[.C152]/[.C$410]" office:value-type="float" office:value="2.54075224579518" calcext:value-type="float">
            <text:p>2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77036472057628" calcext:value-type="float">
            <text:p>1.77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187257538164919" calcext:value-type="float">
            <text:p>0.19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2]+[.N152]" office:value-type="float" office:value="4656" calcext:value-type="float">
            <text:p>4656</text:p>
          </table:table-cell>
          <table:table-cell table:style-name="ce3" table:formula="of:=[.O152]/[.O$410]" office:value-type="float" office:value="6.29515781400696" calcext:value-type="float">
            <text:p>6.30</text:p>
          </table:table-cell>
          <table:table-cell table:formula="of:=[.D152]+[.H152]+[.L152]+[.P152]" office:value-type="float" office:value="10.7935323185433" calcext:value-type="float">
            <text:p>10.79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53:.G153])&gt;0;[.B153];0)" office:value-type="float" office:value="38597" calcext:value-type="float">
            <text:p>38597</text:p>
          </table:table-cell>
          <table:table-cell table:style-name="ce3" table:formula="of:=[.C153]/[.C$410]" office:value-type="float" office:value="1.46202630534412" calcext:value-type="float">
            <text:p>1.46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77036472057628" calcext:value-type="float">
            <text:p>1.77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187257538164919" calcext:value-type="float">
            <text:p>0.19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53]+[.N153]" office:value-type="float" office:value="5449" calcext:value-type="float">
            <text:p>5449</text:p>
          </table:table-cell>
          <table:table-cell table:style-name="ce3" table:formula="of:=[.O153]/[.O$410]" office:value-type="float" office:value="7.3673356805249" calcext:value-type="float">
            <text:p>7.37</text:p>
          </table:table-cell>
          <table:table-cell table:formula="of:=[.D153]+[.H153]+[.L153]+[.P153]" office:value-type="float" office:value="10.7869842446102" calcext:value-type="float">
            <text:p>10.79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54:.G154])&gt;0;[.B154];0)" office:value-type="float" office:value="160445" calcext:value-type="float">
            <text:p>160445</text:p>
          </table:table-cell>
          <table:table-cell table:style-name="ce3" table:formula="of:=[.C154]/[.C$410]" office:value-type="float" office:value="6.07753997877911" calcext:value-type="float">
            <text:p>6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77036472057628" calcext:value-type="float">
            <text:p>1.77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187257538164919" calcext:value-type="float">
            <text:p>0.19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54]+[.N154]" office:value-type="float" office:value="2034" calcext:value-type="float">
            <text:p>2034</text:p>
          </table:table-cell>
          <table:table-cell table:style-name="ce3" table:formula="of:=[.O154]/[.O$410]" office:value-type="float" office:value="2.75007538524273" calcext:value-type="float">
            <text:p>2.75</text:p>
          </table:table-cell>
          <table:table-cell table:formula="of:=[.D154]+[.H154]+[.L154]+[.P154]" office:value-type="float" office:value="10.785237622763" calcext:value-type="float">
            <text:p>10.79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55:.G155])&gt;0;[.B155];0)" office:value-type="float" office:value="67302" calcext:value-type="float">
            <text:p>67302</text:p>
          </table:table-cell>
          <table:table-cell table:style-name="ce3" table:formula="of:=[.C155]/[.C$410]" office:value-type="float" office:value="2.54935084079773" calcext:value-type="float">
            <text:p>2.55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77036472057628" calcext:value-type="float">
            <text:p>1.77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187257538164919" calcext:value-type="float">
            <text:p>0.19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55]+[.N155]" office:value-type="float" office:value="4634" calcext:value-type="float">
            <text:p>4634</text:p>
          </table:table-cell>
          <table:table-cell table:style-name="ce3" table:formula="of:=[.O155]/[.O$410]" office:value-type="float" office:value="6.26541265251466" calcext:value-type="float">
            <text:p>6.27</text:p>
          </table:table-cell>
          <table:table-cell table:formula="of:=[.D155]+[.H155]+[.L155]+[.P155]" office:value-type="float" office:value="10.7723857520536" calcext:value-type="float">
            <text:p>10.77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56:.G156])&gt;0;[.B156];0)" office:value-type="float" office:value="159494" calcext:value-type="float">
            <text:p>159494</text:p>
          </table:table-cell>
          <table:table-cell table:style-name="ce3" table:formula="of:=[.C156]/[.C$410]" office:value-type="float" office:value="6.04151679002396" calcext:value-type="float">
            <text:p>6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77036472057628" calcext:value-type="float">
            <text:p>1.77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187257538164919" calcext:value-type="float">
            <text:p>0.19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56]+[.N156]" office:value-type="float" office:value="2051" calcext:value-type="float">
            <text:p>2051</text:p>
          </table:table-cell>
          <table:table-cell table:style-name="ce3" table:formula="of:=[.O156]/[.O$410]" office:value-type="float" office:value="2.77306028275951" calcext:value-type="float">
            <text:p>2.77</text:p>
          </table:table-cell>
          <table:table-cell table:formula="of:=[.D156]+[.H156]+[.L156]+[.P156]" office:value-type="float" office:value="10.7721993315247" calcext:value-type="float">
            <text:p>10.77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57:.G157])&gt;0;[.B157];0)" office:value-type="float" office:value="69348" calcext:value-type="float">
            <text:p>69348</text:p>
          </table:table-cell>
          <table:table-cell table:style-name="ce3" table:formula="of:=[.C157]/[.C$410]" office:value-type="float" office:value="2.62685183364002" calcext:value-type="float">
            <text:p>2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77036472057628" calcext:value-type="float">
            <text:p>1.77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187257538164919" calcext:value-type="float">
            <text:p>0.19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57]+[.N157]" office:value-type="float" office:value="4570" calcext:value-type="float">
            <text:p>4570</text:p>
          </table:table-cell>
          <table:table-cell table:style-name="ce3" table:formula="of:=[.O157]/[.O$410]" office:value-type="float" office:value="6.17888127362797" calcext:value-type="float">
            <text:p>6.18</text:p>
          </table:table-cell>
          <table:table-cell table:formula="of:=[.D157]+[.H157]+[.L157]+[.P157]" office:value-type="float" office:value="10.7633553660092" calcext:value-type="float">
            <text:p>10.76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58:.G158])&gt;0;[.B158];0)" office:value-type="float" office:value="67658" calcext:value-type="float">
            <text:p>67658</text:p>
          </table:table-cell>
          <table:table-cell table:style-name="ce3" table:formula="of:=[.C158]/[.C$410]" office:value-type="float" office:value="2.56283586203519" calcext:value-type="float">
            <text:p>2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77036472057628" calcext:value-type="float">
            <text:p>1.77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187257538164919" calcext:value-type="float">
            <text:p>0.19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58]+[.N158]" office:value-type="float" office:value="4613" calcext:value-type="float">
            <text:p>4613</text:p>
          </table:table-cell>
          <table:table-cell table:style-name="ce3" table:formula="of:=[.O158]/[.O$410]" office:value-type="float" office:value="6.23701954381747" calcext:value-type="float">
            <text:p>6.24</text:p>
          </table:table-cell>
          <table:table-cell table:formula="of:=[.D158]+[.H158]+[.L158]+[.P158]" office:value-type="float" office:value="10.7574776645939" calcext:value-type="float">
            <text:p>10.76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59:.G159])&gt;0;[.B159];0)" office:value-type="float" office:value="69539" calcext:value-type="float">
            <text:p>69539</text:p>
          </table:table-cell>
          <table:table-cell table:style-name="ce3" table:formula="of:=[.C159]/[.C$410]" office:value-type="float" office:value="2.63408677480956" calcext:value-type="float">
            <text:p>2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77036472057628" calcext:value-type="float">
            <text:p>1.77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187257538164919" calcext:value-type="float">
            <text:p>0.19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59]+[.N159]" office:value-type="float" office:value="4549" calcext:value-type="float">
            <text:p>4549</text:p>
          </table:table-cell>
          <table:table-cell table:style-name="ce3" table:formula="of:=[.O159]/[.O$410]" office:value-type="float" office:value="6.15048816493077" calcext:value-type="float">
            <text:p>6.15</text:p>
          </table:table-cell>
          <table:table-cell table:formula="of:=[.D159]+[.H159]+[.L159]+[.P159]" office:value-type="float" office:value="10.7421971984815" calcext:value-type="float">
            <text:p>10.74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60:.G160])&gt;0;[.B160];0)" office:value-type="float" office:value="158042" calcext:value-type="float">
            <text:p>158042</text:p>
          </table:table-cell>
          <table:table-cell table:style-name="ce3" table:formula="of:=[.C160]/[.C$410]" office:value-type="float" office:value="5.9865160854262" calcext:value-type="float">
            <text:p>5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77036472057628" calcext:value-type="float">
            <text:p>1.77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187257538164919" calcext:value-type="float">
            <text:p>0.19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60]+[.N160]" office:value-type="float" office:value="2068" calcext:value-type="float">
            <text:p>2068</text:p>
          </table:table-cell>
          <table:table-cell table:style-name="ce3" table:formula="of:=[.O160]/[.O$410]" office:value-type="float" office:value="2.79604518027629" calcext:value-type="float">
            <text:p>2.80</text:p>
          </table:table-cell>
          <table:table-cell table:formula="of:=[.D160]+[.H160]+[.L160]+[.P160]" office:value-type="float" office:value="10.7401835244437" calcext:value-type="float">
            <text:p>10.74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1:.G161])&gt;0;[.B161];0)" office:value-type="float" office:value="69855" calcext:value-type="float">
            <text:p>69855</text:p>
          </table:table-cell>
          <table:table-cell table:style-name="ce3" table:formula="of:=[.C161]/[.C$410]" office:value-type="float" office:value="2.64605662512147" calcext:value-type="float">
            <text:p>2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77036472057628" calcext:value-type="float">
            <text:p>1.77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187257538164919" calcext:value-type="float">
            <text:p>0.19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1]+[.N161]" office:value-type="float" office:value="4527" calcext:value-type="float">
            <text:p>4527</text:p>
          </table:table-cell>
          <table:table-cell table:style-name="ce3" table:formula="of:=[.O161]/[.O$410]" office:value-type="float" office:value="6.12074300343847" calcext:value-type="float">
            <text:p>6.12</text:p>
          </table:table-cell>
          <table:table-cell table:formula="of:=[.D161]+[.H161]+[.L161]+[.P161]" office:value-type="float" office:value="10.7244218873011" calcext:value-type="float">
            <text:p>10.72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62:.G162])&gt;0;[.B162];0)" office:value-type="float" office:value="70486" calcext:value-type="float">
            <text:p>70486</text:p>
          </table:table-cell>
          <table:table-cell table:style-name="ce3" table:formula="of:=[.C162]/[.C$410]" office:value-type="float" office:value="2.66995844647215" calcext:value-type="float">
            <text:p>2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77036472057628" calcext:value-type="float">
            <text:p>1.77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187257538164919" calcext:value-type="float">
            <text:p>0.19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62]+[.N162]" office:value-type="float" office:value="4506" calcext:value-type="float">
            <text:p>4506</text:p>
          </table:table-cell>
          <table:table-cell table:style-name="ce3" table:formula="of:=[.O162]/[.O$410]" office:value-type="float" office:value="6.09234989474127" calcext:value-type="float">
            <text:p>6.09</text:p>
          </table:table-cell>
          <table:table-cell table:formula="of:=[.D162]+[.H162]+[.L162]+[.P162]" office:value-type="float" office:value="10.7199305999546" calcext:value-type="float">
            <text:p>10.72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63:.G163])&gt;0;[.B163];0)" office:value-type="float" office:value="71170" calcext:value-type="float">
            <text:p>71170</text:p>
          </table:table-cell>
          <table:table-cell table:style-name="ce3" table:formula="of:=[.C163]/[.C$410]" office:value-type="float" office:value="2.69586786929919" calcext:value-type="float">
            <text:p>2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77036472057628" calcext:value-type="float">
            <text:p>1.77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187257538164919" calcext:value-type="float">
            <text:p>0.19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63]+[.N163]" office:value-type="float" office:value="4421" calcext:value-type="float">
            <text:p>4421</text:p>
          </table:table-cell>
          <table:table-cell table:style-name="ce3" table:formula="of:=[.O163]/[.O$410]" office:value-type="float" office:value="5.97742540715738" calcext:value-type="float">
            <text:p>5.98</text:p>
          </table:table-cell>
          <table:table-cell table:formula="of:=[.D163]+[.H163]+[.L163]+[.P163]" office:value-type="float" office:value="10.6309155351978" calcext:value-type="float">
            <text:p>10.63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64:.G164])&gt;0;[.B164];0)" office:value-type="float" office:value="71790" calcext:value-type="float">
            <text:p>71790</text:p>
          </table:table-cell>
          <table:table-cell table:style-name="ce3" table:formula="of:=[.C164]/[.C$410]" office:value-type="float" office:value="2.71935301864534" calcext:value-type="float">
            <text:p>2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77036472057628" calcext:value-type="float">
            <text:p>1.77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187257538164919" calcext:value-type="float">
            <text:p>0.19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64]+[.N164]" office:value-type="float" office:value="4400" calcext:value-type="float">
            <text:p>4400</text:p>
          </table:table-cell>
          <table:table-cell table:style-name="ce3" table:formula="of:=[.O164]/[.O$410]" office:value-type="float" office:value="5.94903229846019" calcext:value-type="float">
            <text:p>5.95</text:p>
          </table:table-cell>
          <table:table-cell table:formula="of:=[.D164]+[.H164]+[.L164]+[.P164]" office:value-type="float" office:value="10.6260075758467" calcext:value-type="float">
            <text:p>10.63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65:.G165])&gt;0;[.B165];0)" office:value-type="float" office:value="71812" calcext:value-type="float">
            <text:p>71812</text:p>
          </table:table-cell>
          <table:table-cell table:style-name="ce3" table:formula="of:=[.C165]/[.C$410]" office:value-type="float" office:value="2.7201863626544" calcext:value-type="float">
            <text:p>2.72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77036472057628" calcext:value-type="float">
            <text:p>1.77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187257538164919" calcext:value-type="float">
            <text:p>0.19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65]+[.N165]" office:value-type="float" office:value="4378" calcext:value-type="float">
            <text:p>4378</text:p>
          </table:table-cell>
          <table:table-cell table:style-name="ce3" table:formula="of:=[.O165]/[.O$410]" office:value-type="float" office:value="5.91928713696789" calcext:value-type="float">
            <text:p>5.92</text:p>
          </table:table-cell>
          <table:table-cell table:formula="of:=[.D165]+[.H165]+[.L165]+[.P165]" office:value-type="float" office:value="10.5970957583635" calcext:value-type="float">
            <text:p>10.60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66:.G166])&gt;0;[.B166];0)" office:value-type="float" office:value="72362" calcext:value-type="float">
            <text:p>72362</text:p>
          </table:table-cell>
          <table:table-cell table:style-name="ce3" table:formula="of:=[.C166]/[.C$410]" office:value-type="float" office:value="2.74101996288082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6]*[.S$15]+[.F166]*[.S$19]+[.G166]*[.S$21]" office:value-type="float" office:value="1.77036472057628" calcext:value-type="float">
            <text:p>1.77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0" calcext:value-type="float">
            <text:p>0</text:p>
          </table:table-cell>
          <table:table-cell table:style-name="ce1" table:formula="of:=IF([.G166]&gt;0;1;0)" office:value-type="float" office:value="1" calcext:value-type="float">
            <text:p>1</text:p>
          </table:table-cell>
          <table:table-cell table:style-name="ce3" table:formula="of:=[.I166]*[.I$411]+[.J166]*[.J$411]+[.K166]*[.K$411]" office:value-type="float" office:value="0.187257538164919" calcext:value-type="float">
            <text:p>0.19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66]+[.N166]" office:value-type="float" office:value="4336" calcext:value-type="float">
            <text:p>4336</text:p>
          </table:table-cell>
          <table:table-cell table:style-name="ce3" table:formula="of:=[.O166]/[.O$410]" office:value-type="float" office:value="5.86250091957349" calcext:value-type="float">
            <text:p>5.86</text:p>
          </table:table-cell>
          <table:table-cell table:formula="of:=[.D166]+[.H166]+[.L166]+[.P166]" office:value-type="float" office:value="10.5611431411955" calcext:value-type="float">
            <text:p>10.56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67:.G167])&gt;0;[.B167];0)" office:value-type="float" office:value="72647" calcext:value-type="float">
            <text:p>72647</text:p>
          </table:table-cell>
          <table:table-cell table:style-name="ce3" table:formula="of:=[.C167]/[.C$410]" office:value-type="float" office:value="2.75181555572542" calcext:value-type="float">
            <text:p>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7]*[.S$15]+[.F167]*[.S$19]+[.G167]*[.S$21]" office:value-type="float" office:value="1.77036472057628" calcext:value-type="float">
            <text:p>1.77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0" calcext:value-type="float">
            <text:p>0</text:p>
          </table:table-cell>
          <table:table-cell table:style-name="ce1" table:formula="of:=IF([.G167]&gt;0;1;0)" office:value-type="float" office:value="1" calcext:value-type="float">
            <text:p>1</text:p>
          </table:table-cell>
          <table:table-cell table:style-name="ce3" table:formula="of:=[.I167]*[.I$411]+[.J167]*[.J$411]+[.K167]*[.K$411]" office:value-type="float" office:value="0.187257538164919" calcext:value-type="float">
            <text:p>0.19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67]+[.N167]" office:value-type="float" office:value="4315" calcext:value-type="float">
            <text:p>4315</text:p>
          </table:table-cell>
          <table:table-cell table:style-name="ce3" table:formula="of:=[.O167]/[.O$410]" office:value-type="float" office:value="5.8341078108763" calcext:value-type="float">
            <text:p>5.83</text:p>
          </table:table-cell>
          <table:table-cell table:formula="of:=[.D167]+[.H167]+[.L167]+[.P167]" office:value-type="float" office:value="10.5435456253429" calcext:value-type="float">
            <text:p>10.54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68:.G168])&gt;0;[.B168];0)" office:value-type="float" office:value="72774" calcext:value-type="float">
            <text:p>72774</text:p>
          </table:table-cell>
          <table:table-cell table:style-name="ce3" table:formula="of:=[.C168]/[.C$410]" office:value-type="float" office:value="2.75662622341407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8]*[.S$15]+[.F168]*[.S$19]+[.G168]*[.S$21]" office:value-type="float" office:value="1.77036472057628" calcext:value-type="float">
            <text:p>1.77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0" calcext:value-type="float">
            <text:p>0</text:p>
          </table:table-cell>
          <table:table-cell table:style-name="ce1" table:formula="of:=IF([.G168]&gt;0;1;0)" office:value-type="float" office:value="1" calcext:value-type="float">
            <text:p>1</text:p>
          </table:table-cell>
          <table:table-cell table:style-name="ce3" table:formula="of:=[.I168]*[.I$411]+[.J168]*[.J$411]+[.K168]*[.K$411]" office:value-type="float" office:value="0.187257538164919" calcext:value-type="float">
            <text:p>0.19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68]+[.N168]" office:value-type="float" office:value="4294" calcext:value-type="float">
            <text:p>4294</text:p>
          </table:table-cell>
          <table:table-cell table:style-name="ce3" table:formula="of:=[.O168]/[.O$410]" office:value-type="float" office:value="5.8057147021791" calcext:value-type="float">
            <text:p>5.81</text:p>
          </table:table-cell>
          <table:table-cell table:formula="of:=[.D168]+[.H168]+[.L168]+[.P168]" office:value-type="float" office:value="10.5199631843344" calcext:value-type="float">
            <text:p>10.52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69:.G169])&gt;0;[.B169];0)" office:value-type="float" office:value="72848" calcext:value-type="float">
            <text:p>72848</text:p>
          </table:table-cell>
          <table:table-cell table:style-name="ce3" table:formula="of:=[.C169]/[.C$410]" office:value-type="float" office:value="2.75942928962635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77036472057628" calcext:value-type="float">
            <text:p>1.77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187257538164919" calcext:value-type="float">
            <text:p>0.19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69]+[.N169]" office:value-type="float" office:value="4273" calcext:value-type="float">
            <text:p>4273</text:p>
          </table:table-cell>
          <table:table-cell table:style-name="ce3" table:formula="of:=[.O169]/[.O$410]" office:value-type="float" office:value="5.77732159348191" calcext:value-type="float">
            <text:p>5.78</text:p>
          </table:table-cell>
          <table:table-cell table:formula="of:=[.D169]+[.H169]+[.L169]+[.P169]" office:value-type="float" office:value="10.4943731418495" calcext:value-type="float">
            <text:p>10.49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70:.G170])&gt;0;[.B170];0)" office:value-type="float" office:value="27458" calcext:value-type="float">
            <text:p>27458</text:p>
          </table:table-cell>
          <table:table-cell table:style-name="ce3" table:formula="of:=[.C170]/[.C$410]" office:value-type="float" office:value="1.04008908184934" calcext:value-type="float">
            <text:p>1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0]*[.S$15]+[.F170]*[.S$19]+[.G170]*[.S$21]" office:value-type="float" office:value="1.77036472057628" calcext:value-type="float">
            <text:p>1.77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0" calcext:value-type="float">
            <text:p>0</text:p>
          </table:table-cell>
          <table:table-cell table:style-name="ce1" table:formula="of:=IF([.G170]&gt;0;1;0)" office:value-type="float" office:value="1" calcext:value-type="float">
            <text:p>1</text:p>
          </table:table-cell>
          <table:table-cell table:style-name="ce3" table:formula="of:=[.I170]*[.I$411]+[.J170]*[.J$411]+[.K170]*[.K$411]" office:value-type="float" office:value="0.187257538164919" calcext:value-type="float">
            <text:p>0.19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70]+[.N170]" office:value-type="float" office:value="5540" calcext:value-type="float">
            <text:p>5540</text:p>
          </table:table-cell>
          <table:table-cell table:style-name="ce3" table:formula="of:=[.O170]/[.O$410]" office:value-type="float" office:value="7.49037248487942" calcext:value-type="float">
            <text:p>7.49</text:p>
          </table:table-cell>
          <table:table-cell table:formula="of:=[.D170]+[.H170]+[.L170]+[.P170]" office:value-type="float" office:value="10.48808382547" calcext:value-type="float">
            <text:p>10.49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71:.G171])&gt;0;[.B171];0)" office:value-type="float" office:value="73086" calcext:value-type="float">
            <text:p>73086</text:p>
          </table:table-cell>
          <table:table-cell table:style-name="ce3" table:formula="of:=[.C171]/[.C$410]" office:value-type="float" office:value="2.76844455663342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77036472057628" calcext:value-type="float">
            <text:p>1.77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187257538164919" calcext:value-type="float">
            <text:p>0.19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71]+[.N171]" office:value-type="float" office:value="4252" calcext:value-type="float">
            <text:p>4252</text:p>
          </table:table-cell>
          <table:table-cell table:style-name="ce3" table:formula="of:=[.O171]/[.O$410]" office:value-type="float" office:value="5.74892848478471" calcext:value-type="float">
            <text:p>5.75</text:p>
          </table:table-cell>
          <table:table-cell table:formula="of:=[.D171]+[.H171]+[.L171]+[.P171]" office:value-type="float" office:value="10.4749953001593" calcext:value-type="float">
            <text:p>10.47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72:.G172])&gt;0;[.B172];0)" office:value-type="float" office:value="150420" calcext:value-type="float">
            <text:p>150420</text:p>
          </table:table-cell>
          <table:table-cell table:style-name="ce3" table:formula="of:=[.C172]/[.C$410]" office:value-type="float" office:value="5.69780026556111" calcext:value-type="float">
            <text:p>5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77036472057628" calcext:value-type="float">
            <text:p>1.77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187257538164919" calcext:value-type="float">
            <text:p>0.19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72]+[.N172]" office:value-type="float" office:value="2085" calcext:value-type="float">
            <text:p>2085</text:p>
          </table:table-cell>
          <table:table-cell table:style-name="ce3" table:formula="of:=[.O172]/[.O$410]" office:value-type="float" office:value="2.81903007779307" calcext:value-type="float">
            <text:p>2.82</text:p>
          </table:table-cell>
          <table:table-cell table:formula="of:=[.D172]+[.H172]+[.L172]+[.P172]" office:value-type="float" office:value="10.4744526020954" calcext:value-type="float">
            <text:p>10.47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73:.G173])&gt;0;[.B173];0)" office:value-type="float" office:value="73275" calcext:value-type="float">
            <text:p>73275</text:p>
          </table:table-cell>
          <table:table-cell table:style-name="ce3" table:formula="of:=[.C173]/[.C$410]" office:value-type="float" office:value="2.77560373925669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3]*[.S$15]+[.F173]*[.S$19]+[.G173]*[.S$21]" office:value-type="float" office:value="1.77036472057628" calcext:value-type="float">
            <text:p>1.77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0" calcext:value-type="float">
            <text:p>0</text:p>
          </table:table-cell>
          <table:table-cell table:style-name="ce1" table:formula="of:=IF([.G173]&gt;0;1;0)" office:value-type="float" office:value="1" calcext:value-type="float">
            <text:p>1</text:p>
          </table:table-cell>
          <table:table-cell table:style-name="ce3" table:formula="of:=[.I173]*[.I$411]+[.J173]*[.J$411]+[.K173]*[.K$411]" office:value-type="float" office:value="0.187257538164919" calcext:value-type="float">
            <text:p>0.19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73]+[.N173]" office:value-type="float" office:value="4231" calcext:value-type="float">
            <text:p>4231</text:p>
          </table:table-cell>
          <table:table-cell table:style-name="ce3" table:formula="of:=[.O173]/[.O$410]" office:value-type="float" office:value="5.72053537608751" calcext:value-type="float">
            <text:p>5.72</text:p>
          </table:table-cell>
          <table:table-cell table:formula="of:=[.D173]+[.H173]+[.L173]+[.P173]" office:value-type="float" office:value="10.4537613740854" calcext:value-type="float">
            <text:p>10.45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74:.G174])&gt;0;[.B174];0)" office:value-type="float" office:value="100710" calcext:value-type="float">
            <text:p>100710</text:p>
          </table:table-cell>
          <table:table-cell table:style-name="ce3" table:formula="of:=[.C174]/[.C$410]" office:value-type="float" office:value="3.81482159782383" calcext:value-type="float">
            <text:p>3.8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74]*[.S$15]+[.F174]*[.S$19]+[.G174]*[.S$21]" office:value-type="float" office:value="4.81235024968747" calcext:value-type="float">
            <text:p>4.81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1" calcext:value-type="float">
            <text:p>1</text:p>
          </table:table-cell>
          <table:table-cell table:style-name="ce1" table:formula="of:=IF([.G174]&gt;0;1;0)" office:value-type="float" office:value="0" calcext:value-type="float">
            <text:p>0</text:p>
          </table:table-cell>
          <table:table-cell table:style-name="ce3" table:formula="of:=[.I174]*[.I$411]+[.J174]*[.J$411]+[.K174]*[.K$411]" office:value-type="float" office:value="1.69893275521518" calcext:value-type="float">
            <text:p>1.70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74]+[.N174]" office:value-type="float" office:value="76" calcext:value-type="float">
            <text:p>76</text:p>
          </table:table-cell>
          <table:table-cell table:style-name="ce3" table:formula="of:=[.O174]/[.O$410]" office:value-type="float" office:value="0.102756012427949" calcext:value-type="float">
            <text:p>0.10</text:p>
          </table:table-cell>
          <table:table-cell table:formula="of:=[.D174]+[.H174]+[.L174]+[.P174]" office:value-type="float" office:value="10.4288606151544" calcext:value-type="float">
            <text:p>10.43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75:.G175])&gt;0;[.B175];0)" office:value-type="float" office:value="73579" calcext:value-type="float">
            <text:p>73579</text:p>
          </table:table-cell>
          <table:table-cell table:style-name="ce3" table:formula="of:=[.C175]/[.C$410]" office:value-type="float" office:value="2.78711903829093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5]*[.S$15]+[.F175]*[.S$19]+[.G175]*[.S$21]" office:value-type="float" office:value="1.77036472057628" calcext:value-type="float">
            <text:p>1.77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0" calcext:value-type="float">
            <text:p>0</text:p>
          </table:table-cell>
          <table:table-cell table:style-name="ce1" table:formula="of:=IF([.G175]&gt;0;1;0)" office:value-type="float" office:value="1" calcext:value-type="float">
            <text:p>1</text:p>
          </table:table-cell>
          <table:table-cell table:style-name="ce3" table:formula="of:=[.I175]*[.I$411]+[.J175]*[.J$411]+[.K175]*[.K$411]" office:value-type="float" office:value="0.187257538164919" calcext:value-type="float">
            <text:p>0.19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75]+[.N175]" office:value-type="float" office:value="4189" calcext:value-type="float">
            <text:p>4189</text:p>
          </table:table-cell>
          <table:table-cell table:style-name="ce3" table:formula="of:=[.O175]/[.O$410]" office:value-type="float" office:value="5.66374915869312" calcext:value-type="float">
            <text:p>5.66</text:p>
          </table:table-cell>
          <table:table-cell table:formula="of:=[.D175]+[.H175]+[.L175]+[.P175]" office:value-type="float" office:value="10.4084904557252" calcext:value-type="float">
            <text:p>10.41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76:.G176])&gt;0;[.B176];0)" office:value-type="float" office:value="73889" calcext:value-type="float">
            <text:p>73889</text:p>
          </table:table-cell>
          <table:table-cell table:style-name="ce3" table:formula="of:=[.C176]/[.C$410]" office:value-type="float" office:value="2.798861612964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6]*[.S$15]+[.F176]*[.S$19]+[.G176]*[.S$21]" office:value-type="float" office:value="1.77036472057628" calcext:value-type="float">
            <text:p>1.77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0" calcext:value-type="float">
            <text:p>0</text:p>
          </table:table-cell>
          <table:table-cell table:style-name="ce1" table:formula="of:=IF([.G176]&gt;0;1;0)" office:value-type="float" office:value="1" calcext:value-type="float">
            <text:p>1</text:p>
          </table:table-cell>
          <table:table-cell table:style-name="ce3" table:formula="of:=[.I176]*[.I$411]+[.J176]*[.J$411]+[.K176]*[.K$411]" office:value-type="float" office:value="0.187257538164919" calcext:value-type="float">
            <text:p>0.19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76]+[.N176]" office:value-type="float" office:value="4147" calcext:value-type="float">
            <text:p>4147</text:p>
          </table:table-cell>
          <table:table-cell table:style-name="ce3" table:formula="of:=[.O176]/[.O$410]" office:value-type="float" office:value="5.60696294129873" calcext:value-type="float">
            <text:p>5.61</text:p>
          </table:table-cell>
          <table:table-cell table:formula="of:=[.D176]+[.H176]+[.L176]+[.P176]" office:value-type="float" office:value="10.3634468130039" calcext:value-type="float">
            <text:p>10.36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77:.G177])&gt;0;[.B177];0)" office:value-type="float" office:value="77353" calcext:value-type="float">
            <text:p>77353</text:p>
          </table:table-cell>
          <table:table-cell table:style-name="ce3" table:formula="of:=[.C177]/[.C$410]" office:value-type="float" office:value="2.93007541511733" calcext:value-type="float">
            <text:p>2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7]*[.S$15]+[.F177]*[.S$19]+[.G177]*[.S$21]" office:value-type="float" office:value="1.77036472057628" calcext:value-type="float">
            <text:p>1.77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0" calcext:value-type="float">
            <text:p>0</text:p>
          </table:table-cell>
          <table:table-cell table:style-name="ce1" table:formula="of:=IF([.G177]&gt;0;1;0)" office:value-type="float" office:value="1" calcext:value-type="float">
            <text:p>1</text:p>
          </table:table-cell>
          <table:table-cell table:style-name="ce3" table:formula="of:=[.I177]*[.I$411]+[.J177]*[.J$411]+[.K177]*[.K$411]" office:value-type="float" office:value="0.187257538164919" calcext:value-type="float">
            <text:p>0.19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77]+[.N177]" office:value-type="float" office:value="4044" calcext:value-type="float">
            <text:p>4044</text:p>
          </table:table-cell>
          <table:table-cell table:style-name="ce3" table:formula="of:=[.O177]/[.O$410]" office:value-type="float" office:value="5.46770150340296" calcext:value-type="float">
            <text:p>5.47</text:p>
          </table:table-cell>
          <table:table-cell table:formula="of:=[.D177]+[.H177]+[.L177]+[.P177]" office:value-type="float" office:value="10.3553991772615" calcext:value-type="float">
            <text:p>10.36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78:.G178])&gt;0;[.B178];0)" office:value-type="float" office:value="76636" calcext:value-type="float">
            <text:p>76636</text:p>
          </table:table-cell>
          <table:table-cell table:style-name="ce3" table:formula="of:=[.C178]/[.C$410]" office:value-type="float" office:value="2.9029159762767" calcext:value-type="float">
            <text:p>2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8]*[.S$15]+[.F178]*[.S$19]+[.G178]*[.S$21]" office:value-type="float" office:value="1.77036472057628" calcext:value-type="float">
            <text:p>1.77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0" calcext:value-type="float">
            <text:p>0</text:p>
          </table:table-cell>
          <table:table-cell table:style-name="ce1" table:formula="of:=IF([.G178]&gt;0;1;0)" office:value-type="float" office:value="1" calcext:value-type="float">
            <text:p>1</text:p>
          </table:table-cell>
          <table:table-cell table:style-name="ce3" table:formula="of:=[.I178]*[.I$411]+[.J178]*[.J$411]+[.K178]*[.K$411]" office:value-type="float" office:value="0.187257538164919" calcext:value-type="float">
            <text:p>0.19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78]+[.N178]" office:value-type="float" office:value="4064" calcext:value-type="float">
            <text:p>4064</text:p>
          </table:table-cell>
          <table:table-cell table:style-name="ce3" table:formula="of:=[.O178]/[.O$410]" office:value-type="float" office:value="5.49474255930505" calcext:value-type="float">
            <text:p>5.49</text:p>
          </table:table-cell>
          <table:table-cell table:formula="of:=[.D178]+[.H178]+[.L178]+[.P178]" office:value-type="float" office:value="10.3552807943229" calcext:value-type="float">
            <text:p>10.36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79:.G179])&gt;0;[.B179];0)" office:value-type="float" office:value="146322" calcext:value-type="float">
            <text:p>146322</text:p>
          </table:table-cell>
          <table:table-cell table:style-name="ce3" table:formula="of:=[.C179]/[.C$410]" office:value-type="float" office:value="5.54257100423769" calcext:value-type="float">
            <text:p>5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9]*[.S$15]+[.F179]*[.S$19]+[.G179]*[.S$21]" office:value-type="float" office:value="1.77036472057628" calcext:value-type="float">
            <text:p>1.77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0" calcext:value-type="float">
            <text:p>0</text:p>
          </table:table-cell>
          <table:table-cell table:style-name="ce1" table:formula="of:=IF([.G179]&gt;0;1;0)" office:value-type="float" office:value="1" calcext:value-type="float">
            <text:p>1</text:p>
          </table:table-cell>
          <table:table-cell table:style-name="ce3" table:formula="of:=[.I179]*[.I$411]+[.J179]*[.J$411]+[.K179]*[.K$411]" office:value-type="float" office:value="0.187257538164919" calcext:value-type="float">
            <text:p>0.19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79]+[.N179]" office:value-type="float" office:value="2102" calcext:value-type="float">
            <text:p>2102</text:p>
          </table:table-cell>
          <table:table-cell table:style-name="ce3" table:formula="of:=[.O179]/[.O$410]" office:value-type="float" office:value="2.84201497530984" calcext:value-type="float">
            <text:p>2.84</text:p>
          </table:table-cell>
          <table:table-cell table:formula="of:=[.D179]+[.H179]+[.L179]+[.P179]" office:value-type="float" office:value="10.3422082382887" calcext:value-type="float">
            <text:p>10.34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80:.G180])&gt;0;[.B180];0)" office:value-type="float" office:value="77698" calcext:value-type="float">
            <text:p>77698</text:p>
          </table:table-cell>
          <table:table-cell table:style-name="ce3" table:formula="of:=[.C180]/[.C$410]" office:value-type="float" office:value="2.94314376435027" calcext:value-type="float">
            <text:p>2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0]*[.S$15]+[.F180]*[.S$19]+[.G180]*[.S$21]" office:value-type="float" office:value="1.77036472057628" calcext:value-type="float">
            <text:p>1.77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0" calcext:value-type="float">
            <text:p>0</text:p>
          </table:table-cell>
          <table:table-cell table:style-name="ce1" table:formula="of:=IF([.G180]&gt;0;1;0)" office:value-type="float" office:value="1" calcext:value-type="float">
            <text:p>1</text:p>
          </table:table-cell>
          <table:table-cell table:style-name="ce3" table:formula="of:=[.I180]*[.I$411]+[.J180]*[.J$411]+[.K180]*[.K$411]" office:value-type="float" office:value="0.187257538164919" calcext:value-type="float">
            <text:p>0.19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80]+[.N180]" office:value-type="float" office:value="4023" calcext:value-type="float">
            <text:p>4023</text:p>
          </table:table-cell>
          <table:table-cell table:style-name="ce3" table:formula="of:=[.O180]/[.O$410]" office:value-type="float" office:value="5.43930839470576" calcext:value-type="float">
            <text:p>5.44</text:p>
          </table:table-cell>
          <table:table-cell table:formula="of:=[.D180]+[.H180]+[.L180]+[.P180]" office:value-type="float" office:value="10.3400744177972" calcext:value-type="float">
            <text:p>10.34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81:.G181])&gt;0;[.B181];0)" office:value-type="float" office:value="74015" calcext:value-type="float">
            <text:p>74015</text:p>
          </table:table-cell>
          <table:table-cell table:style-name="ce3" table:formula="of:=[.C181]/[.C$410]" office:value-type="float" office:value="2.80363440137951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1]*[.S$15]+[.F181]*[.S$19]+[.G181]*[.S$21]" office:value-type="float" office:value="1.77036472057628" calcext:value-type="float">
            <text:p>1.77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0" calcext:value-type="float">
            <text:p>0</text:p>
          </table:table-cell>
          <table:table-cell table:style-name="ce1" table:formula="of:=IF([.G181]&gt;0;1;0)" office:value-type="float" office:value="1" calcext:value-type="float">
            <text:p>1</text:p>
          </table:table-cell>
          <table:table-cell table:style-name="ce3" table:formula="of:=[.I181]*[.I$411]+[.J181]*[.J$411]+[.K181]*[.K$411]" office:value-type="float" office:value="0.187257538164919" calcext:value-type="float">
            <text:p>0.19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81]+[.N181]" office:value-type="float" office:value="4106" calcext:value-type="float">
            <text:p>4106</text:p>
          </table:table-cell>
          <table:table-cell table:style-name="ce3" table:formula="of:=[.O181]/[.O$410]" office:value-type="float" office:value="5.55152877669944" calcext:value-type="float">
            <text:p>5.55</text:p>
          </table:table-cell>
          <table:table-cell table:formula="of:=[.D181]+[.H181]+[.L181]+[.P181]" office:value-type="float" office:value="10.3127854368201" calcext:value-type="float">
            <text:p>10.31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82:.G182])&gt;0;[.B182];0)" office:value-type="float" office:value="74543" calcext:value-type="float">
            <text:p>74543</text:p>
          </table:table-cell>
          <table:table-cell table:style-name="ce3" table:formula="of:=[.C182]/[.C$410]" office:value-type="float" office:value="2.82363465759688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77036472057628" calcext:value-type="float">
            <text:p>1.77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187257538164919" calcext:value-type="float">
            <text:p>0.19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82]+[.N182]" office:value-type="float" office:value="4085" calcext:value-type="float">
            <text:p>4085</text:p>
          </table:table-cell>
          <table:table-cell table:style-name="ce3" table:formula="of:=[.O182]/[.O$410]" office:value-type="float" office:value="5.52313566800224" calcext:value-type="float">
            <text:p>5.52</text:p>
          </table:table-cell>
          <table:table-cell table:formula="of:=[.D182]+[.H182]+[.L182]+[.P182]" office:value-type="float" office:value="10.3043925843403" calcext:value-type="float">
            <text:p>10.30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83:.G183])&gt;0;[.B183];0)" office:value-type="float" office:value="78058" calcext:value-type="float">
            <text:p>78058</text:p>
          </table:table-cell>
          <table:table-cell table:style-name="ce3" table:formula="of:=[.C183]/[.C$410]" office:value-type="float" office:value="2.95678030268029" calcext:value-type="float">
            <text:p>2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77036472057628" calcext:value-type="float">
            <text:p>1.77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187257538164919" calcext:value-type="float">
            <text:p>0.19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83]+[.N183]" office:value-type="float" office:value="3982" calcext:value-type="float">
            <text:p>3982</text:p>
          </table:table-cell>
          <table:table-cell table:style-name="ce3" table:formula="of:=[.O183]/[.O$410]" office:value-type="float" office:value="5.38387423010647" calcext:value-type="float">
            <text:p>5.38</text:p>
          </table:table-cell>
          <table:table-cell table:formula="of:=[.D183]+[.H183]+[.L183]+[.P183]" office:value-type="float" office:value="10.298276791528" calcext:value-type="float">
            <text:p>10.30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84:.G184])&gt;0;[.B184];0)" office:value-type="float" office:value="78385" calcext:value-type="float">
            <text:p>78385</text:p>
          </table:table-cell>
          <table:table-cell table:style-name="ce3" table:formula="of:=[.C184]/[.C$410]" office:value-type="float" office:value="2.96916682499673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77036472057628" calcext:value-type="float">
            <text:p>1.77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187257538164919" calcext:value-type="float">
            <text:p>0.19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84]+[.N184]" office:value-type="float" office:value="3961" calcext:value-type="float">
            <text:p>3961</text:p>
          </table:table-cell>
          <table:table-cell table:style-name="ce3" table:formula="of:=[.O184]/[.O$410]" office:value-type="float" office:value="5.35548112140927" calcext:value-type="float">
            <text:p>5.36</text:p>
          </table:table-cell>
          <table:table-cell table:formula="of:=[.D184]+[.H184]+[.L184]+[.P184]" office:value-type="float" office:value="10.2822702051472" calcext:value-type="float">
            <text:p>10.28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185:.G185])&gt;0;[.B185];0)" office:value-type="float" office:value="78703" calcext:value-type="float">
            <text:p>78703</text:p>
          </table:table-cell>
          <table:table-cell table:style-name="ce3" table:formula="of:=[.C185]/[.C$410]" office:value-type="float" office:value="2.98121243385492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77036472057628" calcext:value-type="float">
            <text:p>1.77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187257538164919" calcext:value-type="float">
            <text:p>0.19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185]+[.N185]" office:value-type="float" office:value="3920" calcext:value-type="float">
            <text:p>3920</text:p>
          </table:table-cell>
          <table:table-cell table:style-name="ce3" table:formula="of:=[.O185]/[.O$410]" office:value-type="float" office:value="5.30004695680999" calcext:value-type="float">
            <text:p>5.30</text:p>
          </table:table-cell>
          <table:table-cell table:formula="of:=[.D185]+[.H185]+[.L185]+[.P185]" office:value-type="float" office:value="10.2388816494061" calcext:value-type="float">
            <text:p>10.24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6:.G186])&gt;0;[.B186];0)" office:value-type="float" office:value="142392" calcext:value-type="float">
            <text:p>142392</text:p>
          </table:table-cell>
          <table:table-cell table:style-name="ce3" table:formula="of:=[.C186]/[.C$410]" office:value-type="float" office:value="5.39370546080161" calcext:value-type="float">
            <text:p>5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6]*[.S$15]+[.F186]*[.S$19]+[.G186]*[.S$21]" office:value-type="float" office:value="1.77036472057628" calcext:value-type="float">
            <text:p>1.77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0" calcext:value-type="float">
            <text:p>0</text:p>
          </table:table-cell>
          <table:table-cell table:style-name="ce1" table:formula="of:=IF([.G186]&gt;0;1;0)" office:value-type="float" office:value="1" calcext:value-type="float">
            <text:p>1</text:p>
          </table:table-cell>
          <table:table-cell table:style-name="ce3" table:formula="of:=[.I186]*[.I$411]+[.J186]*[.J$411]+[.K186]*[.K$411]" office:value-type="float" office:value="0.187257538164919" calcext:value-type="float">
            <text:p>0.19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6]+[.N186]" office:value-type="float" office:value="2119" calcext:value-type="float">
            <text:p>2119</text:p>
          </table:table-cell>
          <table:table-cell table:style-name="ce3" table:formula="of:=[.O186]/[.O$410]" office:value-type="float" office:value="2.86499987282662" calcext:value-type="float">
            <text:p>2.86</text:p>
          </table:table-cell>
          <table:table-cell table:formula="of:=[.D186]+[.H186]+[.L186]+[.P186]" office:value-type="float" office:value="10.2163275923694" calcext:value-type="float">
            <text:p>10.22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187:.G187])&gt;0;[.B187];0)" office:value-type="float" office:value="78808" calcext:value-type="float">
            <text:p>78808</text:p>
          </table:table-cell>
          <table:table-cell table:style-name="ce3" table:formula="of:=[.C187]/[.C$410]" office:value-type="float" office:value="2.98518975753451" calcext:value-type="float">
            <text:p>2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7]*[.S$15]+[.F187]*[.S$19]+[.G187]*[.S$21]" office:value-type="float" office:value="1.77036472057628" calcext:value-type="float">
            <text:p>1.77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0" calcext:value-type="float">
            <text:p>0</text:p>
          </table:table-cell>
          <table:table-cell table:style-name="ce1" table:formula="of:=IF([.G187]&gt;0;1;0)" office:value-type="float" office:value="1" calcext:value-type="float">
            <text:p>1</text:p>
          </table:table-cell>
          <table:table-cell table:style-name="ce3" table:formula="of:=[.I187]*[.I$411]+[.J187]*[.J$411]+[.K187]*[.K$411]" office:value-type="float" office:value="0.187257538164919" calcext:value-type="float">
            <text:p>0.19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187]+[.N187]" office:value-type="float" office:value="3899" calcext:value-type="float">
            <text:p>3899</text:p>
          </table:table-cell>
          <table:table-cell table:style-name="ce3" table:formula="of:=[.O187]/[.O$410]" office:value-type="float" office:value="5.27165384811279" calcext:value-type="float">
            <text:p>5.27</text:p>
          </table:table-cell>
          <table:table-cell table:formula="of:=[.D187]+[.H187]+[.L187]+[.P187]" office:value-type="float" office:value="10.2144658643885" calcext:value-type="float">
            <text:p>10.21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188:.G188])&gt;0;[.B188];0)" office:value-type="float" office:value="79319" calcext:value-type="float">
            <text:p>79319</text:p>
          </table:table-cell>
          <table:table-cell table:style-name="ce3" table:formula="of:=[.C188]/[.C$410]" office:value-type="float" office:value="3.00454606610851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77036472057628" calcext:value-type="float">
            <text:p>1.77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187257538164919" calcext:value-type="float">
            <text:p>0.19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188]+[.N188]" office:value-type="float" office:value="3879" calcext:value-type="float">
            <text:p>3879</text:p>
          </table:table-cell>
          <table:table-cell table:style-name="ce3" table:formula="of:=[.O188]/[.O$410]" office:value-type="float" office:value="5.2446127922107" calcext:value-type="float">
            <text:p>5.24</text:p>
          </table:table-cell>
          <table:table-cell table:formula="of:=[.D188]+[.H188]+[.L188]+[.P188]" office:value-type="float" office:value="10.2067811170604" calcext:value-type="float">
            <text:p>10.21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189:.G189])&gt;0;[.B189];0)" office:value-type="float" office:value="79811" calcext:value-type="float">
            <text:p>79811</text:p>
          </table:table-cell>
          <table:table-cell table:style-name="ce3" table:formula="of:=[.C189]/[.C$410]" office:value-type="float" office:value="3.02318266849287" calcext:value-type="float">
            <text:p>3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9]*[.S$15]+[.F189]*[.S$19]+[.G189]*[.S$21]" office:value-type="float" office:value="1.77036472057628" calcext:value-type="float">
            <text:p>1.77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0" calcext:value-type="float">
            <text:p>0</text:p>
          </table:table-cell>
          <table:table-cell table:style-name="ce1" table:formula="of:=IF([.G189]&gt;0;1;0)" office:value-type="float" office:value="1" calcext:value-type="float">
            <text:p>1</text:p>
          </table:table-cell>
          <table:table-cell table:style-name="ce3" table:formula="of:=[.I189]*[.I$411]+[.J189]*[.J$411]+[.K189]*[.K$411]" office:value-type="float" office:value="0.187257538164919" calcext:value-type="float">
            <text:p>0.19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189]+[.N189]" office:value-type="float" office:value="3859" calcext:value-type="float">
            <text:p>3859</text:p>
          </table:table-cell>
          <table:table-cell table:style-name="ce3" table:formula="of:=[.O189]/[.O$410]" office:value-type="float" office:value="5.21757173630861" calcext:value-type="float">
            <text:p>5.22</text:p>
          </table:table-cell>
          <table:table-cell table:formula="of:=[.D189]+[.H189]+[.L189]+[.P189]" office:value-type="float" office:value="10.1983766635427" calcext:value-type="float">
            <text:p>10.20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190:.G190])&gt;0;[.B190];0)" office:value-type="float" office:value="79890" calcext:value-type="float">
            <text:p>79890</text:p>
          </table:table-cell>
          <table:table-cell table:style-name="ce3" table:formula="of:=[.C190]/[.C$410]" office:value-type="float" office:value="3.02617513107085" calcext:value-type="float">
            <text:p>3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0]*[.S$15]+[.F190]*[.S$19]+[.G190]*[.S$21]" office:value-type="float" office:value="1.77036472057628" calcext:value-type="float">
            <text:p>1.77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0" calcext:value-type="float">
            <text:p>0</text:p>
          </table:table-cell>
          <table:table-cell table:style-name="ce1" table:formula="of:=IF([.G190]&gt;0;1;0)" office:value-type="float" office:value="1" calcext:value-type="float">
            <text:p>1</text:p>
          </table:table-cell>
          <table:table-cell table:style-name="ce3" table:formula="of:=[.I190]*[.I$411]+[.J190]*[.J$411]+[.K190]*[.K$411]" office:value-type="float" office:value="0.187257538164919" calcext:value-type="float">
            <text:p>0.19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190]+[.N190]" office:value-type="float" office:value="3838" calcext:value-type="float">
            <text:p>3838</text:p>
          </table:table-cell>
          <table:table-cell table:style-name="ce3" table:formula="of:=[.O190]/[.O$410]" office:value-type="float" office:value="5.18917862761141" calcext:value-type="float">
            <text:p>5.19</text:p>
          </table:table-cell>
          <table:table-cell table:formula="of:=[.D190]+[.H190]+[.L190]+[.P190]" office:value-type="float" office:value="10.1729760174235" calcext:value-type="float">
            <text:p>10.17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191:.G191])&gt;0;[.B191];0)" office:value-type="float" office:value="81337" calcext:value-type="float">
            <text:p>81337</text:p>
          </table:table-cell>
          <table:table-cell table:style-name="ce3" table:formula="of:=[.C191]/[.C$410]" office:value-type="float" office:value="3.08098643930291" calcext:value-type="float">
            <text:p>3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77036472057628" calcext:value-type="float">
            <text:p>1.77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187257538164919" calcext:value-type="float">
            <text:p>0.19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191]+[.N191]" office:value-type="float" office:value="3797" calcext:value-type="float">
            <text:p>3797</text:p>
          </table:table-cell>
          <table:table-cell table:style-name="ce3" table:formula="of:=[.O191]/[.O$410]" office:value-type="float" office:value="5.13374446301212" calcext:value-type="float">
            <text:p>5.13</text:p>
          </table:table-cell>
          <table:table-cell table:formula="of:=[.D191]+[.H191]+[.L191]+[.P191]" office:value-type="float" office:value="10.1723531610562" calcext:value-type="float">
            <text:p>10.17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192:.G192])&gt;0;[.B192];0)" office:value-type="float" office:value="80500" calcext:value-type="float">
            <text:p>80500</text:p>
          </table:table-cell>
          <table:table-cell table:style-name="ce3" table:formula="of:=[.C192]/[.C$410]" office:value-type="float" office:value="3.04928148768561" calcext:value-type="float">
            <text:p>3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77036472057628" calcext:value-type="float">
            <text:p>1.77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187257538164919" calcext:value-type="float">
            <text:p>0.19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192]+[.N192]" office:value-type="float" office:value="3818" calcext:value-type="float">
            <text:p>3818</text:p>
          </table:table-cell>
          <table:table-cell table:style-name="ce3" table:formula="of:=[.O192]/[.O$410]" office:value-type="float" office:value="5.16213757170932" calcext:value-type="float">
            <text:p>5.16</text:p>
          </table:table-cell>
          <table:table-cell table:formula="of:=[.D192]+[.H192]+[.L192]+[.P192]" office:value-type="float" office:value="10.1690413181361" calcext:value-type="float">
            <text:p>10.17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193:.G193])&gt;0;[.B193];0)" office:value-type="float" office:value="81416" calcext:value-type="float">
            <text:p>81416</text:p>
          </table:table-cell>
          <table:table-cell table:style-name="ce3" table:formula="of:=[.C193]/[.C$410]" office:value-type="float" office:value="3.08397890188089" calcext:value-type="float">
            <text:p>3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3]*[.S$15]+[.F193]*[.S$19]+[.G193]*[.S$21]" office:value-type="float" office:value="1.77036472057628" calcext:value-type="float">
            <text:p>1.77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0" calcext:value-type="float">
            <text:p>0</text:p>
          </table:table-cell>
          <table:table-cell table:style-name="ce1" table:formula="of:=IF([.G193]&gt;0;1;0)" office:value-type="float" office:value="1" calcext:value-type="float">
            <text:p>1</text:p>
          </table:table-cell>
          <table:table-cell table:style-name="ce3" table:formula="of:=[.I193]*[.I$411]+[.J193]*[.J$411]+[.K193]*[.K$411]" office:value-type="float" office:value="0.187257538164919" calcext:value-type="float">
            <text:p>0.19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193]+[.N193]" office:value-type="float" office:value="3777" calcext:value-type="float">
            <text:p>3777</text:p>
          </table:table-cell>
          <table:table-cell table:style-name="ce3" table:formula="of:=[.O193]/[.O$410]" office:value-type="float" office:value="5.10670340711003" calcext:value-type="float">
            <text:p>5.11</text:p>
          </table:table-cell>
          <table:table-cell table:formula="of:=[.D193]+[.H193]+[.L193]+[.P193]" office:value-type="float" office:value="10.1483045677321" calcext:value-type="float">
            <text:p>10.15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194:.G194])&gt;0;[.B194];0)" office:value-type="float" office:value="81783" calcext:value-type="float">
            <text:p>81783</text:p>
          </table:table-cell>
          <table:table-cell table:style-name="ce3" table:formula="of:=[.C194]/[.C$410]" office:value-type="float" office:value="3.09788059512289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77036472057628" calcext:value-type="float">
            <text:p>1.77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187257538164919" calcext:value-type="float">
            <text:p>0.19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194]+[.N194]" office:value-type="float" office:value="3757" calcext:value-type="float">
            <text:p>3757</text:p>
          </table:table-cell>
          <table:table-cell table:style-name="ce3" table:formula="of:=[.O194]/[.O$410]" office:value-type="float" office:value="5.07966235120794" calcext:value-type="float">
            <text:p>5.08</text:p>
          </table:table-cell>
          <table:table-cell table:formula="of:=[.D194]+[.H194]+[.L194]+[.P194]" office:value-type="float" office:value="10.135165205072" calcext:value-type="float">
            <text:p>10.14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95:.G195])&gt;0;[.B195];0)" office:value-type="float" office:value="139435" calcext:value-type="float">
            <text:p>139435</text:p>
          </table:table-cell>
          <table:table-cell table:style-name="ce3" table:formula="of:=[.C195]/[.C$410]" office:value-type="float" office:value="5.28169645012973" calcext:value-type="float">
            <text:p>5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77036472057628" calcext:value-type="float">
            <text:p>1.77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187257538164919" calcext:value-type="float">
            <text:p>0.19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95]+[.N195]" office:value-type="float" office:value="2137" calcext:value-type="float">
            <text:p>2137</text:p>
          </table:table-cell>
          <table:table-cell table:style-name="ce3" table:formula="of:=[.O195]/[.O$410]" office:value-type="float" office:value="2.88933682313851" calcext:value-type="float">
            <text:p>2.89</text:p>
          </table:table-cell>
          <table:table-cell table:formula="of:=[.D195]+[.H195]+[.L195]+[.P195]" office:value-type="float" office:value="10.1286555320094" calcext:value-type="float">
            <text:p>10.13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196:.G196])&gt;0;[.B196];0)" office:value-type="float" office:value="89240" calcext:value-type="float">
            <text:p>89240</text:p>
          </table:table-cell>
          <table:table-cell table:style-name="ce3" table:formula="of:=[.C196]/[.C$410]" office:value-type="float" office:value="3.38034633492005" calcext:value-type="float">
            <text:p>3.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96]*[.S$15]+[.F196]*[.S$19]+[.G196]*[.S$21]" office:value-type="float" office:value="4.81235024968747" calcext:value-type="float">
            <text:p>4.81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1" calcext:value-type="float">
            <text:p>1</text:p>
          </table:table-cell>
          <table:table-cell table:style-name="ce1" table:formula="of:=IF([.G196]&gt;0;1;0)" office:value-type="float" office:value="0" calcext:value-type="float">
            <text:p>0</text:p>
          </table:table-cell>
          <table:table-cell table:style-name="ce3" table:formula="of:=[.I196]*[.I$411]+[.J196]*[.J$411]+[.K196]*[.K$411]" office:value-type="float" office:value="1.69893275521518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96]+[.N196]" office:value-type="float" office:value="174" calcext:value-type="float">
            <text:p>174</text:p>
          </table:table-cell>
          <table:table-cell table:style-name="ce3" table:formula="of:=[.O196]/[.O$410]" office:value-type="float" office:value="0.235257186348198" calcext:value-type="float">
            <text:p>0.24</text:p>
          </table:table-cell>
          <table:table-cell table:formula="of:=[.D196]+[.H196]+[.L196]+[.P196]" office:value-type="float" office:value="10.1268865261709" calcext:value-type="float">
            <text:p>10.13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197:.G197])&gt;0;[.B197];0)" office:value-type="float" office:value="81994" calcext:value-type="float">
            <text:p>81994</text:p>
          </table:table-cell>
          <table:table-cell table:style-name="ce3" table:formula="of:=[.C197]/[.C$410]" office:value-type="float" office:value="3.10587312175521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7]*[.S$15]+[.F197]*[.S$19]+[.G197]*[.S$21]" office:value-type="float" office:value="1.77036472057628" calcext:value-type="float">
            <text:p>1.77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0" calcext:value-type="float">
            <text:p>0</text:p>
          </table:table-cell>
          <table:table-cell table:style-name="ce1" table:formula="of:=IF([.G197]&gt;0;1;0)" office:value-type="float" office:value="1" calcext:value-type="float">
            <text:p>1</text:p>
          </table:table-cell>
          <table:table-cell table:style-name="ce3" table:formula="of:=[.I197]*[.I$411]+[.J197]*[.J$411]+[.K197]*[.K$411]" office:value-type="float" office:value="0.187257538164919" calcext:value-type="float">
            <text:p>0.19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197]+[.N197]" office:value-type="float" office:value="3737" calcext:value-type="float">
            <text:p>3737</text:p>
          </table:table-cell>
          <table:table-cell table:style-name="ce3" table:formula="of:=[.O197]/[.O$410]" office:value-type="float" office:value="5.05262129530585" calcext:value-type="float">
            <text:p>5.05</text:p>
          </table:table-cell>
          <table:table-cell table:formula="of:=[.D197]+[.H197]+[.L197]+[.P197]" office:value-type="float" office:value="10.1161166758022" calcext:value-type="float">
            <text:p>10.12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198:.G198])&gt;0;[.B198];0)" office:value-type="float" office:value="134822" calcext:value-type="float">
            <text:p>134822</text:p>
          </table:table-cell>
          <table:table-cell table:style-name="ce3" table:formula="of:=[.C198]/[.C$410]" office:value-type="float" office:value="5.10695936313975" calcext:value-type="float">
            <text:p>5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77036472057628" calcext:value-type="float">
            <text:p>1.77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187257538164919" calcext:value-type="float">
            <text:p>0.19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198]+[.N198]" office:value-type="float" office:value="2224" calcext:value-type="float">
            <text:p>2224</text:p>
          </table:table-cell>
          <table:table-cell table:style-name="ce3" table:formula="of:=[.O198]/[.O$410]" office:value-type="float" office:value="3.0069654163126" calcext:value-type="float">
            <text:p>3.01</text:p>
          </table:table-cell>
          <table:table-cell table:formula="of:=[.D198]+[.H198]+[.L198]+[.P198]" office:value-type="float" office:value="10.0715470381935" calcext:value-type="float">
            <text:p>10.07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199:.G199])&gt;0;[.B199];0)" office:value-type="float" office:value="82276" calcext:value-type="float">
            <text:p>82276</text:p>
          </table:table-cell>
          <table:table-cell table:style-name="ce3" table:formula="of:=[.C199]/[.C$410]" office:value-type="float" office:value="3.11655507678039" calcext:value-type="float">
            <text:p>3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77036472057628" calcext:value-type="float">
            <text:p>1.77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187257538164919" calcext:value-type="float">
            <text:p>0.19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199]+[.N199]" office:value-type="float" office:value="3696" calcext:value-type="float">
            <text:p>3696</text:p>
          </table:table-cell>
          <table:table-cell table:style-name="ce3" table:formula="of:=[.O199]/[.O$410]" office:value-type="float" office:value="4.99718713070656" calcext:value-type="float">
            <text:p>5.00</text:p>
          </table:table-cell>
          <table:table-cell table:formula="of:=[.D199]+[.H199]+[.L199]+[.P199]" office:value-type="float" office:value="10.0713644662281" calcext:value-type="float">
            <text:p>10.07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200:.G200])&gt;0;[.B200];0)" office:value-type="float" office:value="137308" calcext:value-type="float">
            <text:p>137308</text:p>
          </table:table-cell>
          <table:table-cell table:style-name="ce3" table:formula="of:=[.C200]/[.C$410]" office:value-type="float" office:value="5.20112723616318" calcext:value-type="float">
            <text:p>5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77036472057628" calcext:value-type="float">
            <text:p>1.77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187257538164919" calcext:value-type="float">
            <text:p>0.19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200]+[.N200]" office:value-type="float" office:value="2154" calcext:value-type="float">
            <text:p>2154</text:p>
          </table:table-cell>
          <table:table-cell table:style-name="ce3" table:formula="of:=[.O200]/[.O$410]" office:value-type="float" office:value="2.91232172065528" calcext:value-type="float">
            <text:p>2.91</text:p>
          </table:table-cell>
          <table:table-cell table:formula="of:=[.D200]+[.H200]+[.L200]+[.P200]" office:value-type="float" office:value="10.0710712155597" calcext:value-type="float">
            <text:p>10.07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01:.G201])&gt;0;[.B201];0)" office:value-type="float" office:value="83132" calcext:value-type="float">
            <text:p>83132</text:p>
          </table:table-cell>
          <table:table-cell table:style-name="ce3" table:formula="of:=[.C201]/[.C$410]" office:value-type="float" office:value="3.14897973458733" calcext:value-type="float">
            <text:p>3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1]*[.S$15]+[.F201]*[.S$19]+[.G201]*[.S$21]" office:value-type="float" office:value="1.77036472057628" calcext:value-type="float">
            <text:p>1.77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0" calcext:value-type="float">
            <text:p>0</text:p>
          </table:table-cell>
          <table:table-cell table:style-name="ce1" table:formula="of:=IF([.G201]&gt;0;1;0)" office:value-type="float" office:value="1" calcext:value-type="float">
            <text:p>1</text:p>
          </table:table-cell>
          <table:table-cell table:style-name="ce3" table:formula="of:=[.I201]*[.I$411]+[.J201]*[.J$411]+[.K201]*[.K$411]" office:value-type="float" office:value="0.187257538164919" calcext:value-type="float">
            <text:p>0.19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01]+[.N201]" office:value-type="float" office:value="3656" calcext:value-type="float">
            <text:p>3656</text:p>
          </table:table-cell>
          <table:table-cell table:style-name="ce3" table:formula="of:=[.O201]/[.O$410]" office:value-type="float" office:value="4.94310501890238" calcext:value-type="float">
            <text:p>4.94</text:p>
          </table:table-cell>
          <table:table-cell table:formula="of:=[.D201]+[.H201]+[.L201]+[.P201]" office:value-type="float" office:value="10.0497070122309" calcext:value-type="float">
            <text:p>10.05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02:.G202])&gt;0;[.B202];0)" office:value-type="float" office:value="83309" calcext:value-type="float">
            <text:p>83309</text:p>
          </table:table-cell>
          <table:table-cell table:style-name="ce3" table:formula="of:=[.C202]/[.C$410]" office:value-type="float" office:value="3.15568436593293" calcext:value-type="float">
            <text:p>3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2]*[.S$15]+[.F202]*[.S$19]+[.G202]*[.S$21]" office:value-type="float" office:value="1.77036472057628" calcext:value-type="float">
            <text:p>1.77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0" calcext:value-type="float">
            <text:p>0</text:p>
          </table:table-cell>
          <table:table-cell table:style-name="ce1" table:formula="of:=IF([.G202]&gt;0;1;0)" office:value-type="float" office:value="1" calcext:value-type="float">
            <text:p>1</text:p>
          </table:table-cell>
          <table:table-cell table:style-name="ce3" table:formula="of:=[.I202]*[.I$411]+[.J202]*[.J$411]+[.K202]*[.K$411]" office:value-type="float" office:value="0.187257538164919" calcext:value-type="float">
            <text:p>0.19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02]+[.N202]" office:value-type="float" office:value="3636" calcext:value-type="float">
            <text:p>3636</text:p>
          </table:table-cell>
          <table:table-cell table:style-name="ce3" table:formula="of:=[.O202]/[.O$410]" office:value-type="float" office:value="4.91606396300028" calcext:value-type="float">
            <text:p>4.92</text:p>
          </table:table-cell>
          <table:table-cell table:formula="of:=[.D202]+[.H202]+[.L202]+[.P202]" office:value-type="float" office:value="10.0293705876744" calcext:value-type="float">
            <text:p>10.03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03:.G203])&gt;0;[.B203];0)" office:value-type="float" office:value="84465" calcext:value-type="float">
            <text:p>84465</text:p>
          </table:table-cell>
          <table:table-cell table:style-name="ce3" table:formula="of:=[.C203]/[.C$410]" office:value-type="float" office:value="3.19947280568155" calcext:value-type="float">
            <text:p>3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77036472057628" calcext:value-type="float">
            <text:p>1.77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187257538164919" calcext:value-type="float">
            <text:p>0.19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03]+[.N203]" office:value-type="float" office:value="3596" calcext:value-type="float">
            <text:p>3596</text:p>
          </table:table-cell>
          <table:table-cell table:style-name="ce3" table:formula="of:=[.O203]/[.O$410]" office:value-type="float" office:value="4.8619818511961" calcext:value-type="float">
            <text:p>4.86</text:p>
          </table:table-cell>
          <table:table-cell table:formula="of:=[.D203]+[.H203]+[.L203]+[.P203]" office:value-type="float" office:value="10.0190769156188" calcext:value-type="float">
            <text:p>10.02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04:.G204])&gt;0;[.B204];0)" office:value-type="float" office:value="84588" calcext:value-type="float">
            <text:p>84588</text:p>
          </table:table-cell>
          <table:table-cell table:style-name="ce3" table:formula="of:=[.C204]/[.C$410]" office:value-type="float" office:value="3.20413195627765" calcext:value-type="float">
            <text:p>3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4]*[.S$15]+[.F204]*[.S$19]+[.G204]*[.S$21]" office:value-type="float" office:value="1.77036472057628" calcext:value-type="float">
            <text:p>1.77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0" calcext:value-type="float">
            <text:p>0</text:p>
          </table:table-cell>
          <table:table-cell table:style-name="ce1" table:formula="of:=IF([.G204]&gt;0;1;0)" office:value-type="float" office:value="1" calcext:value-type="float">
            <text:p>1</text:p>
          </table:table-cell>
          <table:table-cell table:style-name="ce3" table:formula="of:=[.I204]*[.I$411]+[.J204]*[.J$411]+[.K204]*[.K$411]" office:value-type="float" office:value="0.187257538164919" calcext:value-type="float">
            <text:p>0.19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04]+[.N204]" office:value-type="float" office:value="3576" calcext:value-type="float">
            <text:p>3576</text:p>
          </table:table-cell>
          <table:table-cell table:style-name="ce3" table:formula="of:=[.O204]/[.O$410]" office:value-type="float" office:value="4.83494079529401" calcext:value-type="float">
            <text:p>4.83</text:p>
          </table:table-cell>
          <table:table-cell table:formula="of:=[.D204]+[.H204]+[.L204]+[.P204]" office:value-type="float" office:value="9.99669501031285" calcext:value-type="float">
            <text:p>10.00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05:.G205])&gt;0;[.B205];0)" office:value-type="float" office:value="84696" calcext:value-type="float">
            <text:p>84696</text:p>
          </table:table-cell>
          <table:table-cell table:style-name="ce3" table:formula="of:=[.C205]/[.C$410]" office:value-type="float" office:value="3.20822291777665" calcext:value-type="float">
            <text:p>3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77036472057628" calcext:value-type="float">
            <text:p>1.77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187257538164919" calcext:value-type="float">
            <text:p>0.19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05]+[.N205]" office:value-type="float" office:value="3556" calcext:value-type="float">
            <text:p>3556</text:p>
          </table:table-cell>
          <table:table-cell table:style-name="ce3" table:formula="of:=[.O205]/[.O$410]" office:value-type="float" office:value="4.80789973939192" calcext:value-type="float">
            <text:p>4.81</text:p>
          </table:table-cell>
          <table:table-cell table:formula="of:=[.D205]+[.H205]+[.L205]+[.P205]" office:value-type="float" office:value="9.97374491590976" calcext:value-type="float">
            <text:p>9.97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06:.G206])&gt;0;[.B206];0)" office:value-type="float" office:value="84897" calcext:value-type="float">
            <text:p>84897</text:p>
          </table:table-cell>
          <table:table-cell table:style-name="ce3" table:formula="of:=[.C206]/[.C$410]" office:value-type="float" office:value="3.21583665167758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77036472057628" calcext:value-type="float">
            <text:p>1.77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187257538164919" calcext:value-type="float">
            <text:p>0.19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06]+[.N206]" office:value-type="float" office:value="3536" calcext:value-type="float">
            <text:p>3536</text:p>
          </table:table-cell>
          <table:table-cell table:style-name="ce3" table:formula="of:=[.O206]/[.O$410]" office:value-type="float" office:value="4.78085868348982" calcext:value-type="float">
            <text:p>4.78</text:p>
          </table:table-cell>
          <table:table-cell table:formula="of:=[.D206]+[.H206]+[.L206]+[.P206]" office:value-type="float" office:value="9.9543175939086" calcext:value-type="float">
            <text:p>9.95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07:.G207])&gt;0;[.B207];0)" office:value-type="float" office:value="85122" calcext:value-type="float">
            <text:p>85122</text:p>
          </table:table-cell>
          <table:table-cell table:style-name="ce3" table:formula="of:=[.C207]/[.C$410]" office:value-type="float" office:value="3.22435948813385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77036472057628" calcext:value-type="float">
            <text:p>1.77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187257538164919" calcext:value-type="float">
            <text:p>0.19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07]+[.N207]" office:value-type="float" office:value="3516" calcext:value-type="float">
            <text:p>3516</text:p>
          </table:table-cell>
          <table:table-cell table:style-name="ce3" table:formula="of:=[.O207]/[.O$410]" office:value-type="float" office:value="4.75381762758773" calcext:value-type="float">
            <text:p>4.75</text:p>
          </table:table-cell>
          <table:table-cell table:formula="of:=[.D207]+[.H207]+[.L207]+[.P207]" office:value-type="float" office:value="9.93579937446278" calcext:value-type="float">
            <text:p>9.94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08:.G208])&gt;0;[.B208];0)" office:value-type="float" office:value="130244" calcext:value-type="float">
            <text:p>130244</text:p>
          </table:table-cell>
          <table:table-cell table:style-name="ce3" table:formula="of:=[.C208]/[.C$410]" office:value-type="float" office:value="4.93354805070963" calcext:value-type="float">
            <text:p>4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77036472057628" calcext:value-type="float">
            <text:p>1.77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187257538164919" calcext:value-type="float">
            <text:p>0.19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08]+[.N208]" office:value-type="float" office:value="2241" calcext:value-type="float">
            <text:p>2241</text:p>
          </table:table-cell>
          <table:table-cell table:style-name="ce3" table:formula="of:=[.O208]/[.O$410]" office:value-type="float" office:value="3.02995031382938" calcext:value-type="float">
            <text:p>3.03</text:p>
          </table:table-cell>
          <table:table-cell table:formula="of:=[.D208]+[.H208]+[.L208]+[.P208]" office:value-type="float" office:value="9.9211206232802" calcext:value-type="float">
            <text:p>9.92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09:.G209])&gt;0;[.B209];0)" office:value-type="float" office:value="128237" calcext:value-type="float">
            <text:p>128237</text:p>
          </table:table-cell>
          <table:table-cell table:style-name="ce3" table:formula="of:=[.C209]/[.C$410]" office:value-type="float" office:value="4.85752434951975" calcext:value-type="float">
            <text:p>4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77036472057628" calcext:value-type="float">
            <text:p>1.77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187257538164919" calcext:value-type="float">
            <text:p>0.19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09]+[.N209]" office:value-type="float" office:value="2294" calcext:value-type="float">
            <text:p>2294</text:p>
          </table:table-cell>
          <table:table-cell table:style-name="ce3" table:formula="of:=[.O209]/[.O$410]" office:value-type="float" office:value="3.10160911196993" calcext:value-type="float">
            <text:p>3.10</text:p>
          </table:table-cell>
          <table:table-cell table:formula="of:=[.D209]+[.H209]+[.L209]+[.P209]" office:value-type="float" office:value="9.91675572023087" calcext:value-type="float">
            <text:p>9.92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10:.G210])&gt;0;[.B210];0)" office:value-type="float" office:value="85188" calcext:value-type="float">
            <text:p>85188</text:p>
          </table:table-cell>
          <table:table-cell table:style-name="ce3" table:formula="of:=[.C210]/[.C$410]" office:value-type="float" office:value="3.22685952016102" calcext:value-type="float">
            <text:p>3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77036472057628" calcext:value-type="float">
            <text:p>1.77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187257538164919" calcext:value-type="float">
            <text:p>0.19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10]+[.N210]" office:value-type="float" office:value="3496" calcext:value-type="float">
            <text:p>3496</text:p>
          </table:table-cell>
          <table:table-cell table:style-name="ce3" table:formula="of:=[.O210]/[.O$410]" office:value-type="float" office:value="4.72677657168564" calcext:value-type="float">
            <text:p>4.73</text:p>
          </table:table-cell>
          <table:table-cell table:formula="of:=[.D210]+[.H210]+[.L210]+[.P210]" office:value-type="float" office:value="9.91125835058785" calcext:value-type="float">
            <text:p>9.91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1:.G211])&gt;0;[.B211];0)" office:value-type="float" office:value="126544" calcext:value-type="float">
            <text:p>126544</text:p>
          </table:table-cell>
          <table:table-cell table:style-name="ce3" table:formula="of:=[.C211]/[.C$410]" office:value-type="float" office:value="4.7933947400955" calcext:value-type="float">
            <text:p>4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77036472057628" calcext:value-type="float">
            <text:p>1.77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187257538164919" calcext:value-type="float">
            <text:p>0.19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1]+[.N211]" office:value-type="float" office:value="2329" calcext:value-type="float">
            <text:p>2329</text:p>
          </table:table-cell>
          <table:table-cell table:style-name="ce3" table:formula="of:=[.O211]/[.O$410]" office:value-type="float" office:value="3.14893095979859" calcext:value-type="float">
            <text:p>3.15</text:p>
          </table:table-cell>
          <table:table-cell table:formula="of:=[.D211]+[.H211]+[.L211]+[.P211]" office:value-type="float" office:value="9.89994795863528" calcext:value-type="float">
            <text:p>9.90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2:.G212])&gt;0;[.B212];0)" office:value-type="float" office:value="127146" calcext:value-type="float">
            <text:p>127146</text:p>
          </table:table-cell>
          <table:table-cell table:style-name="ce3" table:formula="of:=[.C212]/[.C$410]" office:value-type="float" office:value="4.81619806252515" calcext:value-type="float">
            <text:p>4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77036472057628" calcext:value-type="float">
            <text:p>1.77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187257538164919" calcext:value-type="float">
            <text:p>0.19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2]+[.N212]" office:value-type="float" office:value="2312" calcext:value-type="float">
            <text:p>2312</text:p>
          </table:table-cell>
          <table:table-cell table:style-name="ce3" table:formula="of:=[.O212]/[.O$410]" office:value-type="float" office:value="3.12594606228181" calcext:value-type="float">
            <text:p>3.13</text:p>
          </table:table-cell>
          <table:table-cell table:formula="of:=[.D212]+[.H212]+[.L212]+[.P212]" office:value-type="float" office:value="9.89976638354815" calcext:value-type="float">
            <text:p>9.90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13:.G213])&gt;0;[.B213];0)" office:value-type="float" office:value="85203" calcext:value-type="float">
            <text:p>85203</text:p>
          </table:table-cell>
          <table:table-cell table:style-name="ce3" table:formula="of:=[.C213]/[.C$410]" office:value-type="float" office:value="3.2274277092581" calcext:value-type="float">
            <text:p>3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77036472057628" calcext:value-type="float">
            <text:p>1.77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187257538164919" calcext:value-type="float">
            <text:p>0.19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13]+[.N213]" office:value-type="float" office:value="3476" calcext:value-type="float">
            <text:p>3476</text:p>
          </table:table-cell>
          <table:table-cell table:style-name="ce3" table:formula="of:=[.O213]/[.O$410]" office:value-type="float" office:value="4.69973551578355" calcext:value-type="float">
            <text:p>4.70</text:p>
          </table:table-cell>
          <table:table-cell table:formula="of:=[.D213]+[.H213]+[.L213]+[.P213]" office:value-type="float" office:value="9.88478548378284" calcext:value-type="float">
            <text:p>9.88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14:.G214])&gt;0;[.B214];0)" office:value-type="float" office:value="128602" calcext:value-type="float">
            <text:p>128602</text:p>
          </table:table-cell>
          <table:table-cell table:style-name="ce3" table:formula="of:=[.C214]/[.C$410]" office:value-type="float" office:value="4.87135028421547" calcext:value-type="float">
            <text:p>4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77036472057628" calcext:value-type="float">
            <text:p>1.77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187257538164919" calcext:value-type="float">
            <text:p>0.19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14]+[.N214]" office:value-type="float" office:value="2259" calcext:value-type="float">
            <text:p>2259</text:p>
          </table:table-cell>
          <table:table-cell table:style-name="ce3" table:formula="of:=[.O214]/[.O$410]" office:value-type="float" office:value="3.05428726414126" calcext:value-type="float">
            <text:p>3.05</text:p>
          </table:table-cell>
          <table:table-cell table:formula="of:=[.D214]+[.H214]+[.L214]+[.P214]" office:value-type="float" office:value="9.88325980709793" calcext:value-type="float">
            <text:p>9.88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15:.G215])&gt;0;[.B215];0)" office:value-type="float" office:value="85833" calcext:value-type="float">
            <text:p>85833</text:p>
          </table:table-cell>
          <table:table-cell table:style-name="ce3" table:formula="of:=[.C215]/[.C$410]" office:value-type="float" office:value="3.25129165133564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77036472057628" calcext:value-type="float">
            <text:p>1.77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187257538164919" calcext:value-type="float">
            <text:p>0.19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15]+[.N215]" office:value-type="float" office:value="3456" calcext:value-type="float">
            <text:p>3456</text:p>
          </table:table-cell>
          <table:table-cell table:style-name="ce3" table:formula="of:=[.O215]/[.O$410]" office:value-type="float" office:value="4.67269445988146" calcext:value-type="float">
            <text:p>4.67</text:p>
          </table:table-cell>
          <table:table-cell table:formula="of:=[.D215]+[.H215]+[.L215]+[.P215]" office:value-type="float" office:value="9.88160836995829" calcext:value-type="float">
            <text:p>9.88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16:.G216])&gt;0;[.B216];0)" office:value-type="float" office:value="86920" calcext:value-type="float">
            <text:p>86920</text:p>
          </table:table-cell>
          <table:table-cell table:style-name="ce3" table:formula="of:=[.C216]/[.C$410]" office:value-type="float" office:value="3.29246642123768" calcext:value-type="float">
            <text:p>3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77036472057628" calcext:value-type="float">
            <text:p>1.77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187257538164919" calcext:value-type="float">
            <text:p>0.19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16]+[.N216]" office:value-type="float" office:value="3417" calcext:value-type="float">
            <text:p>3417</text:p>
          </table:table-cell>
          <table:table-cell table:style-name="ce3" table:formula="of:=[.O216]/[.O$410]" office:value-type="float" office:value="4.61996440087238" calcext:value-type="float">
            <text:p>4.62</text:p>
          </table:table-cell>
          <table:table-cell table:formula="of:=[.D216]+[.H216]+[.L216]+[.P216]" office:value-type="float" office:value="9.87005308085125" calcext:value-type="float">
            <text:p>9.87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17:.G217])&gt;0;[.B217];0)" office:value-type="float" office:value="85895" calcext:value-type="float">
            <text:p>85895</text:p>
          </table:table-cell>
          <table:table-cell table:style-name="ce3" table:formula="of:=[.C217]/[.C$410]" office:value-type="float" office:value="3.25364016627026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77036472057628" calcext:value-type="float">
            <text:p>1.77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187257538164919" calcext:value-type="float">
            <text:p>0.19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17]+[.N217]" office:value-type="float" office:value="3437" calcext:value-type="float">
            <text:p>3437</text:p>
          </table:table-cell>
          <table:table-cell table:style-name="ce3" table:formula="of:=[.O217]/[.O$410]" office:value-type="float" office:value="4.64700545677447" calcext:value-type="float">
            <text:p>4.65</text:p>
          </table:table-cell>
          <table:table-cell table:formula="of:=[.D217]+[.H217]+[.L217]+[.P217]" office:value-type="float" office:value="9.85826788178592" calcext:value-type="float">
            <text:p>9.86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18:.G218])&gt;0;[.B218];0)" office:value-type="float" office:value="88644" calcext:value-type="float">
            <text:p>88644</text:p>
          </table:table-cell>
          <table:table-cell table:style-name="ce3" table:formula="of:=[.C218]/[.C$410]" office:value-type="float" office:value="3.35777028812923" calcext:value-type="float">
            <text:p>3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77036472057628" calcext:value-type="float">
            <text:p>1.77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187257538164919" calcext:value-type="float">
            <text:p>0.19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18]+[.N218]" office:value-type="float" office:value="3358" calcext:value-type="float">
            <text:p>3358</text:p>
          </table:table-cell>
          <table:table-cell table:style-name="ce3" table:formula="of:=[.O218]/[.O$410]" office:value-type="float" office:value="4.54019328596121" calcext:value-type="float">
            <text:p>4.54</text:p>
          </table:table-cell>
          <table:table-cell table:formula="of:=[.D218]+[.H218]+[.L218]+[.P218]" office:value-type="float" office:value="9.85558583283164" calcext:value-type="float">
            <text:p>9.86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19:.G219])&gt;0;[.B219];0)" office:value-type="float" office:value="124626" calcext:value-type="float">
            <text:p>124626</text:p>
          </table:table-cell>
          <table:table-cell table:style-name="ce3" table:formula="of:=[.C219]/[.C$410]" office:value-type="float" office:value="4.72074229421499" calcext:value-type="float">
            <text:p>4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77036472057628" calcext:value-type="float">
            <text:p>1.77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187257538164919" calcext:value-type="float">
            <text:p>0.19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19]+[.N219]" office:value-type="float" office:value="2347" calcext:value-type="float">
            <text:p>2347</text:p>
          </table:table-cell>
          <table:table-cell table:style-name="ce3" table:formula="of:=[.O219]/[.O$410]" office:value-type="float" office:value="3.17326791011047" calcext:value-type="float">
            <text:p>3.17</text:p>
          </table:table-cell>
          <table:table-cell table:formula="of:=[.D219]+[.H219]+[.L219]+[.P219]" office:value-type="float" office:value="9.85163246306666" calcext:value-type="float">
            <text:p>9.85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20:.G220])&gt;0;[.B220];0)" office:value-type="float" office:value="87092" calcext:value-type="float">
            <text:p>87092</text:p>
          </table:table-cell>
          <table:table-cell table:style-name="ce3" table:formula="of:=[.C220]/[.C$410]" office:value-type="float" office:value="3.29898165621758" calcext:value-type="float">
            <text:p>3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77036472057628" calcext:value-type="float">
            <text:p>1.77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187257538164919" calcext:value-type="float">
            <text:p>0.19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20]+[.N220]" office:value-type="float" office:value="3397" calcext:value-type="float">
            <text:p>3397</text:p>
          </table:table-cell>
          <table:table-cell table:style-name="ce3" table:formula="of:=[.O220]/[.O$410]" office:value-type="float" office:value="4.59292334497029" calcext:value-type="float">
            <text:p>4.59</text:p>
          </table:table-cell>
          <table:table-cell table:formula="of:=[.D220]+[.H220]+[.L220]+[.P220]" office:value-type="float" office:value="9.84952725992906" calcext:value-type="float">
            <text:p>9.85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21:.G221])&gt;0;[.B221];0)" office:value-type="float" office:value="89803" calcext:value-type="float">
            <text:p>89803</text:p>
          </table:table-cell>
          <table:table-cell table:style-name="ce3" table:formula="of:=[.C221]/[.C$410]" office:value-type="float" office:value="3.40167236569728" calcext:value-type="float">
            <text:p>3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77036472057628" calcext:value-type="float">
            <text:p>1.77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187257538164919" calcext:value-type="float">
            <text:p>0.19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21]+[.N221]" office:value-type="float" office:value="3319" calcext:value-type="float">
            <text:p>3319</text:p>
          </table:table-cell>
          <table:table-cell table:style-name="ce3" table:formula="of:=[.O221]/[.O$410]" office:value-type="float" office:value="4.48746322695213" calcext:value-type="float">
            <text:p>4.49</text:p>
          </table:table-cell>
          <table:table-cell table:formula="of:=[.D221]+[.H221]+[.L221]+[.P221]" office:value-type="float" office:value="9.8467578513906" calcext:value-type="float">
            <text:p>9.85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22:.G222])&gt;0;[.B222];0)" office:value-type="float" office:value="87532" calcext:value-type="float">
            <text:p>87532</text:p>
          </table:table-cell>
          <table:table-cell table:style-name="ce3" table:formula="of:=[.C222]/[.C$410]" office:value-type="float" office:value="3.31564853639872" calcext:value-type="float">
            <text:p>3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77036472057628" calcext:value-type="float">
            <text:p>1.77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187257538164919" calcext:value-type="float">
            <text:p>0.19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22]+[.N222]" office:value-type="float" office:value="3377" calcext:value-type="float">
            <text:p>3377</text:p>
          </table:table-cell>
          <table:table-cell table:style-name="ce3" table:formula="of:=[.O222]/[.O$410]" office:value-type="float" office:value="4.56588228906819" calcext:value-type="float">
            <text:p>4.57</text:p>
          </table:table-cell>
          <table:table-cell table:formula="of:=[.D222]+[.H222]+[.L222]+[.P222]" office:value-type="float" office:value="9.83915308420811" calcext:value-type="float">
            <text:p>9.84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23:.G223])&gt;0;[.B223];0)" office:value-type="float" office:value="88893" calcext:value-type="float">
            <text:p>88893</text:p>
          </table:table-cell>
          <table:table-cell table:style-name="ce3" table:formula="of:=[.C223]/[.C$410]" office:value-type="float" office:value="3.36720222714083" calcext:value-type="float">
            <text:p>3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77036472057628" calcext:value-type="float">
            <text:p>1.77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187257538164919" calcext:value-type="float">
            <text:p>0.19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23]+[.N223]" office:value-type="float" office:value="3338" calcext:value-type="float">
            <text:p>3338</text:p>
          </table:table-cell>
          <table:table-cell table:style-name="ce3" table:formula="of:=[.O223]/[.O$410]" office:value-type="float" office:value="4.51315223005912" calcext:value-type="float">
            <text:p>4.51</text:p>
          </table:table-cell>
          <table:table-cell table:formula="of:=[.D223]+[.H223]+[.L223]+[.P223]" office:value-type="float" office:value="9.83797671594114" calcext:value-type="float">
            <text:p>9.84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24:.G224])&gt;0;[.B224];0)" office:value-type="float" office:value="89817" calcext:value-type="float">
            <text:p>89817</text:p>
          </table:table-cell>
          <table:table-cell table:style-name="ce3" table:formula="of:=[.C224]/[.C$410]" office:value-type="float" office:value="3.40220267552122" calcext:value-type="float">
            <text:p>3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77036472057628" calcext:value-type="float">
            <text:p>1.77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187257538164919" calcext:value-type="float">
            <text:p>0.19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24]+[.N224]" office:value-type="float" office:value="3299" calcext:value-type="float">
            <text:p>3299</text:p>
          </table:table-cell>
          <table:table-cell table:style-name="ce3" table:formula="of:=[.O224]/[.O$410]" office:value-type="float" office:value="4.46042217105004" calcext:value-type="float">
            <text:p>4.46</text:p>
          </table:table-cell>
          <table:table-cell table:formula="of:=[.D224]+[.H224]+[.L224]+[.P224]" office:value-type="float" office:value="9.82024710531246" calcext:value-type="float">
            <text:p>9.82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25:.G225])&gt;0;[.B225];0)" office:value-type="float" office:value="122466" calcext:value-type="float">
            <text:p>122466</text:p>
          </table:table-cell>
          <table:table-cell table:style-name="ce3" table:formula="of:=[.C225]/[.C$410]" office:value-type="float" office:value="4.63892306423486" calcext:value-type="float">
            <text:p>4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77036472057628" calcext:value-type="float">
            <text:p>1.77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187257538164919" calcext:value-type="float">
            <text:p>0.19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25]+[.N225]" office:value-type="float" office:value="2383" calcext:value-type="float">
            <text:p>2383</text:p>
          </table:table-cell>
          <table:table-cell table:style-name="ce3" table:formula="of:=[.O225]/[.O$410]" office:value-type="float" office:value="3.22194181073423" calcext:value-type="float">
            <text:p>3.22</text:p>
          </table:table-cell>
          <table:table-cell table:formula="of:=[.D225]+[.H225]+[.L225]+[.P225]" office:value-type="float" office:value="9.81848713371029" calcext:value-type="float">
            <text:p>9.82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26:.G226])&gt;0;[.B226];0)" office:value-type="float" office:value="90014" calcext:value-type="float">
            <text:p>90014</text:p>
          </table:table-cell>
          <table:table-cell table:style-name="ce3" table:formula="of:=[.C226]/[.C$410]" office:value-type="float" office:value="3.4096648923296" calcext:value-type="float">
            <text:p>3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77036472057628" calcext:value-type="float">
            <text:p>1.77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187257538164919" calcext:value-type="float">
            <text:p>0.19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26]+[.N226]" office:value-type="float" office:value="3280" calcext:value-type="float">
            <text:p>3280</text:p>
          </table:table-cell>
          <table:table-cell table:style-name="ce3" table:formula="of:=[.O226]/[.O$410]" office:value-type="float" office:value="4.43473316794305" calcext:value-type="float">
            <text:p>4.43</text:p>
          </table:table-cell>
          <table:table-cell table:formula="of:=[.D226]+[.H226]+[.L226]+[.P226]" office:value-type="float" office:value="9.80202031901384" calcext:value-type="float">
            <text:p>9.80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7:.G227])&gt;0;[.B227];0)" office:value-type="float" office:value="122616" calcext:value-type="float">
            <text:p>122616</text:p>
          </table:table-cell>
          <table:table-cell table:style-name="ce3" table:formula="of:=[.C227]/[.C$410]" office:value-type="float" office:value="4.6446049552057" calcext:value-type="float">
            <text:p>4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77036472057628" calcext:value-type="float">
            <text:p>1.77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187257538164919" calcext:value-type="float">
            <text:p>0.19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7]+[.N227]" office:value-type="float" office:value="2365" calcext:value-type="float">
            <text:p>2365</text:p>
          </table:table-cell>
          <table:table-cell table:style-name="ce3" table:formula="of:=[.O227]/[.O$410]" office:value-type="float" office:value="3.19760486042235" calcext:value-type="float">
            <text:p>3.20</text:p>
          </table:table-cell>
          <table:table-cell table:formula="of:=[.D227]+[.H227]+[.L227]+[.P227]" office:value-type="float" office:value="9.79983207436925" calcext:value-type="float">
            <text:p>9.80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28:.G228])&gt;0;[.B228];0)" office:value-type="float" office:value="93697" calcext:value-type="float">
            <text:p>93697</text:p>
          </table:table-cell>
          <table:table-cell table:style-name="ce3" table:formula="of:=[.C228]/[.C$410]" office:value-type="float" office:value="3.54917425530036" calcext:value-type="float">
            <text:p>3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77036472057628" calcext:value-type="float">
            <text:p>1.77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187257538164919" calcext:value-type="float">
            <text:p>0.19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28]+[.N228]" office:value-type="float" office:value="3163" calcext:value-type="float">
            <text:p>3163</text:p>
          </table:table-cell>
          <table:table-cell table:style-name="ce3" table:formula="of:=[.O228]/[.O$410]" office:value-type="float" office:value="4.27654299091581" calcext:value-type="float">
            <text:p>4.28</text:p>
          </table:table-cell>
          <table:table-cell table:formula="of:=[.D228]+[.H228]+[.L228]+[.P228]" office:value-type="float" office:value="9.78333950495736" calcext:value-type="float">
            <text:p>9.78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29:.G229])&gt;0;[.B229];0)" office:value-type="float" office:value="94202" calcext:value-type="float">
            <text:p>94202</text:p>
          </table:table-cell>
          <table:table-cell table:style-name="ce3" table:formula="of:=[.C229]/[.C$410]" office:value-type="float" office:value="3.56830328823553" calcext:value-type="float">
            <text:p>3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77036472057628" calcext:value-type="float">
            <text:p>1.77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187257538164919" calcext:value-type="float">
            <text:p>0.19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29]+[.N229]" office:value-type="float" office:value="3144" calcext:value-type="float">
            <text:p>3144</text:p>
          </table:table-cell>
          <table:table-cell table:style-name="ce3" table:formula="of:=[.O229]/[.O$410]" office:value-type="float" office:value="4.25085398780883" calcext:value-type="float">
            <text:p>4.25</text:p>
          </table:table-cell>
          <table:table-cell table:formula="of:=[.D229]+[.H229]+[.L229]+[.P229]" office:value-type="float" office:value="9.77677953478555" calcext:value-type="float">
            <text:p>9.78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30:.G230])&gt;0;[.B230];0)" office:value-type="float" office:value="92129" calcext:value-type="float">
            <text:p>92129</text:p>
          </table:table-cell>
          <table:table-cell table:style-name="ce3" table:formula="of:=[.C230]/[.C$410]" office:value-type="float" office:value="3.48977955501848" calcext:value-type="float">
            <text:p>3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77036472057628" calcext:value-type="float">
            <text:p>1.77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187257538164919" calcext:value-type="float">
            <text:p>0.19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30]+[.N230]" office:value-type="float" office:value="3202" calcext:value-type="float">
            <text:p>3202</text:p>
          </table:table-cell>
          <table:table-cell table:style-name="ce3" table:formula="of:=[.O230]/[.O$410]" office:value-type="float" office:value="4.32927304992489" calcext:value-type="float">
            <text:p>4.33</text:p>
          </table:table-cell>
          <table:table-cell table:formula="of:=[.D230]+[.H230]+[.L230]+[.P230]" office:value-type="float" office:value="9.77667486368457" calcext:value-type="float">
            <text:p>9.78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31:.G231])&gt;0;[.B231];0)" office:value-type="float" office:value="92787" calcext:value-type="float">
            <text:p>92787</text:p>
          </table:table-cell>
          <table:table-cell table:style-name="ce3" table:formula="of:=[.C231]/[.C$410]" office:value-type="float" office:value="3.51470411674391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77036472057628" calcext:value-type="float">
            <text:p>1.77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187257538164919" calcext:value-type="float">
            <text:p>0.19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31]+[.N231]" office:value-type="float" office:value="3182" calcext:value-type="float">
            <text:p>3182</text:p>
          </table:table-cell>
          <table:table-cell table:style-name="ce3" table:formula="of:=[.O231]/[.O$410]" office:value-type="float" office:value="4.3022319940228" calcext:value-type="float">
            <text:p>4.30</text:p>
          </table:table-cell>
          <table:table-cell table:formula="of:=[.D231]+[.H231]+[.L231]+[.P231]" office:value-type="float" office:value="9.77455836950791" calcext:value-type="float">
            <text:p>9.77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232:.G232])&gt;0;[.B232];0)" office:value-type="float" office:value="90609" calcext:value-type="float">
            <text:p>90609</text:p>
          </table:table-cell>
          <table:table-cell table:style-name="ce3" table:formula="of:=[.C232]/[.C$410]" office:value-type="float" office:value="3.43220305984727" calcext:value-type="float">
            <text:p>3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77036472057628" calcext:value-type="float">
            <text:p>1.77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187257538164919" calcext:value-type="float">
            <text:p>0.19</text:p>
          </table:table-cell>
          <table:table-cell table:style-name="ce7" office:value-type="float" office:value="3241" calcext:value-type="float">
            <text:p>3241</text:p>
          </table:table-cell>
          <table:table-cell/>
          <table:table-cell table:formula="of:=[.M232]+[.N232]" office:value-type="float" office:value="3241" calcext:value-type="float">
            <text:p>3241</text:p>
          </table:table-cell>
          <table:table-cell table:style-name="ce3" table:formula="of:=[.O232]/[.O$410]" office:value-type="float" office:value="4.38200310893397" calcext:value-type="float">
            <text:p>4.38</text:p>
          </table:table-cell>
          <table:table-cell table:formula="of:=[.D232]+[.H232]+[.L232]+[.P232]" office:value-type="float" office:value="9.77182842752244" calcext:value-type="float">
            <text:p>9.77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33:.G233])&gt;0;[.B233];0)" office:value-type="float" office:value="94654" calcext:value-type="float">
            <text:p>94654</text:p>
          </table:table-cell>
          <table:table-cell table:style-name="ce3" table:formula="of:=[.C233]/[.C$410]" office:value-type="float" office:value="3.58542471969433" calcext:value-type="float">
            <text:p>3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77036472057628" calcext:value-type="float">
            <text:p>1.77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187257538164919" calcext:value-type="float">
            <text:p>0.19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33]+[.N233]" office:value-type="float" office:value="3125" calcext:value-type="float">
            <text:p>3125</text:p>
          </table:table-cell>
          <table:table-cell table:style-name="ce3" table:formula="of:=[.O233]/[.O$410]" office:value-type="float" office:value="4.22516498470184" calcext:value-type="float">
            <text:p>4.23</text:p>
          </table:table-cell>
          <table:table-cell table:formula="of:=[.D233]+[.H233]+[.L233]+[.P233]" office:value-type="float" office:value="9.76821196313737" calcext:value-type="float">
            <text:p>9.77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34:.G234])&gt;0;[.B234];0)" office:value-type="float" office:value="98676" calcext:value-type="float">
            <text:p>98676</text:p>
          </table:table-cell>
          <table:table-cell table:style-name="ce3" table:formula="of:=[.C234]/[.C$410]" office:value-type="float" office:value="3.7377751562592" calcext:value-type="float">
            <text:p>3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77036472057628" calcext:value-type="float">
            <text:p>1.77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187257538164919" calcext:value-type="float">
            <text:p>0.19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34]+[.N234]" office:value-type="float" office:value="3010" calcext:value-type="float">
            <text:p>3010</text:p>
          </table:table-cell>
          <table:table-cell table:style-name="ce3" table:formula="of:=[.O234]/[.O$410]" office:value-type="float" office:value="4.06967891326481" calcext:value-type="float">
            <text:p>4.07</text:p>
          </table:table-cell>
          <table:table-cell table:formula="of:=[.D234]+[.H234]+[.L234]+[.P234]" office:value-type="float" office:value="9.7650763282652" calcext:value-type="float">
            <text:p>9.77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35:.G235])&gt;0;[.B235];0)" office:value-type="float" office:value="120230" calcext:value-type="float">
            <text:p>120230</text:p>
          </table:table-cell>
          <table:table-cell table:style-name="ce3" table:formula="of:=[.C235]/[.C$410]" office:value-type="float" office:value="4.55422500949616" calcext:value-type="float">
            <text:p>4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77036472057628" calcext:value-type="float">
            <text:p>1.77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187257538164919" calcext:value-type="float">
            <text:p>0.19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35]+[.N235]" office:value-type="float" office:value="2401" calcext:value-type="float">
            <text:p>2401</text:p>
          </table:table-cell>
          <table:table-cell table:style-name="ce3" table:formula="of:=[.O235]/[.O$410]" office:value-type="float" office:value="3.24627876104612" calcext:value-type="float">
            <text:p>3.25</text:p>
          </table:table-cell>
          <table:table-cell table:formula="of:=[.D235]+[.H235]+[.L235]+[.P235]" office:value-type="float" office:value="9.75812602928347" calcext:value-type="float">
            <text:p>9.76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36:.G236])&gt;0;[.B236];0)" office:value-type="float" office:value="97684" calcext:value-type="float">
            <text:p>97684</text:p>
          </table:table-cell>
          <table:table-cell table:style-name="ce3" table:formula="of:=[.C236]/[.C$410]" office:value-type="float" office:value="3.70019891730536" calcext:value-type="float">
            <text:p>3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77036472057628" calcext:value-type="float">
            <text:p>1.77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187257538164919" calcext:value-type="float">
            <text:p>0.19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36]+[.N236]" office:value-type="float" office:value="3029" calcext:value-type="float">
            <text:p>3029</text:p>
          </table:table-cell>
          <table:table-cell table:style-name="ce3" table:formula="of:=[.O236]/[.O$410]" office:value-type="float" office:value="4.0953679163718" calcext:value-type="float">
            <text:p>4.10</text:p>
          </table:table-cell>
          <table:table-cell table:formula="of:=[.D236]+[.H236]+[.L236]+[.P236]" office:value-type="float" office:value="9.75318909241835" calcext:value-type="float">
            <text:p>9.75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37:.G237])&gt;0;[.B237];0)" office:value-type="float" office:value="94869" calcext:value-type="float">
            <text:p>94869</text:p>
          </table:table-cell>
          <table:table-cell table:style-name="ce3" table:formula="of:=[.C237]/[.C$410]" office:value-type="float" office:value="3.59356876341921" calcext:value-type="float">
            <text:p>3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77036472057628" calcext:value-type="float">
            <text:p>1.77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187257538164919" calcext:value-type="float">
            <text:p>0.19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37]+[.N237]" office:value-type="float" office:value="3105" calcext:value-type="float">
            <text:p>3105</text:p>
          </table:table-cell>
          <table:table-cell table:style-name="ce3" table:formula="of:=[.O237]/[.O$410]" office:value-type="float" office:value="4.19812392879975" calcext:value-type="float">
            <text:p>4.20</text:p>
          </table:table-cell>
          <table:table-cell table:formula="of:=[.D237]+[.H237]+[.L237]+[.P237]" office:value-type="float" office:value="9.74931495096015" calcext:value-type="float">
            <text:p>9.75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38:.G238])&gt;0;[.B238];0)" office:value-type="float" office:value="95303" calcext:value-type="float">
            <text:p>95303</text:p>
          </table:table-cell>
          <table:table-cell table:style-name="ce3" table:formula="of:=[.C238]/[.C$410]" office:value-type="float" office:value="3.61000836796151" calcext:value-type="float">
            <text:p>3.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77036472057628" calcext:value-type="float">
            <text:p>1.77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187257538164919" calcext:value-type="float">
            <text:p>0.19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38]+[.N238]" office:value-type="float" office:value="3086" calcext:value-type="float">
            <text:p>3086</text:p>
          </table:table-cell>
          <table:table-cell table:style-name="ce3" table:formula="of:=[.O238]/[.O$410]" office:value-type="float" office:value="4.17243492569276" calcext:value-type="float">
            <text:p>4.17</text:p>
          </table:table-cell>
          <table:table-cell table:formula="of:=[.D238]+[.H238]+[.L238]+[.P238]" office:value-type="float" office:value="9.74006555239547" calcext:value-type="float">
            <text:p>9.74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39:.G239])&gt;0;[.B239];0)" office:value-type="float" office:value="95826" calcext:value-type="float">
            <text:p>95826</text:p>
          </table:table-cell>
          <table:table-cell table:style-name="ce3" table:formula="of:=[.C239]/[.C$410]" office:value-type="float" office:value="3.62981922781318" calcext:value-type="float">
            <text:p>3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77036472057628" calcext:value-type="float">
            <text:p>1.77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187257538164919" calcext:value-type="float">
            <text:p>0.19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39]+[.N239]" office:value-type="float" office:value="3067" calcext:value-type="float">
            <text:p>3067</text:p>
          </table:table-cell>
          <table:table-cell table:style-name="ce3" table:formula="of:=[.O239]/[.O$410]" office:value-type="float" office:value="4.14674592258577" calcext:value-type="float">
            <text:p>4.15</text:p>
          </table:table-cell>
          <table:table-cell table:formula="of:=[.D239]+[.H239]+[.L239]+[.P239]" office:value-type="float" office:value="9.73418740914015" calcext:value-type="float">
            <text:p>9.73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40:.G240])&gt;0;[.B240];0)" office:value-type="float" office:value="100071" calcext:value-type="float">
            <text:p>100071</text:p>
          </table:table-cell>
          <table:table-cell table:style-name="ce3" table:formula="of:=[.C240]/[.C$410]" office:value-type="float" office:value="3.79061674228803" calcext:value-type="float">
            <text:p>3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77036472057628" calcext:value-type="float">
            <text:p>1.77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187257538164919" calcext:value-type="float">
            <text:p>0.19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40]+[.N240]" office:value-type="float" office:value="2934" calcext:value-type="float">
            <text:p>2934</text:p>
          </table:table-cell>
          <table:table-cell table:style-name="ce3" table:formula="of:=[.O240]/[.O$410]" office:value-type="float" office:value="3.96692290083686" calcext:value-type="float">
            <text:p>3.97</text:p>
          </table:table-cell>
          <table:table-cell table:formula="of:=[.D240]+[.H240]+[.L240]+[.P240]" office:value-type="float" office:value="9.71516190186609" calcext:value-type="float">
            <text:p>9.72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41:.G241])&gt;0;[.B241];0)" office:value-type="float" office:value="114308" calcext:value-type="float">
            <text:p>114308</text:p>
          </table:table-cell>
          <table:table-cell table:style-name="ce3" table:formula="of:=[.C241]/[.C$410]" office:value-type="float" office:value="4.32990395396729" calcext:value-type="float">
            <text:p>4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77036472057628" calcext:value-type="float">
            <text:p>1.77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187257538164919" calcext:value-type="float">
            <text:p>0.19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41]+[.N241]" office:value-type="float" office:value="2527" calcext:value-type="float">
            <text:p>2527</text:p>
          </table:table-cell>
          <table:table-cell table:style-name="ce3" table:formula="of:=[.O241]/[.O$410]" office:value-type="float" office:value="3.41663741322929" calcext:value-type="float">
            <text:p>3.42</text:p>
          </table:table-cell>
          <table:table-cell table:formula="of:=[.D241]+[.H241]+[.L241]+[.P241]" office:value-type="float" office:value="9.70416362593778" calcext:value-type="float">
            <text:p>9.70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42:.G242])&gt;0;[.B242];0)" office:value-type="float" office:value="114574" calcext:value-type="float">
            <text:p>114574</text:p>
          </table:table-cell>
          <table:table-cell table:style-name="ce3" table:formula="of:=[.C242]/[.C$410]" office:value-type="float" office:value="4.33997984062225" calcext:value-type="float">
            <text:p>4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77036472057628" calcext:value-type="float">
            <text:p>1.77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187257538164919" calcext:value-type="float">
            <text:p>0.19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42]+[.N242]" office:value-type="float" office:value="2508" calcext:value-type="float">
            <text:p>2508</text:p>
          </table:table-cell>
          <table:table-cell table:style-name="ce3" table:formula="of:=[.O242]/[.O$410]" office:value-type="float" office:value="3.39094841012231" calcext:value-type="float">
            <text:p>3.39</text:p>
          </table:table-cell>
          <table:table-cell table:formula="of:=[.D242]+[.H242]+[.L242]+[.P242]" office:value-type="float" office:value="9.68855050948575" calcext:value-type="float">
            <text:p>9.69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43:.G243])&gt;0;[.B243];0)" office:value-type="float" office:value="100531" calcext:value-type="float">
            <text:p>100531</text:p>
          </table:table-cell>
          <table:table-cell table:style-name="ce3" table:formula="of:=[.C243]/[.C$410]" office:value-type="float" office:value="3.80804120793195" calcext:value-type="float">
            <text:p>3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77036472057628" calcext:value-type="float">
            <text:p>1.77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187257538164919" calcext:value-type="float">
            <text:p>0.19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43]+[.N243]" office:value-type="float" office:value="2896" calcext:value-type="float">
            <text:p>2896</text:p>
          </table:table-cell>
          <table:table-cell table:style-name="ce3" table:formula="of:=[.O243]/[.O$410]" office:value-type="float" office:value="3.91554489462289" calcext:value-type="float">
            <text:p>3.92</text:p>
          </table:table-cell>
          <table:table-cell table:formula="of:=[.D243]+[.H243]+[.L243]+[.P243]" office:value-type="float" office:value="9.68120836129604" calcext:value-type="float">
            <text:p>9.68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44:.G244])&gt;0;[.B244];0)" office:value-type="float" office:value="114616" calcext:value-type="float">
            <text:p>114616</text:p>
          </table:table-cell>
          <table:table-cell table:style-name="ce3" table:formula="of:=[.C244]/[.C$410]" office:value-type="float" office:value="4.34157077009409" calcext:value-type="float">
            <text:p>4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77036472057628" calcext:value-type="float">
            <text:p>1.77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187257538164919" calcext:value-type="float">
            <text:p>0.19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44]+[.N244]" office:value-type="float" office:value="2490" calcext:value-type="float">
            <text:p>2490</text:p>
          </table:table-cell>
          <table:table-cell table:style-name="ce3" table:formula="of:=[.O244]/[.O$410]" office:value-type="float" office:value="3.36661145981042" calcext:value-type="float">
            <text:p>3.37</text:p>
          </table:table-cell>
          <table:table-cell table:formula="of:=[.D244]+[.H244]+[.L244]+[.P244]" office:value-type="float" office:value="9.66580448864571" calcext:value-type="float">
            <text:p>9.67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45:.G245])&gt;0;[.B245];0)" office:value-type="float" office:value="100558" calcext:value-type="float">
            <text:p>100558</text:p>
          </table:table-cell>
          <table:table-cell table:style-name="ce3" table:formula="of:=[.C245]/[.C$410]" office:value-type="float" office:value="3.8090639483067" calcext:value-type="float">
            <text:p>3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77036472057628" calcext:value-type="float">
            <text:p>1.77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187257538164919" calcext:value-type="float">
            <text:p>0.19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45]+[.N245]" office:value-type="float" office:value="2877" calcext:value-type="float">
            <text:p>2877</text:p>
          </table:table-cell>
          <table:table-cell table:style-name="ce3" table:formula="of:=[.O245]/[.O$410]" office:value-type="float" office:value="3.8898558915159" calcext:value-type="float">
            <text:p>3.89</text:p>
          </table:table-cell>
          <table:table-cell table:formula="of:=[.D245]+[.H245]+[.L245]+[.P245]" office:value-type="float" office:value="9.6565420985638" calcext:value-type="float">
            <text:p>9.66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46:.G246])&gt;0;[.B246];0)" office:value-type="float" office:value="111078" calcext:value-type="float">
            <text:p>111078</text:p>
          </table:table-cell>
          <table:table-cell table:style-name="ce3" table:formula="of:=[.C246]/[.C$410]" office:value-type="float" office:value="4.20755390172848" calcext:value-type="float">
            <text:p>4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77036472057628" calcext:value-type="float">
            <text:p>1.77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187257538164919" calcext:value-type="float">
            <text:p>0.19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46]+[.N246]" office:value-type="float" office:value="2581" calcext:value-type="float">
            <text:p>2581</text:p>
          </table:table-cell>
          <table:table-cell table:style-name="ce3" table:formula="of:=[.O246]/[.O$410]" office:value-type="float" office:value="3.48964826416494" calcext:value-type="float">
            <text:p>3.49</text:p>
          </table:table-cell>
          <table:table-cell table:formula="of:=[.D246]+[.H246]+[.L246]+[.P246]" office:value-type="float" office:value="9.65482442463461" calcext:value-type="float">
            <text:p>9.65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47:.G247])&gt;0;[.B247];0)" office:value-type="float" office:value="101019" calcext:value-type="float">
            <text:p>101019</text:p>
          </table:table-cell>
          <table:table-cell table:style-name="ce3" table:formula="of:=[.C247]/[.C$410]" office:value-type="float" office:value="3.82652629322376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77036472057628" calcext:value-type="float">
            <text:p>1.77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187257538164919" calcext:value-type="float">
            <text:p>0.19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47]+[.N247]" office:value-type="float" office:value="2859" calcext:value-type="float">
            <text:p>2859</text:p>
          </table:table-cell>
          <table:table-cell table:style-name="ce3" table:formula="of:=[.O247]/[.O$410]" office:value-type="float" office:value="3.86551894120402" calcext:value-type="float">
            <text:p>3.87</text:p>
          </table:table-cell>
          <table:table-cell table:formula="of:=[.D247]+[.H247]+[.L247]+[.P247]" office:value-type="float" office:value="9.64966749316897" calcext:value-type="float">
            <text:p>9.65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48:.G248])&gt;0;[.B248];0)" office:value-type="float" office:value="114800" calcext:value-type="float">
            <text:p>114800</text:p>
          </table:table-cell>
          <table:table-cell table:style-name="ce3" table:formula="of:=[.C248]/[.C$410]" office:value-type="float" office:value="4.34854055635165" calcext:value-type="float">
            <text:p>4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77036472057628" calcext:value-type="float">
            <text:p>1.77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187257538164919" calcext:value-type="float">
            <text:p>0.19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48]+[.N248]" office:value-type="float" office:value="2472" calcext:value-type="float">
            <text:p>2472</text:p>
          </table:table-cell>
          <table:table-cell table:style-name="ce3" table:formula="of:=[.O248]/[.O$410]" office:value-type="float" office:value="3.34227450949854" calcext:value-type="float">
            <text:p>3.34</text:p>
          </table:table-cell>
          <table:table-cell table:formula="of:=[.D248]+[.H248]+[.L248]+[.P248]" office:value-type="float" office:value="9.64843732459139" calcext:value-type="float">
            <text:p>9.65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49:.G249])&gt;0;[.B249];0)" office:value-type="float" office:value="111346" calcext:value-type="float">
            <text:p>111346</text:p>
          </table:table-cell>
          <table:table-cell table:style-name="ce3" table:formula="of:=[.C249]/[.C$410]" office:value-type="float" office:value="4.21770554692972" calcext:value-type="float">
            <text:p>4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77036472057628" calcext:value-type="float">
            <text:p>1.77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187257538164919" calcext:value-type="float">
            <text:p>0.19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49]+[.N249]" office:value-type="float" office:value="2563" calcext:value-type="float">
            <text:p>2563</text:p>
          </table:table-cell>
          <table:table-cell table:style-name="ce3" table:formula="of:=[.O249]/[.O$410]" office:value-type="float" office:value="3.46531131385306" calcext:value-type="float">
            <text:p>3.47</text:p>
          </table:table-cell>
          <table:table-cell table:formula="of:=[.D249]+[.H249]+[.L249]+[.P249]" office:value-type="float" office:value="9.64063911952397" calcext:value-type="float">
            <text:p>9.64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0:.G250])&gt;0;[.B250];0)" office:value-type="float" office:value="115060" calcext:value-type="float">
            <text:p>115060</text:p>
          </table:table-cell>
          <table:table-cell table:style-name="ce3" table:formula="of:=[.C250]/[.C$410]" office:value-type="float" office:value="4.35838916736778" calcext:value-type="float">
            <text:p>4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77036472057628" calcext:value-type="float">
            <text:p>1.77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187257538164919" calcext:value-type="float">
            <text:p>0.19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0]+[.N250]" office:value-type="float" office:value="2454" calcext:value-type="float">
            <text:p>2454</text:p>
          </table:table-cell>
          <table:table-cell table:style-name="ce3" table:formula="of:=[.O250]/[.O$410]" office:value-type="float" office:value="3.31793755918666" calcext:value-type="float">
            <text:p>3.32</text:p>
          </table:table-cell>
          <table:table-cell table:formula="of:=[.D250]+[.H250]+[.L250]+[.P250]" office:value-type="float" office:value="9.63394898529564" calcext:value-type="float">
            <text:p>9.63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51:.G251])&gt;0;[.B251];0)" office:value-type="float" office:value="101668" calcext:value-type="float">
            <text:p>101668</text:p>
          </table:table-cell>
          <table:table-cell table:style-name="ce3" table:formula="of:=[.C251]/[.C$410]" office:value-type="float" office:value="3.85110994149094" calcext:value-type="float">
            <text:p>3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77036472057628" calcext:value-type="float">
            <text:p>1.77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187257538164919" calcext:value-type="float">
            <text:p>0.19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51]+[.N251]" office:value-type="float" office:value="2821" calcext:value-type="float">
            <text:p>2821</text:p>
          </table:table-cell>
          <table:table-cell table:style-name="ce3" table:formula="of:=[.O251]/[.O$410]" office:value-type="float" office:value="3.81414093499004" calcext:value-type="float">
            <text:p>3.81</text:p>
          </table:table-cell>
          <table:table-cell table:formula="of:=[.D251]+[.H251]+[.L251]+[.P251]" office:value-type="float" office:value="9.62287313522218" calcext:value-type="float">
            <text:p>9.62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52:.G252])&gt;0;[.B252];0)" office:value-type="float" office:value="115296" calcext:value-type="float">
            <text:p>115296</text:p>
          </table:table-cell>
          <table:table-cell table:style-name="ce3" table:formula="of:=[.C252]/[.C$410]" office:value-type="float" office:value="4.36732867582858" calcext:value-type="float">
            <text:p>4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77036472057628" calcext:value-type="float">
            <text:p>1.77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187257538164919" calcext:value-type="float">
            <text:p>0.19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52]+[.N252]" office:value-type="float" office:value="2436" calcext:value-type="float">
            <text:p>2436</text:p>
          </table:table-cell>
          <table:table-cell table:style-name="ce3" table:formula="of:=[.O252]/[.O$410]" office:value-type="float" office:value="3.29360060887478" calcext:value-type="float">
            <text:p>3.29</text:p>
          </table:table-cell>
          <table:table-cell table:formula="of:=[.D252]+[.H252]+[.L252]+[.P252]" office:value-type="float" office:value="9.61855154344455" calcext:value-type="float">
            <text:p>9.62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53:.G253])&gt;0;[.B253];0)" office:value-type="float" office:value="106828" calcext:value-type="float">
            <text:p>106828</text:p>
          </table:table-cell>
          <table:table-cell table:style-name="ce3" table:formula="of:=[.C253]/[.C$410]" office:value-type="float" office:value="4.04656699088793" calcext:value-type="float">
            <text:p>4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77036472057628" calcext:value-type="float">
            <text:p>1.77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187257538164919" calcext:value-type="float">
            <text:p>0.19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53]+[.N253]" office:value-type="float" office:value="2673" calcext:value-type="float">
            <text:p>2673</text:p>
          </table:table-cell>
          <table:table-cell table:style-name="ce3" table:formula="of:=[.O253]/[.O$410]" office:value-type="float" office:value="3.61403712131456" calcext:value-type="float">
            <text:p>3.61</text:p>
          </table:table-cell>
          <table:table-cell table:formula="of:=[.D253]+[.H253]+[.L253]+[.P253]" office:value-type="float" office:value="9.61822637094369" calcext:value-type="float">
            <text:p>9.62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54:.G254])&gt;0;[.B254];0)" office:value-type="float" office:value="102115" calcext:value-type="float">
            <text:p>102115</text:p>
          </table:table-cell>
          <table:table-cell table:style-name="ce3" table:formula="of:=[.C254]/[.C$410]" office:value-type="float" office:value="3.86804197658405" calcext:value-type="float">
            <text:p>3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77036472057628" calcext:value-type="float">
            <text:p>1.77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187257538164919" calcext:value-type="float">
            <text:p>0.19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54]+[.N254]" office:value-type="float" office:value="2802" calcext:value-type="float">
            <text:p>2802</text:p>
          </table:table-cell>
          <table:table-cell table:style-name="ce3" table:formula="of:=[.O254]/[.O$410]" office:value-type="float" office:value="3.78845193188306" calcext:value-type="float">
            <text:p>3.79</text:p>
          </table:table-cell>
          <table:table-cell table:formula="of:=[.D254]+[.H254]+[.L254]+[.P254]" office:value-type="float" office:value="9.6141161672083" calcext:value-type="float">
            <text:p>9.61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55:.G255])&gt;0;[.B255];0)" office:value-type="float" office:value="109265" calcext:value-type="float">
            <text:p>109265</text:p>
          </table:table-cell>
          <table:table-cell table:style-name="ce3" table:formula="of:=[.C255]/[.C$410]" office:value-type="float" office:value="4.13887877952756" calcext:value-type="float">
            <text:p>4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77036472057628" calcext:value-type="float">
            <text:p>1.77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187257538164919" calcext:value-type="float">
            <text:p>0.19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55]+[.N255]" office:value-type="float" office:value="2599" calcext:value-type="float">
            <text:p>2599</text:p>
          </table:table-cell>
          <table:table-cell table:style-name="ce3" table:formula="of:=[.O255]/[.O$410]" office:value-type="float" office:value="3.51398521447682" calcext:value-type="float">
            <text:p>3.51</text:p>
          </table:table-cell>
          <table:table-cell table:formula="of:=[.D255]+[.H255]+[.L255]+[.P255]" office:value-type="float" office:value="9.61048625274558" calcext:value-type="float">
            <text:p>9.61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56:.G256])&gt;0;[.B256];0)" office:value-type="float" office:value="102236" calcext:value-type="float">
            <text:p>102236</text:p>
          </table:table-cell>
          <table:table-cell table:style-name="ce3" table:formula="of:=[.C256]/[.C$410]" office:value-type="float" office:value="3.87262536863387" calcext:value-type="float">
            <text:p>3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77036472057628" calcext:value-type="float">
            <text:p>1.77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187257538164919" calcext:value-type="float">
            <text:p>0.19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56]+[.N256]" office:value-type="float" office:value="2784" calcext:value-type="float">
            <text:p>2784</text:p>
          </table:table-cell>
          <table:table-cell table:style-name="ce3" table:formula="of:=[.O256]/[.O$410]" office:value-type="float" office:value="3.76411498157117" calcext:value-type="float">
            <text:p>3.76</text:p>
          </table:table-cell>
          <table:table-cell table:formula="of:=[.D256]+[.H256]+[.L256]+[.P256]" office:value-type="float" office:value="9.59436260894623" calcext:value-type="float">
            <text:p>9.59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57:.G257])&gt;0;[.B257];0)" office:value-type="float" office:value="102843" calcext:value-type="float">
            <text:p>102843</text:p>
          </table:table-cell>
          <table:table-cell table:style-name="ce3" table:formula="of:=[.C257]/[.C$410]" office:value-type="float" office:value="3.89561808742921" calcext:value-type="float">
            <text:p>3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77036472057628" calcext:value-type="float">
            <text:p>1.77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187257538164919" calcext:value-type="float">
            <text:p>0.19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57]+[.N257]" office:value-type="float" office:value="2765" calcext:value-type="float">
            <text:p>2765</text:p>
          </table:table-cell>
          <table:table-cell table:style-name="ce3" table:formula="of:=[.O257]/[.O$410]" office:value-type="float" office:value="3.73842597846419" calcext:value-type="float">
            <text:p>3.74</text:p>
          </table:table-cell>
          <table:table-cell table:formula="of:=[.D257]+[.H257]+[.L257]+[.P257]" office:value-type="float" office:value="9.59166632463459" calcext:value-type="float">
            <text:p>9.59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58:.G258])&gt;0;[.B258];0)" office:value-type="float" office:value="103950" calcext:value-type="float">
            <text:p>103950</text:p>
          </table:table-cell>
          <table:table-cell table:style-name="ce3" table:formula="of:=[.C258]/[.C$410]" office:value-type="float" office:value="3.93755044279403" calcext:value-type="float">
            <text:p>3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77036472057628" calcext:value-type="float">
            <text:p>1.77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187257538164919" calcext:value-type="float">
            <text:p>0.19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58]+[.N258]" office:value-type="float" office:value="2728" calcext:value-type="float">
            <text:p>2728</text:p>
          </table:table-cell>
          <table:table-cell table:style-name="ce3" table:formula="of:=[.O258]/[.O$410]" office:value-type="float" office:value="3.68840002504532" calcext:value-type="float">
            <text:p>3.69</text:p>
          </table:table-cell>
          <table:table-cell table:formula="of:=[.D258]+[.H258]+[.L258]+[.P258]" office:value-type="float" office:value="9.58357272658054" calcext:value-type="float">
            <text:p>9.58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59:.G259])&gt;0;[.B259];0)" office:value-type="float" office:value="62376" calcext:value-type="float">
            <text:p>62376</text:p>
          </table:table-cell>
          <table:table-cell table:style-name="ce3" table:formula="of:=[.C259]/[.C$410]" office:value-type="float" office:value="2.36275754131525" calcext:value-type="float">
            <text:p>2.3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59]*[.S$15]+[.F259]*[.S$19]+[.G259]*[.S$21]" office:value-type="float" office:value="4.81235024968747" calcext:value-type="float">
            <text:p>4.81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1" calcext:value-type="float">
            <text:p>1</text:p>
          </table:table-cell>
          <table:table-cell table:style-name="ce1" table:formula="of:=IF([.G259]&gt;0;1;0)" office:value-type="float" office:value="0" calcext:value-type="float">
            <text:p>0</text:p>
          </table:table-cell>
          <table:table-cell table:style-name="ce3" table:formula="of:=[.I259]*[.I$411]+[.J259]*[.J$411]+[.K259]*[.K$411]" office:value-type="float" office:value="1.69893275521518" calcext:value-type="float">
            <text:p>1.70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59]+[.N259]" office:value-type="float" office:value="174" calcext:value-type="float">
            <text:p>174</text:p>
          </table:table-cell>
          <table:table-cell table:style-name="ce3" table:formula="of:=[.O259]/[.O$410]" office:value-type="float" office:value="0.235257186348198" calcext:value-type="float">
            <text:p>0.24</text:p>
          </table:table-cell>
          <table:table-cell table:formula="of:=[.D259]+[.H259]+[.L259]+[.P259]" office:value-type="float" office:value="9.10929773256609" calcext:value-type="float">
            <text:p>9.11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60:.G260])&gt;0;[.B260];0)" office:value-type="float" office:value="178948" calcext:value-type="float">
            <text:p>178948</text:p>
          </table:table-cell>
          <table:table-cell table:style-name="ce3" table:formula="of:=[.C260]/[.C$410]" office:value-type="float" office:value="6.77842016966913" calcext:value-type="float">
            <text:p>6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0]*[.S$15]+[.F260]*[.S$19]+[.G260]*[.S$21]" office:value-type="float" office:value="1.77036472057628" calcext:value-type="float">
            <text:p>1.77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0" calcext:value-type="float">
            <text:p>0</text:p>
          </table:table-cell>
          <table:table-cell table:style-name="ce1" table:formula="of:=IF([.G260]&gt;0;1;0)" office:value-type="float" office:value="1" calcext:value-type="float">
            <text:p>1</text:p>
          </table:table-cell>
          <table:table-cell table:style-name="ce3" table:formula="of:=[.I260]*[.I$411]+[.J260]*[.J$411]+[.K260]*[.K$411]" office:value-type="float" office:value="0.187257538164919" calcext:value-type="float">
            <text:p>0.19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60]+[.N260]" office:value-type="float" office:value="81" calcext:value-type="float">
            <text:p>81</text:p>
          </table:table-cell>
          <table:table-cell table:style-name="ce3" table:formula="of:=[.O260]/[.O$410]" office:value-type="float" office:value="0.109516276403472" calcext:value-type="float">
            <text:p>0.11</text:p>
          </table:table-cell>
          <table:table-cell table:formula="of:=[.D260]+[.H260]+[.L260]+[.P260]" office:value-type="float" office:value="8.8455587048138" calcext:value-type="float">
            <text:p>8.85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261:.G261])&gt;0;[.B261];0)" office:value-type="float" office:value="0" calcext:value-type="float">
            <text:p>0</text:p>
          </table:table-cell>
          <table:table-cell table:style-name="ce3" table:formula="of:=[.C2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1]*[.S$15]+[.F261]*[.S$19]+[.G261]*[.S$21]" office:value-type="float" office:value="0" calcext:value-type="float">
            <text:p>0.00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0" calcext:value-type="float">
            <text:p>0</text:p>
          </table:table-cell>
          <table:table-cell table:style-name="ce1" table:formula="of:=IF([.G261]&gt;0;1;0)" office:value-type="float" office:value="0" calcext:value-type="float">
            <text:p>0</text:p>
          </table:table-cell>
          <table:table-cell table:style-name="ce3" table:formula="of:=[.I261]*[.I$411]+[.J261]*[.J$411]+[.K26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1]+[.N261]" office:value-type="float" office:value="5805" calcext:value-type="float">
            <text:p>5805</text:p>
          </table:table-cell>
          <table:table-cell table:style-name="ce3" table:formula="of:=[.O261]/[.O$410]" office:value-type="float" office:value="7.84866647558214" calcext:value-type="float">
            <text:p>7.85</text:p>
          </table:table-cell>
          <table:table-cell table:formula="of:=[.D261]+[.H261]+[.L261]+[.P261]" office:value-type="float" office:value="7.84866647558214" calcext:value-type="float">
            <text:p>7.85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262:.G262])&gt;0;[.B262];0)" office:value-type="float" office:value="0" calcext:value-type="float">
            <text:p>0</text:p>
          </table:table-cell>
          <table:table-cell table:style-name="ce3" table:formula="of:=[.C2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2]*[.S$15]+[.F262]*[.S$19]+[.G262]*[.S$21]" office:value-type="float" office:value="0" calcext:value-type="float">
            <text:p>0.00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0" calcext:value-type="float">
            <text:p>0</text:p>
          </table:table-cell>
          <table:table-cell table:style-name="ce1" table:formula="of:=IF([.G262]&gt;0;1;0)" office:value-type="float" office:value="0" calcext:value-type="float">
            <text:p>0</text:p>
          </table:table-cell>
          <table:table-cell table:style-name="ce3" table:formula="of:=[.I262]*[.I$411]+[.J262]*[.J$411]+[.K26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2]+[.N262]" office:value-type="float" office:value="5805" calcext:value-type="float">
            <text:p>5805</text:p>
          </table:table-cell>
          <table:table-cell table:style-name="ce3" table:formula="of:=[.O262]/[.O$410]" office:value-type="float" office:value="7.84866647558214" calcext:value-type="float">
            <text:p>7.85</text:p>
          </table:table-cell>
          <table:table-cell table:formula="of:=[.D262]+[.H262]+[.L262]+[.P262]" office:value-type="float" office:value="7.84866647558214" calcext:value-type="float">
            <text:p>7.85</text:p>
          </table:table-cell>
          <table:table-cell table:formula="of:=RANK([.Q262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63:.G263])&gt;0;[.B263];0)" office:value-type="float" office:value="0" calcext:value-type="float">
            <text:p>0</text:p>
          </table:table-cell>
          <table:table-cell table:style-name="ce3" table:formula="of:=[.C2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3]*[.S$15]+[.F263]*[.S$19]+[.G263]*[.S$21]" office:value-type="float" office:value="0" calcext:value-type="float">
            <text:p>0.00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0" calcext:value-type="float">
            <text:p>0</text:p>
          </table:table-cell>
          <table:table-cell table:style-name="ce3" table:formula="of:=[.I263]*[.I$411]+[.J263]*[.J$411]+[.K26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3]+[.N263]" office:value-type="float" office:value="5805" calcext:value-type="float">
            <text:p>5805</text:p>
          </table:table-cell>
          <table:table-cell table:style-name="ce3" table:formula="of:=[.O263]/[.O$410]" office:value-type="float" office:value="7.84866647558214" calcext:value-type="float">
            <text:p>7.85</text:p>
          </table:table-cell>
          <table:table-cell table:formula="of:=[.D263]+[.H263]+[.L263]+[.P263]" office:value-type="float" office:value="7.84866647558214" calcext:value-type="float">
            <text:p>7.85</text:p>
          </table:table-cell>
          <table:table-cell table:formula="of:=RANK([.Q263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64:.G264])&gt;0;[.B264];0)" office:value-type="float" office:value="0" calcext:value-type="float">
            <text:p>0</text:p>
          </table:table-cell>
          <table:table-cell table:style-name="ce3" table:formula="of:=[.C2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4]*[.S$15]+[.F264]*[.S$19]+[.G264]*[.S$21]" office:value-type="float" office:value="0" calcext:value-type="float">
            <text:p>0.00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0" calcext:value-type="float">
            <text:p>0</text:p>
          </table:table-cell>
          <table:table-cell table:style-name="ce1" table:formula="of:=IF([.G264]&gt;0;1;0)" office:value-type="float" office:value="0" calcext:value-type="float">
            <text:p>0</text:p>
          </table:table-cell>
          <table:table-cell table:style-name="ce3" table:formula="of:=[.I264]*[.I$411]+[.J264]*[.J$411]+[.K264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05" calcext:value-type="float">
            <text:p>5805</text:p>
          </table:table-cell>
          <table:table-cell table:formula="of:=[.M264]+[.N264]" office:value-type="float" office:value="5805" calcext:value-type="float">
            <text:p>5805</text:p>
          </table:table-cell>
          <table:table-cell table:style-name="ce3" table:formula="of:=[.O264]/[.O$410]" office:value-type="float" office:value="7.84866647558214" calcext:value-type="float">
            <text:p>7.85</text:p>
          </table:table-cell>
          <table:table-cell table:formula="of:=[.D264]+[.H264]+[.L264]+[.P264]" office:value-type="float" office:value="7.84866647558214" calcext:value-type="float">
            <text:p>7.85</text:p>
          </table:table-cell>
          <table:table-cell table:formula="of:=RANK([.Q264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65:.G265])&gt;0;[.B265];0)" office:value-type="float" office:value="0" calcext:value-type="float">
            <text:p>0</text:p>
          </table:table-cell>
          <table:table-cell table:style-name="ce3" table:formula="of:=[.C2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5]*[.S$15]+[.F265]*[.S$19]+[.G265]*[.S$21]" office:value-type="float" office:value="0" calcext:value-type="float">
            <text:p>0.00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0" calcext:value-type="float">
            <text:p>0</text:p>
          </table:table-cell>
          <table:table-cell table:style-name="ce1" table:formula="of:=IF([.G265]&gt;0;1;0)" office:value-type="float" office:value="0" calcext:value-type="float">
            <text:p>0</text:p>
          </table:table-cell>
          <table:table-cell table:style-name="ce3" table:formula="of:=[.I265]*[.I$411]+[.J265]*[.J$411]+[.K26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5]+[.N265]" office:value-type="float" office:value="5805" calcext:value-type="float">
            <text:p>5805</text:p>
          </table:table-cell>
          <table:table-cell table:style-name="ce3" table:formula="of:=[.O265]/[.O$410]" office:value-type="float" office:value="7.84866647558214" calcext:value-type="float">
            <text:p>7.85</text:p>
          </table:table-cell>
          <table:table-cell table:formula="of:=[.D265]+[.H265]+[.L265]+[.P265]" office:value-type="float" office:value="7.84866647558214" calcext:value-type="float">
            <text:p>7.85</text:p>
          </table:table-cell>
          <table:table-cell table:formula="of:=RANK([.Q265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66:.G266])&gt;0;[.B266];0)" office:value-type="float" office:value="0" calcext:value-type="float">
            <text:p>0</text:p>
          </table:table-cell>
          <table:table-cell table:style-name="ce3" table:formula="of:=[.C2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6]*[.S$15]+[.F266]*[.S$19]+[.G266]*[.S$21]" office:value-type="float" office:value="0" calcext:value-type="float">
            <text:p>0.00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0" calcext:value-type="float">
            <text:p>0</text:p>
          </table:table-cell>
          <table:table-cell table:style-name="ce3" table:formula="of:=[.I266]*[.I$411]+[.J266]*[.J$411]+[.K266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05" calcext:value-type="float">
            <text:p>5805</text:p>
          </table:table-cell>
          <table:table-cell table:formula="of:=[.M266]+[.N266]" office:value-type="float" office:value="5805" calcext:value-type="float">
            <text:p>5805</text:p>
          </table:table-cell>
          <table:table-cell table:style-name="ce3" table:formula="of:=[.O266]/[.O$410]" office:value-type="float" office:value="7.84866647558214" calcext:value-type="float">
            <text:p>7.85</text:p>
          </table:table-cell>
          <table:table-cell table:formula="of:=[.D266]+[.H266]+[.L266]+[.P266]" office:value-type="float" office:value="7.84866647558214" calcext:value-type="float">
            <text:p>7.85</text:p>
          </table:table-cell>
          <table:table-cell table:formula="of:=RANK([.Q266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267:.G267])&gt;0;[.B267];0)" office:value-type="float" office:value="0" calcext:value-type="float">
            <text:p>0</text:p>
          </table:table-cell>
          <table:table-cell table:style-name="ce3" table:formula="of:=[.C2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7]*[.S$15]+[.F267]*[.S$19]+[.G267]*[.S$21]" office:value-type="float" office:value="0" calcext:value-type="float">
            <text:p>0.00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0" calcext:value-type="float">
            <text:p>0</text:p>
          </table:table-cell>
          <table:table-cell table:style-name="ce3" table:formula="of:=[.I267]*[.I$411]+[.J267]*[.J$411]+[.K26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7]+[.N267]" office:value-type="float" office:value="5805" calcext:value-type="float">
            <text:p>5805</text:p>
          </table:table-cell>
          <table:table-cell table:style-name="ce3" table:formula="of:=[.O267]/[.O$410]" office:value-type="float" office:value="7.84866647558214" calcext:value-type="float">
            <text:p>7.85</text:p>
          </table:table-cell>
          <table:table-cell table:formula="of:=[.D267]+[.H267]+[.L267]+[.P267]" office:value-type="float" office:value="7.84866647558214" calcext:value-type="float">
            <text:p>7.85</text:p>
          </table:table-cell>
          <table:table-cell table:formula="of:=RANK([.Q267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68:.G268])&gt;0;[.B268];0)" office:value-type="float" office:value="0" calcext:value-type="float">
            <text:p>0</text:p>
          </table:table-cell>
          <table:table-cell table:style-name="ce3" table:formula="of:=[.C2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8]*[.S$15]+[.F268]*[.S$19]+[.G268]*[.S$21]" office:value-type="float" office:value="0" calcext:value-type="float">
            <text:p>0.00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0" calcext:value-type="float">
            <text:p>0</text:p>
          </table:table-cell>
          <table:table-cell table:style-name="ce3" table:formula="of:=[.I268]*[.I$411]+[.J268]*[.J$411]+[.K26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8]+[.N268]" office:value-type="float" office:value="5805" calcext:value-type="float">
            <text:p>5805</text:p>
          </table:table-cell>
          <table:table-cell table:style-name="ce3" table:formula="of:=[.O268]/[.O$410]" office:value-type="float" office:value="7.84866647558214" calcext:value-type="float">
            <text:p>7.85</text:p>
          </table:table-cell>
          <table:table-cell table:formula="of:=[.D268]+[.H268]+[.L268]+[.P268]" office:value-type="float" office:value="7.84866647558214" calcext:value-type="float">
            <text:p>7.85</text:p>
          </table:table-cell>
          <table:table-cell table:formula="of:=RANK([.Q268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69:.G269])&gt;0;[.B269];0)" office:value-type="float" office:value="0" calcext:value-type="float">
            <text:p>0</text:p>
          </table:table-cell>
          <table:table-cell table:style-name="ce3" table:formula="of:=[.C2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9]*[.S$15]+[.F269]*[.S$19]+[.G269]*[.S$21]" office:value-type="float" office:value="0" calcext:value-type="float">
            <text:p>0.00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0" calcext:value-type="float">
            <text:p>0</text:p>
          </table:table-cell>
          <table:table-cell table:style-name="ce1" table:formula="of:=IF([.G269]&gt;0;1;0)" office:value-type="float" office:value="0" calcext:value-type="float">
            <text:p>0</text:p>
          </table:table-cell>
          <table:table-cell table:style-name="ce3" table:formula="of:=[.I269]*[.I$411]+[.J269]*[.J$411]+[.K26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9]+[.N269]" office:value-type="float" office:value="5805" calcext:value-type="float">
            <text:p>5805</text:p>
          </table:table-cell>
          <table:table-cell table:style-name="ce3" table:formula="of:=[.O269]/[.O$410]" office:value-type="float" office:value="7.84866647558214" calcext:value-type="float">
            <text:p>7.85</text:p>
          </table:table-cell>
          <table:table-cell table:formula="of:=[.D269]+[.H269]+[.L269]+[.P269]" office:value-type="float" office:value="7.84866647558214" calcext:value-type="float">
            <text:p>7.85</text:p>
          </table:table-cell>
          <table:table-cell table:formula="of:=RANK([.Q269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270:.G270])&gt;0;[.B270];0)" office:value-type="float" office:value="0" calcext:value-type="float">
            <text:p>0</text:p>
          </table:table-cell>
          <table:table-cell table:style-name="ce3" table:formula="of:=[.C2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0]*[.S$15]+[.F270]*[.S$19]+[.G270]*[.S$21]" office:value-type="float" office:value="0" calcext:value-type="float">
            <text:p>0.00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0" calcext:value-type="float">
            <text:p>0</text:p>
          </table:table-cell>
          <table:table-cell table:style-name="ce3" table:formula="of:=[.I270]*[.I$411]+[.J270]*[.J$411]+[.K27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0]+[.N270]" office:value-type="float" office:value="5805" calcext:value-type="float">
            <text:p>5805</text:p>
          </table:table-cell>
          <table:table-cell table:style-name="ce3" table:formula="of:=[.O270]/[.O$410]" office:value-type="float" office:value="7.84866647558214" calcext:value-type="float">
            <text:p>7.85</text:p>
          </table:table-cell>
          <table:table-cell table:formula="of:=[.D270]+[.H270]+[.L270]+[.P270]" office:value-type="float" office:value="7.84866647558214" calcext:value-type="float">
            <text:p>7.85</text:p>
          </table:table-cell>
          <table:table-cell table:formula="of:=RANK([.Q270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271:.G271])&gt;0;[.B271];0)" office:value-type="float" office:value="0" calcext:value-type="float">
            <text:p>0</text:p>
          </table:table-cell>
          <table:table-cell table:style-name="ce3" table:formula="of:=[.C2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1]*[.S$15]+[.F271]*[.S$19]+[.G271]*[.S$21]" office:value-type="float" office:value="0" calcext:value-type="float">
            <text:p>0.00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0" calcext:value-type="float">
            <text:p>0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1]+[.N271]" office:value-type="float" office:value="5805" calcext:value-type="float">
            <text:p>5805</text:p>
          </table:table-cell>
          <table:table-cell table:style-name="ce3" table:formula="of:=[.O271]/[.O$410]" office:value-type="float" office:value="7.84866647558214" calcext:value-type="float">
            <text:p>7.85</text:p>
          </table:table-cell>
          <table:table-cell table:formula="of:=[.D271]+[.H271]+[.L271]+[.P271]" office:value-type="float" office:value="7.84866647558214" calcext:value-type="float">
            <text:p>7.85</text:p>
          </table:table-cell>
          <table:table-cell table:formula="of:=RANK([.Q27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05" calcext:value-type="float">
            <text:p>5805</text:p>
          </table:table-cell>
          <table:table-cell table:formula="of:=[.M272]+[.N272]" office:value-type="float" office:value="5805" calcext:value-type="float">
            <text:p>5805</text:p>
          </table:table-cell>
          <table:table-cell table:style-name="ce3" table:formula="of:=[.O272]/[.O$410]" office:value-type="float" office:value="7.84866647558214" calcext:value-type="float">
            <text:p>7.85</text:p>
          </table:table-cell>
          <table:table-cell table:formula="of:=[.D272]+[.H272]+[.L272]+[.P272]" office:value-type="float" office:value="7.84866647558214" calcext:value-type="float">
            <text:p>7.85</text:p>
          </table:table-cell>
          <table:table-cell table:formula="of:=RANK([.Q272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273:.G273])&gt;0;[.B273];0)" office:value-type="float" office:value="0" calcext:value-type="float">
            <text:p>0</text:p>
          </table:table-cell>
          <table:table-cell table:style-name="ce3" table:formula="of:=[.C2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 calcext:value-type="float">
            <text:p>0.00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0" calcext:value-type="float">
            <text:p>0</text:p>
          </table:table-cell>
          <table:table-cell table:style-name="ce3" table:formula="of:=[.I273]*[.I$411]+[.J273]*[.J$411]+[.K27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3]+[.N273]" office:value-type="float" office:value="5805" calcext:value-type="float">
            <text:p>5805</text:p>
          </table:table-cell>
          <table:table-cell table:style-name="ce3" table:formula="of:=[.O273]/[.O$410]" office:value-type="float" office:value="7.84866647558214" calcext:value-type="float">
            <text:p>7.85</text:p>
          </table:table-cell>
          <table:table-cell table:formula="of:=[.D273]+[.H273]+[.L273]+[.P273]" office:value-type="float" office:value="7.84866647558214" calcext:value-type="float">
            <text:p>7.85</text:p>
          </table:table-cell>
          <table:table-cell table:formula="of:=RANK([.Q273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74:.G274])&gt;0;[.B274];0)" office:value-type="float" office:value="119187" calcext:value-type="float">
            <text:p>119187</text:p>
          </table:table-cell>
          <table:table-cell table:style-name="ce3" table:formula="of:=[.C274]/[.C$410]" office:value-type="float" office:value="4.51471692761224" calcext:value-type="float">
            <text:p>4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4]*[.S$15]+[.F274]*[.S$19]+[.G274]*[.S$21]" office:value-type="float" office:value="1.77036472057628" calcext:value-type="float">
            <text:p>1.77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1" calcext:value-type="float">
            <text:p>1</text:p>
          </table:table-cell>
          <table:table-cell table:style-name="ce3" table:formula="of:=[.I274]*[.I$411]+[.J274]*[.J$411]+[.K274]*[.K$411]" office:value-type="float" office:value="0.187257538164919" calcext:value-type="float">
            <text:p>0.19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74]+[.N274]" office:value-type="float" office:value="68" calcext:value-type="float">
            <text:p>68</text:p>
          </table:table-cell>
          <table:table-cell table:style-name="ce3" table:formula="of:=[.O274]/[.O$410]" office:value-type="float" office:value="0.091939590067112" calcext:value-type="float">
            <text:p>0.09</text:p>
          </table:table-cell>
          <table:table-cell table:formula="of:=[.D274]+[.H274]+[.L274]+[.P274]" office:value-type="float" office:value="6.56427877642054" calcext:value-type="float">
            <text:p>6.56</text:p>
          </table:table-cell>
          <table:table-cell table:formula="of:=RANK([.Q274];[.Q$2:.Q$408];0)"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75:.G275])&gt;0;[.B275];0)" office:value-type="float" office:value="82324" calcext:value-type="float">
            <text:p>82324</text:p>
          </table:table-cell>
          <table:table-cell table:style-name="ce3" table:formula="of:=[.C275]/[.C$410]" office:value-type="float" office:value="3.11837328189106" calcext:value-type="float">
            <text:p>3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5]*[.S$15]+[.F275]*[.S$19]+[.G275]*[.S$21]" office:value-type="float" office:value="1.77036472057628" calcext:value-type="float">
            <text:p>1.77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1" calcext:value-type="float">
            <text:p>1</text:p>
          </table:table-cell>
          <table:table-cell table:style-name="ce3" table:formula="of:=[.I275]*[.I$411]+[.J275]*[.J$411]+[.K275]*[.K$411]" office:value-type="float" office:value="0.187257538164919" calcext:value-type="float">
            <text:p>0.19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75]+[.N275]" office:value-type="float" office:value="1098" calcext:value-type="float">
            <text:p>1098</text:p>
          </table:table-cell>
          <table:table-cell table:style-name="ce3" table:formula="of:=[.O275]/[.O$410]" office:value-type="float" office:value="1.48455396902484" calcext:value-type="float">
            <text:p>1.48</text:p>
          </table:table-cell>
          <table:table-cell table:formula="of:=[.D275]+[.H275]+[.L275]+[.P275]" office:value-type="float" office:value="6.56054950965709" calcext:value-type="float">
            <text:p>6.56</text:p>
          </table:table-cell>
          <table:table-cell table:formula="of:=RANK([.Q275];[.Q$2:.Q$408];0)"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76:.G276])&gt;0;[.B276];0)" office:value-type="float" office:value="108672" calcext:value-type="float">
            <text:p>108672</text:p>
          </table:table-cell>
          <table:table-cell table:style-name="ce3" table:formula="of:=[.C276]/[.C$410]" office:value-type="float" office:value="4.11641637055616" calcext:value-type="float">
            <text:p>4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6]*[.S$15]+[.F276]*[.S$19]+[.G276]*[.S$21]" office:value-type="float" office:value="1.77036472057628" calcext:value-type="float">
            <text:p>1.77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1" calcext:value-type="float">
            <text:p>1</text:p>
          </table:table-cell>
          <table:table-cell table:style-name="ce3" table:formula="of:=[.I276]*[.I$411]+[.J276]*[.J$411]+[.K276]*[.K$411]" office:value-type="float" office:value="0.187257538164919" calcext:value-type="float">
            <text:p>0.19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76]+[.N276]" office:value-type="float" office:value="146" calcext:value-type="float">
            <text:p>146</text:p>
          </table:table-cell>
          <table:table-cell table:style-name="ce3" table:formula="of:=[.O276]/[.O$410]" office:value-type="float" office:value="0.19739970808527" calcext:value-type="float">
            <text:p>0.20</text:p>
          </table:table-cell>
          <table:table-cell table:formula="of:=[.D276]+[.H276]+[.L276]+[.P276]" office:value-type="float" office:value="6.27143833738262" calcext:value-type="float">
            <text:p>6.27</text:p>
          </table:table-cell>
          <table:table-cell table:formula="of:=RANK([.Q276];[.Q$2:.Q$408];0)"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77:.G277])&gt;0;[.B277];0)" office:value-type="float" office:value="71034" calcext:value-type="float">
            <text:p>71034</text:p>
          </table:table-cell>
          <table:table-cell table:style-name="ce3" table:formula="of:=[.C277]/[.C$410]" office:value-type="float" office:value="2.69071628815229" calcext:value-type="float">
            <text:p>2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7]*[.S$15]+[.F277]*[.S$19]+[.G277]*[.S$21]" office:value-type="float" office:value="1.77036472057628" calcext:value-type="float">
            <text:p>1.77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1" calcext:value-type="float">
            <text:p>1</text:p>
          </table:table-cell>
          <table:table-cell table:style-name="ce3" table:formula="of:=[.I277]*[.I$411]+[.J277]*[.J$411]+[.K277]*[.K$411]" office:value-type="float" office:value="0.187257538164919" calcext:value-type="float">
            <text:p>0.19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77]+[.N277]" office:value-type="float" office:value="1126" calcext:value-type="float">
            <text:p>1126</text:p>
          </table:table-cell>
          <table:table-cell table:style-name="ce3" table:formula="of:=[.O277]/[.O$410]" office:value-type="float" office:value="1.52241144728777" calcext:value-type="float">
            <text:p>1.52</text:p>
          </table:table-cell>
          <table:table-cell table:formula="of:=[.D277]+[.H277]+[.L277]+[.P277]" office:value-type="float" office:value="6.17074999418126" calcext:value-type="float">
            <text:p>6.17</text:p>
          </table:table-cell>
          <table:table-cell table:formula="of:=RANK([.Q277];[.Q$2:.Q$408];0)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78:.G278])&gt;0;[.B278];0)" office:value-type="float" office:value="107435" calcext:value-type="float">
            <text:p>107435</text:p>
          </table:table-cell>
          <table:table-cell table:style-name="ce3" table:formula="of:=[.C278]/[.C$410]" office:value-type="float" office:value="4.06955970968328" calcext:value-type="float">
            <text:p>4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8]*[.S$15]+[.F278]*[.S$19]+[.G278]*[.S$21]" office:value-type="float" office:value="1.77036472057628" calcext:value-type="float">
            <text:p>1.77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1" calcext:value-type="float">
            <text:p>1</text:p>
          </table:table-cell>
          <table:table-cell table:style-name="ce3" table:formula="of:=[.I278]*[.I$411]+[.J278]*[.J$411]+[.K278]*[.K$411]" office:value-type="float" office:value="0.187257538164919" calcext:value-type="float">
            <text:p>0.19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78]+[.N278]" office:value-type="float" office:value="46" calcext:value-type="float">
            <text:p>46</text:p>
          </table:table-cell>
          <table:table-cell table:style-name="ce3" table:formula="of:=[.O278]/[.O$410]" office:value-type="float" office:value="0.0621944285748111" calcext:value-type="float">
            <text:p>0.06</text:p>
          </table:table-cell>
          <table:table-cell table:formula="of:=[.D278]+[.H278]+[.L278]+[.P278]" office:value-type="float" office:value="6.08937639699928" calcext:value-type="float">
            <text:p>6.09</text:p>
          </table:table-cell>
          <table:table-cell table:formula="of:=RANK([.Q278];[.Q$2:.Q$408];0)"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79:.G279])&gt;0;[.B279];0)" office:value-type="float" office:value="107336" calcext:value-type="float">
            <text:p>107336</text:p>
          </table:table-cell>
          <table:table-cell table:style-name="ce3" table:formula="of:=[.C279]/[.C$410]" office:value-type="float" office:value="4.06580966164252" calcext:value-type="float">
            <text:p>4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9]*[.S$15]+[.F279]*[.S$19]+[.G279]*[.S$21]" office:value-type="float" office:value="1.77036472057628" calcext:value-type="float">
            <text:p>1.77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1" calcext:value-type="float">
            <text:p>1</text:p>
          </table:table-cell>
          <table:table-cell table:style-name="ce3" table:formula="of:=[.I279]*[.I$411]+[.J279]*[.J$411]+[.K279]*[.K$411]" office:value-type="float" office:value="0.187257538164919" calcext:value-type="float">
            <text:p>0.19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79]+[.N279]" office:value-type="float" office:value="33" calcext:value-type="float">
            <text:p>33</text:p>
          </table:table-cell>
          <table:table-cell table:style-name="ce3" table:formula="of:=[.O279]/[.O$410]" office:value-type="float" office:value="0.0446177422384514" calcext:value-type="float">
            <text:p>0.04</text:p>
          </table:table-cell>
          <table:table-cell table:formula="of:=[.D279]+[.H279]+[.L279]+[.P279]" office:value-type="float" office:value="6.06804966262217" calcext:value-type="float">
            <text:p>6.07</text:p>
          </table:table-cell>
          <table:table-cell table:formula="of:=RANK([.Q279];[.Q$2:.Q$408];0)"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80:.G280])&gt;0;[.B280];0)" office:value-type="float" office:value="104808" calcext:value-type="float">
            <text:p>104808</text:p>
          </table:table-cell>
          <table:table-cell table:style-name="ce3" table:formula="of:=[.C280]/[.C$410]" office:value-type="float" office:value="3.97005085914725" calcext:value-type="float">
            <text:p>3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0]*[.S$15]+[.F280]*[.S$19]+[.G280]*[.S$21]" office:value-type="float" office:value="1.77036472057628" calcext:value-type="float">
            <text:p>1.77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1" calcext:value-type="float">
            <text:p>1</text:p>
          </table:table-cell>
          <table:table-cell table:style-name="ce3" table:formula="of:=[.I280]*[.I$411]+[.J280]*[.J$411]+[.K280]*[.K$411]" office:value-type="float" office:value="0.187257538164919" calcext:value-type="float">
            <text:p>0.19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80]+[.N280]" office:value-type="float" office:value="77" calcext:value-type="float">
            <text:p>77</text:p>
          </table:table-cell>
          <table:table-cell table:style-name="ce3" table:formula="of:=[.O280]/[.O$410]" office:value-type="float" office:value="0.104108065223053" calcext:value-type="float">
            <text:p>0.10</text:p>
          </table:table-cell>
          <table:table-cell table:formula="of:=[.D280]+[.H280]+[.L280]+[.P280]" office:value-type="float" office:value="6.0317811831115" calcext:value-type="float">
            <text:p>6.03</text:p>
          </table:table-cell>
          <table:table-cell table:formula="of:=RANK([.Q280];[.Q$2:.Q$408];0)"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81:.G281])&gt;0;[.B281];0)" office:value-type="float" office:value="98853" calcext:value-type="float">
            <text:p>98853</text:p>
          </table:table-cell>
          <table:table-cell table:style-name="ce3" table:formula="of:=[.C281]/[.C$410]" office:value-type="float" office:value="3.74447978760479" calcext:value-type="float">
            <text:p>3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1]*[.S$15]+[.F281]*[.S$19]+[.G281]*[.S$21]" office:value-type="float" office:value="1.77036472057628" calcext:value-type="float">
            <text:p>1.77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1" calcext:value-type="float">
            <text:p>1</text:p>
          </table:table-cell>
          <table:table-cell table:style-name="ce3" table:formula="of:=[.I281]*[.I$411]+[.J281]*[.J$411]+[.K281]*[.K$411]" office:value-type="float" office:value="0.187257538164919" calcext:value-type="float">
            <text:p>0.19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81]+[.N281]" office:value-type="float" office:value="122" calcext:value-type="float">
            <text:p>122</text:p>
          </table:table-cell>
          <table:table-cell table:style-name="ce3" table:formula="of:=[.O281]/[.O$410]" office:value-type="float" office:value="0.16495044100276" calcext:value-type="float">
            <text:p>0.16</text:p>
          </table:table-cell>
          <table:table-cell table:formula="of:=[.D281]+[.H281]+[.L281]+[.P281]" office:value-type="float" office:value="5.86705248734875" calcext:value-type="float">
            <text:p>5.87</text:p>
          </table:table-cell>
          <table:table-cell table:formula="of:=RANK([.Q281];[.Q$2:.Q$408];0)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282:.G282])&gt;0;[.B282];0)" office:value-type="float" office:value="101367" calcext:value-type="float">
            <text:p>101367</text:p>
          </table:table-cell>
          <table:table-cell table:style-name="ce3" table:formula="of:=[.C282]/[.C$410]" office:value-type="float" office:value="3.83970828027612" calcext:value-type="float">
            <text:p>3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2]*[.S$15]+[.F282]*[.S$19]+[.G282]*[.S$21]" office:value-type="float" office:value="1.77036472057628" calcext:value-type="float">
            <text:p>1.77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1" calcext:value-type="float">
            <text:p>1</text:p>
          </table:table-cell>
          <table:table-cell table:style-name="ce3" table:formula="of:=[.I282]*[.I$411]+[.J282]*[.J$411]+[.K282]*[.K$411]" office:value-type="float" office:value="0.187257538164919" calcext:value-type="float">
            <text:p>0.19</text:p>
          </table:table-cell>
          <table:table-cell table:style-name="ce6" office:value-type="float" office:value="44" calcext:value-type="float">
            <text:p>44</text:p>
          </table:table-cell>
          <table:table-cell/>
          <table:table-cell table:formula="of:=[.M282]+[.N282]" office:value-type="float" office:value="44" calcext:value-type="float">
            <text:p>44</text:p>
          </table:table-cell>
          <table:table-cell table:style-name="ce3" table:formula="of:=[.O282]/[.O$410]" office:value-type="float" office:value="0.0594903229846019" calcext:value-type="float">
            <text:p>0.06</text:p>
          </table:table-cell>
          <table:table-cell table:formula="of:=[.D282]+[.H282]+[.L282]+[.P282]" office:value-type="float" office:value="5.85682086200191" calcext:value-type="float">
            <text:p>5.86</text:p>
          </table:table-cell>
          <table:table-cell table:formula="of:=RANK([.Q282];[.Q$2:.Q$408];0)"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83:.G283])&gt;0;[.B283];0)" office:value-type="float" office:value="99699" calcext:value-type="float">
            <text:p>99699</text:p>
          </table:table-cell>
          <table:table-cell table:style-name="ce3" table:formula="of:=[.C283]/[.C$410]" office:value-type="float" office:value="3.77652565268035" calcext:value-type="float">
            <text:p>3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3]*[.S$15]+[.F283]*[.S$19]+[.G283]*[.S$21]" office:value-type="float" office:value="1.77036472057628" calcext:value-type="float">
            <text:p>1.77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1" calcext:value-type="float">
            <text:p>1</text:p>
          </table:table-cell>
          <table:table-cell table:style-name="ce3" table:formula="of:=[.I283]*[.I$411]+[.J283]*[.J$411]+[.K283]*[.K$411]" office:value-type="float" office:value="0.187257538164919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83]+[.N283]" office:value-type="float" office:value="90" calcext:value-type="float">
            <text:p>90</text:p>
          </table:table-cell>
          <table:table-cell table:style-name="ce3" table:formula="of:=[.O283]/[.O$410]" office:value-type="float" office:value="0.121684751559413" calcext:value-type="float">
            <text:p>0.12</text:p>
          </table:table-cell>
          <table:table-cell table:formula="of:=[.D283]+[.H283]+[.L283]+[.P283]" office:value-type="float" office:value="5.85583266298095" calcext:value-type="float">
            <text:p>5.86</text:p>
          </table:table-cell>
          <table:table-cell table:formula="of:=RANK([.Q283];[.Q$2:.Q$408];0)"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84:.G284])&gt;0;[.B284];0)" office:value-type="float" office:value="98765" calcext:value-type="float">
            <text:p>98765</text:p>
          </table:table-cell>
          <table:table-cell table:style-name="ce3" table:formula="of:=[.C284]/[.C$410]" office:value-type="float" office:value="3.74114641156856" calcext:value-type="float">
            <text:p>3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4]*[.S$15]+[.F284]*[.S$19]+[.G284]*[.S$21]" office:value-type="float" office:value="1.77036472057628" calcext:value-type="float">
            <text:p>1.77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1" calcext:value-type="float">
            <text:p>1</text:p>
          </table:table-cell>
          <table:table-cell table:style-name="ce3" table:formula="of:=[.I284]*[.I$411]+[.J284]*[.J$411]+[.K284]*[.K$411]" office:value-type="float" office:value="0.187257538164919" calcext:value-type="float">
            <text:p>0.19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84]+[.N284]" office:value-type="float" office:value="106" calcext:value-type="float">
            <text:p>106</text:p>
          </table:table-cell>
          <table:table-cell table:style-name="ce3" table:formula="of:=[.O284]/[.O$410]" office:value-type="float" office:value="0.143317596281086" calcext:value-type="float">
            <text:p>0.14</text:p>
          </table:table-cell>
          <table:table-cell table:formula="of:=[.D284]+[.H284]+[.L284]+[.P284]" office:value-type="float" office:value="5.84208626659084" calcext:value-type="float">
            <text:p>5.84</text:p>
          </table:table-cell>
          <table:table-cell table:formula="of:=RANK([.Q284];[.Q$2:.Q$408];0)"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85:.G285])&gt;0;[.B285];0)" office:value-type="float" office:value="70835" calcext:value-type="float">
            <text:p>70835</text:p>
          </table:table-cell>
          <table:table-cell table:style-name="ce3" table:formula="of:=[.C285]/[.C$410]" office:value-type="float" office:value="2.68317831279764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5]*[.S$15]+[.F285]*[.S$19]+[.G285]*[.S$21]" office:value-type="float" office:value="1.77036472057628" calcext:value-type="float">
            <text:p>1.77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1" calcext:value-type="float">
            <text:p>1</text:p>
          </table:table-cell>
          <table:table-cell table:style-name="ce3" table:formula="of:=[.I285]*[.I$411]+[.J285]*[.J$411]+[.K285]*[.K$411]" office:value-type="float" office:value="0.187257538164919" calcext:value-type="float">
            <text:p>0.19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85]+[.N285]" office:value-type="float" office:value="837" calcext:value-type="float">
            <text:p>837</text:p>
          </table:table-cell>
          <table:table-cell table:style-name="ce3" table:formula="of:=[.O285]/[.O$410]" office:value-type="float" office:value="1.13166818950254" calcext:value-type="float">
            <text:p>1.13</text:p>
          </table:table-cell>
          <table:table-cell table:formula="of:=[.D285]+[.H285]+[.L285]+[.P285]" office:value-type="float" office:value="5.77246876104138" calcext:value-type="float">
            <text:p>5.77</text:p>
          </table:table-cell>
          <table:table-cell table:formula="of:=RANK([.Q285];[.Q$2:.Q$408];0)"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86:.G286])&gt;0;[.B286];0)" office:value-type="float" office:value="83639" calcext:value-type="float">
            <text:p>83639</text:p>
          </table:table-cell>
          <table:table-cell table:style-name="ce3" table:formula="of:=[.C286]/[.C$410]" office:value-type="float" office:value="3.16818452606878" calcext:value-type="float">
            <text:p>3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77036472057628" calcext:value-type="float">
            <text:p>1.77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187257538164919" calcext:value-type="float">
            <text:p>0.19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86]+[.N286]" office:value-type="float" office:value="375" calcext:value-type="float">
            <text:p>375</text:p>
          </table:table-cell>
          <table:table-cell table:style-name="ce3" table:formula="of:=[.O286]/[.O$410]" office:value-type="float" office:value="0.507019798164221" calcext:value-type="float">
            <text:p>0.51</text:p>
          </table:table-cell>
          <table:table-cell table:formula="of:=[.D286]+[.H286]+[.L286]+[.P286]" office:value-type="float" office:value="5.6328265829742" calcext:value-type="float">
            <text:p>5.63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87:.G287])&gt;0;[.B287];0)" office:value-type="float" office:value="92026" calcext:value-type="float">
            <text:p>92026</text:p>
          </table:table-cell>
          <table:table-cell table:style-name="ce3" table:formula="of:=[.C287]/[.C$410]" office:value-type="float" office:value="3.48587798988517" calcext:value-type="float">
            <text:p>3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77036472057628" calcext:value-type="float">
            <text:p>1.77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187257538164919" calcext:value-type="float">
            <text:p>0.19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87]+[.N287]" office:value-type="float" office:value="31" calcext:value-type="float">
            <text:p>31</text:p>
          </table:table-cell>
          <table:table-cell table:style-name="ce3" table:formula="of:=[.O287]/[.O$410]" office:value-type="float" office:value="0.0419136366482422" calcext:value-type="float">
            <text:p>0.04</text:p>
          </table:table-cell>
          <table:table-cell table:formula="of:=[.D287]+[.H287]+[.L287]+[.P287]" office:value-type="float" office:value="5.48541388527461" calcext:value-type="float">
            <text:p>5.49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288:.G288])&gt;0;[.B288];0)" office:value-type="float" office:value="90152" calcext:value-type="float">
            <text:p>90152</text:p>
          </table:table-cell>
          <table:table-cell table:style-name="ce3" table:formula="of:=[.C288]/[.C$410]" office:value-type="float" office:value="3.41489223202277" calcext:value-type="float">
            <text:p>3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77036472057628" calcext:value-type="float">
            <text:p>1.77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187257538164919" calcext:value-type="float">
            <text:p>0.19</text:p>
          </table:table-cell>
          <table:table-cell table:style-name="ce6" office:value-type="float" office:value="16" calcext:value-type="float">
            <text:p>16</text:p>
          </table:table-cell>
          <table:table-cell/>
          <table:table-cell table:formula="of:=[.M288]+[.N288]" office:value-type="float" office:value="16" calcext:value-type="float">
            <text:p>16</text:p>
          </table:table-cell>
          <table:table-cell table:style-name="ce3" table:formula="of:=[.O288]/[.O$410]" office:value-type="float" office:value="0.0216328447216734" calcext:value-type="float">
            <text:p>0.02</text:p>
          </table:table-cell>
          <table:table-cell table:formula="of:=[.D288]+[.H288]+[.L288]+[.P288]" office:value-type="float" office:value="5.39414733548564" calcext:value-type="float">
            <text:p>5.39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89:.G289])&gt;0;[.B289];0)" office:value-type="float" office:value="82218" calcext:value-type="float">
            <text:p>82218</text:p>
          </table:table-cell>
          <table:table-cell table:style-name="ce3" table:formula="of:=[.C289]/[.C$410]" office:value-type="float" office:value="3.11435807893833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77036472057628" calcext:value-type="float">
            <text:p>1.77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187257538164919" calcext:value-type="float">
            <text:p>0.19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89]+[.N289]" office:value-type="float" office:value="193" calcext:value-type="float">
            <text:p>193</text:p>
          </table:table-cell>
          <table:table-cell table:style-name="ce3" table:formula="of:=[.O289]/[.O$410]" office:value-type="float" office:value="0.260946189455186" calcext:value-type="float">
            <text:p>0.26</text:p>
          </table:table-cell>
          <table:table-cell table:formula="of:=[.D289]+[.H289]+[.L289]+[.P289]" office:value-type="float" office:value="5.33292652713471" calcext:value-type="float">
            <text:p>5.33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290:.G290])&gt;0;[.B290];0)" office:value-type="float" office:value="78640" calcext:value-type="float">
            <text:p>78640</text:p>
          </table:table-cell>
          <table:table-cell table:style-name="ce3" table:formula="of:=[.C290]/[.C$410]" office:value-type="float" office:value="2.97882603964716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77036472057628" calcext:value-type="float">
            <text:p>1.77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187257538164919" calcext:value-type="float">
            <text:p>0.19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290]+[.N290]" office:value-type="float" office:value="76" calcext:value-type="float">
            <text:p>76</text:p>
          </table:table-cell>
          <table:table-cell table:style-name="ce3" table:formula="of:=[.O290]/[.O$410]" office:value-type="float" office:value="0.102756012427949" calcext:value-type="float">
            <text:p>0.10</text:p>
          </table:table-cell>
          <table:table-cell table:formula="of:=[.D290]+[.H290]+[.L290]+[.P290]" office:value-type="float" office:value="5.0392043108163" calcext:value-type="float">
            <text:p>5.04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291:.G291])&gt;0;[.B291];0)" office:value-type="float" office:value="73656" calcext:value-type="float">
            <text:p>73656</text:p>
          </table:table-cell>
          <table:table-cell table:style-name="ce3" table:formula="of:=[.C291]/[.C$410]" office:value-type="float" office:value="2.79003574232263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77036472057628" calcext:value-type="float">
            <text:p>1.77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187257538164919" calcext:value-type="float">
            <text:p>0.19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291]+[.N291]" office:value-type="float" office:value="41" calcext:value-type="float">
            <text:p>41</text:p>
          </table:table-cell>
          <table:table-cell table:style-name="ce3" table:formula="of:=[.O291]/[.O$410]" office:value-type="float" office:value="0.0554341645992881" calcext:value-type="float">
            <text:p>0.06</text:p>
          </table:table-cell>
          <table:table-cell table:formula="of:=[.D291]+[.H291]+[.L291]+[.P291]" office:value-type="float" office:value="4.80309216566311" calcext:value-type="float">
            <text:p>4.80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292:.G292])&gt;0;[.B292];0)" office:value-type="float" office:value="70775" calcext:value-type="float">
            <text:p>70775</text:p>
          </table:table-cell>
          <table:table-cell table:style-name="ce3" table:formula="of:=[.C292]/[.C$410]" office:value-type="float" office:value="2.68090555640931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77036472057628" calcext:value-type="float">
            <text:p>1.77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187257538164919" calcext:value-type="float">
            <text:p>0.19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292]+[.N292]" office:value-type="float" office:value="71" calcext:value-type="float">
            <text:p>71</text:p>
          </table:table-cell>
          <table:table-cell table:style-name="ce3" table:formula="of:=[.O292]/[.O$410]" office:value-type="float" office:value="0.0959957484524258" calcext:value-type="float">
            <text:p>0.10</text:p>
          </table:table-cell>
          <table:table-cell table:formula="of:=[.D292]+[.H292]+[.L292]+[.P292]" office:value-type="float" office:value="4.73452356360293" calcext:value-type="float">
            <text:p>4.73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293:.G293])&gt;0;[.B293];0)" office:value-type="float" office:value="72278" calcext:value-type="float">
            <text:p>72278</text:p>
          </table:table-cell>
          <table:table-cell table:style-name="ce3" table:formula="of:=[.C293]/[.C$410]" office:value-type="float" office:value="2.73783810393715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77036472057628" calcext:value-type="float">
            <text:p>1.77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187257538164919" calcext:value-type="float">
            <text:p>0.19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293]+[.N293]" office:value-type="float" office:value="17" calcext:value-type="float">
            <text:p>17</text:p>
          </table:table-cell>
          <table:table-cell table:style-name="ce3" table:formula="of:=[.O293]/[.O$410]" office:value-type="float" office:value="0.022984897516778" calcext:value-type="float">
            <text:p>0.02</text:p>
          </table:table-cell>
          <table:table-cell table:formula="of:=[.D293]+[.H293]+[.L293]+[.P293]" office:value-type="float" office:value="4.71844526019512" calcext:value-type="float">
            <text:p>4.72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294:.G294])&gt;0;[.B294];0)" office:value-type="float" office:value="67994" calcext:value-type="float">
            <text:p>67994</text:p>
          </table:table-cell>
          <table:table-cell table:style-name="ce3" table:formula="of:=[.C294]/[.C$410]" office:value-type="float" office:value="2.57556329780988" calcext:value-type="float">
            <text:p>2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77036472057628" calcext:value-type="float">
            <text:p>1.77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187257538164919" calcext:value-type="float">
            <text:p>0.19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294]+[.N294]" office:value-type="float" office:value="116" calcext:value-type="float">
            <text:p>116</text:p>
          </table:table-cell>
          <table:table-cell table:style-name="ce3" table:formula="of:=[.O294]/[.O$410]" office:value-type="float" office:value="0.156838124232132" calcext:value-type="float">
            <text:p>0.16</text:p>
          </table:table-cell>
          <table:table-cell table:formula="of:=[.D294]+[.H294]+[.L294]+[.P294]" office:value-type="float" office:value="4.69002368078321" calcext:value-type="float">
            <text:p>4.69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295:.G295])&gt;0;[.B295];0)" office:value-type="float" office:value="56504" calcext:value-type="float">
            <text:p>56504</text:p>
          </table:table-cell>
          <table:table-cell table:style-name="ce3" table:formula="of:=[.C295]/[.C$410]" office:value-type="float" office:value="2.14033044944333" calcext:value-type="float">
            <text:p>2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77036472057628" calcext:value-type="float">
            <text:p>1.77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187257538164919" calcext:value-type="float">
            <text:p>0.19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295]+[.N295]" office:value-type="float" office:value="87" calcext:value-type="float">
            <text:p>87</text:p>
          </table:table-cell>
          <table:table-cell table:style-name="ce3" table:formula="of:=[.O295]/[.O$410]" office:value-type="float" office:value="0.117628593174099" calcext:value-type="float">
            <text:p>0.12</text:p>
          </table:table-cell>
          <table:table-cell table:formula="of:=[.D295]+[.H295]+[.L295]+[.P295]" office:value-type="float" office:value="4.21558130135862" calcext:value-type="float">
            <text:p>4.22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296:.G296])&gt;0;[.B296];0)" office:value-type="float" office:value="52443" calcext:value-type="float">
            <text:p>52443</text:p>
          </table:table-cell>
          <table:table-cell table:style-name="ce3" table:formula="of:=[.C296]/[.C$410]" office:value-type="float" office:value="1.98650272122604" calcext:value-type="float">
            <text:p>1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77036472057628" calcext:value-type="float">
            <text:p>1.77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187257538164919" calcext:value-type="float">
            <text:p>0.19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296]+[.N296]" office:value-type="float" office:value="56" calcext:value-type="float">
            <text:p>56</text:p>
          </table:table-cell>
          <table:table-cell table:style-name="ce3" table:formula="of:=[.O296]/[.O$410]" office:value-type="float" office:value="0.0757149565258569" calcext:value-type="float">
            <text:p>0.08</text:p>
          </table:table-cell>
          <table:table-cell table:formula="of:=[.D296]+[.H296]+[.L296]+[.P296]" office:value-type="float" office:value="4.0198399364931" calcext:value-type="float">
            <text:p>4.02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297:.G297])&gt;0;[.B297];0)" office:value-type="float" office:value="50016" calcext:value-type="float">
            <text:p>50016</text:p>
          </table:table-cell>
          <table:table-cell table:style-name="ce3" table:formula="of:=[.C297]/[.C$410]" office:value-type="float" office:value="1.89456972531781" calcext:value-type="float">
            <text:p>1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77036472057628" calcext:value-type="float">
            <text:p>1.77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187257538164919" calcext:value-type="float">
            <text:p>0.19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297]+[.N297]" office:value-type="float" office:value="74" calcext:value-type="float">
            <text:p>74</text:p>
          </table:table-cell>
          <table:table-cell table:style-name="ce3" table:formula="of:=[.O297]/[.O$410]" office:value-type="float" office:value="0.10005190683774" calcext:value-type="float">
            <text:p>0.10</text:p>
          </table:table-cell>
          <table:table-cell table:formula="of:=[.D297]+[.H297]+[.L297]+[.P297]" office:value-type="float" office:value="3.95224389089674" calcext:value-type="float">
            <text:p>3.95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298:.G298])&gt;0;[.B298];0)" office:value-type="float" office:value="41529" calcext:value-type="float">
            <text:p>41529</text:p>
          </table:table-cell>
          <table:table-cell table:style-name="ce3" table:formula="of:=[.C298]/[.C$410]" office:value-type="float" office:value="1.57308833418753" calcext:value-type="float">
            <text:p>1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77036472057628" calcext:value-type="float">
            <text:p>1.77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187257538164919" calcext:value-type="float">
            <text:p>0.19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298]+[.N298]" office:value-type="float" office:value="7" calcext:value-type="float">
            <text:p>7</text:p>
          </table:table-cell>
          <table:table-cell table:style-name="ce3" table:formula="of:=[.O298]/[.O$410]" office:value-type="float" office:value="0.00946436956573212" calcext:value-type="float">
            <text:p>0.01</text:p>
          </table:table-cell>
          <table:table-cell table:formula="of:=[.D298]+[.H298]+[.L298]+[.P298]" office:value-type="float" office:value="3.54017496249445" calcext:value-type="float">
            <text:p>3.54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299:.G299])&gt;0;[.B299];0)" office:value-type="float" office:value="39412" calcext:value-type="float">
            <text:p>39412</text:p>
          </table:table-cell>
          <table:table-cell table:style-name="ce3" table:formula="of:=[.C299]/[.C$410]" office:value-type="float" office:value="1.49289791295236" calcext:value-type="float">
            <text:p>1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77036472057628" calcext:value-type="float">
            <text:p>1.77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187257538164919" calcext:value-type="float">
            <text:p>0.19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[.M299]+[.N299]" office:value-type="float" office:value="66" calcext:value-type="float">
            <text:p>66</text:p>
          </table:table-cell>
          <table:table-cell table:style-name="ce3" table:formula="of:=[.O299]/[.O$410]" office:value-type="float" office:value="0.0892354844769028" calcext:value-type="float">
            <text:p>0.09</text:p>
          </table:table-cell>
          <table:table-cell table:formula="of:=[.D299]+[.H299]+[.L299]+[.P299]" office:value-type="float" office:value="3.53975565617046" calcext:value-type="float">
            <text:p>3.54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300:.G300])&gt;0;[.B300];0)" office:value-type="float" office:value="34916" calcext:value-type="float">
            <text:p>34916</text:p>
          </table:table-cell>
          <table:table-cell table:style-name="ce3" table:formula="of:=[.C300]/[.C$410]" office:value-type="float" office:value="1.32259270091964" calcext:value-type="float">
            <text:p>1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0]*[.S$15]+[.F300]*[.S$19]+[.G300]*[.S$21]" office:value-type="float" office:value="1.77036472057628" calcext:value-type="float">
            <text:p>1.77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1" calcext:value-type="float">
            <text:p>1</text:p>
          </table:table-cell>
          <table:table-cell table:style-name="ce3" table:formula="of:=[.I300]*[.I$411]+[.J300]*[.J$411]+[.K300]*[.K$411]" office:value-type="float" office:value="0.187257538164919" calcext:value-type="float">
            <text:p>0.19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300]+[.N300]" office:value-type="float" office:value="39" calcext:value-type="float">
            <text:p>39</text:p>
          </table:table-cell>
          <table:table-cell table:style-name="ce3" table:formula="of:=[.O300]/[.O$410]" office:value-type="float" office:value="0.0527300590090789" calcext:value-type="float">
            <text:p>0.05</text:p>
          </table:table-cell>
          <table:table-cell table:formula="of:=[.D300]+[.H300]+[.L300]+[.P300]" office:value-type="float" office:value="3.33294501866991" calcext:value-type="float">
            <text:p>3.33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301:.G301])&gt;0;[.B301];0)" office:value-type="float" office:value="0" calcext:value-type="float">
            <text:p>0</text:p>
          </table:table-cell>
          <table:table-cell table:style-name="ce3" table:formula="of:=[.C3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1]*[.S$15]+[.F301]*[.S$19]+[.G301]*[.S$21]" office:value-type="float" office:value="0" calcext:value-type="float">
            <text:p>0.00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0" calcext:value-type="float">
            <text:p>0</text:p>
          </table:table-cell>
          <table:table-cell table:style-name="ce3" table:formula="of:=[.I301]*[.I$411]+[.J301]*[.J$411]+[.K3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1]+[.N301]" office:value-type="float" office:value="0" calcext:value-type="float">
            <text:p>0</text:p>
          </table:table-cell>
          <table:table-cell table:style-name="ce3" table:formula="of:=[.O301]/[.O$410]" office:value-type="float" office:value="0" calcext:value-type="float">
            <text:p>0.00</text:p>
          </table:table-cell>
          <table:table-cell table:formula="of:=[.D301]+[.H301]+[.L301]+[.P301]" office:value-type="float" office:value="0" calcext:value-type="float">
            <text:p>0.00</text:p>
          </table:table-cell>
          <table:table-cell table:formula="of:=RANK([.Q3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302:.G302])&gt;0;[.B302];0)" office:value-type="float" office:value="0" calcext:value-type="float">
            <text:p>0</text:p>
          </table:table-cell>
          <table:table-cell table:style-name="ce3" table:formula="of:=[.C3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2]*[.S$15]+[.F302]*[.S$19]+[.G302]*[.S$21]" office:value-type="float" office:value="0" calcext:value-type="float">
            <text:p>0.00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0" calcext:value-type="float">
            <text:p>0</text:p>
          </table:table-cell>
          <table:table-cell table:style-name="ce3" table:formula="of:=[.I302]*[.I$411]+[.J302]*[.J$411]+[.K3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2]+[.N302]" office:value-type="float" office:value="0" calcext:value-type="float">
            <text:p>0</text:p>
          </table:table-cell>
          <table:table-cell table:style-name="ce3" table:formula="of:=[.O302]/[.O$410]" office:value-type="float" office:value="0" calcext:value-type="float">
            <text:p>0.00</text:p>
          </table:table-cell>
          <table:table-cell table:formula="of:=[.D302]+[.H302]+[.L302]+[.P302]" office:value-type="float" office:value="0" calcext:value-type="float">
            <text:p>0.00</text:p>
          </table:table-cell>
          <table:table-cell table:formula="of:=RANK([.Q302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303:.G303])&gt;0;[.B303];0)" office:value-type="float" office:value="0" calcext:value-type="float">
            <text:p>0</text:p>
          </table:table-cell>
          <table:table-cell table:style-name="ce3" table:formula="of:=[.C3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3]*[.S$15]+[.F303]*[.S$19]+[.G303]*[.S$21]" office:value-type="float" office:value="0" calcext:value-type="float">
            <text:p>0.00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0" calcext:value-type="float">
            <text:p>0</text:p>
          </table:table-cell>
          <table:table-cell table:style-name="ce3" table:formula="of:=[.I303]*[.I$411]+[.J303]*[.J$411]+[.K3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3]+[.N303]" office:value-type="float" office:value="0" calcext:value-type="float">
            <text:p>0</text:p>
          </table:table-cell>
          <table:table-cell table:style-name="ce3" table:formula="of:=[.O303]/[.O$410]" office:value-type="float" office:value="0" calcext:value-type="float">
            <text:p>0.00</text:p>
          </table:table-cell>
          <table:table-cell table:formula="of:=[.D303]+[.H303]+[.L303]+[.P303]" office:value-type="float" office:value="0" calcext:value-type="float">
            <text:p>0.00</text:p>
          </table:table-cell>
          <table:table-cell table:formula="of:=RANK([.Q303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304:.G304])&gt;0;[.B304];0)" office:value-type="float" office:value="0" calcext:value-type="float">
            <text:p>0</text:p>
          </table:table-cell>
          <table:table-cell table:style-name="ce3" table:formula="of:=[.C3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4]*[.S$15]+[.F304]*[.S$19]+[.G304]*[.S$21]" office:value-type="float" office:value="0" calcext:value-type="float">
            <text:p>0.00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0" calcext:value-type="float">
            <text:p>0</text:p>
          </table:table-cell>
          <table:table-cell table:style-name="ce3" table:formula="of:=[.I304]*[.I$411]+[.J304]*[.J$411]+[.K3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4]+[.N304]" office:value-type="float" office:value="0" calcext:value-type="float">
            <text:p>0</text:p>
          </table:table-cell>
          <table:table-cell table:style-name="ce3" table:formula="of:=[.O304]/[.O$410]" office:value-type="float" office:value="0" calcext:value-type="float">
            <text:p>0.00</text:p>
          </table:table-cell>
          <table:table-cell table:formula="of:=[.D304]+[.H304]+[.L304]+[.P304]" office:value-type="float" office:value="0" calcext:value-type="float">
            <text:p>0.00</text:p>
          </table:table-cell>
          <table:table-cell table:formula="of:=RANK([.Q304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305:.G305])&gt;0;[.B305];0)" office:value-type="float" office:value="0" calcext:value-type="float">
            <text:p>0</text:p>
          </table:table-cell>
          <table:table-cell table:style-name="ce3" table:formula="of:=[.C3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5]*[.S$15]+[.F305]*[.S$19]+[.G305]*[.S$21]" office:value-type="float" office:value="0" calcext:value-type="float">
            <text:p>0.00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0" calcext:value-type="float">
            <text:p>0</text:p>
          </table:table-cell>
          <table:table-cell table:style-name="ce3" table:formula="of:=[.I305]*[.I$411]+[.J305]*[.J$411]+[.K3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5]+[.N305]" office:value-type="float" office:value="0" calcext:value-type="float">
            <text:p>0</text:p>
          </table:table-cell>
          <table:table-cell table:style-name="ce3" table:formula="of:=[.O305]/[.O$410]" office:value-type="float" office:value="0" calcext:value-type="float">
            <text:p>0.00</text:p>
          </table:table-cell>
          <table:table-cell table:formula="of:=[.D305]+[.H305]+[.L305]+[.P305]" office:value-type="float" office:value="0" calcext:value-type="float">
            <text:p>0.00</text:p>
          </table:table-cell>
          <table:table-cell table:formula="of:=RANK([.Q305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306:.G306])&gt;0;[.B306];0)" office:value-type="float" office:value="0" calcext:value-type="float">
            <text:p>0</text:p>
          </table:table-cell>
          <table:table-cell table:style-name="ce3" table:formula="of:=[.C3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6]*[.S$15]+[.F306]*[.S$19]+[.G306]*[.S$21]" office:value-type="float" office:value="0" calcext:value-type="float">
            <text:p>0.00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0" calcext:value-type="float">
            <text:p>0</text:p>
          </table:table-cell>
          <table:table-cell table:style-name="ce3" table:formula="of:=[.I306]*[.I$411]+[.J306]*[.J$411]+[.K3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6]+[.N306]" office:value-type="float" office:value="0" calcext:value-type="float">
            <text:p>0</text:p>
          </table:table-cell>
          <table:table-cell table:style-name="ce3" table:formula="of:=[.O306]/[.O$410]" office:value-type="float" office:value="0" calcext:value-type="float">
            <text:p>0.00</text:p>
          </table:table-cell>
          <table:table-cell table:formula="of:=[.D306]+[.H306]+[.L306]+[.P306]" office:value-type="float" office:value="0" calcext:value-type="float">
            <text:p>0.00</text:p>
          </table:table-cell>
          <table:table-cell table:formula="of:=RANK([.Q306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307:.G307])&gt;0;[.B307];0)" office:value-type="float" office:value="0" calcext:value-type="float">
            <text:p>0</text:p>
          </table:table-cell>
          <table:table-cell table:style-name="ce3" table:formula="of:=[.C3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7]*[.S$15]+[.F307]*[.S$19]+[.G307]*[.S$21]" office:value-type="float" office:value="0" calcext:value-type="float">
            <text:p>0.00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0" calcext:value-type="float">
            <text:p>0</text:p>
          </table:table-cell>
          <table:table-cell table:style-name="ce3" table:formula="of:=[.I307]*[.I$411]+[.J307]*[.J$411]+[.K3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7]+[.N307]" office:value-type="float" office:value="0" calcext:value-type="float">
            <text:p>0</text:p>
          </table:table-cell>
          <table:table-cell table:style-name="ce3" table:formula="of:=[.O307]/[.O$410]" office:value-type="float" office:value="0" calcext:value-type="float">
            <text:p>0.00</text:p>
          </table:table-cell>
          <table:table-cell table:formula="of:=[.D307]+[.H307]+[.L307]+[.P307]" office:value-type="float" office:value="0" calcext:value-type="float">
            <text:p>0.00</text:p>
          </table:table-cell>
          <table:table-cell table:formula="of:=RANK([.Q307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308:.G308])&gt;0;[.B308];0)" office:value-type="float" office:value="0" calcext:value-type="float">
            <text:p>0</text:p>
          </table:table-cell>
          <table:table-cell table:style-name="ce3" table:formula="of:=[.C3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8]*[.S$15]+[.F308]*[.S$19]+[.G308]*[.S$21]" office:value-type="float" office:value="0" calcext:value-type="float">
            <text:p>0.00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0" calcext:value-type="float">
            <text:p>0</text:p>
          </table:table-cell>
          <table:table-cell table:style-name="ce3" table:formula="of:=[.I308]*[.I$411]+[.J308]*[.J$411]+[.K3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8]+[.N308]" office:value-type="float" office:value="0" calcext:value-type="float">
            <text:p>0</text:p>
          </table:table-cell>
          <table:table-cell table:style-name="ce3" table:formula="of:=[.O308]/[.O$410]" office:value-type="float" office:value="0" calcext:value-type="float">
            <text:p>0.00</text:p>
          </table:table-cell>
          <table:table-cell table:formula="of:=[.D308]+[.H308]+[.L308]+[.P308]" office:value-type="float" office:value="0" calcext:value-type="float">
            <text:p>0.00</text:p>
          </table:table-cell>
          <table:table-cell table:formula="of:=RANK([.Q308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309:.G309])&gt;0;[.B309];0)" office:value-type="float" office:value="0" calcext:value-type="float">
            <text:p>0</text:p>
          </table:table-cell>
          <table:table-cell table:style-name="ce3" table:formula="of:=[.C30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9]*[.S$15]+[.F309]*[.S$19]+[.G309]*[.S$21]" office:value-type="float" office:value="0" calcext:value-type="float">
            <text:p>0.00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0" calcext:value-type="float">
            <text:p>0</text:p>
          </table:table-cell>
          <table:table-cell table:style-name="ce3" table:formula="of:=[.I309]*[.I$411]+[.J309]*[.J$411]+[.K30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9]+[.N309]" office:value-type="float" office:value="0" calcext:value-type="float">
            <text:p>0</text:p>
          </table:table-cell>
          <table:table-cell table:style-name="ce3" table:formula="of:=[.O309]/[.O$410]" office:value-type="float" office:value="0" calcext:value-type="float">
            <text:p>0.00</text:p>
          </table:table-cell>
          <table:table-cell table:formula="of:=[.D309]+[.H309]+[.L309]+[.P309]" office:value-type="float" office:value="0" calcext:value-type="float">
            <text:p>0.00</text:p>
          </table:table-cell>
          <table:table-cell table:formula="of:=RANK([.Q309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242482" calcext:value-type="float">
            <text:p>30242482</text:p>
          </table:table-cell>
          <table:table-cell table:style-name="ce3" table:formula="of:=SUM([.D2:.D408])" office:value-type="float" office:value="1145.56323607783" calcext:value-type="float">
            <text:p>1145.56</text:p>
          </table:table-cell>
          <table:table-cell table:style-name="ce2" table:formula="of:=SUM([.E2:.E408])*[.S15]" office:value-type="float" office:value="320.028533663792" calcext:value-type="float">
            <text:p>320.0</text:p>
          </table:table-cell>
          <table:table-cell table:style-name="ce2" table:formula="of:=SUM([.F2:.F408])*[.S19]" office:value-type="float" office:value="370.550969225935" calcext:value-type="float">
            <text:p>370.6</text:p>
          </table:table-cell>
          <table:table-cell table:style-name="ce2" table:formula="of:=SUM([.G2:.G408])*[.S21]" office:value-type="float" office:value="454.983733188103" calcext:value-type="float">
            <text:p>455.0</text:p>
          </table:table-cell>
          <table:table-cell table:style-name="ce3" table:formula="of:=SUM([.H2:.H408])" office:value-type="float" office:value="1145.56323607783" calcext:value-type="float">
            <text:p>1145.56</text:p>
          </table:table-cell>
          <table:table-cell table:style-name="ce1" table:formula="of:=SUM([.I2:.I408])" office:value-type="float" office:value="9" calcext:value-type="float">
            <text:p>9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145.56323607782" calcext:value-type="float">
            <text:p>1145.56</text:p>
          </table:table-cell>
          <table:table-cell table:style-name="Default" table:formula="of:=SUM([.M2:.M408])" office:value-type="float" office:value="632492" calcext:value-type="float">
            <text:p>632492</text:p>
          </table:table-cell>
          <table:table-cell/>
          <table:table-cell table:formula="of:=SUM([.O2:.O408])" office:value-type="float" office:value="847277" calcext:value-type="float">
            <text:p>847277</text:p>
          </table:table-cell>
          <table:table-cell table:style-name="ce3" table:formula="of:=SUM([.P2:.P408])" office:value-type="float" office:value="1145.56323607783" calcext:value-type="float">
            <text:p>1145.56</text:p>
          </table:table-cell>
          <table:table-cell table:formula="of:=SUM([.Q2:.Q408])" office:value-type="float" office:value="4582.25294431131" calcext:value-type="float">
            <text:p>4582.25</text:p>
          </table:table-cell>
          <table:table-cell table:number-columns-repeated="4"/>
        </table:table-row>
        <table:table-row table:style-name="ro2">
          <table:table-cell/>
          <table:table-cell table:style-name="ce1" table:formula="of:=[.B409]/[.G410]" office:value-type="float" office:value="53937.4292523141" calcext:value-type="float">
            <text:p>53937</text:p>
          </table:table-cell>
          <table:table-cell table:style-name="ce1" table:formula="of:=[.C409]/[.G410]" office:value-type="float" office:value="26399.6617974089" calcext:value-type="float">
            <text:p>26400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145.56323607783" calcext:value-type="float">
            <text:p>1145.6</text:p>
          </table:table-cell>
          <table:table-cell table:style-name="ce3" table:formula="of:=[.H409]/60" office:value-type="float" office:value="19.0927206012971" calcext:value-type="float">
            <text:p>19.09</text:p>
          </table:table-cell>
          <table:table-cell table:formula="of:=[.H409]*[.S15]/[.S25]" office:value-type="float" office:value="966.620226617873" calcext:value-type="float">
            <text:p>966.6</text:p>
          </table:table-cell>
          <table:table-cell table:formula="of:=[.H409]*[.S19]/[.S25]" office:value-type="float" office:value="130.817822151569" calcext:value-type="float">
            <text:p>130.8</text:p>
          </table:table-cell>
          <table:table-cell table:formula="of:=[.H409]*[.S21]/[.S25]" office:value-type="float" office:value="48.1251873083842" calcext:value-type="float">
            <text:p>48.1</text:p>
          </table:table-cell>
          <table:table-cell table:number-columns-repeated="3"/>
          <table:table-cell table:style-name="ce3" table:formula="of:=[.O409]/[.G410]" office:value-type="float" office:value="739.616088676955" calcext:value-type="float">
            <text:p>739.62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SUM([.E2:.E408])" office:value-type="float" office:value="9" calcext:value-type="float">
            <text:p>9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107.402247401986" calcext:value-type="float">
            <text:p>107.40</text:p>
          </table:table-cell>
          <table:table-cell table:style-name="ce3" table:formula="of:=[.J410]/[.J409]" office:value-type="float" office:value="1.69893275521518" calcext:value-type="float">
            <text:p>1.70</text:p>
          </table:table-cell>
          <table:table-cell table:style-name="ce3" table:formula="of:=[.K410]/[.K409]" office:value-type="float" office:value="0.187257538164919" calcext:value-type="float">
            <text:p>0.19</text:p>
          </table:table-cell>
          <table:table-cell table:number-columns-repeated="10"/>
        </table:table-row>
        <table:table-row table:style-name="ro2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8"/>
          <table:table-cell table:style-name="ce5" table:formula="of:=1-[.I409]/181" office:value-type="percentage" office:value="0.950276243093923" calcext:value-type="percentage">
            <text:p>95.0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2">
          <table:table-cell table:number-columns-repeated="8"/>
          <table:table-cell table:formula="of:=181-[.I409]" office:value-type="float" office:value="172" calcext:value-type="float">
            <text:p>172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2" table:number-rows-repeated="1048160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 style:data-style-name="N2" text:time-value="20:17:46.3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6DT11H19M38S</meta:editing-duration>
    <meta:editing-cycles>847</meta:editing-cycles>
    <meta:generator>LibreOffice/5.0.3.2$Windows_x86 LibreOffice_project/e5f16313668ac592c1bfb310f4390624e3dbfb75</meta:generator>
    <dc:date>2015-11-27T00:30:07.548000000</dc:date>
    <meta:document-statistic meta:table-count="1" meta:cell-count="6018" meta:object-count="0"/>
    <meta:user-defined meta:name="qrichtext">1</meta:user-defined>
  </office:meta>
</office:document-meta>
</file>